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1142.7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163.11pt"/>
    </style:style>
    <style:style style:name="co6" style:family="table-column">
      <style:table-column-properties fo:break-before="auto" style:column-width="174.7pt"/>
    </style:style>
    <style:style style:name="co7" style:family="table-column">
      <style:table-column-properties fo:break-before="auto" style:column-width="202.45pt"/>
    </style:style>
    <style:style style:name="co8" style:family="table-column">
      <style:table-column-properties fo:break-before="auto" style:column-width="132.2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param_5f_best_5f_all_5f_metric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am_best_all_metric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dataset_name</text:p>
          </table:table-cell>
          <table:table-cell table:style-name="ce1" office:value-type="string" calcext:value-type="string">
            <text:p>projection_name</text:p>
          </table:table-cell>
          <table:table-cell table:style-name="ce1" office:value-type="string" calcext:value-type="string">
            <text:p>projection_parameters</text:p>
          </table:table-cell>
          <table:table-cell table:style-name="ce1" office:value-type="string" calcext:value-type="string">
            <text:p>metric_pq_continuity_k_07</text:p>
          </table:table-cell>
          <table:table-cell table:style-name="ce1" office:value-type="string" calcext:value-type="string">
            <text:p>metric_pq_trustworthiness_k_07</text:p>
          </table:table-cell>
          <table:table-cell table:style-name="ce1" office:value-type="string" calcext:value-type="string">
            <text:p>metric_pq_neighborhood_hit_k_07</text:p>
          </table:table-cell>
          <table:table-cell table:style-name="ce1" office:value-type="string" calcext:value-type="string">
            <text:p>metric_pq_shepard_diagram_correlation</text:p>
          </table:table-cell>
          <table:table-cell table:style-name="ce1" office:value-type="string" calcext:value-type="string">
            <text:p>metric_normalized_stress</text:p>
          </table:table-cell>
          <table:table-cell table:style-name="ce1" office:value-type="string" calcext:value-type="string">
            <text:p>m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LARGE', 'n_components': 2}</text:p>
          </table:table-cell>
          <table:table-cell table:style-name="ce3" office:value-type="float" office:value="0.897944204830275" calcext:value-type="float">
            <text:p>0.897944</text:p>
          </table:table-cell>
          <table:table-cell table:style-name="ce3" office:value-type="float" office:value="0.9602662784357" calcext:value-type="float">
            <text:p>0.960266</text:p>
          </table:table-cell>
          <table:table-cell table:style-name="ce3" office:value-type="float" office:value="0.852563657808923" calcext:value-type="float">
            <text:p>0.852564</text:p>
          </table:table-cell>
          <table:table-cell table:style-name="ce3" office:value-type="float" office:value="0.728294756397328" calcext:value-type="float">
            <text:p>0.728295</text:p>
          </table:table-cell>
          <table:table-cell table:style-name="ce3" office:value-type="float" office:value="0.301211547677825" calcext:value-type="float">
            <text:p>0.301212</text:p>
          </table:table-cell>
          <table:table-cell table:style-name="ce3" office:value-type="float" office:value="0.82757146995888" calcext:value-type="float">
            <text:p>0.8275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5.0}</text:p>
          </table:table-cell>
          <table:table-cell table:style-name="ce3" office:value-type="float" office:value="0.917333438941841" calcext:value-type="float">
            <text:p>0.917333</text:p>
          </table:table-cell>
          <table:table-cell table:style-name="ce3" office:value-type="float" office:value="0.847997738586693" calcext:value-type="float">
            <text:p>0.847998</text:p>
          </table:table-cell>
          <table:table-cell table:style-name="ce3" office:value-type="float" office:value="0.849233331020606" calcext:value-type="float">
            <text:p>0.849233</text:p>
          </table:table-cell>
          <table:table-cell table:style-name="ce3" office:value-type="float" office:value="0.764613605993953" calcext:value-type="float">
            <text:p>0.764614</text:p>
          </table:table-cell>
          <table:table-cell table:style-name="ce3" office:value-type="float" office:value="0.27719751159738" calcext:value-type="float">
            <text:p>0.277198</text:p>
          </table:table-cell>
          <table:table-cell table:style-name="ce3" office:value-type="float" office:value="0.820396120589142" calcext:value-type="float">
            <text:p>0.8203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893931510669621" calcext:value-type="float">
            <text:p>0.893932</text:p>
          </table:table-cell>
          <table:table-cell table:style-name="ce3" office:value-type="float" office:value="0.838705183688337" calcext:value-type="float">
            <text:p>0.838705</text:p>
          </table:table-cell>
          <table:table-cell table:style-name="ce3" office:value-type="float" office:value="0.865676819537917" calcext:value-type="float">
            <text:p>0.865677</text:p>
          </table:table-cell>
          <table:table-cell table:style-name="ce3" office:value-type="float" office:value="0.750297798082996" calcext:value-type="float">
            <text:p>0.750298</text:p>
          </table:table-cell>
          <table:table-cell table:style-name="ce3" office:value-type="float" office:value="0.246730389711089" calcext:value-type="float">
            <text:p>0.246730</text:p>
          </table:table-cell>
          <table:table-cell table:style-name="ce3" office:value-type="float" office:value="0.820376184453557" calcext:value-type="float">
            <text:p>0.820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881912670798498" calcext:value-type="float">
            <text:p>0.881913</text:p>
          </table:table-cell>
          <table:table-cell table:style-name="ce3" office:value-type="float" office:value="0.806903991296919" calcext:value-type="float">
            <text:p>0.806904</text:p>
          </table:table-cell>
          <table:table-cell table:style-name="ce3" office:value-type="float" office:value="0.858183584264206" calcext:value-type="float">
            <text:p>0.858184</text:p>
          </table:table-cell>
          <table:table-cell table:style-name="ce3" office:value-type="float" office:value="0.743808896307986" calcext:value-type="float">
            <text:p>0.743809</text:p>
          </table:table-cell>
          <table:table-cell table:style-name="ce3" office:value-type="float" office:value="0.339604191152973" calcext:value-type="float">
            <text:p>0.339604</text:p>
          </table:table-cell>
          <table:table-cell table:style-name="ce3" office:value-type="float" office:value="0.790240990302927" calcext:value-type="float">
            <text:p>0.7902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502000960504406" calcext:value-type="float">
            <text:p>0.502001</text:p>
          </table:table-cell>
          <table:table-cell table:style-name="ce3" office:value-type="float" office:value="0.501374085027406" calcext:value-type="float">
            <text:p>0.501374</text:p>
          </table:table-cell>
          <table:table-cell table:style-name="ce3" office:value-type="float" office:value="0.82945951571498" calcext:value-type="float">
            <text:p>0.829460</text:p>
          </table:table-cell>
          <table:table-cell table:style-name="ce3" office:value-type="float" office:value="0.50836468618749" calcext:value-type="float">
            <text:p>0.508365</text:p>
          </table:table-cell>
          <table:table-cell table:style-name="ce3" office:value-type="float" office:value="0.451365323677159" calcext:value-type="float">
            <text:p>0.451365</text:p>
          </table:table-cell>
          <table:table-cell table:style-name="ce3" office:value-type="float" office:value="0.577966784751424" calcext:value-type="float">
            <text:p>0.577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901847846236904" calcext:value-type="float">
            <text:p>0.901848</text:p>
          </table:table-cell>
          <table:table-cell table:style-name="ce3" office:value-type="float" office:value="0.849329103662926" calcext:value-type="float">
            <text:p>0.849329</text:p>
          </table:table-cell>
          <table:table-cell table:style-name="ce3" office:value-type="float" office:value="0.845001040727121" calcext:value-type="float">
            <text:p>0.845001</text:p>
          </table:table-cell>
          <table:table-cell table:style-name="ce3" office:value-type="float" office:value="0.766480377912315" calcext:value-type="float">
            <text:p>0.766480</text:p>
          </table:table-cell>
          <table:table-cell table:style-name="ce3" office:value-type="float" office:value="0.239689248200731" calcext:value-type="float">
            <text:p>0.239689</text:p>
          </table:table-cell>
          <table:table-cell table:style-name="ce3" office:value-type="float" office:value="0.824593824067707" calcext:value-type="float">
            <text:p>0.8245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logcosh', 'max_iter': 200, 'n_components': 2, 'random_state': 42}</text:p>
          </table:table-cell>
          <table:table-cell table:style-name="ce3" office:value-type="float" office:value="0.897460632599476" calcext:value-type="float">
            <text:p>0.897461</text:p>
          </table:table-cell>
          <table:table-cell table:style-name="ce3" office:value-type="float" office:value="0.849409970057413" calcext:value-type="float">
            <text:p>0.849410</text:p>
          </table:table-cell>
          <table:table-cell table:style-name="ce3" office:value-type="float" office:value="0.844862277110942" calcext:value-type="float">
            <text:p>0.844862</text:p>
          </table:table-cell>
          <table:table-cell table:style-name="ce3" office:value-type="float" office:value="0.760998528389437" calcext:value-type="float">
            <text:p>0.760999</text:p>
          </table:table-cell>
          <table:table-cell table:style-name="ce3" office:value-type="float" office:value="0.238578903756856" calcext:value-type="float">
            <text:p>0.238579</text:p>
          </table:table-cell>
          <table:table-cell table:style-name="ce3" office:value-type="float" office:value="0.822830500880082" calcext:value-type="float">
            <text:p>0.8228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200, 'verbose': False}</text:p>
          </table:table-cell>
          <table:table-cell table:style-name="ce3" office:value-type="float" office:value="0.903317263494762" calcext:value-type="float">
            <text:p>0.903317</text:p>
          </table:table-cell>
          <table:table-cell table:style-name="ce3" office:value-type="float" office:value="0.876856674800961" calcext:value-type="float">
            <text:p>0.876857</text:p>
          </table:table-cell>
          <table:table-cell table:style-name="ce3" office:value-type="float" office:value="0.846943731353639" calcext:value-type="float">
            <text:p>0.846944</text:p>
          </table:table-cell>
          <table:table-cell table:style-name="ce3" office:value-type="float" office:value="0.812994729565058" calcext:value-type="float">
            <text:p>0.812995</text:p>
          </table:table-cell>
          <table:table-cell table:style-name="ce3" office:value-type="float" office:value="0.210029599190297" calcext:value-type="float">
            <text:p>0.210030</text:p>
          </table:table-cell>
          <table:table-cell table:style-name="ce3" office:value-type="float" office:value="0.846016560004824" calcext:value-type="float">
            <text:p>0.846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34623161924131" calcext:value-type="float">
            <text:p>0.934623</text:p>
          </table:table-cell>
          <table:table-cell table:style-name="ce3" office:value-type="float" office:value="0.804389747699559" calcext:value-type="float">
            <text:p>0.804390</text:p>
          </table:table-cell>
          <table:table-cell table:style-name="ce3" office:value-type="float" office:value="0.848817040172067" calcext:value-type="float">
            <text:p>0.848817</text:p>
          </table:table-cell>
          <table:table-cell table:style-name="ce3" office:value-type="float" office:value="0.756751499885361" calcext:value-type="float">
            <text:p>0.756751</text:p>
          </table:table-cell>
          <table:table-cell table:style-name="ce3" office:value-type="float" office:value="0.241762201233502" calcext:value-type="float">
            <text:p>0.241762</text:p>
          </table:table-cell>
          <table:table-cell table:style-name="ce3" office:value-type="float" office:value="0.820563849689523" calcext:value-type="float">
            <text:p>0.8205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4, 'verbose': False}</text:p>
          </table:table-cell>
          <table:table-cell table:style-name="ce3" office:value-type="float" office:value="0.907889111338288" calcext:value-type="float">
            <text:p>0.907889</text:p>
          </table:table-cell>
          <table:table-cell table:style-name="ce3" office:value-type="float" office:value="0.769419487019097" calcext:value-type="float">
            <text:p>0.769419</text:p>
          </table:table-cell>
          <table:table-cell table:style-name="ce3" office:value-type="float" office:value="0.833969333240824" calcext:value-type="float">
            <text:p>0.833969</text:p>
          </table:table-cell>
          <table:table-cell table:style-name="ce3" office:value-type="float" office:value="0.737864033387102" calcext:value-type="float">
            <text:p>0.737864</text:p>
          </table:table-cell>
          <table:table-cell table:style-name="ce3" office:value-type="float" office:value="0.246994461456882" calcext:value-type="float">
            <text:p>0.246994</text:p>
          </table:table-cell>
          <table:table-cell table:style-name="ce3" office:value-type="float" office:value="0.800429500705686" calcext:value-type="float">
            <text:p>0.8004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2.0, 'n_iterations': 100, 'sample_type': 'clustering_centroid', 'verbose': False}</text:p>
          </table:table-cell>
          <table:table-cell table:style-name="ce3" office:value-type="float" office:value="0.912539759028308" calcext:value-type="float">
            <text:p>0.912540</text:p>
          </table:table-cell>
          <table:table-cell table:style-name="ce3" office:value-type="float" office:value="0.879136348261986" calcext:value-type="float">
            <text:p>0.879136</text:p>
          </table:table-cell>
          <table:table-cell table:style-name="ce3" office:value-type="float" office:value="0.847568167626448" calcext:value-type="float">
            <text:p>0.847568</text:p>
          </table:table-cell>
          <table:table-cell table:style-name="ce3" office:value-type="float" office:value="0.762325577260129" calcext:value-type="float">
            <text:p>0.762326</text:p>
          </table:table-cell>
          <table:table-cell table:style-name="ce3" office:value-type="float" office:value="0.230312936738287" calcext:value-type="float">
            <text:p>0.230313</text:p>
          </table:table-cell>
          <table:table-cell table:style-name="ce3" office:value-type="float" office:value="0.834251383087717" calcext:value-type="float">
            <text:p>0.8342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923310742688892" calcext:value-type="float">
            <text:p>0.923311</text:p>
          </table:table-cell>
          <table:table-cell table:style-name="ce3" office:value-type="float" office:value="0.84204042276287" calcext:value-type="float">
            <text:p>0.842040</text:p>
          </table:table-cell>
          <table:table-cell table:style-name="ce3" office:value-type="float" office:value="0.849719003677236" calcext:value-type="float">
            <text:p>0.849719</text:p>
          </table:table-cell>
          <table:table-cell table:style-name="ce3" office:value-type="float" office:value="0.751900301626821" calcext:value-type="float">
            <text:p>0.751900</text:p>
          </table:table-cell>
          <table:table-cell table:style-name="ce3" office:value-type="float" office:value="0.231338273626682" calcext:value-type="float">
            <text:p>0.231338</text:p>
          </table:table-cell>
          <table:table-cell table:style-name="ce3" office:value-type="float" office:value="0.827126439425827" calcext:value-type="float">
            <text:p>0.8271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8, 'max_iter': 400, 'n_analyzers': 20, 'verbose': False}</text:p>
          </table:table-cell>
          <table:table-cell table:style-name="ce3" office:value-type="float" office:value="0.89921797758534" calcext:value-type="float">
            <text:p>0.899218</text:p>
          </table:table-cell>
          <table:table-cell table:style-name="ce3" office:value-type="float" office:value="0.875209026248005" calcext:value-type="float">
            <text:p>0.875209</text:p>
          </table:table-cell>
          <table:table-cell table:style-name="ce3" office:value-type="float" office:value="0.850204676333865" calcext:value-type="float">
            <text:p>0.850205</text:p>
          </table:table-cell>
          <table:table-cell table:style-name="ce3" office:value-type="float" office:value="0.743006275109266" calcext:value-type="float">
            <text:p>0.743006</text:p>
          </table:table-cell>
          <table:table-cell table:style-name="ce3" office:value-type="float" office:value="0.337653911464366" calcext:value-type="float">
            <text:p>0.337654</text:p>
          </table:table-cell>
          <table:table-cell table:style-name="ce3" office:value-type="float" office:value="0.805996808762422" calcext:value-type="float">
            <text:p>0.805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11, 'random_state': 42, 'reg': 0.1}</text:p>
          </table:table-cell>
          <table:table-cell table:style-name="ce3" office:value-type="float" office:value="0.897774341360664" calcext:value-type="float">
            <text:p>0.897774</text:p>
          </table:table-cell>
          <table:table-cell table:style-name="ce3" office:value-type="float" office:value="0.773181349682145" calcext:value-type="float">
            <text:p>0.773181</text:p>
          </table:table-cell>
          <table:table-cell table:style-name="ce3" office:value-type="float" office:value="0.844931658919031" calcext:value-type="float">
            <text:p>0.844932</text:p>
          </table:table-cell>
          <table:table-cell table:style-name="ce3" office:value-type="float" office:value="0.650643935631708" calcext:value-type="float">
            <text:p>0.650644</text:p>
          </table:table-cell>
          <table:table-cell table:style-name="ce3" office:value-type="float" office:value="0.300478482803617" calcext:value-type="float">
            <text:p>0.300478</text:p>
          </table:table-cell>
          <table:table-cell table:style-name="ce3" office:value-type="float" office:value="0.773210560557986" calcext:value-type="float">
            <text:p>0.773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7, 'random_state': 42, 'reg': 0.001}</text:p>
          </table:table-cell>
          <table:table-cell table:style-name="ce3" office:value-type="float" office:value="0.698471472693922" calcext:value-type="float">
            <text:p>0.698471</text:p>
          </table:table-cell>
          <table:table-cell table:style-name="ce3" office:value-type="float" office:value="0.524075995574742" calcext:value-type="float">
            <text:p>0.524076</text:p>
          </table:table-cell>
          <table:table-cell table:style-name="ce3" office:value-type="float" office:value="0.828488170401721" calcext:value-type="float">
            <text:p>0.828488</text:p>
          </table:table-cell>
          <table:table-cell table:style-name="ce3" office:value-type="float" office:value="0.608706806735329" calcext:value-type="float">
            <text:p>0.608707</text:p>
          </table:table-cell>
          <table:table-cell table:style-name="ce3" office:value-type="float" office:value="0.484860033858964" calcext:value-type="float">
            <text:p>0.484860</text:p>
          </table:table-cell>
          <table:table-cell table:style-name="ce3" office:value-type="float" office:value="0.63497648230935" calcext:value-type="float">
            <text:p>0.6349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7, 'random_state': 42, 'reg': 0.001}</text:p>
          </table:table-cell>
          <table:table-cell table:style-name="ce3" office:value-type="float" office:value="0.908727181244796" calcext:value-type="float">
            <text:p>0.908727</text:p>
          </table:table-cell>
          <table:table-cell table:style-name="ce3" office:value-type="float" office:value="0.794137535341358" calcext:value-type="float">
            <text:p>0.794138</text:p>
          </table:table-cell>
          <table:table-cell table:style-name="ce3" office:value-type="float" office:value="0.84597238604038" calcext:value-type="float">
            <text:p>0.845972</text:p>
          </table:table-cell>
          <table:table-cell table:style-name="ce3" office:value-type="float" office:value="0.736742773954753" calcext:value-type="float">
            <text:p>0.736743</text:p>
          </table:table-cell>
          <table:table-cell table:style-name="ce3" office:value-type="float" office:value="0.370122659777026" calcext:value-type="float">
            <text:p>0.370123</text:p>
          </table:table-cell>
          <table:table-cell table:style-name="ce3" office:value-type="float" office:value="0.783091443360852" calcext:value-type="float">
            <text:p>0.783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5, 'verbose': False}</text:p>
          </table:table-cell>
          <table:table-cell table:style-name="ce3" office:value-type="float" office:value="0.805180287002186" calcext:value-type="float">
            <text:p>0.805180</text:p>
          </table:table-cell>
          <table:table-cell table:style-name="ce3" office:value-type="float" office:value="0.668886263431884" calcext:value-type="float">
            <text:p>0.668886</text:p>
          </table:table-cell>
          <table:table-cell table:style-name="ce3" office:value-type="float" office:value="0.852147366960383" calcext:value-type="float">
            <text:p>0.852147</text:p>
          </table:table-cell>
          <table:table-cell table:style-name="ce3" office:value-type="float" office:value="0.64077350423612" calcext:value-type="float">
            <text:p>0.640774</text:p>
          </table:table-cell>
          <table:table-cell table:style-name="ce3" office:value-type="float" office:value="0.329511933231063" calcext:value-type="float">
            <text:p>0.329512</text:p>
          </table:table-cell>
          <table:table-cell table:style-name="ce3" office:value-type="float" office:value="0.727495097679902" calcext:value-type="float">
            <text:p>0.7274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random', 'dissimilarity_type': 'euclidean', 'fraction_delta': 12.0, 'n_iterations': 200, 'n_neighbors': 16, 'verbose': False}</text:p>
          </table:table-cell>
          <table:table-cell table:style-name="ce3" office:value-type="float" office:value="0.915459249299677" calcext:value-type="float">
            <text:p>0.915459</text:p>
          </table:table-cell>
          <table:table-cell table:style-name="ce3" office:value-type="float" office:value="0.81648894579763" calcext:value-type="float">
            <text:p>0.816489</text:p>
          </table:table-cell>
          <table:table-cell table:style-name="ce3" office:value-type="float" office:value="0.844931658919031" calcext:value-type="float">
            <text:p>0.844932</text:p>
          </table:table-cell>
          <table:table-cell table:style-name="ce3" office:value-type="float" office:value="0.73807848754773" calcext:value-type="float">
            <text:p>0.738078</text:p>
          </table:table-cell>
          <table:table-cell table:style-name="ce3" office:value-type="float" office:value="0.248852507579078" calcext:value-type="float">
            <text:p>0.248853</text:p>
          </table:table-cell>
          <table:table-cell table:style-name="ce3" office:value-type="float" office:value="0.813221166796998" calcext:value-type="float">
            <text:p>0.8132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5, 'random_state': 42, 'reg': 0.001}</text:p>
          </table:table-cell>
          <table:table-cell table:style-name="ce3" office:value-type="float" office:value="0.713845742829824" calcext:value-type="float">
            <text:p>0.713846</text:p>
          </table:table-cell>
          <table:table-cell table:style-name="ce3" office:value-type="float" office:value="0.576027860319243" calcext:value-type="float">
            <text:p>0.576028</text:p>
          </table:table-cell>
          <table:table-cell table:style-name="ce3" office:value-type="float" office:value="0.838617914382849" calcext:value-type="float">
            <text:p>0.838618</text:p>
          </table:table-cell>
          <table:table-cell table:style-name="ce3" office:value-type="float" office:value="0.618230450766484" calcext:value-type="float">
            <text:p>0.618230</text:p>
          </table:table-cell>
          <table:table-cell table:style-name="ce3" office:value-type="float" office:value="0.478427377643754" calcext:value-type="float">
            <text:p>0.478427</text:p>
          </table:table-cell>
          <table:table-cell table:style-name="ce3" office:value-type="float" office:value="0.653658918130929" calcext:value-type="float">
            <text:p>0.6536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200, 'n_analyzers': 10, 'verbose': False}</text:p>
          </table:table-cell>
          <table:table-cell table:style-name="ce3" office:value-type="float" office:value="0.868694555533633" calcext:value-type="float">
            <text:p>0.868695</text:p>
          </table:table-cell>
          <table:table-cell table:style-name="ce3" office:value-type="float" office:value="0.855521328401443" calcext:value-type="float">
            <text:p>0.855521</text:p>
          </table:table-cell>
          <table:table-cell table:style-name="ce3" office:value-type="float" office:value="0.836675223756331" calcext:value-type="float">
            <text:p>0.836675</text:p>
          </table:table-cell>
          <table:table-cell table:style-name="ce3" office:value-type="float" office:value="0.665224757720181" calcext:value-type="float">
            <text:p>0.665225</text:p>
          </table:table-cell>
          <table:table-cell table:style-name="ce3" office:value-type="float" office:value="0.341177487438556" calcext:value-type="float">
            <text:p>0.341177</text:p>
          </table:table-cell>
          <table:table-cell table:style-name="ce3" office:value-type="float" office:value="0.776987675594606" calcext:value-type="float">
            <text:p>0.7769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822769456176716" calcext:value-type="float">
            <text:p>0.822769</text:p>
          </table:table-cell>
          <table:table-cell table:style-name="ce3" office:value-type="float" office:value="0.675659831835843" calcext:value-type="float">
            <text:p>0.675660</text:p>
          </table:table-cell>
          <table:table-cell table:style-name="ce3" office:value-type="float" office:value="0.848261985707347" calcext:value-type="float">
            <text:p>0.848262</text:p>
          </table:table-cell>
          <table:table-cell table:style-name="ce3" office:value-type="float" office:value="0.654450459761569" calcext:value-type="float">
            <text:p>0.654450</text:p>
          </table:table-cell>
          <table:table-cell table:style-name="ce3" office:value-type="float" office:value="0.358782959093191" calcext:value-type="float">
            <text:p>0.358783</text:p>
          </table:table-cell>
          <table:table-cell table:style-name="ce3" office:value-type="float" office:value="0.728471754877657" calcext:value-type="float">
            <text:p>0.7284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2, 'random_state': 42}</text:p>
          </table:table-cell>
          <table:table-cell table:style-name="ce3" office:value-type="float" office:value="0.902474823347412" calcext:value-type="float">
            <text:p>0.902475</text:p>
          </table:table-cell>
          <table:table-cell table:style-name="ce3" office:value-type="float" office:value="0.892355750884618" calcext:value-type="float">
            <text:p>0.892356</text:p>
          </table:table-cell>
          <table:table-cell table:style-name="ce3" office:value-type="float" office:value="0.846943731353639" calcext:value-type="float">
            <text:p>0.846944</text:p>
          </table:table-cell>
          <table:table-cell table:style-name="ce3" office:value-type="float" office:value="0.825128691648994" calcext:value-type="float">
            <text:p>0.825129</text:p>
          </table:table-cell>
          <table:table-cell table:style-name="ce3" office:value-type="float" office:value="0.213387148819165" calcext:value-type="float">
            <text:p>0.213387</text:p>
          </table:table-cell>
          <table:table-cell table:style-name="ce3" office:value-type="float" office:value="0.850703169683099" calcext:value-type="float">
            <text:p>0.850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906170353207608" calcext:value-type="float">
            <text:p>0.906170</text:p>
          </table:table-cell>
          <table:table-cell table:style-name="ce3" office:value-type="float" office:value="0.830057459520051" calcext:value-type="float">
            <text:p>0.830057</text:p>
          </table:table-cell>
          <table:table-cell table:style-name="ce3" office:value-type="float" office:value="0.840629986817456" calcext:value-type="float">
            <text:p>0.840630</text:p>
          </table:table-cell>
          <table:table-cell table:style-name="ce3" office:value-type="float" office:value="0.766602080525858" calcext:value-type="float">
            <text:p>0.766602</text:p>
          </table:table-cell>
          <table:table-cell table:style-name="ce3" office:value-type="float" office:value="0.237602191424078" calcext:value-type="float">
            <text:p>0.237602</text:p>
          </table:table-cell>
          <table:table-cell table:style-name="ce3" office:value-type="float" office:value="0.821171537729379" calcext:value-type="float">
            <text:p>0.8211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2, 'random_state': 42}</text:p>
          </table:table-cell>
          <table:table-cell table:style-name="ce3" office:value-type="float" office:value="0.502245626235863" calcext:value-type="float">
            <text:p>0.502246</text:p>
          </table:table-cell>
          <table:table-cell table:style-name="ce3" office:value-type="float" office:value="0.504791782754718" calcext:value-type="float">
            <text:p>0.504792</text:p>
          </table:table-cell>
          <table:table-cell table:style-name="ce3" office:value-type="float" office:value="0.827655588704642" calcext:value-type="float">
            <text:p>0.827656</text:p>
          </table:table-cell>
          <table:table-cell table:style-name="ce3" office:value-type="float" office:value="0.502611642917849" calcext:value-type="float">
            <text:p>0.502612</text:p>
          </table:table-cell>
          <table:table-cell table:style-name="ce3" office:value-type="float" office:value="0.288858694168362" calcext:value-type="float">
            <text:p>0.288859</text:p>
          </table:table-cell>
          <table:table-cell table:style-name="ce3" office:value-type="float" office:value="0.609689189288942" calcext:value-type="float">
            <text:p>0.6096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5, 'k2': 8, 'verbose': False}</text:p>
          </table:table-cell>
          <table:table-cell table:style-name="ce3" office:value-type="float" office:value="0.857083503174218" calcext:value-type="float">
            <text:p>0.857084</text:p>
          </table:table-cell>
          <table:table-cell table:style-name="ce3" office:value-type="float" office:value="0.770252136471848" calcext:value-type="float">
            <text:p>0.770252</text:p>
          </table:table-cell>
          <table:table-cell table:style-name="ce3" office:value-type="float" office:value="0.840283077777007" calcext:value-type="float">
            <text:p>0.840283</text:p>
          </table:table-cell>
          <table:table-cell table:style-name="ce3" office:value-type="float" office:value="0.626346493121679" calcext:value-type="float">
            <text:p>0.626346</text:p>
          </table:table-cell>
          <table:table-cell table:style-name="ce3" office:value-type="float" office:value="0.311128051699769" calcext:value-type="float">
            <text:p>0.311128</text:p>
          </table:table-cell>
          <table:table-cell table:style-name="ce3" office:value-type="float" office:value="0.756567431768997" calcext:value-type="float">
            <text:p>0.7565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nndsvdar', 'l1_ratio': 0.5, 'max_iter': 400, 'n_components': 2, 'random_state': 42}</text:p>
          </table:table-cell>
          <table:table-cell table:style-name="ce3" office:value-type="float" office:value="0.879191365867619" calcext:value-type="float">
            <text:p>0.879191</text:p>
          </table:table-cell>
          <table:table-cell table:style-name="ce3" office:value-type="float" office:value="0.77500831362095" calcext:value-type="float">
            <text:p>0.775008</text:p>
          </table:table-cell>
          <table:table-cell table:style-name="ce3" office:value-type="float" office:value="0.845209186151391" calcext:value-type="float">
            <text:p>0.845209</text:p>
          </table:table-cell>
          <table:table-cell table:style-name="ce3" office:value-type="float" office:value="0.714166865312432" calcext:value-type="float">
            <text:p>0.714167</text:p>
          </table:table-cell>
          <table:table-cell table:style-name="ce3" office:value-type="float" office:value="0.271328482138266" calcext:value-type="float">
            <text:p>0.271328</text:p>
          </table:table-cell>
          <table:table-cell table:style-name="ce3" office:value-type="float" office:value="0.788449449762825" calcext:value-type="float">
            <text:p>0.7884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random', 'n_iterations': 100, 'verbose': False}</text:p>
          </table:table-cell>
          <table:table-cell table:style-name="ce3" office:value-type="float" office:value="0.890091153060605" calcext:value-type="float">
            <text:p>0.890091</text:p>
          </table:table-cell>
          <table:table-cell table:style-name="ce3" office:value-type="float" office:value="0.948001858131548" calcext:value-type="float">
            <text:p>0.948002</text:p>
          </table:table-cell>
          <table:table-cell table:style-name="ce3" office:value-type="float" office:value="0.851869839728023" calcext:value-type="float">
            <text:p>0.851870</text:p>
          </table:table-cell>
          <table:table-cell table:style-name="ce3" office:value-type="float" office:value="0.761692786130193" calcext:value-type="float">
            <text:p>0.761693</text:p>
          </table:table-cell>
          <table:table-cell table:style-name="ce3" office:value-type="float" office:value="0.224524234391384" calcext:value-type="float">
            <text:p>0.224524</text:p>
          </table:table-cell>
          <table:table-cell table:style-name="ce3" office:value-type="float" office:value="0.845426280531797" calcext:value-type="float">
            <text:p>0.8454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01835209804083" calcext:value-type="float">
            <text:p>0.901835</text:p>
          </table:table-cell>
          <table:table-cell table:style-name="ce3" office:value-type="float" office:value="0.850090541904444" calcext:value-type="float">
            <text:p>0.850091</text:p>
          </table:table-cell>
          <table:table-cell table:style-name="ce3" office:value-type="float" office:value="0.845139804343301" calcext:value-type="float">
            <text:p>0.845140</text:p>
          </table:table-cell>
          <table:table-cell table:style-name="ce3" office:value-type="float" office:value="0.766496244905907" calcext:value-type="float">
            <text:p>0.766496</text:p>
          </table:table-cell>
          <table:table-cell table:style-name="ce3" office:value-type="float" office:value="0.239637258072193" calcext:value-type="float">
            <text:p>0.239637</text:p>
          </table:table-cell>
          <table:table-cell table:style-name="ce3" office:value-type="float" office:value="0.824784908577109" calcext:value-type="float">
            <text:p>0.8247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08757366396656" calcext:value-type="float">
            <text:p>0.908757</text:p>
          </table:table-cell>
          <table:table-cell table:style-name="ce3" office:value-type="float" office:value="0.851445790855044" calcext:value-type="float">
            <text:p>0.851446</text:p>
          </table:table-cell>
          <table:table-cell table:style-name="ce3" office:value-type="float" office:value="0.847498785818358" calcext:value-type="float">
            <text:p>0.847499</text:p>
          </table:table-cell>
          <table:table-cell table:style-name="ce3" office:value-type="float" office:value="0.75954179275678" calcext:value-type="float">
            <text:p>0.759542</text:p>
          </table:table-cell>
          <table:table-cell table:style-name="ce3" office:value-type="float" office:value="0.236192273438053" calcext:value-type="float">
            <text:p>0.236192</text:p>
          </table:table-cell>
          <table:table-cell table:style-name="ce3" office:value-type="float" office:value="0.826210292477757" calcext:value-type="float">
            <text:p>0.8262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901485455025411" calcext:value-type="float">
            <text:p>0.901485</text:p>
          </table:table-cell>
          <table:table-cell table:style-name="ce3" office:value-type="float" office:value="0.8502652499046" calcext:value-type="float">
            <text:p>0.850265</text:p>
          </table:table-cell>
          <table:table-cell table:style-name="ce3" office:value-type="float" office:value="0.84611114965656" calcext:value-type="float">
            <text:p>0.846111</text:p>
          </table:table-cell>
          <table:table-cell table:style-name="ce3" office:value-type="float" office:value="0.762294196381907" calcext:value-type="float">
            <text:p>0.762294</text:p>
          </table:table-cell>
          <table:table-cell table:style-name="ce3" office:value-type="float" office:value="0.238935914292225" calcext:value-type="float">
            <text:p>0.238936</text:p>
          </table:table-cell>
          <table:table-cell table:style-name="ce3" office:value-type="float" office:value="0.824244027335251" calcext:value-type="float">
            <text:p>0.8242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901060118794664" calcext:value-type="float">
            <text:p>0.901060</text:p>
          </table:table-cell>
          <table:table-cell table:style-name="ce3" office:value-type="float" office:value="0.848906985826597" calcext:value-type="float">
            <text:p>0.848907</text:p>
          </table:table-cell>
          <table:table-cell table:style-name="ce3" office:value-type="float" office:value="0.844445986262402" calcext:value-type="float">
            <text:p>0.844446</text:p>
          </table:table-cell>
          <table:table-cell table:style-name="ce3" office:value-type="float" office:value="0.758808304355181" calcext:value-type="float">
            <text:p>0.758808</text:p>
          </table:table-cell>
          <table:table-cell table:style-name="ce3" office:value-type="float" office:value="0.236794539702158" calcext:value-type="float">
            <text:p>0.236795</text:p>
          </table:table-cell>
          <table:table-cell table:style-name="ce3" office:value-type="float" office:value="0.823285371107337" calcext:value-type="float">
            <text:p>0.8232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0.05, 'kernel': 'sigmoid', 'max_iter': None, 'n_components': 2, 'random_state': 42}</text:p>
          </table:table-cell>
          <table:table-cell table:style-name="ce3" office:value-type="float" office:value="0.902695435815323" calcext:value-type="float">
            <text:p>0.902695</text:p>
          </table:table-cell>
          <table:table-cell table:style-name="ce3" office:value-type="float" office:value="0.851787516586588" calcext:value-type="float">
            <text:p>0.851788</text:p>
          </table:table-cell>
          <table:table-cell table:style-name="ce3" office:value-type="float" office:value="0.847637549434538" calcext:value-type="float">
            <text:p>0.847638</text:p>
          </table:table-cell>
          <table:table-cell table:style-name="ce3" office:value-type="float" office:value="0.78644077636624" calcext:value-type="float">
            <text:p>0.786441</text:p>
          </table:table-cell>
          <table:table-cell table:style-name="ce3" office:value-type="float" office:value="0.254275229588287" calcext:value-type="float">
            <text:p>0.254275</text:p>
          </table:table-cell>
          <table:table-cell table:style-name="ce3" office:value-type="float" office:value="0.826857209722881" calcext:value-type="float">
            <text:p>0.8268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896731479935648" calcext:value-type="float">
            <text:p>0.896731</text:p>
          </table:table-cell>
          <table:table-cell table:style-name="ce3" office:value-type="float" office:value="0.848857490308229" calcext:value-type="float">
            <text:p>0.848857</text:p>
          </table:table-cell>
          <table:table-cell table:style-name="ce3" office:value-type="float" office:value="0.845001040727121" calcext:value-type="float">
            <text:p>0.845001</text:p>
          </table:table-cell>
          <table:table-cell table:style-name="ce3" office:value-type="float" office:value="0.759497576924442" calcext:value-type="float">
            <text:p>0.759498</text:p>
          </table:table-cell>
          <table:table-cell table:style-name="ce3" office:value-type="float" office:value="0.238552624896872" calcext:value-type="float">
            <text:p>0.238553</text:p>
          </table:table-cell>
          <table:table-cell table:style-name="ce3" office:value-type="float" office:value="0.822306992599714" calcext:value-type="float">
            <text:p>0.822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1, 'max_iter': 1000, 'method': 'lars', 'n_components': 2, 'normalize_components': True, 'random_state': 42, 'ridge_alpha': 0.05, 'tol': 1e-08}</text:p>
          </table:table-cell>
          <table:table-cell table:style-name="ce3" office:value-type="float" office:value="0.901857162641799" calcext:value-type="float">
            <text:p>0.901857</text:p>
          </table:table-cell>
          <table:table-cell table:style-name="ce3" office:value-type="float" office:value="0.849938498176559" calcext:value-type="float">
            <text:p>0.849938</text:p>
          </table:table-cell>
          <table:table-cell table:style-name="ce3" office:value-type="float" office:value="0.847637549434538" calcext:value-type="float">
            <text:p>0.847638</text:p>
          </table:table-cell>
          <table:table-cell table:style-name="ce3" office:value-type="float" office:value="0.767289781705245" calcext:value-type="float">
            <text:p>0.767290</text:p>
          </table:table-cell>
          <table:table-cell table:style-name="ce3" office:value-type="float" office:value="0.236402851458089" calcext:value-type="float">
            <text:p>0.236403</text:p>
          </table:table-cell>
          <table:table-cell table:style-name="ce3" office:value-type="float" office:value="0.826064028100011" calcext:value-type="float">
            <text:p>0.8260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822482578661625" calcext:value-type="float">
            <text:p>0.822483</text:p>
          </table:table-cell>
          <table:table-cell table:style-name="ce3" office:value-type="float" office:value="0.764940667713176" calcext:value-type="float">
            <text:p>0.764941</text:p>
          </table:table-cell>
          <table:table-cell table:style-name="ce3" office:value-type="float" office:value="0.849372094636786" calcext:value-type="float">
            <text:p>0.849372</text:p>
          </table:table-cell>
          <table:table-cell table:style-name="ce3" office:value-type="float" office:value="0.690322917753385" calcext:value-type="float">
            <text:p>0.690323</text:p>
          </table:table-cell>
          <table:table-cell table:style-name="ce3" office:value-type="float" office:value="0.312365473559916" calcext:value-type="float">
            <text:p>0.312365</text:p>
          </table:table-cell>
          <table:table-cell table:style-name="ce3" office:value-type="float" office:value="0.762950557041011" calcext:value-type="float">
            <text:p>0.7629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782883623128859" calcext:value-type="float">
            <text:p>0.782884</text:p>
          </table:table-cell>
          <table:table-cell table:style-name="ce3" office:value-type="float" office:value="0.62607494373569" calcext:value-type="float">
            <text:p>0.626075</text:p>
          </table:table-cell>
          <table:table-cell table:style-name="ce3" office:value-type="float" office:value="0.835634496634982" calcext:value-type="float">
            <text:p>0.835634</text:p>
          </table:table-cell>
          <table:table-cell table:style-name="ce3" office:value-type="float" office:value="0.61965519507949" calcext:value-type="float">
            <text:p>0.619655</text:p>
          </table:table-cell>
          <table:table-cell table:style-name="ce3" office:value-type="float" office:value="0.317600390601593" calcext:value-type="float">
            <text:p>0.317600</text:p>
          </table:table-cell>
          <table:table-cell table:style-name="ce3" office:value-type="float" office:value="0.709329573595485" calcext:value-type="float">
            <text:p>0.7093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798984979380594" calcext:value-type="float">
            <text:p>0.798985</text:p>
          </table:table-cell>
          <table:table-cell table:style-name="ce3" office:value-type="float" office:value="0.732628021631947" calcext:value-type="float">
            <text:p>0.732628</text:p>
          </table:table-cell>
          <table:table-cell table:style-name="ce3" office:value-type="float" office:value="0.841531950322625" calcext:value-type="float">
            <text:p>0.841532</text:p>
          </table:table-cell>
          <table:table-cell table:style-name="ce3" office:value-type="float" office:value="0.63882162809352" calcext:value-type="float">
            <text:p>0.638822</text:p>
          </table:table-cell>
          <table:table-cell table:style-name="ce3" office:value-type="float" office:value="0.319353179113196" calcext:value-type="float">
            <text:p>0.319353</text:p>
          </table:table-cell>
          <table:table-cell table:style-name="ce3" office:value-type="float" office:value="0.738522680063098" calcext:value-type="float">
            <text:p>0.7385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891495186095018" calcext:value-type="float">
            <text:p>0.891495</text:p>
          </table:table-cell>
          <table:table-cell table:style-name="ce3" office:value-type="float" office:value="0.744422386961857" calcext:value-type="float">
            <text:p>0.744422</text:p>
          </table:table-cell>
          <table:table-cell table:style-name="ce3" office:value-type="float" office:value="0.843613404565323" calcext:value-type="float">
            <text:p>0.843613</text:p>
          </table:table-cell>
          <table:table-cell table:style-name="ce3" office:value-type="float" office:value="0.731735613068479" calcext:value-type="float">
            <text:p>0.731736</text:p>
          </table:table-cell>
          <table:table-cell table:style-name="ce3" office:value-type="float" office:value="0.271053592879302" calcext:value-type="float">
            <text:p>0.271054</text:p>
          </table:table-cell>
          <table:table-cell table:style-name="ce3" office:value-type="float" office:value="0.788042599562275" calcext:value-type="float">
            <text:p>0.7880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6.0, 'init': 'random', 'learning_rate': 200.0, 'method': 'barnes_hut', 'metric': 'euclidean', 'min_grad_norm': 1e-07, 'n_components': 2, 'n_iter': 3000, 'n_iter_without_progress': 300, 'n_jobs': 4, 'perplexity': 30.0, 'random_state': 42}</text:p>
          </table:table-cell>
          <table:table-cell table:style-name="ce3" office:value-type="float" office:value="0.936109653611323" calcext:value-type="float">
            <text:p>0.936110</text:p>
          </table:table-cell>
          <table:table-cell table:style-name="ce3" office:value-type="float" office:value="0.980987622935891" calcext:value-type="float">
            <text:p>0.980988</text:p>
          </table:table-cell>
          <table:table-cell table:style-name="ce3" office:value-type="float" office:value="0.856102130021508" calcext:value-type="float">
            <text:p>0.856102</text:p>
          </table:table-cell>
          <table:table-cell table:style-name="ce3" office:value-type="float" office:value="0.752125084098009" calcext:value-type="float">
            <text:p>0.752125</text:p>
          </table:table-cell>
          <table:table-cell table:style-name="ce3" office:value-type="float" office:value="0.226995933227146" calcext:value-type="float">
            <text:p>0.226996</text:p>
          </table:table-cell>
          <table:table-cell table:style-name="ce3" office:value-type="float" office:value="0.859665711487917" calcext:value-type="float">
            <text:p>0.8596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18, 'n_updates': 70, 'verbose': False}</text:p>
          </table:table-cell>
          <table:table-cell table:style-name="ce3" office:value-type="float" office:value="0.720528484755516" calcext:value-type="float">
            <text:p>0.720528</text:p>
          </table:table-cell>
          <table:table-cell table:style-name="ce3" office:value-type="float" office:value="0.66324180942335" calcext:value-type="float">
            <text:p>0.663242</text:p>
          </table:table-cell>
          <table:table-cell table:style-name="ce3" office:value-type="float" office:value="0.838756677999029" calcext:value-type="float">
            <text:p>0.838757</text:p>
          </table:table-cell>
          <table:table-cell table:style-name="ce3" office:value-type="float" office:value="0.711861028579266" calcext:value-type="float">
            <text:p>0.711861</text:p>
          </table:table-cell>
          <table:table-cell table:style-name="ce3" office:value-type="float" office:value="0.257195765043742" calcext:value-type="float">
            <text:p>0.257196</text:p>
          </table:table-cell>
          <table:table-cell table:style-name="ce3" office:value-type="float" office:value="0.735438447142684" calcext:value-type="float">
            <text:p>0.7354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10, 'random_state': 42}</text:p>
          </table:table-cell>
          <table:table-cell table:style-name="ce3" office:value-type="float" office:value="0.904172543341948" calcext:value-type="float">
            <text:p>0.904173</text:p>
          </table:table-cell>
          <table:table-cell table:style-name="ce3" office:value-type="float" office:value="0.796909928048897" calcext:value-type="float">
            <text:p>0.796910</text:p>
          </table:table-cell>
          <table:table-cell table:style-name="ce3" office:value-type="float" office:value="0.847360022202179" calcext:value-type="float">
            <text:p>0.847360</text:p>
          </table:table-cell>
          <table:table-cell table:style-name="ce3" office:value-type="float" office:value="0.758651181581029" calcext:value-type="float">
            <text:p>0.758651</text:p>
          </table:table-cell>
          <table:table-cell table:style-name="ce3" office:value-type="float" office:value="0.27380983349752" calcext:value-type="float">
            <text:p>0.273810</text:p>
          </table:table-cell>
          <table:table-cell table:style-name="ce3" office:value-type="float" office:value="0.806656768335307" calcext:value-type="float">
            <text:p>0.8066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random', 'metric': 'euclidean', 'min_dist': 0.01, 'n_components': 2, 'n_neighbors': 5, 'random_state': 42, 'spread': 1.0}</text:p>
          </table:table-cell>
          <table:table-cell table:style-name="ce3" office:value-type="float" office:value="0.895462924367325" calcext:value-type="float">
            <text:p>0.895463</text:p>
          </table:table-cell>
          <table:table-cell table:style-name="ce3" office:value-type="float" office:value="0.952512556481128" calcext:value-type="float">
            <text:p>0.952513</text:p>
          </table:table-cell>
          <table:table-cell table:style-name="ce3" office:value-type="float" office:value="0.928675501283564" calcext:value-type="float">
            <text:p>0.928676</text:p>
          </table:table-cell>
          <table:table-cell table:style-name="ce3" office:value-type="float" office:value="0.691468929523926" calcext:value-type="float">
            <text:p>0.691469</text:p>
          </table:table-cell>
          <table:table-cell table:style-name="ce3" office:value-type="float" office:value="0.298510349960098" calcext:value-type="float">
            <text:p>0.298510</text:p>
          </table:table-cell>
          <table:table-cell table:style-name="ce3" office:value-type="float" office:value="0.833921912339169" calcext:value-type="float">
            <text:p>0.8339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LARGE', 'n_components': 2}</text:p>
          </table:table-cell>
          <table:table-cell table:style-name="ce3" office:value-type="float" office:value="0.949861909624799" calcext:value-type="float">
            <text:p>0.949862</text:p>
          </table:table-cell>
          <table:table-cell table:style-name="ce3" office:value-type="float" office:value="0.820660358474499" calcext:value-type="float">
            <text:p>0.820660</text:p>
          </table:table-cell>
          <table:table-cell table:style-name="ce3" office:value-type="float" office:value="0.255604395604396" calcext:value-type="float">
            <text:p>0.255604</text:p>
          </table:table-cell>
          <table:table-cell table:style-name="ce3" office:value-type="float" office:value="0.855927412182616" calcext:value-type="float">
            <text:p>0.855927</text:p>
          </table:table-cell>
          <table:table-cell table:style-name="ce3" office:value-type="float" office:value="0.250039352577629" calcext:value-type="float">
            <text:p>0.250039</text:p>
          </table:table-cell>
          <table:table-cell table:style-name="ce3" office:value-type="float" office:value="0.726402944661736" calcext:value-type="float">
            <text:p>0.7264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10.0}</text:p>
          </table:table-cell>
          <table:table-cell table:style-name="ce3" office:value-type="float" office:value="0.889131606892644" calcext:value-type="float">
            <text:p>0.889132</text:p>
          </table:table-cell>
          <table:table-cell table:style-name="ce3" office:value-type="float" office:value="0.768310528619266" calcext:value-type="float">
            <text:p>0.768311</text:p>
          </table:table-cell>
          <table:table-cell table:style-name="ce3" office:value-type="float" office:value="0.261978021978022" calcext:value-type="float">
            <text:p>0.261978</text:p>
          </table:table-cell>
          <table:table-cell table:style-name="ce3" office:value-type="float" office:value="0.837683602763564" calcext:value-type="float">
            <text:p>0.837684</text:p>
          </table:table-cell>
          <table:table-cell table:style-name="ce3" office:value-type="float" office:value="0.486500347122098" calcext:value-type="float">
            <text:p>0.486500</text:p>
          </table:table-cell>
          <table:table-cell table:style-name="ce3" office:value-type="float" office:value="0.65412068262628" calcext:value-type="float">
            <text:p>0.6541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9465416065873" calcext:value-type="float">
            <text:p>0.946542</text:p>
          </table:table-cell>
          <table:table-cell table:style-name="ce3" office:value-type="float" office:value="0.815943857315886" calcext:value-type="float">
            <text:p>0.815944</text:p>
          </table:table-cell>
          <table:table-cell table:style-name="ce3" office:value-type="float" office:value="0.254241758241758" calcext:value-type="float">
            <text:p>0.254242</text:p>
          </table:table-cell>
          <table:table-cell table:style-name="ce3" office:value-type="float" office:value="0.871430368754734" calcext:value-type="float">
            <text:p>0.871430</text:p>
          </table:table-cell>
          <table:table-cell table:style-name="ce3" office:value-type="float" office:value="0.14480922532906" calcext:value-type="float">
            <text:p>0.144809</text:p>
          </table:table-cell>
          <table:table-cell table:style-name="ce3" office:value-type="float" office:value="0.748669673114123" calcext:value-type="float">
            <text:p>0.7486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48416354253958" calcext:value-type="float">
            <text:p>0.948416</text:p>
          </table:table-cell>
          <table:table-cell table:style-name="ce3" office:value-type="float" office:value="0.808867748491089" calcext:value-type="float">
            <text:p>0.808868</text:p>
          </table:table-cell>
          <table:table-cell table:style-name="ce3" office:value-type="float" office:value="0.258285714285714" calcext:value-type="float">
            <text:p>0.258286</text:p>
          </table:table-cell>
          <table:table-cell table:style-name="ce3" office:value-type="float" office:value="0.874852250091739" calcext:value-type="float">
            <text:p>0.874852</text:p>
          </table:table-cell>
          <table:table-cell table:style-name="ce3" office:value-type="float" office:value="0.17953945917331" calcext:value-type="float">
            <text:p>0.179539</text:p>
          </table:table-cell>
          <table:table-cell table:style-name="ce3" office:value-type="float" office:value="0.742176521589838" calcext:value-type="float">
            <text:p>0.7421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485840454081269" calcext:value-type="float">
            <text:p>0.485840</text:p>
          </table:table-cell>
          <table:table-cell table:style-name="ce3" office:value-type="float" office:value="0.506123976671677" calcext:value-type="float">
            <text:p>0.506124</text:p>
          </table:table-cell>
          <table:table-cell table:style-name="ce3" office:value-type="float" office:value="0.22778021978022" calcext:value-type="float">
            <text:p>0.227780</text:p>
          </table:table-cell>
          <table:table-cell table:style-name="ce3" office:value-type="float" office:value="0.494438853815897" calcext:value-type="float">
            <text:p>0.494439</text:p>
          </table:table-cell>
          <table:table-cell table:style-name="ce3" office:value-type="float" office:value="0.274325264041905" calcext:value-type="float">
            <text:p>0.274325</text:p>
          </table:table-cell>
          <table:table-cell table:style-name="ce3" office:value-type="float" office:value="0.487971648061431" calcext:value-type="float">
            <text:p>0.4879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952312089269175" calcext:value-type="float">
            <text:p>0.952312</text:p>
          </table:table-cell>
          <table:table-cell table:style-name="ce3" office:value-type="float" office:value="0.820627259125561" calcext:value-type="float">
            <text:p>0.820627</text:p>
          </table:table-cell>
          <table:table-cell table:style-name="ce3" office:value-type="float" office:value="0.255120879120879" calcext:value-type="float">
            <text:p>0.255121</text:p>
          </table:table-cell>
          <table:table-cell table:style-name="ce3" office:value-type="float" office:value="0.884418301761016" calcext:value-type="float">
            <text:p>0.884418</text:p>
          </table:table-cell>
          <table:table-cell table:style-name="ce3" office:value-type="float" office:value="0.158805099950181" calcext:value-type="float">
            <text:p>0.158805</text:p>
          </table:table-cell>
          <table:table-cell table:style-name="ce3" office:value-type="float" office:value="0.75073468586529" calcext:value-type="float">
            <text:p>0.7507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logcosh', 'max_iter': 200, 'n_components': 2, 'random_state': 42}</text:p>
          </table:table-cell>
          <table:table-cell table:style-name="ce3" office:value-type="float" office:value="0.947915697763182" calcext:value-type="float">
            <text:p>0.947916</text:p>
          </table:table-cell>
          <table:table-cell table:style-name="ce3" office:value-type="float" office:value="0.821021180733437" calcext:value-type="float">
            <text:p>0.821021</text:p>
          </table:table-cell>
          <table:table-cell table:style-name="ce3" office:value-type="float" office:value="0.257406593406593" calcext:value-type="float">
            <text:p>0.257407</text:p>
          </table:table-cell>
          <table:table-cell table:style-name="ce3" office:value-type="float" office:value="0.870226328361379" calcext:value-type="float">
            <text:p>0.870226</text:p>
          </table:table-cell>
          <table:table-cell table:style-name="ce3" office:value-type="float" office:value="0.148335210988141" calcext:value-type="float">
            <text:p>0.148335</text:p>
          </table:table-cell>
          <table:table-cell table:style-name="ce3" office:value-type="float" office:value="0.74964691785529" calcext:value-type="float">
            <text:p>0.7496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fastmap', 'n_iterations': 200, 'verbose': False}</text:p>
          </table:table-cell>
          <table:table-cell table:style-name="ce3" office:value-type="float" office:value="0.926915158321148" calcext:value-type="float">
            <text:p>0.926915</text:p>
          </table:table-cell>
          <table:table-cell table:style-name="ce3" office:value-type="float" office:value="0.818472395156557" calcext:value-type="float">
            <text:p>0.818472</text:p>
          </table:table-cell>
          <table:table-cell table:style-name="ce3" office:value-type="float" office:value="0.265010989010989" calcext:value-type="float">
            <text:p>0.265011</text:p>
          </table:table-cell>
          <table:table-cell table:style-name="ce3" office:value-type="float" office:value="0.920004183589143" calcext:value-type="float">
            <text:p>0.920004</text:p>
          </table:table-cell>
          <table:table-cell table:style-name="ce3" office:value-type="float" office:value="0.106867131114628" calcext:value-type="float">
            <text:p>0.106867</text:p>
          </table:table-cell>
          <table:table-cell table:style-name="ce3" office:value-type="float" office:value="0.764707118992642" calcext:value-type="float">
            <text:p>0.7647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46547062076546" calcext:value-type="float">
            <text:p>0.946547</text:p>
          </table:table-cell>
          <table:table-cell table:style-name="ce3" office:value-type="float" office:value="0.819711116916427" calcext:value-type="float">
            <text:p>0.819711</text:p>
          </table:table-cell>
          <table:table-cell table:style-name="ce3" office:value-type="float" office:value="0.262417582417582" calcext:value-type="float">
            <text:p>0.262418</text:p>
          </table:table-cell>
          <table:table-cell table:style-name="ce3" office:value-type="float" office:value="0.870424556862565" calcext:value-type="float">
            <text:p>0.870425</text:p>
          </table:table-cell>
          <table:table-cell table:style-name="ce3" office:value-type="float" office:value="0.131845798042151" calcext:value-type="float">
            <text:p>0.131846</text:p>
          </table:table-cell>
          <table:table-cell table:style-name="ce3" office:value-type="float" office:value="0.753450904046194" calcext:value-type="float">
            <text:p>0.7534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16, 'verbose': False}</text:p>
          </table:table-cell>
          <table:table-cell table:style-name="ce3" office:value-type="float" office:value="0.943336683076109" calcext:value-type="float">
            <text:p>0.943337</text:p>
          </table:table-cell>
          <table:table-cell table:style-name="ce3" office:value-type="float" office:value="0.818191654594248" calcext:value-type="float">
            <text:p>0.818192</text:p>
          </table:table-cell>
          <table:table-cell table:style-name="ce3" office:value-type="float" office:value="0.267824175824176" calcext:value-type="float">
            <text:p>0.267824</text:p>
          </table:table-cell>
          <table:table-cell table:style-name="ce3" office:value-type="float" office:value="0.875215050805916" calcext:value-type="float">
            <text:p>0.875215</text:p>
          </table:table-cell>
          <table:table-cell table:style-name="ce3" office:value-type="float" office:value="0.133172860597889" calcext:value-type="float">
            <text:p>0.133173</text:p>
          </table:table-cell>
          <table:table-cell table:style-name="ce3" office:value-type="float" office:value="0.754278940740512" calcext:value-type="float">
            <text:p>0.7542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2.0, 'n_iterations': 200, 'sample_type': 'clustering_centroid', 'verbose': False}</text:p>
          </table:table-cell>
          <table:table-cell table:style-name="ce3" office:value-type="float" office:value="0.952328645729078" calcext:value-type="float">
            <text:p>0.952329</text:p>
          </table:table-cell>
          <table:table-cell table:style-name="ce3" office:value-type="float" office:value="0.81948843253073" calcext:value-type="float">
            <text:p>0.819488</text:p>
          </table:table-cell>
          <table:table-cell table:style-name="ce3" office:value-type="float" office:value="0.25432967032967" calcext:value-type="float">
            <text:p>0.254330</text:p>
          </table:table-cell>
          <table:table-cell table:style-name="ce3" office:value-type="float" office:value="0.884348192167011" calcext:value-type="float">
            <text:p>0.884348</text:p>
          </table:table-cell>
          <table:table-cell table:style-name="ce3" office:value-type="float" office:value="0.153906970961932" calcext:value-type="float">
            <text:p>0.153907</text:p>
          </table:table-cell>
          <table:table-cell table:style-name="ce3" office:value-type="float" office:value="0.751317593958911" calcext:value-type="float">
            <text:p>0.7513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939203566424314" calcext:value-type="float">
            <text:p>0.939204</text:p>
          </table:table-cell>
          <table:table-cell table:style-name="ce3" office:value-type="float" office:value="0.811379485596219" calcext:value-type="float">
            <text:p>0.811379</text:p>
          </table:table-cell>
          <table:table-cell table:style-name="ce3" office:value-type="float" office:value="0.262373626373626" calcext:value-type="float">
            <text:p>0.262374</text:p>
          </table:table-cell>
          <table:table-cell table:style-name="ce3" office:value-type="float" office:value="0.817141280867876" calcext:value-type="float">
            <text:p>0.817141</text:p>
          </table:table-cell>
          <table:table-cell table:style-name="ce3" office:value-type="float" office:value="0.177539431177849" calcext:value-type="float">
            <text:p>0.177539</text:p>
          </table:table-cell>
          <table:table-cell table:style-name="ce3" office:value-type="float" office:value="0.730511705616837" calcext:value-type="float">
            <text:p>0.730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200, 'n_analyzers': 10, 'verbose': False}</text:p>
          </table:table-cell>
          <table:table-cell table:style-name="ce3" office:value-type="float" office:value="0.92938771632813" calcext:value-type="float">
            <text:p>0.929388</text:p>
          </table:table-cell>
          <table:table-cell table:style-name="ce3" office:value-type="float" office:value="0.811325934948041" calcext:value-type="float">
            <text:p>0.811326</text:p>
          </table:table-cell>
          <table:table-cell table:style-name="ce3" office:value-type="float" office:value="0.26189010989011" calcext:value-type="float">
            <text:p>0.261890</text:p>
          </table:table-cell>
          <table:table-cell table:style-name="ce3" office:value-type="float" office:value="0.870116116235795" calcext:value-type="float">
            <text:p>0.870116</text:p>
          </table:table-cell>
          <table:table-cell table:style-name="ce3" office:value-type="float" office:value="0.138645063186897" calcext:value-type="float">
            <text:p>0.138645</text:p>
          </table:table-cell>
          <table:table-cell table:style-name="ce3" office:value-type="float" office:value="0.746814962843036" calcext:value-type="float">
            <text:p>0.7468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11, 'random_state': 42, 'reg': 0.001}</text:p>
          </table:table-cell>
          <table:table-cell table:style-name="ce3" office:value-type="float" office:value="0.854327431136323" calcext:value-type="float">
            <text:p>0.854327</text:p>
          </table:table-cell>
          <table:table-cell table:style-name="ce3" office:value-type="float" office:value="0.749480866771389" calcext:value-type="float">
            <text:p>0.749481</text:p>
          </table:table-cell>
          <table:table-cell table:style-name="ce3" office:value-type="float" office:value="0.259692307692308" calcext:value-type="float">
            <text:p>0.259692</text:p>
          </table:table-cell>
          <table:table-cell table:style-name="ce3" office:value-type="float" office:value="0.705655858594054" calcext:value-type="float">
            <text:p>0.705656</text:p>
          </table:table-cell>
          <table:table-cell table:style-name="ce3" office:value-type="float" office:value="0.21303168589566" calcext:value-type="float">
            <text:p>0.213032</text:p>
          </table:table-cell>
          <table:table-cell table:style-name="ce3" office:value-type="float" office:value="0.671224955659683" calcext:value-type="float">
            <text:p>0.6712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770686014201914" calcext:value-type="float">
            <text:p>0.770686</text:p>
          </table:table-cell>
          <table:table-cell table:style-name="ce3" office:value-type="float" office:value="0.610050558271614" calcext:value-type="float">
            <text:p>0.610051</text:p>
          </table:table-cell>
          <table:table-cell table:style-name="ce3" office:value-type="float" office:value="0.249714285714286" calcext:value-type="float">
            <text:p>0.249714</text:p>
          </table:table-cell>
          <table:table-cell table:style-name="ce3" office:value-type="float" office:value="0.645099048558607" calcext:value-type="float">
            <text:p>0.645099</text:p>
          </table:table-cell>
          <table:table-cell table:style-name="ce3" office:value-type="float" office:value="0.482348915412062" calcext:value-type="float">
            <text:p>0.482349</text:p>
          </table:table-cell>
          <table:table-cell table:style-name="ce3" office:value-type="float" office:value="0.558640198266872" calcext:value-type="float">
            <text:p>0.5586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11, 'random_state': 42, 'reg': 0.001}</text:p>
          </table:table-cell>
          <table:table-cell table:style-name="ce3" office:value-type="float" office:value="0.879033699859881" calcext:value-type="float">
            <text:p>0.879034</text:p>
          </table:table-cell>
          <table:table-cell table:style-name="ce3" office:value-type="float" office:value="0.74700141476307" calcext:value-type="float">
            <text:p>0.747001</text:p>
          </table:table-cell>
          <table:table-cell table:style-name="ce3" office:value-type="float" office:value="0.24210989010989" calcext:value-type="float">
            <text:p>0.242110</text:p>
          </table:table-cell>
          <table:table-cell table:style-name="ce3" office:value-type="float" office:value="0.828855576132667" calcext:value-type="float">
            <text:p>0.828856</text:p>
          </table:table-cell>
          <table:table-cell table:style-name="ce3" office:value-type="float" office:value="0.448599405379951" calcext:value-type="float">
            <text:p>0.448599</text:p>
          </table:table-cell>
          <table:table-cell table:style-name="ce3" office:value-type="float" office:value="0.649680235097111" calcext:value-type="float">
            <text:p>0.6496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840149930958205" calcext:value-type="float">
            <text:p>0.840150</text:p>
          </table:table-cell>
          <table:table-cell table:style-name="ce3" office:value-type="float" office:value="0.682368455872624" calcext:value-type="float">
            <text:p>0.682368</text:p>
          </table:table-cell>
          <table:table-cell table:style-name="ce3" office:value-type="float" office:value="0.25221978021978" calcext:value-type="float">
            <text:p>0.252220</text:p>
          </table:table-cell>
          <table:table-cell table:style-name="ce3" office:value-type="float" office:value="0.793520782111021" calcext:value-type="float">
            <text:p>0.793521</text:p>
          </table:table-cell>
          <table:table-cell table:style-name="ce3" office:value-type="float" office:value="0.193799090906258" calcext:value-type="float">
            <text:p>0.193799</text:p>
          </table:table-cell>
          <table:table-cell table:style-name="ce3" office:value-type="float" office:value="0.674891971651075" calcext:value-type="float">
            <text:p>0.6748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kmeans', 'dissimilarity_type': 'euclidean', 'fraction_delta': 8.0, 'n_iterations': 100, 'n_neighbors': 16, 'verbose': False}</text:p>
          </table:table-cell>
          <table:table-cell table:style-name="ce3" office:value-type="float" office:value="0.91125536643042" calcext:value-type="float">
            <text:p>0.911255</text:p>
          </table:table-cell>
          <table:table-cell table:style-name="ce3" office:value-type="float" office:value="0.798397606098748" calcext:value-type="float">
            <text:p>0.798398</text:p>
          </table:table-cell>
          <table:table-cell table:style-name="ce3" office:value-type="float" office:value="0.262417582417582" calcext:value-type="float">
            <text:p>0.262418</text:p>
          </table:table-cell>
          <table:table-cell table:style-name="ce3" office:value-type="float" office:value="0.811971544106943" calcext:value-type="float">
            <text:p>0.811972</text:p>
          </table:table-cell>
          <table:table-cell table:style-name="ce3" office:value-type="float" office:value="0.151550831371688" calcext:value-type="float">
            <text:p>0.151551</text:p>
          </table:table-cell>
          <table:table-cell table:style-name="ce3" office:value-type="float" office:value="0.726498253536401" calcext:value-type="float">
            <text:p>0.7264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11, 'random_state': 42, 'reg': 0.001}</text:p>
          </table:table-cell>
          <table:table-cell table:style-name="ce3" office:value-type="float" office:value="0.745315668585814" calcext:value-type="float">
            <text:p>0.745316</text:p>
          </table:table-cell>
          <table:table-cell table:style-name="ce3" office:value-type="float" office:value="0.553279610787484" calcext:value-type="float">
            <text:p>0.553280</text:p>
          </table:table-cell>
          <table:table-cell table:style-name="ce3" office:value-type="float" office:value="0.243648351648352" calcext:value-type="float">
            <text:p>0.243648</text:p>
          </table:table-cell>
          <table:table-cell table:style-name="ce3" office:value-type="float" office:value="0.624670240971359" calcext:value-type="float">
            <text:p>0.624670</text:p>
          </table:table-cell>
          <table:table-cell table:style-name="ce3" office:value-type="float" office:value="0.47893928415374" calcext:value-type="float">
            <text:p>0.478939</text:p>
          </table:table-cell>
          <table:table-cell table:style-name="ce3" office:value-type="float" office:value="0.537594917567853" calcext:value-type="float">
            <text:p>0.5375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616278759215468" calcext:value-type="float">
            <text:p>0.616279</text:p>
          </table:table-cell>
          <table:table-cell table:style-name="ce3" office:value-type="float" office:value="0.510410674845377" calcext:value-type="float">
            <text:p>0.510411</text:p>
          </table:table-cell>
          <table:table-cell table:style-name="ce3" office:value-type="float" office:value="0.241714285714286" calcext:value-type="float">
            <text:p>0.241714</text:p>
          </table:table-cell>
          <table:table-cell table:style-name="ce3" office:value-type="float" office:value="0.527388316861505" calcext:value-type="float">
            <text:p>0.527388</text:p>
          </table:table-cell>
          <table:table-cell table:style-name="ce3" office:value-type="float" office:value="0.342811760718946" calcext:value-type="float">
            <text:p>0.342812</text:p>
          </table:table-cell>
          <table:table-cell table:style-name="ce3" office:value-type="float" office:value="0.510596055183538" calcext:value-type="float">
            <text:p>0.5105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400, 'n_analyzers': 10, 'verbose': False}</text:p>
          </table:table-cell>
          <table:table-cell table:style-name="ce3" office:value-type="float" office:value="0.851287420822463" calcext:value-type="float">
            <text:p>0.851287</text:p>
          </table:table-cell>
          <table:table-cell table:style-name="ce3" office:value-type="float" office:value="0.795525060305548" calcext:value-type="float">
            <text:p>0.795525</text:p>
          </table:table-cell>
          <table:table-cell table:style-name="ce3" office:value-type="float" office:value="0.262725274725275" calcext:value-type="float">
            <text:p>0.262725</text:p>
          </table:table-cell>
          <table:table-cell table:style-name="ce3" office:value-type="float" office:value="0.742638077160808" calcext:value-type="float">
            <text:p>0.742638</text:p>
          </table:table-cell>
          <table:table-cell table:style-name="ce3" office:value-type="float" office:value="0.398719265481449" calcext:value-type="float">
            <text:p>0.398719</text:p>
          </table:table-cell>
          <table:table-cell table:style-name="ce3" office:value-type="float" office:value="0.650691313506529" calcext:value-type="float">
            <text:p>0.6506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788404045475981" calcext:value-type="float">
            <text:p>0.788404</text:p>
          </table:table-cell>
          <table:table-cell table:style-name="ce3" office:value-type="float" office:value="0.596133605203071" calcext:value-type="float">
            <text:p>0.596134</text:p>
          </table:table-cell>
          <table:table-cell table:style-name="ce3" office:value-type="float" office:value="0.244879120879121" calcext:value-type="float">
            <text:p>0.244879</text:p>
          </table:table-cell>
          <table:table-cell table:style-name="ce3" office:value-type="float" office:value="0.665784717717276" calcext:value-type="float">
            <text:p>0.665785</text:p>
          </table:table-cell>
          <table:table-cell table:style-name="ce3" office:value-type="float" office:value="0.26582864557451" calcext:value-type="float">
            <text:p>0.265829</text:p>
          </table:table-cell>
          <table:table-cell table:style-name="ce3" office:value-type="float" office:value="0.605874568740188" calcext:value-type="float">
            <text:p>0.605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4, 'random_state': 42}</text:p>
          </table:table-cell>
          <table:table-cell table:style-name="ce3" office:value-type="float" office:value="0.918147522128998" calcext:value-type="float">
            <text:p>0.918148</text:p>
          </table:table-cell>
          <table:table-cell table:style-name="ce3" office:value-type="float" office:value="0.807506183227085" calcext:value-type="float">
            <text:p>0.807506</text:p>
          </table:table-cell>
          <table:table-cell table:style-name="ce3" office:value-type="float" office:value="0.261098901098901" calcext:value-type="float">
            <text:p>0.261099</text:p>
          </table:table-cell>
          <table:table-cell table:style-name="ce3" office:value-type="float" office:value="0.92074669350158" calcext:value-type="float">
            <text:p>0.920747</text:p>
          </table:table-cell>
          <table:table-cell table:style-name="ce3" office:value-type="float" office:value="0.105118269523064" calcext:value-type="float">
            <text:p>0.105118</text:p>
          </table:table-cell>
          <table:table-cell table:style-name="ce3" office:value-type="float" office:value="0.7604762060867" calcext:value-type="float">
            <text:p>0.760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95175565650774" calcext:value-type="float">
            <text:p>0.951756</text:p>
          </table:table-cell>
          <table:table-cell table:style-name="ce3" office:value-type="float" office:value="0.818609338793346" calcext:value-type="float">
            <text:p>0.818609</text:p>
          </table:table-cell>
          <table:table-cell table:style-name="ce3" office:value-type="float" office:value="0.25389010989011" calcext:value-type="float">
            <text:p>0.253890</text:p>
          </table:table-cell>
          <table:table-cell table:style-name="ce3" office:value-type="float" office:value="0.885068592531264" calcext:value-type="float">
            <text:p>0.885069</text:p>
          </table:table-cell>
          <table:table-cell table:style-name="ce3" office:value-type="float" office:value="0.159534420258532" calcext:value-type="float">
            <text:p>0.159534</text:p>
          </table:table-cell>
          <table:table-cell table:style-name="ce3" office:value-type="float" office:value="0.749957855492785" calcext:value-type="float">
            <text:p>0.7499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2, 'random_state': 42}</text:p>
          </table:table-cell>
          <table:table-cell table:style-name="ce3" office:value-type="float" office:value="0.49919585817085" calcext:value-type="float">
            <text:p>0.499196</text:p>
          </table:table-cell>
          <table:table-cell table:style-name="ce3" office:value-type="float" office:value="0.498645070890826" calcext:value-type="float">
            <text:p>0.498645</text:p>
          </table:table-cell>
          <table:table-cell table:style-name="ce3" office:value-type="float" office:value="0.230021978021978" calcext:value-type="float">
            <text:p>0.230022</text:p>
          </table:table-cell>
          <table:table-cell table:style-name="ce3" office:value-type="float" office:value="0.499560765169634" calcext:value-type="float">
            <text:p>0.499561</text:p>
          </table:table-cell>
          <table:table-cell table:style-name="ce3" office:value-type="float" office:value="0.251652004894319" calcext:value-type="float">
            <text:p>0.251652</text:p>
          </table:table-cell>
          <table:table-cell table:style-name="ce3" office:value-type="float" office:value="0.495154333471794" calcext:value-type="float">
            <text:p>0.495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5, 'k2': 12, 'verbose': False}</text:p>
          </table:table-cell>
          <table:table-cell table:style-name="ce3" office:value-type="float" office:value="0.763760935575693" calcext:value-type="float">
            <text:p>0.763761</text:p>
          </table:table-cell>
          <table:table-cell table:style-name="ce3" office:value-type="float" office:value="0.740626173456059" calcext:value-type="float">
            <text:p>0.740626</text:p>
          </table:table-cell>
          <table:table-cell table:style-name="ce3" office:value-type="float" office:value="0.264087912087912" calcext:value-type="float">
            <text:p>0.264088</text:p>
          </table:table-cell>
          <table:table-cell table:style-name="ce3" office:value-type="float" office:value="0.791751758007886" calcext:value-type="float">
            <text:p>0.791752</text:p>
          </table:table-cell>
          <table:table-cell table:style-name="ce3" office:value-type="float" office:value="0.181071049036683" calcext:value-type="float">
            <text:p>0.181071</text:p>
          </table:table-cell>
          <table:table-cell table:style-name="ce3" office:value-type="float" office:value="0.675831146018173" calcext:value-type="float">
            <text:p>0.6758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, 'beta_loss': 'frobenius', 'init': 'random', 'l1_ratio': 0.0, 'max_iter': 400, 'n_components': 2, 'random_state': 42}</text:p>
          </table:table-cell>
          <table:table-cell table:style-name="ce3" office:value-type="float" office:value="0.945410556100275" calcext:value-type="float">
            <text:p>0.945411</text:p>
          </table:table-cell>
          <table:table-cell table:style-name="ce3" office:value-type="float" office:value="0.816276357171695" calcext:value-type="float">
            <text:p>0.816276</text:p>
          </table:table-cell>
          <table:table-cell table:style-name="ce3" office:value-type="float" office:value="0.253626373626374" calcext:value-type="float">
            <text:p>0.253626</text:p>
          </table:table-cell>
          <table:table-cell table:style-name="ce3" office:value-type="float" office:value="0.866502059625372" calcext:value-type="float">
            <text:p>0.866502</text:p>
          </table:table-cell>
          <table:table-cell table:style-name="ce3" office:value-type="float" office:value="0.141821358250188" calcext:value-type="float">
            <text:p>0.141821</text:p>
          </table:table-cell>
          <table:table-cell table:style-name="ce3" office:value-type="float" office:value="0.747998797654706" calcext:value-type="float">
            <text:p>0.747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8.0, 'init_type': 'fastmap', 'n_iterations': 100, 'verbose': False}</text:p>
          </table:table-cell>
          <table:table-cell table:style-name="ce3" office:value-type="float" office:value="0.893906774916963" calcext:value-type="float">
            <text:p>0.893907</text:p>
          </table:table-cell>
          <table:table-cell table:style-name="ce3" office:value-type="float" office:value="0.89288764338471" calcext:value-type="float">
            <text:p>0.892888</text:p>
          </table:table-cell>
          <table:table-cell table:style-name="ce3" office:value-type="float" office:value="0.294945054945055" calcext:value-type="float">
            <text:p>0.294945</text:p>
          </table:table-cell>
          <table:table-cell table:style-name="ce3" office:value-type="float" office:value="0.837272595219227" calcext:value-type="float">
            <text:p>0.837273</text:p>
          </table:table-cell>
          <table:table-cell table:style-name="ce3" office:value-type="float" office:value="0.143628982558384" calcext:value-type="float">
            <text:p>0.143629</text:p>
          </table:table-cell>
          <table:table-cell table:style-name="ce3" office:value-type="float" office:value="0.755076617181514" calcext:value-type="float">
            <text:p>0.7550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52312157123519" calcext:value-type="float">
            <text:p>0.952312</text:p>
          </table:table-cell>
          <table:table-cell table:style-name="ce3" office:value-type="float" office:value="0.820627259125561" calcext:value-type="float">
            <text:p>0.820627</text:p>
          </table:table-cell>
          <table:table-cell table:style-name="ce3" office:value-type="float" office:value="0.255120879120879" calcext:value-type="float">
            <text:p>0.255121</text:p>
          </table:table-cell>
          <table:table-cell table:style-name="ce3" office:value-type="float" office:value="0.884418301185305" calcext:value-type="float">
            <text:p>0.884418</text:p>
          </table:table-cell>
          <table:table-cell table:style-name="ce3" office:value-type="float" office:value="0.158805096956742" calcext:value-type="float">
            <text:p>0.158805</text:p>
          </table:table-cell>
          <table:table-cell table:style-name="ce3" office:value-type="float" office:value="0.750734699919704" calcext:value-type="float">
            <text:p>0.7507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52312089269175" calcext:value-type="float">
            <text:p>0.952312</text:p>
          </table:table-cell>
          <table:table-cell table:style-name="ce3" office:value-type="float" office:value="0.820627259125561" calcext:value-type="float">
            <text:p>0.820627</text:p>
          </table:table-cell>
          <table:table-cell table:style-name="ce3" office:value-type="float" office:value="0.255120879120879" calcext:value-type="float">
            <text:p>0.255121</text:p>
          </table:table-cell>
          <table:table-cell table:style-name="ce3" office:value-type="float" office:value="0.884418303004449" calcext:value-type="float">
            <text:p>0.884418</text:p>
          </table:table-cell>
          <table:table-cell table:style-name="ce3" office:value-type="float" office:value="0.158805047949753" calcext:value-type="float">
            <text:p>0.158805</text:p>
          </table:table-cell>
          <table:table-cell table:style-name="ce3" office:value-type="float" office:value="0.750734696514062" calcext:value-type="float">
            <text:p>0.7507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952109150497542" calcext:value-type="float">
            <text:p>0.952109</text:p>
          </table:table-cell>
          <table:table-cell table:style-name="ce3" office:value-type="float" office:value="0.819419750363869" calcext:value-type="float">
            <text:p>0.819420</text:p>
          </table:table-cell>
          <table:table-cell table:style-name="ce3" office:value-type="float" office:value="0.255032967032967" calcext:value-type="float">
            <text:p>0.255033</text:p>
          </table:table-cell>
          <table:table-cell table:style-name="ce3" office:value-type="float" office:value="0.882541010004453" calcext:value-type="float">
            <text:p>0.882541</text:p>
          </table:table-cell>
          <table:table-cell table:style-name="ce3" office:value-type="float" office:value="0.171232130209055" calcext:value-type="float">
            <text:p>0.171232</text:p>
          </table:table-cell>
          <table:table-cell table:style-name="ce3" office:value-type="float" office:value="0.747574149537955" calcext:value-type="float">
            <text:p>0.7475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951561213099959" calcext:value-type="float">
            <text:p>0.951561</text:p>
          </table:table-cell>
          <table:table-cell table:style-name="ce3" office:value-type="float" office:value="0.819337700891267" calcext:value-type="float">
            <text:p>0.819338</text:p>
          </table:table-cell>
          <table:table-cell table:style-name="ce3" office:value-type="float" office:value="0.256879120879121" calcext:value-type="float">
            <text:p>0.256879</text:p>
          </table:table-cell>
          <table:table-cell table:style-name="ce3" office:value-type="float" office:value="0.877776362138734" calcext:value-type="float">
            <text:p>0.877776</text:p>
          </table:table-cell>
          <table:table-cell table:style-name="ce3" office:value-type="float" office:value="0.137004174209937" calcext:value-type="float">
            <text:p>0.137004</text:p>
          </table:table-cell>
          <table:table-cell table:style-name="ce3" office:value-type="float" office:value="0.753710044559829" calcext:value-type="float">
            <text:p>0.7537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94940607771358" calcext:value-type="float">
            <text:p>0.949406</text:p>
          </table:table-cell>
          <table:table-cell table:style-name="ce3" office:value-type="float" office:value="0.817221826028248" calcext:value-type="float">
            <text:p>0.817222</text:p>
          </table:table-cell>
          <table:table-cell table:style-name="ce3" office:value-type="float" office:value="0.256351648351648" calcext:value-type="float">
            <text:p>0.256352</text:p>
          </table:table-cell>
          <table:table-cell table:style-name="ce3" office:value-type="float" office:value="0.863717702269115" calcext:value-type="float">
            <text:p>0.863718</text:p>
          </table:table-cell>
          <table:table-cell table:style-name="ce3" office:value-type="float" office:value="0.151004721691885" calcext:value-type="float">
            <text:p>0.151005</text:p>
          </table:table-cell>
          <table:table-cell table:style-name="ce3" office:value-type="float" office:value="0.747138506534141" calcext:value-type="float">
            <text:p>0.747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851722516446197" calcext:value-type="float">
            <text:p>0.851723</text:p>
          </table:table-cell>
          <table:table-cell table:style-name="ce3" office:value-type="float" office:value="0.815983239977065" calcext:value-type="float">
            <text:p>0.815983</text:p>
          </table:table-cell>
          <table:table-cell table:style-name="ce3" office:value-type="float" office:value="0.253098901098901" calcext:value-type="float">
            <text:p>0.253099</text:p>
          </table:table-cell>
          <table:table-cell table:style-name="ce3" office:value-type="float" office:value="0.68734387104283" calcext:value-type="float">
            <text:p>0.687344</text:p>
          </table:table-cell>
          <table:table-cell table:style-name="ce3" office:value-type="float" office:value="0.284078496220489" calcext:value-type="float">
            <text:p>0.284078</text:p>
          </table:table-cell>
          <table:table-cell table:style-name="ce3" office:value-type="float" office:value="0.664814006468901" calcext:value-type="float">
            <text:p>0.6648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01, 'max_iter': 1000, 'method': 'lars', 'n_components': 2, 'normalize_components': True, 'random_state': 42, 'ridge_alpha': 0.05, 'tol': 1e-08}</text:p>
          </table:table-cell>
          <table:table-cell table:style-name="ce3" office:value-type="float" office:value="0.951957387472052" calcext:value-type="float">
            <text:p>0.951957</text:p>
          </table:table-cell>
          <table:table-cell table:style-name="ce3" office:value-type="float" office:value="0.820939687666455" calcext:value-type="float">
            <text:p>0.820940</text:p>
          </table:table-cell>
          <table:table-cell table:style-name="ce3" office:value-type="float" office:value="0.25578021978022" calcext:value-type="float">
            <text:p>0.255780</text:p>
          </table:table-cell>
          <table:table-cell table:style-name="ce3" office:value-type="float" office:value="0.884022289500067" calcext:value-type="float">
            <text:p>0.884022</text:p>
          </table:table-cell>
          <table:table-cell table:style-name="ce3" office:value-type="float" office:value="0.148236565759179" calcext:value-type="float">
            <text:p>0.148237</text:p>
          </table:table-cell>
          <table:table-cell table:style-name="ce3" office:value-type="float" office:value="0.752892603731923" calcext:value-type="float">
            <text:p>0.7528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861372435529892" calcext:value-type="float">
            <text:p>0.861372</text:p>
          </table:table-cell>
          <table:table-cell table:style-name="ce3" office:value-type="float" office:value="0.827467316258919" calcext:value-type="float">
            <text:p>0.827467</text:p>
          </table:table-cell>
          <table:table-cell table:style-name="ce3" office:value-type="float" office:value="0.273230769230769" calcext:value-type="float">
            <text:p>0.273231</text:p>
          </table:table-cell>
          <table:table-cell table:style-name="ce3" office:value-type="float" office:value="0.823421385119134" calcext:value-type="float">
            <text:p>0.823421</text:p>
          </table:table-cell>
          <table:table-cell table:style-name="ce3" office:value-type="float" office:value="0.17058067889417" calcext:value-type="float">
            <text:p>0.170581</text:p>
          </table:table-cell>
          <table:table-cell table:style-name="ce3" office:value-type="float" office:value="0.722982245448909" calcext:value-type="float">
            <text:p>0.7229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13739174687616" calcext:value-type="float">
            <text:p>0.813739</text:p>
          </table:table-cell>
          <table:table-cell table:style-name="ce3" office:value-type="float" office:value="0.670673203301792" calcext:value-type="float">
            <text:p>0.670673</text:p>
          </table:table-cell>
          <table:table-cell table:style-name="ce3" office:value-type="float" office:value="0.240395604395604" calcext:value-type="float">
            <text:p>0.240396</text:p>
          </table:table-cell>
          <table:table-cell table:style-name="ce3" office:value-type="float" office:value="0.743856882036454" calcext:value-type="float">
            <text:p>0.743857</text:p>
          </table:table-cell>
          <table:table-cell table:style-name="ce3" office:value-type="float" office:value="0.202949468694926" calcext:value-type="float">
            <text:p>0.202949</text:p>
          </table:table-cell>
          <table:table-cell table:style-name="ce3" office:value-type="float" office:value="0.653143079145308" calcext:value-type="float">
            <text:p>0.653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818582346335356" calcext:value-type="float">
            <text:p>0.818582</text:p>
          </table:table-cell>
          <table:table-cell table:style-name="ce3" office:value-type="float" office:value="0.681836857801044" calcext:value-type="float">
            <text:p>0.681837</text:p>
          </table:table-cell>
          <table:table-cell table:style-name="ce3" office:value-type="float" office:value="0.247384615384615" calcext:value-type="float">
            <text:p>0.247385</text:p>
          </table:table-cell>
          <table:table-cell table:style-name="ce3" office:value-type="float" office:value="0.76008227361561" calcext:value-type="float">
            <text:p>0.760082</text:p>
          </table:table-cell>
          <table:table-cell table:style-name="ce3" office:value-type="float" office:value="0.233989773320136" calcext:value-type="float">
            <text:p>0.233990</text:p>
          </table:table-cell>
          <table:table-cell table:style-name="ce3" office:value-type="float" office:value="0.654779263963298" calcext:value-type="float">
            <text:p>0.6547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39677610441426" calcext:value-type="float">
            <text:p>0.939678</text:p>
          </table:table-cell>
          <table:table-cell table:style-name="ce3" office:value-type="float" office:value="0.805446274626886" calcext:value-type="float">
            <text:p>0.805446</text:p>
          </table:table-cell>
          <table:table-cell table:style-name="ce3" office:value-type="float" office:value="0.251032967032967" calcext:value-type="float">
            <text:p>0.251033</text:p>
          </table:table-cell>
          <table:table-cell table:style-name="ce3" office:value-type="float" office:value="0.857700017618556" calcext:value-type="float">
            <text:p>0.857700</text:p>
          </table:table-cell>
          <table:table-cell table:style-name="ce3" office:value-type="float" office:value="0.152123001300243" calcext:value-type="float">
            <text:p>0.152123</text:p>
          </table:table-cell>
          <table:table-cell table:style-name="ce3" office:value-type="float" office:value="0.740346773683918" calcext:value-type="float">
            <text:p>0.7403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6.0, 'init': 'random', 'learning_rate': 200.0, 'method': 'barnes_hut', 'metric': 'euclidean', 'min_grad_norm': 1e-07, 'n_components': 2, 'n_iter': 1000, 'n_iter_without_progress': 300, 'n_jobs': 4, 'perplexity': 15.0, 'random_state': 42}</text:p>
          </table:table-cell>
          <table:table-cell table:style-name="ce3" office:value-type="float" office:value="0.93559847870561" calcext:value-type="float">
            <text:p>0.935598</text:p>
          </table:table-cell>
          <table:table-cell table:style-name="ce3" office:value-type="float" office:value="0.912115650943684" calcext:value-type="float">
            <text:p>0.912116</text:p>
          </table:table-cell>
          <table:table-cell table:style-name="ce3" office:value-type="float" office:value="0.302813186813187" calcext:value-type="float">
            <text:p>0.302813</text:p>
          </table:table-cell>
          <table:table-cell table:style-name="ce3" office:value-type="float" office:value="0.834147634800273" calcext:value-type="float">
            <text:p>0.834148</text:p>
          </table:table-cell>
          <table:table-cell table:style-name="ce3" office:value-type="float" office:value="0.173317192468873" calcext:value-type="float">
            <text:p>0.173317</text:p>
          </table:table-cell>
          <table:table-cell table:style-name="ce3" office:value-type="float" office:value="0.762271551758776" calcext:value-type="float">
            <text:p>0.7622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18, 'n_updates': 20, 'verbose': False}</text:p>
          </table:table-cell>
          <table:table-cell table:style-name="ce3" office:value-type="float" office:value="0.884259325731385" calcext:value-type="float">
            <text:p>0.884259</text:p>
          </table:table-cell>
          <table:table-cell table:style-name="ce3" office:value-type="float" office:value="0.77899256655663" calcext:value-type="float">
            <text:p>0.778993</text:p>
          </table:table-cell>
          <table:table-cell table:style-name="ce3" office:value-type="float" office:value="0.260395604395604" calcext:value-type="float">
            <text:p>0.260396</text:p>
          </table:table-cell>
          <table:table-cell table:style-name="ce3" office:value-type="float" office:value="0.88794191566521" calcext:value-type="float">
            <text:p>0.887942</text:p>
          </table:table-cell>
          <table:table-cell table:style-name="ce3" office:value-type="float" office:value="0.118454633255519" calcext:value-type="float">
            <text:p>0.118455</text:p>
          </table:table-cell>
          <table:table-cell table:style-name="ce3" office:value-type="float" office:value="0.738626955818662" calcext:value-type="float">
            <text:p>0.7386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950542230847263" calcext:value-type="float">
            <text:p>0.950542</text:p>
          </table:table-cell>
          <table:table-cell table:style-name="ce3" office:value-type="float" office:value="0.816006147603554" calcext:value-type="float">
            <text:p>0.816006</text:p>
          </table:table-cell>
          <table:table-cell table:style-name="ce3" office:value-type="float" office:value="0.252571428571428" calcext:value-type="float">
            <text:p>0.252571</text:p>
          </table:table-cell>
          <table:table-cell table:style-name="ce3" office:value-type="float" office:value="0.880083702022915" calcext:value-type="float">
            <text:p>0.880084</text:p>
          </table:table-cell>
          <table:table-cell table:style-name="ce3" office:value-type="float" office:value="0.161765392702881" calcext:value-type="float">
            <text:p>0.161765</text:p>
          </table:table-cell>
          <table:table-cell table:style-name="ce3" office:value-type="float" office:value="0.747487623268456" calcext:value-type="float">
            <text:p>0.7474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001, 'n_components': 2, 'n_neighbors': 15, 'random_state': 42, 'spread': 1.0}</text:p>
          </table:table-cell>
          <table:table-cell table:style-name="ce3" office:value-type="float" office:value="0.872567696582516" calcext:value-type="float">
            <text:p>0.872568</text:p>
          </table:table-cell>
          <table:table-cell table:style-name="ce3" office:value-type="float" office:value="0.863263658231241" calcext:value-type="float">
            <text:p>0.863264</text:p>
          </table:table-cell>
          <table:table-cell table:style-name="ce3" office:value-type="float" office:value="0.689714285714286" calcext:value-type="float">
            <text:p>0.689714</text:p>
          </table:table-cell>
          <table:table-cell table:style-name="ce3" office:value-type="float" office:value="0.776492062711375" calcext:value-type="float">
            <text:p>0.776492</text:p>
          </table:table-cell>
          <table:table-cell table:style-name="ce3" office:value-type="float" office:value="0.188259301246386" calcext:value-type="float">
            <text:p>0.188259</text:p>
          </table:table-cell>
          <table:table-cell table:style-name="ce3" office:value-type="float" office:value="0.802755680398606" calcext:value-type="float">
            <text:p>0.8027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SMALL', 'n_components': 2}</text:p>
          </table:table-cell>
          <table:table-cell table:style-name="ce3" office:value-type="float" office:value="0.843788884434347" calcext:value-type="float">
            <text:p>0.843789</text:p>
          </table:table-cell>
          <table:table-cell table:style-name="ce3" office:value-type="float" office:value="0.606519840032469" calcext:value-type="float">
            <text:p>0.606520</text:p>
          </table:table-cell>
          <table:table-cell table:style-name="ce3" office:value-type="float" office:value="0.431746031746032" calcext:value-type="float">
            <text:p>0.431746</text:p>
          </table:table-cell>
          <table:table-cell table:style-name="ce3" office:value-type="float" office:value="0.696313564892063" calcext:value-type="float">
            <text:p>0.696314</text:p>
          </table:table-cell>
          <table:table-cell table:style-name="ce3" office:value-type="float" office:value="0.326761966825519" calcext:value-type="float">
            <text:p>0.326762</text:p>
          </table:table-cell>
          <table:table-cell table:style-name="ce3" office:value-type="float" office:value="0.650321270855878" calcext:value-type="float">
            <text:p>0.6503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10.0}</text:p>
          </table:table-cell>
          <table:table-cell table:style-name="ce3" office:value-type="float" office:value="0.812839596913498" calcext:value-type="float">
            <text:p>0.812840</text:p>
          </table:table-cell>
          <table:table-cell table:style-name="ce3" office:value-type="float" office:value="0.672502487118951" calcext:value-type="float">
            <text:p>0.672502</text:p>
          </table:table-cell>
          <table:table-cell table:style-name="ce3" office:value-type="float" office:value="0.546825396825397" calcext:value-type="float">
            <text:p>0.546825</text:p>
          </table:table-cell>
          <table:table-cell table:style-name="ce3" office:value-type="float" office:value="0.684676945385696" calcext:value-type="float">
            <text:p>0.684677</text:p>
          </table:table-cell>
          <table:table-cell table:style-name="ce3" office:value-type="float" office:value="0.481640047565052" calcext:value-type="float">
            <text:p>0.481640</text:p>
          </table:table-cell>
          <table:table-cell table:style-name="ce3" office:value-type="float" office:value="0.647040875735698" calcext:value-type="float">
            <text:p>0.647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715314094663954" calcext:value-type="float">
            <text:p>0.715314</text:p>
          </table:table-cell>
          <table:table-cell table:style-name="ce3" office:value-type="float" office:value="0.609561425651229" calcext:value-type="float">
            <text:p>0.609561</text:p>
          </table:table-cell>
          <table:table-cell table:style-name="ce3" office:value-type="float" office:value="0.419973544973545" calcext:value-type="float">
            <text:p>0.419974</text:p>
          </table:table-cell>
          <table:table-cell table:style-name="ce3" office:value-type="float" office:value="0.609463425383173" calcext:value-type="float">
            <text:p>0.609463</text:p>
          </table:table-cell>
          <table:table-cell table:style-name="ce3" office:value-type="float" office:value="0.484135766367631" calcext:value-type="float">
            <text:p>0.484136</text:p>
          </table:table-cell>
          <table:table-cell table:style-name="ce3" office:value-type="float" office:value="0.574035344860854" calcext:value-type="float">
            <text:p>0.5740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763545023039878" calcext:value-type="float">
            <text:p>0.763545</text:p>
          </table:table-cell>
          <table:table-cell table:style-name="ce3" office:value-type="float" office:value="0.634004360501086" calcext:value-type="float">
            <text:p>0.634004</text:p>
          </table:table-cell>
          <table:table-cell table:style-name="ce3" office:value-type="float" office:value="0.422486772486772" calcext:value-type="float">
            <text:p>0.422487</text:p>
          </table:table-cell>
          <table:table-cell table:style-name="ce3" office:value-type="float" office:value="0.701296825230329" calcext:value-type="float">
            <text:p>0.701297</text:p>
          </table:table-cell>
          <table:table-cell table:style-name="ce3" office:value-type="float" office:value="0.454074628983803" calcext:value-type="float">
            <text:p>0.454075</text:p>
          </table:table-cell>
          <table:table-cell table:style-name="ce3" office:value-type="float" office:value="0.613451670454853" calcext:value-type="float">
            <text:p>0.6134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gauss', 'verbose': False}</text:p>
          </table:table-cell>
          <table:table-cell table:style-name="ce3" office:value-type="float" office:value="0.515186150335823" calcext:value-type="float">
            <text:p>0.515186</text:p>
          </table:table-cell>
          <table:table-cell table:style-name="ce3" office:value-type="float" office:value="0.497100835968937" calcext:value-type="float">
            <text:p>0.497101</text:p>
          </table:table-cell>
          <table:table-cell table:style-name="ce3" office:value-type="float" office:value="0.25026455026455" calcext:value-type="float">
            <text:p>0.250265</text:p>
          </table:table-cell>
          <table:table-cell table:style-name="ce3" office:value-type="float" office:value="0.509981608921586" calcext:value-type="float">
            <text:p>0.509982</text:p>
          </table:table-cell>
          <table:table-cell table:style-name="ce3" office:value-type="float" office:value="0.443995833446373" calcext:value-type="float">
            <text:p>0.443996</text:p>
          </table:table-cell>
          <table:table-cell table:style-name="ce3" office:value-type="float" office:value="0.465707462408905" calcext:value-type="float">
            <text:p>0.4657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876883776065254" calcext:value-type="float">
            <text:p>0.876884</text:p>
          </table:table-cell>
          <table:table-cell table:style-name="ce3" office:value-type="float" office:value="0.697472790176251" calcext:value-type="float">
            <text:p>0.697473</text:p>
          </table:table-cell>
          <table:table-cell table:style-name="ce3" office:value-type="float" office:value="0.588227513227513" calcext:value-type="float">
            <text:p>0.588228</text:p>
          </table:table-cell>
          <table:table-cell table:style-name="ce3" office:value-type="float" office:value="0.643185725052759" calcext:value-type="float">
            <text:p>0.643186</text:p>
          </table:table-cell>
          <table:table-cell table:style-name="ce3" office:value-type="float" office:value="0.30170510203792" calcext:value-type="float">
            <text:p>0.301705</text:p>
          </table:table-cell>
          <table:table-cell table:style-name="ce3" office:value-type="float" office:value="0.700812940496772" calcext:value-type="float">
            <text:p>0.7008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logcosh', 'max_iter': 200, 'n_components': 2, 'random_state': 42}</text:p>
          </table:table-cell>
          <table:table-cell table:style-name="ce3" office:value-type="float" office:value="0.876924361886944" calcext:value-type="float">
            <text:p>0.876924</text:p>
          </table:table-cell>
          <table:table-cell table:style-name="ce3" office:value-type="float" office:value="0.696591780876159" calcext:value-type="float">
            <text:p>0.696592</text:p>
          </table:table-cell>
          <table:table-cell table:style-name="ce3" office:value-type="float" office:value="0.588624338624339" calcext:value-type="float">
            <text:p>0.588624</text:p>
          </table:table-cell>
          <table:table-cell table:style-name="ce3" office:value-type="float" office:value="0.643379742470078" calcext:value-type="float">
            <text:p>0.643380</text:p>
          </table:table-cell>
          <table:table-cell table:style-name="ce3" office:value-type="float" office:value="0.302993184258644" calcext:value-type="float">
            <text:p>0.302993</text:p>
          </table:table-cell>
          <table:table-cell table:style-name="ce3" office:value-type="float" office:value="0.700505407919775" calcext:value-type="float">
            <text:p>0.7005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100, 'verbose': False}</text:p>
          </table:table-cell>
          <table:table-cell table:style-name="ce3" office:value-type="float" office:value="0.840545854554274" calcext:value-type="float">
            <text:p>0.840546</text:p>
          </table:table-cell>
          <table:table-cell table:style-name="ce3" office:value-type="float" office:value="0.673666731010042" calcext:value-type="float">
            <text:p>0.673667</text:p>
          </table:table-cell>
          <table:table-cell table:style-name="ce3" office:value-type="float" office:value="0.561772486772487" calcext:value-type="float">
            <text:p>0.561772</text:p>
          </table:table-cell>
          <table:table-cell table:style-name="ce3" office:value-type="float" office:value="0.834212632712707" calcext:value-type="float">
            <text:p>0.834213</text:p>
          </table:table-cell>
          <table:table-cell table:style-name="ce3" office:value-type="float" office:value="0.187620076698899" calcext:value-type="float">
            <text:p>0.187620</text:p>
          </table:table-cell>
          <table:table-cell table:style-name="ce3" office:value-type="float" office:value="0.744515525670122" calcext:value-type="float">
            <text:p>0.7445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893639657297281" calcext:value-type="float">
            <text:p>0.893640</text:p>
          </table:table-cell>
          <table:table-cell table:style-name="ce3" office:value-type="float" office:value="0.68477846080746" calcext:value-type="float">
            <text:p>0.684778</text:p>
          </table:table-cell>
          <table:table-cell table:style-name="ce3" office:value-type="float" office:value="0.590079365079365" calcext:value-type="float">
            <text:p>0.590079</text:p>
          </table:table-cell>
          <table:table-cell table:style-name="ce3" office:value-type="float" office:value="0.640853687320129" calcext:value-type="float">
            <text:p>0.640854</text:p>
          </table:table-cell>
          <table:table-cell table:style-name="ce3" office:value-type="float" office:value="0.288810002584404" calcext:value-type="float">
            <text:p>0.288810</text:p>
          </table:table-cell>
          <table:table-cell table:style-name="ce3" office:value-type="float" office:value="0.704108233583966" calcext:value-type="float">
            <text:p>0.7041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4, 'verbose': False}</text:p>
          </table:table-cell>
          <table:table-cell table:style-name="ce3" office:value-type="float" office:value="0.888401859028613" calcext:value-type="float">
            <text:p>0.888402</text:p>
          </table:table-cell>
          <table:table-cell table:style-name="ce3" office:value-type="float" office:value="0.664025371088046" calcext:value-type="float">
            <text:p>0.664025</text:p>
          </table:table-cell>
          <table:table-cell table:style-name="ce3" office:value-type="float" office:value="0.567195767195767" calcext:value-type="float">
            <text:p>0.567196</text:p>
          </table:table-cell>
          <table:table-cell table:style-name="ce3" office:value-type="float" office:value="0.609524927254055" calcext:value-type="float">
            <text:p>0.609525</text:p>
          </table:table-cell>
          <table:table-cell table:style-name="ce3" office:value-type="float" office:value="0.244912448497288" calcext:value-type="float">
            <text:p>0.244912</text:p>
          </table:table-cell>
          <table:table-cell table:style-name="ce3" office:value-type="float" office:value="0.696847095213839" calcext:value-type="float">
            <text:p>0.6968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2.0, 'n_iterations': 200, 'sample_type': 'clustering_centroid', 'verbose': False}</text:p>
          </table:table-cell>
          <table:table-cell table:style-name="ce3" office:value-type="float" office:value="0.883036487643597" calcext:value-type="float">
            <text:p>0.883036</text:p>
          </table:table-cell>
          <table:table-cell table:style-name="ce3" office:value-type="float" office:value="0.696841730143882" calcext:value-type="float">
            <text:p>0.696842</text:p>
          </table:table-cell>
          <table:table-cell table:style-name="ce3" office:value-type="float" office:value="0.631613756613757" calcext:value-type="float">
            <text:p>0.631614</text:p>
          </table:table-cell>
          <table:table-cell table:style-name="ce3" office:value-type="float" office:value="0.61764718625073" calcext:value-type="float">
            <text:p>0.617647</text:p>
          </table:table-cell>
          <table:table-cell table:style-name="ce3" office:value-type="float" office:value="0.296020334764026" calcext:value-type="float">
            <text:p>0.296020</text:p>
          </table:table-cell>
          <table:table-cell table:style-name="ce3" office:value-type="float" office:value="0.706623765177588" calcext:value-type="float">
            <text:p>0.7066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744515840844185" calcext:value-type="float">
            <text:p>0.744516</text:p>
          </table:table-cell>
          <table:table-cell table:style-name="ce3" office:value-type="float" office:value="0.665622076707203" calcext:value-type="float">
            <text:p>0.665622</text:p>
          </table:table-cell>
          <table:table-cell table:style-name="ce3" office:value-type="float" office:value="0.576058201058201" calcext:value-type="float">
            <text:p>0.576058</text:p>
          </table:table-cell>
          <table:table-cell table:style-name="ce3" office:value-type="float" office:value="0.549369647221307" calcext:value-type="float">
            <text:p>0.549370</text:p>
          </table:table-cell>
          <table:table-cell table:style-name="ce3" office:value-type="float" office:value="0.366865226230671" calcext:value-type="float">
            <text:p>0.366865</text:p>
          </table:table-cell>
          <table:table-cell table:style-name="ce3" office:value-type="float" office:value="0.633740107920045" calcext:value-type="float">
            <text:p>0.6337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8, 'max_iter': 400, 'n_analyzers': 10, 'verbose': False}</text:p>
          </table:table-cell>
          <table:table-cell table:style-name="ce3" office:value-type="float" office:value="0.896834429645468" calcext:value-type="float">
            <text:p>0.896834</text:p>
          </table:table-cell>
          <table:table-cell table:style-name="ce3" office:value-type="float" office:value="0.764978890423231" calcext:value-type="float">
            <text:p>0.764979</text:p>
          </table:table-cell>
          <table:table-cell table:style-name="ce3" office:value-type="float" office:value="0.681216931216931" calcext:value-type="float">
            <text:p>0.681217</text:p>
          </table:table-cell>
          <table:table-cell table:style-name="ce3" office:value-type="float" office:value="0.645335308622827" calcext:value-type="float">
            <text:p>0.645335</text:p>
          </table:table-cell>
          <table:table-cell table:style-name="ce3" office:value-type="float" office:value="0.340349966772299" calcext:value-type="float">
            <text:p>0.340350</text:p>
          </table:table-cell>
          <table:table-cell table:style-name="ce3" office:value-type="float" office:value="0.729603118627232" calcext:value-type="float">
            <text:p>0.7296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5, 'random_state': 42, 'reg': 0.1}</text:p>
          </table:table-cell>
          <table:table-cell table:style-name="ce3" office:value-type="float" office:value="0.895911720888334" calcext:value-type="float">
            <text:p>0.895912</text:p>
          </table:table-cell>
          <table:table-cell table:style-name="ce3" office:value-type="float" office:value="0.714442613132978" calcext:value-type="float">
            <text:p>0.714443</text:p>
          </table:table-cell>
          <table:table-cell table:style-name="ce3" office:value-type="float" office:value="0.681878306878307" calcext:value-type="float">
            <text:p>0.681878</text:p>
          </table:table-cell>
          <table:table-cell table:style-name="ce3" office:value-type="float" office:value="0.565673881964977" calcext:value-type="float">
            <text:p>0.565674</text:p>
          </table:table-cell>
          <table:table-cell table:style-name="ce3" office:value-type="float" office:value="0.408931138662183" calcext:value-type="float">
            <text:p>0.408931</text:p>
          </table:table-cell>
          <table:table-cell table:style-name="ce3" office:value-type="float" office:value="0.689795076840483" calcext:value-type="float">
            <text:p>0.6897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79910636949926" calcext:value-type="float">
            <text:p>0.799106</text:p>
          </table:table-cell>
          <table:table-cell table:style-name="ce3" office:value-type="float" office:value="0.622091679411605" calcext:value-type="float">
            <text:p>0.622092</text:p>
          </table:table-cell>
          <table:table-cell table:style-name="ce3" office:value-type="float" office:value="0.43994708994709" calcext:value-type="float">
            <text:p>0.439947</text:p>
          </table:table-cell>
          <table:table-cell table:style-name="ce3" office:value-type="float" office:value="0.779198289201212" calcext:value-type="float">
            <text:p>0.779198</text:p>
          </table:table-cell>
          <table:table-cell table:style-name="ce3" office:value-type="float" office:value="0.468959727538182" calcext:value-type="float">
            <text:p>0.468960</text:p>
          </table:table-cell>
          <table:table-cell table:style-name="ce3" office:value-type="float" office:value="0.634276740104197" calcext:value-type="float">
            <text:p>0.6342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11, 'random_state': 42, 'reg': 0.001}</text:p>
          </table:table-cell>
          <table:table-cell table:style-name="ce3" office:value-type="float" office:value="0.884222138080884" calcext:value-type="float">
            <text:p>0.884222</text:p>
          </table:table-cell>
          <table:table-cell table:style-name="ce3" office:value-type="float" office:value="0.690126014026856" calcext:value-type="float">
            <text:p>0.690126</text:p>
          </table:table-cell>
          <table:table-cell table:style-name="ce3" office:value-type="float" office:value="0.585185185185185" calcext:value-type="float">
            <text:p>0.585185</text:p>
          </table:table-cell>
          <table:table-cell table:style-name="ce3" office:value-type="float" office:value="0.613027513267924" calcext:value-type="float">
            <text:p>0.613028</text:p>
          </table:table-cell>
          <table:table-cell table:style-name="ce3" office:value-type="float" office:value="0.468281022592453" calcext:value-type="float">
            <text:p>0.468281</text:p>
          </table:table-cell>
          <table:table-cell table:style-name="ce3" office:value-type="float" office:value="0.660855965593679" calcext:value-type="float">
            <text:p>0.6608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5, 'verbose': False}</text:p>
          </table:table-cell>
          <table:table-cell table:style-name="ce3" office:value-type="float" office:value="0.743757331432729" calcext:value-type="float">
            <text:p>0.743757</text:p>
          </table:table-cell>
          <table:table-cell table:style-name="ce3" office:value-type="float" office:value="0.648247137957147" calcext:value-type="float">
            <text:p>0.648247</text:p>
          </table:table-cell>
          <table:table-cell table:style-name="ce3" office:value-type="float" office:value="0.480952380952381" calcext:value-type="float">
            <text:p>0.480952</text:p>
          </table:table-cell>
          <table:table-cell table:style-name="ce3" office:value-type="float" office:value="0.772234692273878" calcext:value-type="float">
            <text:p>0.772235</text:p>
          </table:table-cell>
          <table:table-cell table:style-name="ce3" office:value-type="float" office:value="0.452646346136207" calcext:value-type="float">
            <text:p>0.452646</text:p>
          </table:table-cell>
          <table:table-cell table:style-name="ce3" office:value-type="float" office:value="0.638509039295985" calcext:value-type="float">
            <text:p>0.6385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63428710014304" calcext:value-type="float">
            <text:p>0.634287</text:p>
          </table:table-cell>
          <table:table-cell table:style-name="ce3" office:value-type="float" office:value="0.529806326438693" calcext:value-type="float">
            <text:p>0.529806</text:p>
          </table:table-cell>
          <table:table-cell table:style-name="ce3" office:value-type="float" office:value="0.225793650793651" calcext:value-type="float">
            <text:p>0.225794</text:p>
          </table:table-cell>
          <table:table-cell table:style-name="ce3" office:value-type="float" office:value="0.550739473137331" calcext:value-type="float">
            <text:p>0.550739</text:p>
          </table:table-cell>
          <table:table-cell table:style-name="ce3" office:value-type="float" office:value="0.460811050851715" calcext:value-type="float">
            <text:p>0.460811</text:p>
          </table:table-cell>
          <table:table-cell table:style-name="ce3" office:value-type="float" office:value="0.4959630999322" calcext:value-type="float">
            <text:p>0.4959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random', 'dissimilarity_type': 'euclidean', 'fraction_delta': 12.0, 'n_iterations': 200, 'n_neighbors': 16, 'verbose': False}</text:p>
          </table:table-cell>
          <table:table-cell table:style-name="ce3" office:value-type="float" office:value="0.87156022787454" calcext:value-type="float">
            <text:p>0.871560</text:p>
          </table:table-cell>
          <table:table-cell table:style-name="ce3" office:value-type="float" office:value="0.688840507619741" calcext:value-type="float">
            <text:p>0.688841</text:p>
          </table:table-cell>
          <table:table-cell table:style-name="ce3" office:value-type="float" office:value="0.600661375661376" calcext:value-type="float">
            <text:p>0.600661</text:p>
          </table:table-cell>
          <table:table-cell table:style-name="ce3" office:value-type="float" office:value="0.556378364576282" calcext:value-type="float">
            <text:p>0.556378</text:p>
          </table:table-cell>
          <table:table-cell table:style-name="ce3" office:value-type="float" office:value="0.229946711622858" calcext:value-type="float">
            <text:p>0.229947</text:p>
          </table:table-cell>
          <table:table-cell table:style-name="ce3" office:value-type="float" office:value="0.697498752821816" calcext:value-type="float">
            <text:p>0.6974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11, 'random_state': 42, 'reg': 0.001}</text:p>
          </table:table-cell>
          <table:table-cell table:style-name="ce3" office:value-type="float" office:value="0.78989759504259" calcext:value-type="float">
            <text:p>0.789898</text:p>
          </table:table-cell>
          <table:table-cell table:style-name="ce3" office:value-type="float" office:value="0.607720586415629" calcext:value-type="float">
            <text:p>0.607721</text:p>
          </table:table-cell>
          <table:table-cell table:style-name="ce3" office:value-type="float" office:value="0.417460317460317" calcext:value-type="float">
            <text:p>0.417460</text:p>
          </table:table-cell>
          <table:table-cell table:style-name="ce3" office:value-type="float" office:value="0.780666103756737" calcext:value-type="float">
            <text:p>0.780666</text:p>
          </table:table-cell>
          <table:table-cell table:style-name="ce3" office:value-type="float" office:value="0.453929302176507" calcext:value-type="float">
            <text:p>0.453929</text:p>
          </table:table-cell>
          <table:table-cell table:style-name="ce3" office:value-type="float" office:value="0.628363060099753" calcext:value-type="float">
            <text:p>0.6283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78167451160903" calcext:value-type="float">
            <text:p>0.781675</text:p>
          </table:table-cell>
          <table:table-cell table:style-name="ce3" office:value-type="float" office:value="0.617480486633901" calcext:value-type="float">
            <text:p>0.617480</text:p>
          </table:table-cell>
          <table:table-cell table:style-name="ce3" office:value-type="float" office:value="0.411507936507936" calcext:value-type="float">
            <text:p>0.411508</text:p>
          </table:table-cell>
          <table:table-cell table:style-name="ce3" office:value-type="float" office:value="0.78280220583186" calcext:value-type="float">
            <text:p>0.782802</text:p>
          </table:table-cell>
          <table:table-cell table:style-name="ce3" office:value-type="float" office:value="0.475020434381607" calcext:value-type="float">
            <text:p>0.475020</text:p>
          </table:table-cell>
          <table:table-cell table:style-name="ce3" office:value-type="float" office:value="0.623688941240224" calcext:value-type="float">
            <text:p>0.6236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200, 'n_analyzers': 10, 'verbose': False}</text:p>
          </table:table-cell>
          <table:table-cell table:style-name="ce3" office:value-type="float" office:value="0.849026435228493" calcext:value-type="float">
            <text:p>0.849026</text:p>
          </table:table-cell>
          <table:table-cell table:style-name="ce3" office:value-type="float" office:value="0.709169426007593" calcext:value-type="float">
            <text:p>0.709169</text:p>
          </table:table-cell>
          <table:table-cell table:style-name="ce3" office:value-type="float" office:value="0.572486772486772" calcext:value-type="float">
            <text:p>0.572487</text:p>
          </table:table-cell>
          <table:table-cell table:style-name="ce3" office:value-type="float" office:value="0.675732675657016" calcext:value-type="float">
            <text:p>0.675733</text:p>
          </table:table-cell>
          <table:table-cell table:style-name="ce3" office:value-type="float" office:value="0.437013042967787" calcext:value-type="float">
            <text:p>0.437013</text:p>
          </table:table-cell>
          <table:table-cell table:style-name="ce3" office:value-type="float" office:value="0.673880453282417" calcext:value-type="float">
            <text:p>0.673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577177899535243" calcext:value-type="float">
            <text:p>0.577178</text:p>
          </table:table-cell>
          <table:table-cell table:style-name="ce3" office:value-type="float" office:value="0.534787617364792" calcext:value-type="float">
            <text:p>0.534788</text:p>
          </table:table-cell>
          <table:table-cell table:style-name="ce3" office:value-type="float" office:value="0.293518518518519" calcext:value-type="float">
            <text:p>0.293519</text:p>
          </table:table-cell>
          <table:table-cell table:style-name="ce3" office:value-type="float" office:value="0.470562150526764" calcext:value-type="float">
            <text:p>0.470562</text:p>
          </table:table-cell>
          <table:table-cell table:style-name="ce3" office:value-type="float" office:value="0.414130115331293" calcext:value-type="float">
            <text:p>0.414130</text:p>
          </table:table-cell>
          <table:table-cell table:style-name="ce3" office:value-type="float" office:value="0.492383214122805" calcext:value-type="float">
            <text:p>0.4923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4, 'random_state': 42}</text:p>
          </table:table-cell>
          <table:table-cell table:style-name="ce3" office:value-type="float" office:value="0.822297825688845" calcext:value-type="float">
            <text:p>0.822298</text:p>
          </table:table-cell>
          <table:table-cell table:style-name="ce3" office:value-type="float" office:value="0.647216654045466" calcext:value-type="float">
            <text:p>0.647217</text:p>
          </table:table-cell>
          <table:table-cell table:style-name="ce3" office:value-type="float" office:value="0.484920634920635" calcext:value-type="float">
            <text:p>0.484921</text:p>
          </table:table-cell>
          <table:table-cell table:style-name="ce3" office:value-type="float" office:value="0.866230131963771" calcext:value-type="float">
            <text:p>0.866230</text:p>
          </table:table-cell>
          <table:table-cell table:style-name="ce3" office:value-type="float" office:value="0.182446185248121" calcext:value-type="float">
            <text:p>0.182446</text:p>
          </table:table-cell>
          <table:table-cell table:style-name="ce3" office:value-type="float" office:value="0.727643812274119" calcext:value-type="float">
            <text:p>0.7276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867223608079548" calcext:value-type="float">
            <text:p>0.867224</text:p>
          </table:table-cell>
          <table:table-cell table:style-name="ce3" office:value-type="float" office:value="0.689708400770141" calcext:value-type="float">
            <text:p>0.689708</text:p>
          </table:table-cell>
          <table:table-cell table:style-name="ce3" office:value-type="float" office:value="0.568518518518519" calcext:value-type="float">
            <text:p>0.568519</text:p>
          </table:table-cell>
          <table:table-cell table:style-name="ce3" office:value-type="float" office:value="0.650093258857882" calcext:value-type="float">
            <text:p>0.650093</text:p>
          </table:table-cell>
          <table:table-cell table:style-name="ce3" office:value-type="float" office:value="0.280168692602159" calcext:value-type="float">
            <text:p>0.280169</text:p>
          </table:table-cell>
          <table:table-cell table:style-name="ce3" office:value-type="float" office:value="0.699075018724786" calcext:value-type="float">
            <text:p>0.6990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4, 'random_state': 42}</text:p>
          </table:table-cell>
          <table:table-cell table:style-name="ce3" office:value-type="float" office:value="0.51444781009795" calcext:value-type="float">
            <text:p>0.514448</text:p>
          </table:table-cell>
          <table:table-cell table:style-name="ce3" office:value-type="float" office:value="0.499657371523602" calcext:value-type="float">
            <text:p>0.499657</text:p>
          </table:table-cell>
          <table:table-cell table:style-name="ce3" office:value-type="float" office:value="0.23505291005291" calcext:value-type="float">
            <text:p>0.235053</text:p>
          </table:table-cell>
          <table:table-cell table:style-name="ce3" office:value-type="float" office:value="0.507454182386157" calcext:value-type="float">
            <text:p>0.507454</text:p>
          </table:table-cell>
          <table:table-cell table:style-name="ce3" office:value-type="float" office:value="0.227441587350023" calcext:value-type="float">
            <text:p>0.227442</text:p>
          </table:table-cell>
          <table:table-cell table:style-name="ce3" office:value-type="float" office:value="0.505834137342119" calcext:value-type="float">
            <text:p>0.5058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3, 'k2': 8, 'verbose': False}</text:p>
          </table:table-cell>
          <table:table-cell table:style-name="ce3" office:value-type="float" office:value="0.648036289663979" calcext:value-type="float">
            <text:p>0.648036</text:p>
          </table:table-cell>
          <table:table-cell table:style-name="ce3" office:value-type="float" office:value="0.595708544305364" calcext:value-type="float">
            <text:p>0.595709</text:p>
          </table:table-cell>
          <table:table-cell table:style-name="ce3" office:value-type="float" office:value="0.399206349206349" calcext:value-type="float">
            <text:p>0.399206</text:p>
          </table:table-cell>
          <table:table-cell table:style-name="ce3" office:value-type="float" office:value="0.600255041758021" calcext:value-type="float">
            <text:p>0.600255</text:p>
          </table:table-cell>
          <table:table-cell table:style-name="ce3" office:value-type="float" office:value="0.475014708628852" calcext:value-type="float">
            <text:p>0.475015</text:p>
          </table:table-cell>
          <table:table-cell table:style-name="ce3" office:value-type="float" office:value="0.553638303260972" calcext:value-type="float">
            <text:p>0.5536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random', 'l1_ratio': 0.0, 'max_iter': 200, 'n_components': 2, 'random_state': 42}</text:p>
          </table:table-cell>
          <table:table-cell table:style-name="ce3" office:value-type="float" office:value="0.843852237912107" calcext:value-type="float">
            <text:p>0.843852</text:p>
          </table:table-cell>
          <table:table-cell table:style-name="ce3" office:value-type="float" office:value="0.644098475061992" calcext:value-type="float">
            <text:p>0.644098</text:p>
          </table:table-cell>
          <table:table-cell table:style-name="ce3" office:value-type="float" office:value="0.467195767195767" calcext:value-type="float">
            <text:p>0.467196</text:p>
          </table:table-cell>
          <table:table-cell table:style-name="ce3" office:value-type="float" office:value="0.632628551421388" calcext:value-type="float">
            <text:p>0.632629</text:p>
          </table:table-cell>
          <table:table-cell table:style-name="ce3" office:value-type="float" office:value="0.289407354929549" calcext:value-type="float">
            <text:p>0.289407</text:p>
          </table:table-cell>
          <table:table-cell table:style-name="ce3" office:value-type="float" office:value="0.659673535332341" calcext:value-type="float">
            <text:p>0.6596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8.0, 'init_type': 'fastmap', 'n_iterations': 200, 'verbose': False}</text:p>
          </table:table-cell>
          <table:table-cell table:style-name="ce3" office:value-type="float" office:value="0.882300127201904" calcext:value-type="float">
            <text:p>0.882300</text:p>
          </table:table-cell>
          <table:table-cell table:style-name="ce3" office:value-type="float" office:value="0.805916992095664" calcext:value-type="float">
            <text:p>0.805917</text:p>
          </table:table-cell>
          <table:table-cell table:style-name="ce3" office:value-type="float" office:value="0.684920634920635" calcext:value-type="float">
            <text:p>0.684921</text:p>
          </table:table-cell>
          <table:table-cell table:style-name="ce3" office:value-type="float" office:value="0.647702600022777" calcext:value-type="float">
            <text:p>0.647703</text:p>
          </table:table-cell>
          <table:table-cell table:style-name="ce3" office:value-type="float" office:value="0.233359573932063" calcext:value-type="float">
            <text:p>0.233360</text:p>
          </table:table-cell>
          <table:table-cell table:style-name="ce3" office:value-type="float" office:value="0.757496156061783" calcext:value-type="float">
            <text:p>0.757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76881301320029" calcext:value-type="float">
            <text:p>0.876881</text:p>
          </table:table-cell>
          <table:table-cell table:style-name="ce3" office:value-type="float" office:value="0.697552971921541" calcext:value-type="float">
            <text:p>0.697553</text:p>
          </table:table-cell>
          <table:table-cell table:style-name="ce3" office:value-type="float" office:value="0.587962962962963" calcext:value-type="float">
            <text:p>0.587963</text:p>
          </table:table-cell>
          <table:table-cell table:style-name="ce3" office:value-type="float" office:value="0.643181811573467" calcext:value-type="float">
            <text:p>0.643182</text:p>
          </table:table-cell>
          <table:table-cell table:style-name="ce3" office:value-type="float" office:value="0.301706775930006" calcext:value-type="float">
            <text:p>0.301707</text:p>
          </table:table-cell>
          <table:table-cell table:style-name="ce3" office:value-type="float" office:value="0.700774454369599" calcext:value-type="float">
            <text:p>0.7007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876883776065254" calcext:value-type="float">
            <text:p>0.876884</text:p>
          </table:table-cell>
          <table:table-cell table:style-name="ce3" office:value-type="float" office:value="0.697472790176251" calcext:value-type="float">
            <text:p>0.697473</text:p>
          </table:table-cell>
          <table:table-cell table:style-name="ce3" office:value-type="float" office:value="0.588227513227513" calcext:value-type="float">
            <text:p>0.588228</text:p>
          </table:table-cell>
          <table:table-cell table:style-name="ce3" office:value-type="float" office:value="0.643185688368938" calcext:value-type="float">
            <text:p>0.643186</text:p>
          </table:table-cell>
          <table:table-cell table:style-name="ce3" office:value-type="float" office:value="0.301705102289705" calcext:value-type="float">
            <text:p>0.301705</text:p>
          </table:table-cell>
          <table:table-cell table:style-name="ce3" office:value-type="float" office:value="0.70081293310965" calcext:value-type="float">
            <text:p>0.7008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876886250810479" calcext:value-type="float">
            <text:p>0.876886</text:p>
          </table:table-cell>
          <table:table-cell table:style-name="ce3" office:value-type="float" office:value="0.697573388569647" calcext:value-type="float">
            <text:p>0.697573</text:p>
          </table:table-cell>
          <table:table-cell table:style-name="ce3" office:value-type="float" office:value="0.587698412698413" calcext:value-type="float">
            <text:p>0.587698</text:p>
          </table:table-cell>
          <table:table-cell table:style-name="ce3" office:value-type="float" office:value="0.643242646496124" calcext:value-type="float">
            <text:p>0.643243</text:p>
          </table:table-cell>
          <table:table-cell table:style-name="ce3" office:value-type="float" office:value="0.301898879670287" calcext:value-type="float">
            <text:p>0.301899</text:p>
          </table:table-cell>
          <table:table-cell table:style-name="ce3" office:value-type="float" office:value="0.700700363780875" calcext:value-type="float">
            <text:p>0.700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876573071802258" calcext:value-type="float">
            <text:p>0.876573</text:p>
          </table:table-cell>
          <table:table-cell table:style-name="ce3" office:value-type="float" office:value="0.696086066689434" calcext:value-type="float">
            <text:p>0.696086</text:p>
          </table:table-cell>
          <table:table-cell table:style-name="ce3" office:value-type="float" office:value="0.587830687830688" calcext:value-type="float">
            <text:p>0.587831</text:p>
          </table:table-cell>
          <table:table-cell table:style-name="ce3" office:value-type="float" office:value="0.642023333563949" calcext:value-type="float">
            <text:p>0.642023</text:p>
          </table:table-cell>
          <table:table-cell table:style-name="ce3" office:value-type="float" office:value="0.301363680116251" calcext:value-type="float">
            <text:p>0.301364</text:p>
          </table:table-cell>
          <table:table-cell table:style-name="ce3" office:value-type="float" office:value="0.700229895954015" calcext:value-type="float">
            <text:p>0.7002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0.5, 'kernel': 'sigmoid', 'max_iter': None, 'n_components': 2, 'random_state': 42}</text:p>
          </table:table-cell>
          <table:table-cell table:style-name="ce3" office:value-type="float" office:value="0.870647913047352" calcext:value-type="float">
            <text:p>0.870648</text:p>
          </table:table-cell>
          <table:table-cell table:style-name="ce3" office:value-type="float" office:value="0.697177058121866" calcext:value-type="float">
            <text:p>0.697177</text:p>
          </table:table-cell>
          <table:table-cell table:style-name="ce3" office:value-type="float" office:value="0.625" calcext:value-type="float">
            <text:p>0.625000</text:p>
          </table:table-cell>
          <table:table-cell table:style-name="ce3" office:value-type="float" office:value="0.617019594163205" calcext:value-type="float">
            <text:p>0.617020</text:p>
          </table:table-cell>
          <table:table-cell table:style-name="ce3" office:value-type="float" office:value="0.249051139062908" calcext:value-type="float">
            <text:p>0.249051</text:p>
          </table:table-cell>
          <table:table-cell table:style-name="ce3" office:value-type="float" office:value="0.712158685253903" calcext:value-type="float">
            <text:p>0.7121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200, 'verbose': False}</text:p>
          </table:table-cell>
          <table:table-cell table:style-name="ce3" office:value-type="float" office:value="0.876787013526957" calcext:value-type="float">
            <text:p>0.876787</text:p>
          </table:table-cell>
          <table:table-cell table:style-name="ce3" office:value-type="float" office:value="0.694201053251568" calcext:value-type="float">
            <text:p>0.694201</text:p>
          </table:table-cell>
          <table:table-cell table:style-name="ce3" office:value-type="float" office:value="0.586640211640211" calcext:value-type="float">
            <text:p>0.586640</text:p>
          </table:table-cell>
          <table:table-cell table:style-name="ce3" office:value-type="float" office:value="0.640058438798821" calcext:value-type="float">
            <text:p>0.640058</text:p>
          </table:table-cell>
          <table:table-cell table:style-name="ce3" office:value-type="float" office:value="0.29524941036631" calcext:value-type="float">
            <text:p>0.295249</text:p>
          </table:table-cell>
          <table:table-cell table:style-name="ce3" office:value-type="float" office:value="0.70048746137025" calcext:value-type="float">
            <text:p>0.7004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01, 'max_iter': 1000, 'method': 'lars', 'n_components': 2, 'normalize_components': True, 'random_state': 42, 'ridge_alpha': 0.5, 'tol': 1e-08}</text:p>
          </table:table-cell>
          <table:table-cell table:style-name="ce3" office:value-type="float" office:value="0.874509752970932" calcext:value-type="float">
            <text:p>0.874510</text:p>
          </table:table-cell>
          <table:table-cell table:style-name="ce3" office:value-type="float" office:value="0.696091758603452" calcext:value-type="float">
            <text:p>0.696092</text:p>
          </table:table-cell>
          <table:table-cell table:style-name="ce3" office:value-type="float" office:value="0.584391534391534" calcext:value-type="float">
            <text:p>0.584392</text:p>
          </table:table-cell>
          <table:table-cell table:style-name="ce3" office:value-type="float" office:value="0.640167943181785" calcext:value-type="float">
            <text:p>0.640168</text:p>
          </table:table-cell>
          <table:table-cell table:style-name="ce3" office:value-type="float" office:value="0.300051973925132" calcext:value-type="float">
            <text:p>0.300052</text:p>
          </table:table-cell>
          <table:table-cell table:style-name="ce3" office:value-type="float" office:value="0.699021803044514" calcext:value-type="float">
            <text:p>0.699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756151102993947" calcext:value-type="float">
            <text:p>0.756151</text:p>
          </table:table-cell>
          <table:table-cell table:style-name="ce3" office:value-type="float" office:value="0.523328433337788" calcext:value-type="float">
            <text:p>0.523328</text:p>
          </table:table-cell>
          <table:table-cell table:style-name="ce3" office:value-type="float" office:value="0.273941798941799" calcext:value-type="float">
            <text:p>0.273942</text:p>
          </table:table-cell>
          <table:table-cell table:style-name="ce3" office:value-type="float" office:value="0.70906384398969" calcext:value-type="float">
            <text:p>0.709064</text:p>
          </table:table-cell>
          <table:table-cell table:style-name="ce3" office:value-type="float" office:value="0.286994403552328" calcext:value-type="float">
            <text:p>0.286994</text:p>
          </table:table-cell>
          <table:table-cell table:style-name="ce3" office:value-type="float" office:value="0.595098155142179" calcext:value-type="float">
            <text:p>0.5950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723213357684826" calcext:value-type="float">
            <text:p>0.723213</text:p>
          </table:table-cell>
          <table:table-cell table:style-name="ce3" office:value-type="float" office:value="0.534136140684317" calcext:value-type="float">
            <text:p>0.534136</text:p>
          </table:table-cell>
          <table:table-cell table:style-name="ce3" office:value-type="float" office:value="0.213359788359788" calcext:value-type="float">
            <text:p>0.213360</text:p>
          </table:table-cell>
          <table:table-cell table:style-name="ce3" office:value-type="float" office:value="0.64101675448389" calcext:value-type="float">
            <text:p>0.641017</text:p>
          </table:table-cell>
          <table:table-cell table:style-name="ce3" office:value-type="float" office:value="0.335150612326934" calcext:value-type="float">
            <text:p>0.335151</text:p>
          </table:table-cell>
          <table:table-cell table:style-name="ce3" office:value-type="float" office:value="0.555315085777177" calcext:value-type="float">
            <text:p>0.5553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799257576432506" calcext:value-type="float">
            <text:p>0.799258</text:p>
          </table:table-cell>
          <table:table-cell table:style-name="ce3" office:value-type="float" office:value="0.610884053236719" calcext:value-type="float">
            <text:p>0.610884</text:p>
          </table:table-cell>
          <table:table-cell table:style-name="ce3" office:value-type="float" office:value="0.422883597883598" calcext:value-type="float">
            <text:p>0.422884</text:p>
          </table:table-cell>
          <table:table-cell table:style-name="ce3" office:value-type="float" office:value="0.587673937688625" calcext:value-type="float">
            <text:p>0.587674</text:p>
          </table:table-cell>
          <table:table-cell table:style-name="ce3" office:value-type="float" office:value="0.372740625228284" calcext:value-type="float">
            <text:p>0.372741</text:p>
          </table:table-cell>
          <table:table-cell table:style-name="ce3" office:value-type="float" office:value="0.609591708002633" calcext:value-type="float">
            <text:p>0.6095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8.0, 'init': 'random', 'learning_rate': 200.0, 'method': 'barnes_hut', 'metric': 'euclidean', 'min_grad_norm': 1e-07, 'n_components': 2, 'n_iter': 3000, 'n_iter_without_progress': 300, 'n_jobs': 4, 'perplexity': 5.0, 'random_state': 42}</text:p>
          </table:table-cell>
          <table:table-cell table:style-name="ce3" office:value-type="float" office:value="0.937246524220332" calcext:value-type="float">
            <text:p>0.937247</text:p>
          </table:table-cell>
          <table:table-cell table:style-name="ce3" office:value-type="float" office:value="0.833157997634144" calcext:value-type="float">
            <text:p>0.833158</text:p>
          </table:table-cell>
          <table:table-cell table:style-name="ce3" office:value-type="float" office:value="0.83994708994709" calcext:value-type="float">
            <text:p>0.839947</text:p>
          </table:table-cell>
          <table:table-cell table:style-name="ce3" office:value-type="float" office:value="0.585133591163365" calcext:value-type="float">
            <text:p>0.585134</text:p>
          </table:table-cell>
          <table:table-cell table:style-name="ce3" office:value-type="float" office:value="0.222727090699907" calcext:value-type="float">
            <text:p>0.222727</text:p>
          </table:table-cell>
          <table:table-cell table:style-name="ce3" office:value-type="float" office:value="0.794551622453005" calcext:value-type="float">
            <text:p>0.7945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20, 'verbose': False}</text:p>
          </table:table-cell>
          <table:table-cell table:style-name="ce3" office:value-type="float" office:value="0.649823550665459" calcext:value-type="float">
            <text:p>0.649824</text:p>
          </table:table-cell>
          <table:table-cell table:style-name="ce3" office:value-type="float" office:value="0.516584133913414" calcext:value-type="float">
            <text:p>0.516584</text:p>
          </table:table-cell>
          <table:table-cell table:style-name="ce3" office:value-type="float" office:value="0.256746031746032" calcext:value-type="float">
            <text:p>0.256746</text:p>
          </table:table-cell>
          <table:table-cell table:style-name="ce3" office:value-type="float" office:value="0.814432075108858" calcext:value-type="float">
            <text:p>0.814432</text:p>
          </table:table-cell>
          <table:table-cell table:style-name="ce3" office:value-type="float" office:value="0.190722378249971" calcext:value-type="float">
            <text:p>0.190722</text:p>
          </table:table-cell>
          <table:table-cell table:style-name="ce3" office:value-type="float" office:value="0.609372682636758" calcext:value-type="float">
            <text:p>0.6093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845122029687044" calcext:value-type="float">
            <text:p>0.845122</text:p>
          </table:table-cell>
          <table:table-cell table:style-name="ce3" office:value-type="float" office:value="0.652280725199341" calcext:value-type="float">
            <text:p>0.652281</text:p>
          </table:table-cell>
          <table:table-cell table:style-name="ce3" office:value-type="float" office:value="0.493783068783069" calcext:value-type="float">
            <text:p>0.493783</text:p>
          </table:table-cell>
          <table:table-cell table:style-name="ce3" office:value-type="float" office:value="0.636749437164224" calcext:value-type="float">
            <text:p>0.636749</text:p>
          </table:table-cell>
          <table:table-cell table:style-name="ce3" office:value-type="float" office:value="0.28056426717857" calcext:value-type="float">
            <text:p>0.280564</text:p>
          </table:table-cell>
          <table:table-cell table:style-name="ce3" office:value-type="float" office:value="0.669474198731021" calcext:value-type="float">
            <text:p>0.6694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ae9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01, 'n_components': 2, 'n_neighbors': 10, 'random_state': 42, 'spread': 1.0}</text:p>
          </table:table-cell>
          <table:table-cell table:style-name="ce3" office:value-type="float" office:value="0.871779614038735" calcext:value-type="float">
            <text:p>0.871780</text:p>
          </table:table-cell>
          <table:table-cell table:style-name="ce3" office:value-type="float" office:value="0.798405397914285" calcext:value-type="float">
            <text:p>0.798405</text:p>
          </table:table-cell>
          <table:table-cell table:style-name="ce3" office:value-type="float" office:value="0.978571428571429" calcext:value-type="float">
            <text:p>0.978571</text:p>
          </table:table-cell>
          <table:table-cell table:style-name="ce3" office:value-type="float" office:value="0.559763329528268" calcext:value-type="float">
            <text:p>0.559763</text:p>
          </table:table-cell>
          <table:table-cell table:style-name="ce3" office:value-type="float" office:value="0.237934529801365" calcext:value-type="float">
            <text:p>0.237935</text:p>
          </table:table-cell>
          <table:table-cell table:style-name="ce3" office:value-type="float" office:value="0.79411704805027" calcext:value-type="float">
            <text:p>0.7941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LARGE', 'n_components': 2}</text:p>
          </table:table-cell>
          <table:table-cell table:style-name="ce3" office:value-type="float" office:value="0.979930673575705" calcext:value-type="float">
            <text:p>0.979931</text:p>
          </table:table-cell>
          <table:table-cell table:style-name="ce3" office:value-type="float" office:value="0.938190209603786" calcext:value-type="float">
            <text:p>0.938190</text:p>
          </table:table-cell>
          <table:table-cell table:style-name="ce3" office:value-type="float" office:value="0.742857142857143" calcext:value-type="float">
            <text:p>0.742857</text:p>
          </table:table-cell>
          <table:table-cell table:style-name="ce3" office:value-type="float" office:value="0.763526400383304" calcext:value-type="float">
            <text:p>0.763526</text:p>
          </table:table-cell>
          <table:table-cell table:style-name="ce3" office:value-type="float" office:value="0.246446948413841" calcext:value-type="float">
            <text:p>0.246447</text:p>
          </table:table-cell>
          <table:table-cell table:style-name="ce3" office:value-type="float" office:value="0.835611495601219" calcext:value-type="float">
            <text:p>0.8356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10, 'verbose': False, 'width': 10.0}</text:p>
          </table:table-cell>
          <table:table-cell table:style-name="ce3" office:value-type="float" office:value="0.97000767825208" calcext:value-type="float">
            <text:p>0.970008</text:p>
          </table:table-cell>
          <table:table-cell table:style-name="ce3" office:value-type="float" office:value="0.909890713341553" calcext:value-type="float">
            <text:p>0.909891</text:p>
          </table:table-cell>
          <table:table-cell table:style-name="ce3" office:value-type="float" office:value="0.727579365079365" calcext:value-type="float">
            <text:p>0.727579</text:p>
          </table:table-cell>
          <table:table-cell table:style-name="ce3" office:value-type="float" office:value="0.851659429021006" calcext:value-type="float">
            <text:p>0.851659</text:p>
          </table:table-cell>
          <table:table-cell table:style-name="ce3" office:value-type="float" office:value="0.427548857034753" calcext:value-type="float">
            <text:p>0.427549</text:p>
          </table:table-cell>
          <table:table-cell table:style-name="ce3" office:value-type="float" office:value="0.80631766573185" calcext:value-type="float">
            <text:p>0.8063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9813619802948" calcext:value-type="float">
            <text:p>0.981362</text:p>
          </table:table-cell>
          <table:table-cell table:style-name="ce3" office:value-type="float" office:value="0.914231633287791" calcext:value-type="float">
            <text:p>0.914232</text:p>
          </table:table-cell>
          <table:table-cell table:style-name="ce3" office:value-type="float" office:value="0.736210317460317" calcext:value-type="float">
            <text:p>0.736210</text:p>
          </table:table-cell>
          <table:table-cell table:style-name="ce3" office:value-type="float" office:value="0.892947075700553" calcext:value-type="float">
            <text:p>0.892947</text:p>
          </table:table-cell>
          <table:table-cell table:style-name="ce3" office:value-type="float" office:value="0.182025370403497" calcext:value-type="float">
            <text:p>0.182025</text:p>
          </table:table-cell>
          <table:table-cell table:style-name="ce3" office:value-type="float" office:value="0.868545127267993" calcext:value-type="float">
            <text:p>0.8685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77477104090995" calcext:value-type="float">
            <text:p>0.977477</text:p>
          </table:table-cell>
          <table:table-cell table:style-name="ce3" office:value-type="float" office:value="0.891204097104202" calcext:value-type="float">
            <text:p>0.891204</text:p>
          </table:table-cell>
          <table:table-cell table:style-name="ce3" office:value-type="float" office:value="0.668452380952381" calcext:value-type="float">
            <text:p>0.668452</text:p>
          </table:table-cell>
          <table:table-cell table:style-name="ce3" office:value-type="float" office:value="0.850979899436059" calcext:value-type="float">
            <text:p>0.850980</text:p>
          </table:table-cell>
          <table:table-cell table:style-name="ce3" office:value-type="float" office:value="0.278617048909791" calcext:value-type="float">
            <text:p>0.278617</text:p>
          </table:table-cell>
          <table:table-cell table:style-name="ce3" office:value-type="float" office:value="0.821899286534769" calcext:value-type="float">
            <text:p>0.8218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98023523498506" calcext:value-type="float">
            <text:p>0.980235</text:p>
          </table:table-cell>
          <table:table-cell table:style-name="ce3" office:value-type="float" office:value="0.884325466249014" calcext:value-type="float">
            <text:p>0.884325</text:p>
          </table:table-cell>
          <table:table-cell table:style-name="ce3" office:value-type="float" office:value="0.707738095238095" calcext:value-type="float">
            <text:p>0.707738</text:p>
          </table:table-cell>
          <table:table-cell table:style-name="ce3" office:value-type="float" office:value="0.893258212251396" calcext:value-type="float">
            <text:p>0.893258</text:p>
          </table:table-cell>
          <table:table-cell table:style-name="ce3" office:value-type="float" office:value="0.182161647937585" calcext:value-type="float">
            <text:p>0.182162</text:p>
          </table:table-cell>
          <table:table-cell table:style-name="ce3" office:value-type="float" office:value="0.856679072157196" calcext:value-type="float">
            <text:p>0.8566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exp', 'max_iter': 200, 'n_components': 2, 'random_state': 42}</text:p>
          </table:table-cell>
          <table:table-cell table:style-name="ce3" office:value-type="float" office:value="0.980135959212236" calcext:value-type="float">
            <text:p>0.980136</text:p>
          </table:table-cell>
          <table:table-cell table:style-name="ce3" office:value-type="float" office:value="0.88434948682062" calcext:value-type="float">
            <text:p>0.884349</text:p>
          </table:table-cell>
          <table:table-cell table:style-name="ce3" office:value-type="float" office:value="0.710218253968254" calcext:value-type="float">
            <text:p>0.710218</text:p>
          </table:table-cell>
          <table:table-cell table:style-name="ce3" office:value-type="float" office:value="0.876516246868419" calcext:value-type="float">
            <text:p>0.876516</text:p>
          </table:table-cell>
          <table:table-cell table:style-name="ce3" office:value-type="float" office:value="0.188061368399375" calcext:value-type="float">
            <text:p>0.188061</text:p>
          </table:table-cell>
          <table:table-cell table:style-name="ce3" office:value-type="float" office:value="0.852631715694031" calcext:value-type="float">
            <text:p>0.8526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8.0, 'init_type': 'random', 'n_iterations': 100, 'verbose': False}</text:p>
          </table:table-cell>
          <table:table-cell table:style-name="ce3" office:value-type="float" office:value="0.958802775833916" calcext:value-type="float">
            <text:p>0.958803</text:p>
          </table:table-cell>
          <table:table-cell table:style-name="ce3" office:value-type="float" office:value="0.914428726937474" calcext:value-type="float">
            <text:p>0.914429</text:p>
          </table:table-cell>
          <table:table-cell table:style-name="ce3" office:value-type="float" office:value="0.759424603174603" calcext:value-type="float">
            <text:p>0.759425</text:p>
          </table:table-cell>
          <table:table-cell table:style-name="ce3" office:value-type="float" office:value="0.900889951619509" calcext:value-type="float">
            <text:p>0.900890</text:p>
          </table:table-cell>
          <table:table-cell table:style-name="ce3" office:value-type="float" office:value="0.171847246413246" calcext:value-type="float">
            <text:p>0.171847</text:p>
          </table:table-cell>
          <table:table-cell table:style-name="ce3" office:value-type="float" office:value="0.872339762230451" calcext:value-type="float">
            <text:p>0.8723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88504073777867" calcext:value-type="float">
            <text:p>0.988504</text:p>
          </table:table-cell>
          <table:table-cell table:style-name="ce3" office:value-type="float" office:value="0.902235232208115" calcext:value-type="float">
            <text:p>0.902235</text:p>
          </table:table-cell>
          <table:table-cell table:style-name="ce3" office:value-type="float" office:value="0.75327380952381" calcext:value-type="float">
            <text:p>0.753274</text:p>
          </table:table-cell>
          <table:table-cell table:style-name="ce3" office:value-type="float" office:value="0.632436179074792" calcext:value-type="float">
            <text:p>0.632436</text:p>
          </table:table-cell>
          <table:table-cell table:style-name="ce3" office:value-type="float" office:value="0.303168435725023" calcext:value-type="float">
            <text:p>0.303168</text:p>
          </table:table-cell>
          <table:table-cell table:style-name="ce3" office:value-type="float" office:value="0.794656171771912" calcext:value-type="float">
            <text:p>0.7946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16, 'verbose': False}</text:p>
          </table:table-cell>
          <table:table-cell table:style-name="ce3" office:value-type="float" office:value="0.986424142201784" calcext:value-type="float">
            <text:p>0.986424</text:p>
          </table:table-cell>
          <table:table-cell table:style-name="ce3" office:value-type="float" office:value="0.899732302531463" calcext:value-type="float">
            <text:p>0.899732</text:p>
          </table:table-cell>
          <table:table-cell table:style-name="ce3" office:value-type="float" office:value="0.730059523809524" calcext:value-type="float">
            <text:p>0.730060</text:p>
          </table:table-cell>
          <table:table-cell table:style-name="ce3" office:value-type="float" office:value="0.723229245519538" calcext:value-type="float">
            <text:p>0.723229</text:p>
          </table:table-cell>
          <table:table-cell table:style-name="ce3" office:value-type="float" office:value="0.250196915417933" calcext:value-type="float">
            <text:p>0.250197</text:p>
          </table:table-cell>
          <table:table-cell table:style-name="ce3" office:value-type="float" office:value="0.817849659728875" calcext:value-type="float">
            <text:p>0.8178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12.0, 'n_iterations': 200, 'sample_type': 'clustering_centroid', 'verbose': False}</text:p>
          </table:table-cell>
          <table:table-cell table:style-name="ce3" office:value-type="float" office:value="0.985275528452575" calcext:value-type="float">
            <text:p>0.985276</text:p>
          </table:table-cell>
          <table:table-cell table:style-name="ce3" office:value-type="float" office:value="0.912571367478645" calcext:value-type="float">
            <text:p>0.912571</text:p>
          </table:table-cell>
          <table:table-cell table:style-name="ce3" office:value-type="float" office:value="0.730853174603175" calcext:value-type="float">
            <text:p>0.730853</text:p>
          </table:table-cell>
          <table:table-cell table:style-name="ce3" office:value-type="float" office:value="0.88926207708561" calcext:value-type="float">
            <text:p>0.889262</text:p>
          </table:table-cell>
          <table:table-cell table:style-name="ce3" office:value-type="float" office:value="0.179537395440644" calcext:value-type="float">
            <text:p>0.179537</text:p>
          </table:table-cell>
          <table:table-cell table:style-name="ce3" office:value-type="float" office:value="0.867684950435872" calcext:value-type="float">
            <text:p>0.867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961357217834649" calcext:value-type="float">
            <text:p>0.961357</text:p>
          </table:table-cell>
          <table:table-cell table:style-name="ce3" office:value-type="float" office:value="0.899925994423895" calcext:value-type="float">
            <text:p>0.899926</text:p>
          </table:table-cell>
          <table:table-cell table:style-name="ce3" office:value-type="float" office:value="0.666765873015873" calcext:value-type="float">
            <text:p>0.666766</text:p>
          </table:table-cell>
          <table:table-cell table:style-name="ce3" office:value-type="float" office:value="0.810021512874892" calcext:value-type="float">
            <text:p>0.810022</text:p>
          </table:table-cell>
          <table:table-cell table:style-name="ce3" office:value-type="float" office:value="0.203318741316886" calcext:value-type="float">
            <text:p>0.203319</text:p>
          </table:table-cell>
          <table:table-cell table:style-name="ce3" office:value-type="float" office:value="0.826950371366485" calcext:value-type="float">
            <text:p>0.8269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200, 'n_analyzers': 10, 'verbose': False}</text:p>
          </table:table-cell>
          <table:table-cell table:style-name="ce3" office:value-type="float" office:value="0.979720875404045" calcext:value-type="float">
            <text:p>0.979721</text:p>
          </table:table-cell>
          <table:table-cell table:style-name="ce3" office:value-type="float" office:value="0.930684544636609" calcext:value-type="float">
            <text:p>0.930685</text:p>
          </table:table-cell>
          <table:table-cell table:style-name="ce3" office:value-type="float" office:value="0.745634920634921" calcext:value-type="float">
            <text:p>0.745635</text:p>
          </table:table-cell>
          <table:table-cell table:style-name="ce3" office:value-type="float" office:value="0.666653865158803" calcext:value-type="float">
            <text:p>0.666654</text:p>
          </table:table-cell>
          <table:table-cell table:style-name="ce3" office:value-type="float" office:value="0.30787799078581" calcext:value-type="float">
            <text:p>0.307878</text:p>
          </table:table-cell>
          <table:table-cell table:style-name="ce3" office:value-type="float" office:value="0.802963243009713" calcext:value-type="float">
            <text:p>0.8029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11, 'random_state': 42, 'reg': 0.01}</text:p>
          </table:table-cell>
          <table:table-cell table:style-name="ce3" office:value-type="float" office:value="0.990982080375887" calcext:value-type="float">
            <text:p>0.990982</text:p>
          </table:table-cell>
          <table:table-cell table:style-name="ce3" office:value-type="float" office:value="0.970385620424984" calcext:value-type="float">
            <text:p>0.970386</text:p>
          </table:table-cell>
          <table:table-cell table:style-name="ce3" office:value-type="float" office:value="0.89781746031746" calcext:value-type="float">
            <text:p>0.897817</text:p>
          </table:table-cell>
          <table:table-cell table:style-name="ce3" office:value-type="float" office:value="0.528871643032755" calcext:value-type="float">
            <text:p>0.528872</text:p>
          </table:table-cell>
          <table:table-cell table:style-name="ce3" office:value-type="float" office:value="0.258083306654086" calcext:value-type="float">
            <text:p>0.258083</text:p>
          </table:table-cell>
          <table:table-cell table:style-name="ce3" office:value-type="float" office:value="0.8259946994994" calcext:value-type="float">
            <text:p>0.8259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7, 'random_state': 42, 'reg': 0.001}</text:p>
          </table:table-cell>
          <table:table-cell table:style-name="ce3" office:value-type="float" office:value="0.991706099281327" calcext:value-type="float">
            <text:p>0.991706</text:p>
          </table:table-cell>
          <table:table-cell table:style-name="ce3" office:value-type="float" office:value="0.951825355171226" calcext:value-type="float">
            <text:p>0.951825</text:p>
          </table:table-cell>
          <table:table-cell table:style-name="ce3" office:value-type="float" office:value="0.85734126984127" calcext:value-type="float">
            <text:p>0.857341</text:p>
          </table:table-cell>
          <table:table-cell table:style-name="ce3" office:value-type="float" office:value="0.605547612541677" calcext:value-type="float">
            <text:p>0.605548</text:p>
          </table:table-cell>
          <table:table-cell table:style-name="ce3" office:value-type="float" office:value="0.458044168587776" calcext:value-type="float">
            <text:p>0.458044</text:p>
          </table:table-cell>
          <table:table-cell table:style-name="ce3" office:value-type="float" office:value="0.789675233649545" calcext:value-type="float">
            <text:p>0.7896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7, 'random_state': 42, 'reg': 0.001}</text:p>
          </table:table-cell>
          <table:table-cell table:style-name="ce3" office:value-type="float" office:value="0.984886270230042" calcext:value-type="float">
            <text:p>0.984886</text:p>
          </table:table-cell>
          <table:table-cell table:style-name="ce3" office:value-type="float" office:value="0.891180909616004" calcext:value-type="float">
            <text:p>0.891181</text:p>
          </table:table-cell>
          <table:table-cell table:style-name="ce3" office:value-type="float" office:value="0.799107142857143" calcext:value-type="float">
            <text:p>0.799107</text:p>
          </table:table-cell>
          <table:table-cell table:style-name="ce3" office:value-type="float" office:value="0.572406746402128" calcext:value-type="float">
            <text:p>0.572407</text:p>
          </table:table-cell>
          <table:table-cell table:style-name="ce3" office:value-type="float" office:value="0.379569270482702" calcext:value-type="float">
            <text:p>0.379569</text:p>
          </table:table-cell>
          <table:table-cell table:style-name="ce3" office:value-type="float" office:value="0.773602359724523" calcext:value-type="float">
            <text:p>0.7736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3, 'verbose': False}</text:p>
          </table:table-cell>
          <table:table-cell table:style-name="ce3" office:value-type="float" office:value="0.970513082186455" calcext:value-type="float">
            <text:p>0.970513</text:p>
          </table:table-cell>
          <table:table-cell table:style-name="ce3" office:value-type="float" office:value="0.846292292867695" calcext:value-type="float">
            <text:p>0.846292</text:p>
          </table:table-cell>
          <table:table-cell table:style-name="ce3" office:value-type="float" office:value="0.64484126984127" calcext:value-type="float">
            <text:p>0.644841</text:p>
          </table:table-cell>
          <table:table-cell table:style-name="ce3" office:value-type="float" office:value="0.732998179441256" calcext:value-type="float">
            <text:p>0.732998</text:p>
          </table:table-cell>
          <table:table-cell table:style-name="ce3" office:value-type="float" office:value="0.270470427689436" calcext:value-type="float">
            <text:p>0.270470</text:p>
          </table:table-cell>
          <table:table-cell table:style-name="ce3" office:value-type="float" office:value="0.784834879329448" calcext:value-type="float">
            <text:p>0.7848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925568787697024" calcext:value-type="float">
            <text:p>0.925569</text:p>
          </table:table-cell>
          <table:table-cell table:style-name="ce3" office:value-type="float" office:value="0.825156203139058" calcext:value-type="float">
            <text:p>0.825156</text:p>
          </table:table-cell>
          <table:table-cell table:style-name="ce3" office:value-type="float" office:value="0.61547619047619" calcext:value-type="float">
            <text:p>0.615476</text:p>
          </table:table-cell>
          <table:table-cell table:style-name="ce3" office:value-type="float" office:value="0.787632142283792" calcext:value-type="float">
            <text:p>0.787632</text:p>
          </table:table-cell>
          <table:table-cell table:style-name="ce3" office:value-type="float" office:value="0.218620103161102" calcext:value-type="float">
            <text:p>0.218620</text:p>
          </table:table-cell>
          <table:table-cell table:style-name="ce3" office:value-type="float" office:value="0.787042644086993" calcext:value-type="float">
            <text:p>0.7870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random', 'dissimilarity_type': 'euclidean', 'fraction_delta': 8.0, 'n_iterations': 100, 'n_neighbors': 16, 'verbose': False}</text:p>
          </table:table-cell>
          <table:table-cell table:style-name="ce3" office:value-type="float" office:value="0.988465474246615" calcext:value-type="float">
            <text:p>0.988465</text:p>
          </table:table-cell>
          <table:table-cell table:style-name="ce3" office:value-type="float" office:value="0.953900982483033" calcext:value-type="float">
            <text:p>0.953901</text:p>
          </table:table-cell>
          <table:table-cell table:style-name="ce3" office:value-type="float" office:value="0.7875" calcext:value-type="float">
            <text:p>0.787500</text:p>
          </table:table-cell>
          <table:table-cell table:style-name="ce3" office:value-type="float" office:value="0.8812535825525" calcext:value-type="float">
            <text:p>0.881254</text:p>
          </table:table-cell>
          <table:table-cell table:style-name="ce3" office:value-type="float" office:value="0.170186015724968" calcext:value-type="float">
            <text:p>0.170186</text:p>
          </table:table-cell>
          <table:table-cell table:style-name="ce3" office:value-type="float" office:value="0.888186804711436" calcext:value-type="float">
            <text:p>0.8881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7, 'random_state': 42, 'reg': 0.001}</text:p>
          </table:table-cell>
          <table:table-cell table:style-name="ce3" office:value-type="float" office:value="0.990073602919124" calcext:value-type="float">
            <text:p>0.990074</text:p>
          </table:table-cell>
          <table:table-cell table:style-name="ce3" office:value-type="float" office:value="0.940944522198896" calcext:value-type="float">
            <text:p>0.940945</text:p>
          </table:table-cell>
          <table:table-cell table:style-name="ce3" office:value-type="float" office:value="0.857936507936508" calcext:value-type="float">
            <text:p>0.857937</text:p>
          </table:table-cell>
          <table:table-cell table:style-name="ce3" office:value-type="float" office:value="0.592301585600694" calcext:value-type="float">
            <text:p>0.592302</text:p>
          </table:table-cell>
          <table:table-cell table:style-name="ce3" office:value-type="float" office:value="0.442992147308821" calcext:value-type="float">
            <text:p>0.442992</text:p>
          </table:table-cell>
          <table:table-cell table:style-name="ce3" office:value-type="float" office:value="0.78765281426928" calcext:value-type="float">
            <text:p>0.7876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629329256778522" calcext:value-type="float">
            <text:p>0.629329</text:p>
          </table:table-cell>
          <table:table-cell table:style-name="ce3" office:value-type="float" office:value="0.533270504959623" calcext:value-type="float">
            <text:p>0.533271</text:p>
          </table:table-cell>
          <table:table-cell table:style-name="ce3" office:value-type="float" office:value="0.23422619047619" calcext:value-type="float">
            <text:p>0.234226</text:p>
          </table:table-cell>
          <table:table-cell table:style-name="ce3" office:value-type="float" office:value="0.56804719415771" calcext:value-type="float">
            <text:p>0.568047</text:p>
          </table:table-cell>
          <table:table-cell table:style-name="ce3" office:value-type="float" office:value="0.406356230558273" calcext:value-type="float">
            <text:p>0.406356</text:p>
          </table:table-cell>
          <table:table-cell table:style-name="ce3" office:value-type="float" office:value="0.511703383162754" calcext:value-type="float">
            <text:p>0.511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200, 'n_analyzers': 20, 'verbose': False}</text:p>
          </table:table-cell>
          <table:table-cell table:style-name="ce3" office:value-type="float" office:value="0.942090844968732" calcext:value-type="float">
            <text:p>0.942091</text:p>
          </table:table-cell>
          <table:table-cell table:style-name="ce3" office:value-type="float" office:value="0.915589212125251" calcext:value-type="float">
            <text:p>0.915589</text:p>
          </table:table-cell>
          <table:table-cell table:style-name="ce3" office:value-type="float" office:value="0.711210317460318" calcext:value-type="float">
            <text:p>0.711210</text:p>
          </table:table-cell>
          <table:table-cell table:style-name="ce3" office:value-type="float" office:value="0.615647521566143" calcext:value-type="float">
            <text:p>0.615648</text:p>
          </table:table-cell>
          <table:table-cell table:style-name="ce3" office:value-type="float" office:value="0.365945986853598" calcext:value-type="float">
            <text:p>0.365946</text:p>
          </table:table-cell>
          <table:table-cell table:style-name="ce3" office:value-type="float" office:value="0.763718381853369" calcext:value-type="float">
            <text:p>0.763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916919507481089" calcext:value-type="float">
            <text:p>0.916920</text:p>
          </table:table-cell>
          <table:table-cell table:style-name="ce3" office:value-type="float" office:value="0.734551509547136" calcext:value-type="float">
            <text:p>0.734552</text:p>
          </table:table-cell>
          <table:table-cell table:style-name="ce3" office:value-type="float" office:value="0.435813492063492" calcext:value-type="float">
            <text:p>0.435813</text:p>
          </table:table-cell>
          <table:table-cell table:style-name="ce3" office:value-type="float" office:value="0.700018360685274" calcext:value-type="float">
            <text:p>0.700018</text:p>
          </table:table-cell>
          <table:table-cell table:style-name="ce3" office:value-type="float" office:value="0.395261991851347" calcext:value-type="float">
            <text:p>0.395262</text:p>
          </table:table-cell>
          <table:table-cell table:style-name="ce3" office:value-type="float" office:value="0.678408175585129" calcext:value-type="float">
            <text:p>0.6784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2, 'random_state': 42}</text:p>
          </table:table-cell>
          <table:table-cell table:style-name="ce3" office:value-type="float" office:value="0.917759047285814" calcext:value-type="float">
            <text:p>0.917759</text:p>
          </table:table-cell>
          <table:table-cell table:style-name="ce3" office:value-type="float" office:value="0.907660340786653" calcext:value-type="float">
            <text:p>0.907660</text:p>
          </table:table-cell>
          <table:table-cell table:style-name="ce3" office:value-type="float" office:value="0.759722222222222" calcext:value-type="float">
            <text:p>0.759722</text:p>
          </table:table-cell>
          <table:table-cell table:style-name="ce3" office:value-type="float" office:value="0.906010107771184" calcext:value-type="float">
            <text:p>0.906010</text:p>
          </table:table-cell>
          <table:table-cell table:style-name="ce3" office:value-type="float" office:value="0.185957487961979" calcext:value-type="float">
            <text:p>0.185957</text:p>
          </table:table-cell>
          <table:table-cell table:style-name="ce3" office:value-type="float" office:value="0.861038846020779" calcext:value-type="float">
            <text:p>0.8610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980644903751097" calcext:value-type="float">
            <text:p>0.980645</text:p>
          </table:table-cell>
          <table:table-cell table:style-name="ce3" office:value-type="float" office:value="0.889615268197319" calcext:value-type="float">
            <text:p>0.889615</text:p>
          </table:table-cell>
          <table:table-cell table:style-name="ce3" office:value-type="float" office:value="0.698710317460317" calcext:value-type="float">
            <text:p>0.698710</text:p>
          </table:table-cell>
          <table:table-cell table:style-name="ce3" office:value-type="float" office:value="0.901513330369334" calcext:value-type="float">
            <text:p>0.901513</text:p>
          </table:table-cell>
          <table:table-cell table:style-name="ce3" office:value-type="float" office:value="0.186418076959733" calcext:value-type="float">
            <text:p>0.186418</text:p>
          </table:table-cell>
          <table:table-cell table:style-name="ce3" office:value-type="float" office:value="0.856813148563666" calcext:value-type="float">
            <text:p>0.8568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4, 'random_state': 42}</text:p>
          </table:table-cell>
          <table:table-cell table:style-name="ce3" office:value-type="float" office:value="0.498971489108823" calcext:value-type="float">
            <text:p>0.498971</text:p>
          </table:table-cell>
          <table:table-cell table:style-name="ce3" office:value-type="float" office:value="0.515837401557311" calcext:value-type="float">
            <text:p>0.515837</text:p>
          </table:table-cell>
          <table:table-cell table:style-name="ce3" office:value-type="float" office:value="0.203571428571428" calcext:value-type="float">
            <text:p>0.203571</text:p>
          </table:table-cell>
          <table:table-cell table:style-name="ce3" office:value-type="float" office:value="0.514467325965231" calcext:value-type="float">
            <text:p>0.514467</text:p>
          </table:table-cell>
          <table:table-cell table:style-name="ce3" office:value-type="float" office:value="0.26460810861173" calcext:value-type="float">
            <text:p>0.264608</text:p>
          </table:table-cell>
          <table:table-cell table:style-name="ce3" office:value-type="float" office:value="0.493647907318213" calcext:value-type="float">
            <text:p>0.493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5, 'k2': 12, 'verbose': False}</text:p>
          </table:table-cell>
          <table:table-cell table:style-name="ce3" office:value-type="float" office:value="0.935931928754707" calcext:value-type="float">
            <text:p>0.935932</text:p>
          </table:table-cell>
          <table:table-cell table:style-name="ce3" office:value-type="float" office:value="0.810275875570662" calcext:value-type="float">
            <text:p>0.810276</text:p>
          </table:table-cell>
          <table:table-cell table:style-name="ce3" office:value-type="float" office:value="0.617261904761905" calcext:value-type="float">
            <text:p>0.617262</text:p>
          </table:table-cell>
          <table:table-cell table:style-name="ce3" office:value-type="float" office:value="0.613859952651894" calcext:value-type="float">
            <text:p>0.613860</text:p>
          </table:table-cell>
          <table:table-cell table:style-name="ce3" office:value-type="float" office:value="0.416102723178916" calcext:value-type="float">
            <text:p>0.416103</text:p>
          </table:table-cell>
          <table:table-cell table:style-name="ce3" office:value-type="float" office:value="0.71224538771205" calcext:value-type="float">
            <text:p>0.7122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nndsvdar', 'l1_ratio': 0.0, 'max_iter': 400, 'n_components': 2, 'random_state': 42}</text:p>
          </table:table-cell>
          <table:table-cell table:style-name="ce3" office:value-type="float" office:value="0.975029366190143" calcext:value-type="float">
            <text:p>0.975029</text:p>
          </table:table-cell>
          <table:table-cell table:style-name="ce3" office:value-type="float" office:value="0.881727426216579" calcext:value-type="float">
            <text:p>0.881727</text:p>
          </table:table-cell>
          <table:table-cell table:style-name="ce3" office:value-type="float" office:value="0.675793650793651" calcext:value-type="float">
            <text:p>0.675794</text:p>
          </table:table-cell>
          <table:table-cell table:style-name="ce3" office:value-type="float" office:value="0.839848217792168" calcext:value-type="float">
            <text:p>0.839848</text:p>
          </table:table-cell>
          <table:table-cell table:style-name="ce3" office:value-type="float" office:value="0.217155429977362" calcext:value-type="float">
            <text:p>0.217155</text:p>
          </table:table-cell>
          <table:table-cell table:style-name="ce3" office:value-type="float" office:value="0.831048646203036" calcext:value-type="float">
            <text:p>0.8310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random', 'n_iterations': 100, 'verbose': False}</text:p>
          </table:table-cell>
          <table:table-cell table:style-name="ce3" office:value-type="float" office:value="0.972027627822764" calcext:value-type="float">
            <text:p>0.972028</text:p>
          </table:table-cell>
          <table:table-cell table:style-name="ce3" office:value-type="float" office:value="0.976419435280527" calcext:value-type="float">
            <text:p>0.976419</text:p>
          </table:table-cell>
          <table:table-cell table:style-name="ce3" office:value-type="float" office:value="0.867559523809524" calcext:value-type="float">
            <text:p>0.867560</text:p>
          </table:table-cell>
          <table:table-cell table:style-name="ce3" office:value-type="float" office:value="0.845789906549271" calcext:value-type="float">
            <text:p>0.845790</text:p>
          </table:table-cell>
          <table:table-cell table:style-name="ce3" office:value-type="float" office:value="0.187653857660231" calcext:value-type="float">
            <text:p>0.187654</text:p>
          </table:table-cell>
          <table:table-cell table:style-name="ce3" office:value-type="float" office:value="0.894828527160371" calcext:value-type="float">
            <text:p>0.8948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80235304408677" calcext:value-type="float">
            <text:p>0.980235</text:p>
          </table:table-cell>
          <table:table-cell table:style-name="ce3" office:value-type="float" office:value="0.884325466249014" calcext:value-type="float">
            <text:p>0.884325</text:p>
          </table:table-cell>
          <table:table-cell table:style-name="ce3" office:value-type="float" office:value="0.707738095238095" calcext:value-type="float">
            <text:p>0.707738</text:p>
          </table:table-cell>
          <table:table-cell table:style-name="ce3" office:value-type="float" office:value="0.893258193467624" calcext:value-type="float">
            <text:p>0.893258</text:p>
          </table:table-cell>
          <table:table-cell table:style-name="ce3" office:value-type="float" office:value="0.182161675024221" calcext:value-type="float">
            <text:p>0.182162</text:p>
          </table:table-cell>
          <table:table-cell table:style-name="ce3" office:value-type="float" office:value="0.856679076867838" calcext:value-type="float">
            <text:p>0.8566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8023523498506" calcext:value-type="float">
            <text:p>0.980235</text:p>
          </table:table-cell>
          <table:table-cell table:style-name="ce3" office:value-type="float" office:value="0.884325466249014" calcext:value-type="float">
            <text:p>0.884325</text:p>
          </table:table-cell>
          <table:table-cell table:style-name="ce3" office:value-type="float" office:value="0.707738095238095" calcext:value-type="float">
            <text:p>0.707738</text:p>
          </table:table-cell>
          <table:table-cell table:style-name="ce3" office:value-type="float" office:value="0.893258269755356" calcext:value-type="float">
            <text:p>0.893258</text:p>
          </table:table-cell>
          <table:table-cell table:style-name="ce3" office:value-type="float" office:value="0.182161660837668" calcext:value-type="float">
            <text:p>0.182162</text:p>
          </table:table-cell>
          <table:table-cell table:style-name="ce3" office:value-type="float" office:value="0.856679081077971" calcext:value-type="float">
            <text:p>0.8566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980211075566219" calcext:value-type="float">
            <text:p>0.980211</text:p>
          </table:table-cell>
          <table:table-cell table:style-name="ce3" office:value-type="float" office:value="0.885128905772712" calcext:value-type="float">
            <text:p>0.885129</text:p>
          </table:table-cell>
          <table:table-cell table:style-name="ce3" office:value-type="float" office:value="0.711111111111111" calcext:value-type="float">
            <text:p>0.711111</text:p>
          </table:table-cell>
          <table:table-cell table:style-name="ce3" office:value-type="float" office:value="0.892040114428502" calcext:value-type="float">
            <text:p>0.892040</text:p>
          </table:table-cell>
          <table:table-cell table:style-name="ce3" office:value-type="float" office:value="0.186469809639534" calcext:value-type="float">
            <text:p>0.186470</text:p>
          </table:table-cell>
          <table:table-cell table:style-name="ce3" office:value-type="float" office:value="0.856404279447802" calcext:value-type="float">
            <text:p>0.8564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9803093794084" calcext:value-type="float">
            <text:p>0.980309</text:p>
          </table:table-cell>
          <table:table-cell table:style-name="ce3" office:value-type="float" office:value="0.88284785397714" calcext:value-type="float">
            <text:p>0.882848</text:p>
          </table:table-cell>
          <table:table-cell table:style-name="ce3" office:value-type="float" office:value="0.702480158730159" calcext:value-type="float">
            <text:p>0.702480</text:p>
          </table:table-cell>
          <table:table-cell table:style-name="ce3" office:value-type="float" office:value="0.888110403451229" calcext:value-type="float">
            <text:p>0.888110</text:p>
          </table:table-cell>
          <table:table-cell table:style-name="ce3" office:value-type="float" office:value="0.180131969046695" calcext:value-type="float">
            <text:p>0.180132</text:p>
          </table:table-cell>
          <table:table-cell table:style-name="ce3" office:value-type="float" office:value="0.854723165304046" calcext:value-type="float">
            <text:p>0.8547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98007722683195" calcext:value-type="float">
            <text:p>0.980077</text:p>
          </table:table-cell>
          <table:table-cell table:style-name="ce3" office:value-type="float" office:value="0.884715765825808" calcext:value-type="float">
            <text:p>0.884716</text:p>
          </table:table-cell>
          <table:table-cell table:style-name="ce3" office:value-type="float" office:value="0.70109126984127" calcext:value-type="float">
            <text:p>0.701091</text:p>
          </table:table-cell>
          <table:table-cell table:style-name="ce3" office:value-type="float" office:value="0.890934861226164" calcext:value-type="float">
            <text:p>0.890935</text:p>
          </table:table-cell>
          <table:table-cell table:style-name="ce3" office:value-type="float" office:value="0.183125169247049" calcext:value-type="float">
            <text:p>0.183125</text:p>
          </table:table-cell>
          <table:table-cell table:style-name="ce3" office:value-type="float" office:value="0.854738790895628" calcext:value-type="float">
            <text:p>0.8547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200, 'verbose': False}</text:p>
          </table:table-cell>
          <table:table-cell table:style-name="ce3" office:value-type="float" office:value="0.974783328890222" calcext:value-type="float">
            <text:p>0.974783</text:p>
          </table:table-cell>
          <table:table-cell table:style-name="ce3" office:value-type="float" office:value="0.885416388972197" calcext:value-type="float">
            <text:p>0.885416</text:p>
          </table:table-cell>
          <table:table-cell table:style-name="ce3" office:value-type="float" office:value="0.704563492063492" calcext:value-type="float">
            <text:p>0.704563</text:p>
          </table:table-cell>
          <table:table-cell table:style-name="ce3" office:value-type="float" office:value="0.781200336630757" calcext:value-type="float">
            <text:p>0.781200</text:p>
          </table:table-cell>
          <table:table-cell table:style-name="ce3" office:value-type="float" office:value="0.257960263444064" calcext:value-type="float">
            <text:p>0.257960</text:p>
          </table:table-cell>
          <table:table-cell table:style-name="ce3" office:value-type="float" office:value="0.817600656622521" calcext:value-type="float">
            <text:p>0.8176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1, 'max_iter': 1000, 'method': 'lars', 'n_components': 2, 'normalize_components': True, 'random_state': 42, 'ridge_alpha': 0.05, 'tol': 1e-08}</text:p>
          </table:table-cell>
          <table:table-cell table:style-name="ce3" office:value-type="float" office:value="0.980362696746531" calcext:value-type="float">
            <text:p>0.980363</text:p>
          </table:table-cell>
          <table:table-cell table:style-name="ce3" office:value-type="float" office:value="0.884574488764482" calcext:value-type="float">
            <text:p>0.884574</text:p>
          </table:table-cell>
          <table:table-cell table:style-name="ce3" office:value-type="float" office:value="0.708928571428571" calcext:value-type="float">
            <text:p>0.708929</text:p>
          </table:table-cell>
          <table:table-cell table:style-name="ce3" office:value-type="float" office:value="0.892273547061651" calcext:value-type="float">
            <text:p>0.892274</text:p>
          </table:table-cell>
          <table:table-cell table:style-name="ce3" office:value-type="float" office:value="0.179124123232638" calcext:value-type="float">
            <text:p>0.179124</text:p>
          </table:table-cell>
          <table:table-cell table:style-name="ce3" office:value-type="float" office:value="0.85740303615372" calcext:value-type="float">
            <text:p>0.8574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939325702289313" calcext:value-type="float">
            <text:p>0.939326</text:p>
          </table:table-cell>
          <table:table-cell table:style-name="ce3" office:value-type="float" office:value="0.905675450142735" calcext:value-type="float">
            <text:p>0.905675</text:p>
          </table:table-cell>
          <table:table-cell table:style-name="ce3" office:value-type="float" office:value="0.713789682539682" calcext:value-type="float">
            <text:p>0.713790</text:p>
          </table:table-cell>
          <table:table-cell table:style-name="ce3" office:value-type="float" office:value="0.778690801618014" calcext:value-type="float">
            <text:p>0.778691</text:p>
          </table:table-cell>
          <table:table-cell table:style-name="ce3" office:value-type="float" office:value="0.323537378392553" calcext:value-type="float">
            <text:p>0.323537</text:p>
          </table:table-cell>
          <table:table-cell table:style-name="ce3" office:value-type="float" office:value="0.802788851639438" calcext:value-type="float">
            <text:p>0.8027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06739922467704" calcext:value-type="float">
            <text:p>0.906740</text:p>
          </table:table-cell>
          <table:table-cell table:style-name="ce3" office:value-type="float" office:value="0.737791093227587" calcext:value-type="float">
            <text:p>0.737791</text:p>
          </table:table-cell>
          <table:table-cell table:style-name="ce3" office:value-type="float" office:value="0.410813492063492" calcext:value-type="float">
            <text:p>0.410813</text:p>
          </table:table-cell>
          <table:table-cell table:style-name="ce3" office:value-type="float" office:value="0.734437982535352" calcext:value-type="float">
            <text:p>0.734438</text:p>
          </table:table-cell>
          <table:table-cell table:style-name="ce3" office:value-type="float" office:value="0.2773407338562" calcext:value-type="float">
            <text:p>0.277341</text:p>
          </table:table-cell>
          <table:table-cell table:style-name="ce3" office:value-type="float" office:value="0.702488351287587" calcext:value-type="float">
            <text:p>0.7024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909644259499928" calcext:value-type="float">
            <text:p>0.909644</text:p>
          </table:table-cell>
          <table:table-cell table:style-name="ce3" office:value-type="float" office:value="0.738683464405123" calcext:value-type="float">
            <text:p>0.738683</text:p>
          </table:table-cell>
          <table:table-cell table:style-name="ce3" office:value-type="float" office:value="0.393253968253968" calcext:value-type="float">
            <text:p>0.393254</text:p>
          </table:table-cell>
          <table:table-cell table:style-name="ce3" office:value-type="float" office:value="0.683919613272924" calcext:value-type="float">
            <text:p>0.683920</text:p>
          </table:table-cell>
          <table:table-cell table:style-name="ce3" office:value-type="float" office:value="0.291830687682309" calcext:value-type="float">
            <text:p>0.291831</text:p>
          </table:table-cell>
          <table:table-cell table:style-name="ce3" office:value-type="float" office:value="0.686734123549927" calcext:value-type="float">
            <text:p>0.6867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78231947082542" calcext:value-type="float">
            <text:p>0.978232</text:p>
          </table:table-cell>
          <table:table-cell table:style-name="ce3" office:value-type="float" office:value="0.884981727703911" calcext:value-type="float">
            <text:p>0.884982</text:p>
          </table:table-cell>
          <table:table-cell table:style-name="ce3" office:value-type="float" office:value="0.613988095238095" calcext:value-type="float">
            <text:p>0.613988</text:p>
          </table:table-cell>
          <table:table-cell table:style-name="ce3" office:value-type="float" office:value="0.874959781099798" calcext:value-type="float">
            <text:p>0.874960</text:p>
          </table:table-cell>
          <table:table-cell table:style-name="ce3" office:value-type="float" office:value="0.218901263594949" calcext:value-type="float">
            <text:p>0.218901</text:p>
          </table:table-cell>
          <table:table-cell table:style-name="ce3" office:value-type="float" office:value="0.826652057505879" calcext:value-type="float">
            <text:p>0.8266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2.0, 'init': 'random', 'learning_rate': 200.0, 'method': 'barnes_hut', 'metric': 'euclidean', 'min_grad_norm': 1e-07, 'n_components': 2, 'n_iter': 1000, 'n_iter_without_progress': 300, 'n_jobs': 4, 'perplexity': 50.0, 'random_state': 42}</text:p>
          </table:table-cell>
          <table:table-cell table:style-name="ce3" office:value-type="float" office:value="0.99238374321037" calcext:value-type="float">
            <text:p>0.992384</text:p>
          </table:table-cell>
          <table:table-cell table:style-name="ce3" office:value-type="float" office:value="0.995182209226121" calcext:value-type="float">
            <text:p>0.995182</text:p>
          </table:table-cell>
          <table:table-cell table:style-name="ce3" office:value-type="float" office:value="0.936309523809524" calcext:value-type="float">
            <text:p>0.936310</text:p>
          </table:table-cell>
          <table:table-cell table:style-name="ce3" office:value-type="float" office:value="0.79231648366037" calcext:value-type="float">
            <text:p>0.792316</text:p>
          </table:table-cell>
          <table:table-cell table:style-name="ce3" office:value-type="float" office:value="0.210345991052774" calcext:value-type="float">
            <text:p>0.210346</text:p>
          </table:table-cell>
          <table:table-cell table:style-name="ce3" office:value-type="float" office:value="0.901169193770722" calcext:value-type="float">
            <text:p>0.9011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70, 'verbose': False}</text:p>
          </table:table-cell>
          <table:table-cell table:style-name="ce3" office:value-type="float" office:value="0.866375642862697" calcext:value-type="float">
            <text:p>0.866376</text:p>
          </table:table-cell>
          <table:table-cell table:style-name="ce3" office:value-type="float" office:value="0.809117403667788" calcext:value-type="float">
            <text:p>0.809117</text:p>
          </table:table-cell>
          <table:table-cell table:style-name="ce3" office:value-type="float" office:value="0.379861111111111" calcext:value-type="float">
            <text:p>0.379861</text:p>
          </table:table-cell>
          <table:table-cell table:style-name="ce3" office:value-type="float" office:value="0.875768163344176" calcext:value-type="float">
            <text:p>0.875768</text:p>
          </table:table-cell>
          <table:table-cell table:style-name="ce3" office:value-type="float" office:value="0.213983914153669" calcext:value-type="float">
            <text:p>0.213984</text:p>
          </table:table-cell>
          <table:table-cell table:style-name="ce3" office:value-type="float" office:value="0.743427681366421" calcext:value-type="float">
            <text:p>0.7434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979335227209615" calcext:value-type="float">
            <text:p>0.979335</text:p>
          </table:table-cell>
          <table:table-cell table:style-name="ce3" office:value-type="float" office:value="0.884682789607562" calcext:value-type="float">
            <text:p>0.884683</text:p>
          </table:table-cell>
          <table:table-cell table:style-name="ce3" office:value-type="float" office:value="0.704662698412698" calcext:value-type="float">
            <text:p>0.704663</text:p>
          </table:table-cell>
          <table:table-cell table:style-name="ce3" office:value-type="float" office:value="0.890166667598491" calcext:value-type="float">
            <text:p>0.890167</text:p>
          </table:table-cell>
          <table:table-cell table:style-name="ce3" office:value-type="float" office:value="0.177479041494166" calcext:value-type="float">
            <text:p>0.177479</text:p>
          </table:table-cell>
          <table:table-cell table:style-name="ce3" office:value-type="float" office:value="0.85627366826684" calcext:value-type="float">
            <text:p>0.8562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20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001, 'n_components': 2, 'n_neighbors': 5, 'random_state': 42, 'spread': 1.0}</text:p>
          </table:table-cell>
          <table:table-cell table:style-name="ce3" office:value-type="float" office:value="0.977209823164162" calcext:value-type="float">
            <text:p>0.977210</text:p>
          </table:table-cell>
          <table:table-cell table:style-name="ce3" office:value-type="float" office:value="0.99509862319082" calcext:value-type="float">
            <text:p>0.995099</text:p>
          </table:table-cell>
          <table:table-cell table:style-name="ce3" office:value-type="float" office:value="1" calcext:value-type="float">
            <text:p>1.000000</text:p>
          </table:table-cell>
          <table:table-cell table:style-name="ce3" office:value-type="float" office:value="0.643820626863912" calcext:value-type="float">
            <text:p>0.643821</text:p>
          </table:table-cell>
          <table:table-cell table:style-name="ce3" office:value-type="float" office:value="0.218050640896922" calcext:value-type="float">
            <text:p>0.218051</text:p>
          </table:table-cell>
          <table:table-cell table:style-name="ce3" office:value-type="float" office:value="0.879615686464394" calcext:value-type="float">
            <text:p>0.8796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LARGE', 'n_components': 2}</text:p>
          </table:table-cell>
          <table:table-cell table:style-name="ce3" office:value-type="float" office:value="0.83902332845227" calcext:value-type="float">
            <text:p>0.839023</text:p>
          </table:table-cell>
          <table:table-cell table:style-name="ce3" office:value-type="float" office:value="0.600134093956681" calcext:value-type="float">
            <text:p>0.600134</text:p>
          </table:table-cell>
          <table:table-cell table:style-name="ce3" office:value-type="float" office:value="0.442658385093168" calcext:value-type="float">
            <text:p>0.442658</text:p>
          </table:table-cell>
          <table:table-cell table:style-name="ce3" office:value-type="float" office:value="0.888856653789874" calcext:value-type="float">
            <text:p>0.888857</text:p>
          </table:table-cell>
          <table:table-cell table:style-name="ce3" office:value-type="float" office:value="0.330549422006954" calcext:value-type="float">
            <text:p>0.330549</text:p>
          </table:table-cell>
          <table:table-cell table:style-name="ce3" office:value-type="float" office:value="0.688024607857008" calcext:value-type="float">
            <text:p>0.6880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10.0}</text:p>
          </table:table-cell>
          <table:table-cell table:style-name="ce3" office:value-type="float" office:value="0.799842368711843" calcext:value-type="float">
            <text:p>0.799842</text:p>
          </table:table-cell>
          <table:table-cell table:style-name="ce3" office:value-type="float" office:value="0.5662885585062" calcext:value-type="float">
            <text:p>0.566289</text:p>
          </table:table-cell>
          <table:table-cell table:style-name="ce3" office:value-type="float" office:value="0.442658385093168" calcext:value-type="float">
            <text:p>0.442658</text:p>
          </table:table-cell>
          <table:table-cell table:style-name="ce3" office:value-type="float" office:value="0.88069773065408" calcext:value-type="float">
            <text:p>0.880698</text:p>
          </table:table-cell>
          <table:table-cell table:style-name="ce3" office:value-type="float" office:value="0.32166540555785" calcext:value-type="float">
            <text:p>0.321665</text:p>
          </table:table-cell>
          <table:table-cell table:style-name="ce3" office:value-type="float" office:value="0.673564327481488" calcext:value-type="float">
            <text:p>0.6735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805313389157113" calcext:value-type="float">
            <text:p>0.805313</text:p>
          </table:table-cell>
          <table:table-cell table:style-name="ce3" office:value-type="float" office:value="0.567946470644896" calcext:value-type="float">
            <text:p>0.567946</text:p>
          </table:table-cell>
          <table:table-cell table:style-name="ce3" office:value-type="float" office:value="0.441366459627329" calcext:value-type="float">
            <text:p>0.441366</text:p>
          </table:table-cell>
          <table:table-cell table:style-name="ce3" office:value-type="float" office:value="0.886200051835094" calcext:value-type="float">
            <text:p>0.886200</text:p>
          </table:table-cell>
          <table:table-cell table:style-name="ce3" office:value-type="float" office:value="0.273472831660465" calcext:value-type="float">
            <text:p>0.273473</text:p>
          </table:table-cell>
          <table:table-cell table:style-name="ce3" office:value-type="float" office:value="0.685470707920793" calcext:value-type="float">
            <text:p>0.685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805099185154641" calcext:value-type="float">
            <text:p>0.805099</text:p>
          </table:table-cell>
          <table:table-cell table:style-name="ce3" office:value-type="float" office:value="0.576242178664234" calcext:value-type="float">
            <text:p>0.576242</text:p>
          </table:table-cell>
          <table:table-cell table:style-name="ce3" office:value-type="float" office:value="0.43488198757764" calcext:value-type="float">
            <text:p>0.434882</text:p>
          </table:table-cell>
          <table:table-cell table:style-name="ce3" office:value-type="float" office:value="0.885429886738117" calcext:value-type="float">
            <text:p>0.885430</text:p>
          </table:table-cell>
          <table:table-cell table:style-name="ce3" office:value-type="float" office:value="0.368109201607749" calcext:value-type="float">
            <text:p>0.368109</text:p>
          </table:table-cell>
          <table:table-cell table:style-name="ce3" office:value-type="float" office:value="0.666708807305376" calcext:value-type="float">
            <text:p>0.6667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495770115987485" calcext:value-type="float">
            <text:p>0.495770</text:p>
          </table:table-cell>
          <table:table-cell table:style-name="ce3" office:value-type="float" office:value="0.499911876785079" calcext:value-type="float">
            <text:p>0.499912</text:p>
          </table:table-cell>
          <table:table-cell table:style-name="ce3" office:value-type="float" office:value="0.315726708074534" calcext:value-type="float">
            <text:p>0.315727</text:p>
          </table:table-cell>
          <table:table-cell table:style-name="ce3" office:value-type="float" office:value="0.498144015285284" calcext:value-type="float">
            <text:p>0.498144</text:p>
          </table:table-cell>
          <table:table-cell table:style-name="ce3" office:value-type="float" office:value="0.403503252869149" calcext:value-type="float">
            <text:p>0.403503</text:p>
          </table:table-cell>
          <table:table-cell table:style-name="ce3" office:value-type="float" office:value="0.481209892652647" calcext:value-type="float">
            <text:p>0.4812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799727820653933" calcext:value-type="float">
            <text:p>0.799728</text:p>
          </table:table-cell>
          <table:table-cell table:style-name="ce3" office:value-type="float" office:value="0.564810117978872" calcext:value-type="float">
            <text:p>0.564810</text:p>
          </table:table-cell>
          <table:table-cell table:style-name="ce3" office:value-type="float" office:value="0.444496894409938" calcext:value-type="float">
            <text:p>0.444497</text:p>
          </table:table-cell>
          <table:table-cell table:style-name="ce3" office:value-type="float" office:value="0.880164786145376" calcext:value-type="float">
            <text:p>0.880165</text:p>
          </table:table-cell>
          <table:table-cell table:style-name="ce3" office:value-type="float" office:value="0.303073338792049" calcext:value-type="float">
            <text:p>0.303073</text:p>
          </table:table-cell>
          <table:table-cell table:style-name="ce3" office:value-type="float" office:value="0.677225256079214" calcext:value-type="float">
            <text:p>0.6772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logcosh', 'max_iter': 200, 'n_components': 2, 'random_state': 42}</text:p>
          </table:table-cell>
          <table:table-cell table:style-name="ce3" office:value-type="float" office:value="0.799771038086363" calcext:value-type="float">
            <text:p>0.799771</text:p>
          </table:table-cell>
          <table:table-cell table:style-name="ce3" office:value-type="float" office:value="0.564679682113987" calcext:value-type="float">
            <text:p>0.564680</text:p>
          </table:table-cell>
          <table:table-cell table:style-name="ce3" office:value-type="float" office:value="0.444124223602485" calcext:value-type="float">
            <text:p>0.444124</text:p>
          </table:table-cell>
          <table:table-cell table:style-name="ce3" office:value-type="float" office:value="0.880193964911409" calcext:value-type="float">
            <text:p>0.880194</text:p>
          </table:table-cell>
          <table:table-cell table:style-name="ce3" office:value-type="float" office:value="0.301906223034919" calcext:value-type="float">
            <text:p>0.301906</text:p>
          </table:table-cell>
          <table:table-cell table:style-name="ce3" office:value-type="float" office:value="0.677372537135865" calcext:value-type="float">
            <text:p>0.6773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200, 'verbose': False}</text:p>
          </table:table-cell>
          <table:table-cell table:style-name="ce3" office:value-type="float" office:value="0.879393548987585" calcext:value-type="float">
            <text:p>0.879394</text:p>
          </table:table-cell>
          <table:table-cell table:style-name="ce3" office:value-type="float" office:value="0.647641455054715" calcext:value-type="float">
            <text:p>0.647641</text:p>
          </table:table-cell>
          <table:table-cell table:style-name="ce3" office:value-type="float" office:value="0.500173913043478" calcext:value-type="float">
            <text:p>0.500174</text:p>
          </table:table-cell>
          <table:table-cell table:style-name="ce3" office:value-type="float" office:value="0.969632503458864" calcext:value-type="float">
            <text:p>0.969633</text:p>
          </table:table-cell>
          <table:table-cell table:style-name="ce3" office:value-type="float" office:value="0.0938225308452505" calcext:value-type="float">
            <text:p>0.093823</text:p>
          </table:table-cell>
          <table:table-cell table:style-name="ce3" office:value-type="float" office:value="0.780603777939878" calcext:value-type="float">
            <text:p>0.7806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865219594817631" calcext:value-type="float">
            <text:p>0.865220</text:p>
          </table:table-cell>
          <table:table-cell table:style-name="ce3" office:value-type="float" office:value="0.630601695493079" calcext:value-type="float">
            <text:p>0.630602</text:p>
          </table:table-cell>
          <table:table-cell table:style-name="ce3" office:value-type="float" office:value="0.445590062111801" calcext:value-type="float">
            <text:p>0.445590</text:p>
          </table:table-cell>
          <table:table-cell table:style-name="ce3" office:value-type="float" office:value="0.793871369452068" calcext:value-type="float">
            <text:p>0.793871</text:p>
          </table:table-cell>
          <table:table-cell table:style-name="ce3" office:value-type="float" office:value="0.297719164499375" calcext:value-type="float">
            <text:p>0.297719</text:p>
          </table:table-cell>
          <table:table-cell table:style-name="ce3" office:value-type="float" office:value="0.687512711475041" calcext:value-type="float">
            <text:p>0.6875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16, 'verbose': False}</text:p>
          </table:table-cell>
          <table:table-cell table:style-name="ce3" office:value-type="float" office:value="0.786175023458325" calcext:value-type="float">
            <text:p>0.786175</text:p>
          </table:table-cell>
          <table:table-cell table:style-name="ce3" office:value-type="float" office:value="0.598366092735874" calcext:value-type="float">
            <text:p>0.598366</text:p>
          </table:table-cell>
          <table:table-cell table:style-name="ce3" office:value-type="float" office:value="0.408049689440994" calcext:value-type="float">
            <text:p>0.408050</text:p>
          </table:table-cell>
          <table:table-cell table:style-name="ce3" office:value-type="float" office:value="0.814854328936082" calcext:value-type="float">
            <text:p>0.814854</text:p>
          </table:table-cell>
          <table:table-cell table:style-name="ce3" office:value-type="float" office:value="0.262441232107514" calcext:value-type="float">
            <text:p>0.262441</text:p>
          </table:table-cell>
          <table:table-cell table:style-name="ce3" office:value-type="float" office:value="0.669000780492752" calcext:value-type="float">
            <text:p>0.669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12.0, 'n_iterations': 200, 'sample_type': 'clustering_centroid', 'verbose': False}</text:p>
          </table:table-cell>
          <table:table-cell table:style-name="ce3" office:value-type="float" office:value="0.876602299402908" calcext:value-type="float">
            <text:p>0.876602</text:p>
          </table:table-cell>
          <table:table-cell table:style-name="ce3" office:value-type="float" office:value="0.632282456635919" calcext:value-type="float">
            <text:p>0.632282</text:p>
          </table:table-cell>
          <table:table-cell table:style-name="ce3" office:value-type="float" office:value="0.422360248447205" calcext:value-type="float">
            <text:p>0.422360</text:p>
          </table:table-cell>
          <table:table-cell table:style-name="ce3" office:value-type="float" office:value="0.850713945284773" calcext:value-type="float">
            <text:p>0.850714</text:p>
          </table:table-cell>
          <table:table-cell table:style-name="ce3" office:value-type="float" office:value="0.283650948184186" calcext:value-type="float">
            <text:p>0.283651</text:p>
          </table:table-cell>
          <table:table-cell table:style-name="ce3" office:value-type="float" office:value="0.699661600317324" calcext:value-type="float">
            <text:p>0.6996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809219716032507" calcext:value-type="float">
            <text:p>0.809220</text:p>
          </table:table-cell>
          <table:table-cell table:style-name="ce3" office:value-type="float" office:value="0.617704774675615" calcext:value-type="float">
            <text:p>0.617705</text:p>
          </table:table-cell>
          <table:table-cell table:style-name="ce3" office:value-type="float" office:value="0.471229813664596" calcext:value-type="float">
            <text:p>0.471230</text:p>
          </table:table-cell>
          <table:table-cell table:style-name="ce3" office:value-type="float" office:value="0.525306591870703" calcext:value-type="float">
            <text:p>0.525307</text:p>
          </table:table-cell>
          <table:table-cell table:style-name="ce3" office:value-type="float" office:value="0.814977207481399" calcext:value-type="float">
            <text:p>0.814977</text:p>
          </table:table-cell>
          <table:table-cell table:style-name="ce3" office:value-type="float" office:value="0.521696737752404" calcext:value-type="float">
            <text:p>0.5216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200, 'n_analyzers': 10, 'verbose': False}</text:p>
          </table:table-cell>
          <table:table-cell table:style-name="ce3" office:value-type="float" office:value="0.860136085343931" calcext:value-type="float">
            <text:p>0.860136</text:p>
          </table:table-cell>
          <table:table-cell table:style-name="ce3" office:value-type="float" office:value="0.668686812146163" calcext:value-type="float">
            <text:p>0.668687</text:p>
          </table:table-cell>
          <table:table-cell table:style-name="ce3" office:value-type="float" office:value="0.470931677018633" calcext:value-type="float">
            <text:p>0.470932</text:p>
          </table:table-cell>
          <table:table-cell table:style-name="ce3" office:value-type="float" office:value="0.918192258371965" calcext:value-type="float">
            <text:p>0.918192</text:p>
          </table:table-cell>
          <table:table-cell table:style-name="ce3" office:value-type="float" office:value="0.345737082602073" calcext:value-type="float">
            <text:p>0.345737</text:p>
          </table:table-cell>
          <table:table-cell table:style-name="ce3" office:value-type="float" office:value="0.714441950055724" calcext:value-type="float">
            <text:p>0.7144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11, 'random_state': 42, 'reg': 0.001}</text:p>
          </table:table-cell>
          <table:table-cell table:style-name="ce3" office:value-type="float" office:value="0.827492157289289" calcext:value-type="float">
            <text:p>0.827492</text:p>
          </table:table-cell>
          <table:table-cell table:style-name="ce3" office:value-type="float" office:value="0.615186583244857" calcext:value-type="float">
            <text:p>0.615187</text:p>
          </table:table-cell>
          <table:table-cell table:style-name="ce3" office:value-type="float" office:value="0.435403726708074" calcext:value-type="float">
            <text:p>0.435404</text:p>
          </table:table-cell>
          <table:table-cell table:style-name="ce3" office:value-type="float" office:value="0.848879700599768" calcext:value-type="float">
            <text:p>0.848880</text:p>
          </table:table-cell>
          <table:table-cell table:style-name="ce3" office:value-type="float" office:value="0.431566436508762" calcext:value-type="float">
            <text:p>0.431566</text:p>
          </table:table-cell>
          <table:table-cell table:style-name="ce3" office:value-type="float" office:value="0.659079146266645" calcext:value-type="float">
            <text:p>0.6590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729540138899261" calcext:value-type="float">
            <text:p>0.729540</text:p>
          </table:table-cell>
          <table:table-cell table:style-name="ce3" office:value-type="float" office:value="0.524563008466643" calcext:value-type="float">
            <text:p>0.524563</text:p>
          </table:table-cell>
          <table:table-cell table:style-name="ce3" office:value-type="float" office:value="0.388447204968944" calcext:value-type="float">
            <text:p>0.388447</text:p>
          </table:table-cell>
          <table:table-cell table:style-name="ce3" office:value-type="float" office:value="0.753100137448455" calcext:value-type="float">
            <text:p>0.753100</text:p>
          </table:table-cell>
          <table:table-cell table:style-name="ce3" office:value-type="float" office:value="0.456328368617395" calcext:value-type="float">
            <text:p>0.456328</text:p>
          </table:table-cell>
          <table:table-cell table:style-name="ce3" office:value-type="float" office:value="0.587864424233181" calcext:value-type="float">
            <text:p>0.5878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11, 'random_state': 42, 'reg': 0.001}</text:p>
          </table:table-cell>
          <table:table-cell table:style-name="ce3" office:value-type="float" office:value="0.766228141548672" calcext:value-type="float">
            <text:p>0.766228</text:p>
          </table:table-cell>
          <table:table-cell table:style-name="ce3" office:value-type="float" office:value="0.548079166301399" calcext:value-type="float">
            <text:p>0.548079</text:p>
          </table:table-cell>
          <table:table-cell table:style-name="ce3" office:value-type="float" office:value="0.471503105590062" calcext:value-type="float">
            <text:p>0.471503</text:p>
          </table:table-cell>
          <table:table-cell table:style-name="ce3" office:value-type="float" office:value="0.876801486825402" calcext:value-type="float">
            <text:p>0.876801</text:p>
          </table:table-cell>
          <table:table-cell table:style-name="ce3" office:value-type="float" office:value="0.481052758377657" calcext:value-type="float">
            <text:p>0.481053</text:p>
          </table:table-cell>
          <table:table-cell table:style-name="ce3" office:value-type="float" office:value="0.636311828377575" calcext:value-type="float">
            <text:p>0.6363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761401430119083" calcext:value-type="float">
            <text:p>0.761401</text:p>
          </table:table-cell>
          <table:table-cell table:style-name="ce3" office:value-type="float" office:value="0.567674949322441" calcext:value-type="float">
            <text:p>0.567675</text:p>
          </table:table-cell>
          <table:table-cell table:style-name="ce3" office:value-type="float" office:value="0.430186335403727" calcext:value-type="float">
            <text:p>0.430186</text:p>
          </table:table-cell>
          <table:table-cell table:style-name="ce3" office:value-type="float" office:value="0.822350027219691" calcext:value-type="float">
            <text:p>0.822350</text:p>
          </table:table-cell>
          <table:table-cell table:style-name="ce3" office:value-type="float" office:value="0.341682502763837" calcext:value-type="float">
            <text:p>0.341683</text:p>
          </table:table-cell>
          <table:table-cell table:style-name="ce3" office:value-type="float" office:value="0.647986047860221" calcext:value-type="float">
            <text:p>0.6479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11, 'random_state': 42, 'reg': 0.001}</text:p>
          </table:table-cell>
          <table:table-cell table:style-name="ce3" office:value-type="float" office:value="0.74235770726391" calcext:value-type="float">
            <text:p>0.742358</text:p>
          </table:table-cell>
          <table:table-cell table:style-name="ce3" office:value-type="float" office:value="0.539657420785537" calcext:value-type="float">
            <text:p>0.539657</text:p>
          </table:table-cell>
          <table:table-cell table:style-name="ce3" office:value-type="float" office:value="0.407254658385093" calcext:value-type="float">
            <text:p>0.407255</text:p>
          </table:table-cell>
          <table:table-cell table:style-name="ce3" office:value-type="float" office:value="0.783455455097785" calcext:value-type="float">
            <text:p>0.783455</text:p>
          </table:table-cell>
          <table:table-cell table:style-name="ce3" office:value-type="float" office:value="0.483939723314693" calcext:value-type="float">
            <text:p>0.483940</text:p>
          </table:table-cell>
          <table:table-cell table:style-name="ce3" office:value-type="float" office:value="0.597757103643526" calcext:value-type="float">
            <text:p>0.5977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630087848316899" calcext:value-type="float">
            <text:p>0.630088</text:p>
          </table:table-cell>
          <table:table-cell table:style-name="ce3" office:value-type="float" office:value="0.508732059927769" calcext:value-type="float">
            <text:p>0.508732</text:p>
          </table:table-cell>
          <table:table-cell table:style-name="ce3" office:value-type="float" office:value="0.384993788819876" calcext:value-type="float">
            <text:p>0.384994</text:p>
          </table:table-cell>
          <table:table-cell table:style-name="ce3" office:value-type="float" office:value="0.74380053756768" calcext:value-type="float">
            <text:p>0.743801</text:p>
          </table:table-cell>
          <table:table-cell table:style-name="ce3" office:value-type="float" office:value="0.376487298246394" calcext:value-type="float">
            <text:p>0.376487</text:p>
          </table:table-cell>
          <table:table-cell table:style-name="ce3" office:value-type="float" office:value="0.578225387277166" calcext:value-type="float">
            <text:p>0.5782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400, 'n_analyzers': 10, 'verbose': False}</text:p>
          </table:table-cell>
          <table:table-cell table:style-name="ce3" office:value-type="float" office:value="0.805391538119373" calcext:value-type="float">
            <text:p>0.805392</text:p>
          </table:table-cell>
          <table:table-cell table:style-name="ce3" office:value-type="float" office:value="0.650945729286055" calcext:value-type="float">
            <text:p>0.650946</text:p>
          </table:table-cell>
          <table:table-cell table:style-name="ce3" office:value-type="float" office:value="0.454409937888199" calcext:value-type="float">
            <text:p>0.454410</text:p>
          </table:table-cell>
          <table:table-cell table:style-name="ce3" office:value-type="float" office:value="0.89516062710044" calcext:value-type="float">
            <text:p>0.895161</text:p>
          </table:table-cell>
          <table:table-cell table:style-name="ce3" office:value-type="float" office:value="0.473348224557547" calcext:value-type="float">
            <text:p>0.473348</text:p>
          </table:table-cell>
          <table:table-cell table:style-name="ce3" office:value-type="float" office:value="0.666511921567304" calcext:value-type="float">
            <text:p>0.666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838542079419554" calcext:value-type="float">
            <text:p>0.838542</text:p>
          </table:table-cell>
          <table:table-cell table:style-name="ce3" office:value-type="float" office:value="0.598721693891311" calcext:value-type="float">
            <text:p>0.598722</text:p>
          </table:table-cell>
          <table:table-cell table:style-name="ce3" office:value-type="float" office:value="0.433068322981366" calcext:value-type="float">
            <text:p>0.433068</text:p>
          </table:table-cell>
          <table:table-cell table:style-name="ce3" office:value-type="float" office:value="0.883551649709954" calcext:value-type="float">
            <text:p>0.883552</text:p>
          </table:table-cell>
          <table:table-cell table:style-name="ce3" office:value-type="float" office:value="0.296193247744447" calcext:value-type="float">
            <text:p>0.296193</text:p>
          </table:table-cell>
          <table:table-cell table:style-name="ce3" office:value-type="float" office:value="0.691538099651548" calcext:value-type="float">
            <text:p>0.6915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2, 'random_state': 42}</text:p>
          </table:table-cell>
          <table:table-cell table:style-name="ce3" office:value-type="float" office:value="0.821415049476233" calcext:value-type="float">
            <text:p>0.821415</text:p>
          </table:table-cell>
          <table:table-cell table:style-name="ce3" office:value-type="float" office:value="0.628915743756081" calcext:value-type="float">
            <text:p>0.628916</text:p>
          </table:table-cell>
          <table:table-cell table:style-name="ce3" office:value-type="float" office:value="0.505590062111801" calcext:value-type="float">
            <text:p>0.505590</text:p>
          </table:table-cell>
          <table:table-cell table:style-name="ce3" office:value-type="float" office:value="0.97159792093988" calcext:value-type="float">
            <text:p>0.971598</text:p>
          </table:table-cell>
          <table:table-cell table:style-name="ce3" office:value-type="float" office:value="0.105987925454316" calcext:value-type="float">
            <text:p>0.105988</text:p>
          </table:table-cell>
          <table:table-cell table:style-name="ce3" office:value-type="float" office:value="0.764306170165936" calcext:value-type="float">
            <text:p>0.7643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817242391872543" calcext:value-type="float">
            <text:p>0.817242</text:p>
          </table:table-cell>
          <table:table-cell table:style-name="ce3" office:value-type="float" office:value="0.577307878209353" calcext:value-type="float">
            <text:p>0.577308</text:p>
          </table:table-cell>
          <table:table-cell table:style-name="ce3" office:value-type="float" office:value="0.44504347826087" calcext:value-type="float">
            <text:p>0.445043</text:p>
          </table:table-cell>
          <table:table-cell table:style-name="ce3" office:value-type="float" office:value="0.886814341390696" calcext:value-type="float">
            <text:p>0.886814</text:p>
          </table:table-cell>
          <table:table-cell table:style-name="ce3" office:value-type="float" office:value="0.298593529977435" calcext:value-type="float">
            <text:p>0.298594</text:p>
          </table:table-cell>
          <table:table-cell table:style-name="ce3" office:value-type="float" office:value="0.685562911951205" calcext:value-type="float">
            <text:p>0.6855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2, 'random_state': 42}</text:p>
          </table:table-cell>
          <table:table-cell table:style-name="ce3" office:value-type="float" office:value="0.501209369477012" calcext:value-type="float">
            <text:p>0.501209</text:p>
          </table:table-cell>
          <table:table-cell table:style-name="ce3" office:value-type="float" office:value="0.500932047156916" calcext:value-type="float">
            <text:p>0.500932</text:p>
          </table:table-cell>
          <table:table-cell table:style-name="ce3" office:value-type="float" office:value="0.314633540372671" calcext:value-type="float">
            <text:p>0.314634</text:p>
          </table:table-cell>
          <table:table-cell table:style-name="ce3" office:value-type="float" office:value="0.506254614277176" calcext:value-type="float">
            <text:p>0.506255</text:p>
          </table:table-cell>
          <table:table-cell table:style-name="ce3" office:value-type="float" office:value="0.668246535866891" calcext:value-type="float">
            <text:p>0.668247</text:p>
          </table:table-cell>
          <table:table-cell table:style-name="ce3" office:value-type="float" office:value="0.430956607083377" calcext:value-type="float">
            <text:p>0.4309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5, 'k2': 8, 'verbose': False}</text:p>
          </table:table-cell>
          <table:table-cell table:style-name="ce3" office:value-type="float" office:value="0.783152426624415" calcext:value-type="float">
            <text:p>0.783152</text:p>
          </table:table-cell>
          <table:table-cell table:style-name="ce3" office:value-type="float" office:value="0.618496377082163" calcext:value-type="float">
            <text:p>0.618496</text:p>
          </table:table-cell>
          <table:table-cell table:style-name="ce3" office:value-type="float" office:value="0.507503105590062" calcext:value-type="float">
            <text:p>0.507503</text:p>
          </table:table-cell>
          <table:table-cell table:style-name="ce3" office:value-type="float" office:value="0.937745059806634" calcext:value-type="float">
            <text:p>0.937745</text:p>
          </table:table-cell>
          <table:table-cell table:style-name="ce3" office:value-type="float" office:value="0.200051500179031" calcext:value-type="float">
            <text:p>0.200052</text:p>
          </table:table-cell>
          <table:table-cell table:style-name="ce3" office:value-type="float" office:value="0.729369093784849" calcext:value-type="float">
            <text:p>0.7293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, 'beta_loss': 'frobenius', 'init': 'random', 'l1_ratio': 0.0, 'max_iter': 200, 'n_components': 2, 'random_state': 42}</text:p>
          </table:table-cell>
          <table:table-cell table:style-name="ce3" office:value-type="float" office:value="0.856132284391745" calcext:value-type="float">
            <text:p>0.856132</text:p>
          </table:table-cell>
          <table:table-cell table:style-name="ce3" office:value-type="float" office:value="0.634756716332298" calcext:value-type="float">
            <text:p>0.634757</text:p>
          </table:table-cell>
          <table:table-cell table:style-name="ce3" office:value-type="float" office:value="0.433689440993789" calcext:value-type="float">
            <text:p>0.433689</text:p>
          </table:table-cell>
          <table:table-cell table:style-name="ce3" office:value-type="float" office:value="0.872437785287377" calcext:value-type="float">
            <text:p>0.872438</text:p>
          </table:table-cell>
          <table:table-cell table:style-name="ce3" office:value-type="float" office:value="0.332580374469844" calcext:value-type="float">
            <text:p>0.332580</text:p>
          </table:table-cell>
          <table:table-cell table:style-name="ce3" office:value-type="float" office:value="0.692887170507073" calcext:value-type="float">
            <text:p>0.6928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random', 'n_iterations': 100, 'verbose': False}</text:p>
          </table:table-cell>
          <table:table-cell table:style-name="ce3" office:value-type="float" office:value="0.778778167036264" calcext:value-type="float">
            <text:p>0.778778</text:p>
          </table:table-cell>
          <table:table-cell table:style-name="ce3" office:value-type="float" office:value="0.651682417024629" calcext:value-type="float">
            <text:p>0.651682</text:p>
          </table:table-cell>
          <table:table-cell table:style-name="ce3" office:value-type="float" office:value="0.461714285714286" calcext:value-type="float">
            <text:p>0.461714</text:p>
          </table:table-cell>
          <table:table-cell table:style-name="ce3" office:value-type="float" office:value="0.860542524298353" calcext:value-type="float">
            <text:p>0.860543</text:p>
          </table:table-cell>
          <table:table-cell table:style-name="ce3" office:value-type="float" office:value="0.239321592739158" calcext:value-type="float">
            <text:p>0.239322</text:p>
          </table:table-cell>
          <table:table-cell table:style-name="ce3" office:value-type="float" office:value="0.702679160266875" calcext:value-type="float">
            <text:p>0.7026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00018597825275" calcext:value-type="float">
            <text:p>0.800019</text:p>
          </table:table-cell>
          <table:table-cell table:style-name="ce3" office:value-type="float" office:value="0.565035352535068" calcext:value-type="float">
            <text:p>0.565035</text:p>
          </table:table-cell>
          <table:table-cell table:style-name="ce3" office:value-type="float" office:value="0.44432298136646" calcext:value-type="float">
            <text:p>0.444323</text:p>
          </table:table-cell>
          <table:table-cell table:style-name="ce3" office:value-type="float" office:value="0.880304923777269" calcext:value-type="float">
            <text:p>0.880305</text:p>
          </table:table-cell>
          <table:table-cell table:style-name="ce3" office:value-type="float" office:value="0.302898841508206" calcext:value-type="float">
            <text:p>0.302899</text:p>
          </table:table-cell>
          <table:table-cell table:style-name="ce3" office:value-type="float" office:value="0.677356602799173" calcext:value-type="float">
            <text:p>0.6773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792950298653974" calcext:value-type="float">
            <text:p>0.792950</text:p>
          </table:table-cell>
          <table:table-cell table:style-name="ce3" office:value-type="float" office:value="0.558543114075103" calcext:value-type="float">
            <text:p>0.558543</text:p>
          </table:table-cell>
          <table:table-cell table:style-name="ce3" office:value-type="float" office:value="0.442633540372671" calcext:value-type="float">
            <text:p>0.442634</text:p>
          </table:table-cell>
          <table:table-cell table:style-name="ce3" office:value-type="float" office:value="0.880474863009976" calcext:value-type="float">
            <text:p>0.880475</text:p>
          </table:table-cell>
          <table:table-cell table:style-name="ce3" office:value-type="float" office:value="0.310473106190957" calcext:value-type="float">
            <text:p>0.310473</text:p>
          </table:table-cell>
          <table:table-cell table:style-name="ce3" office:value-type="float" office:value="0.672825741984153" calcext:value-type="float">
            <text:p>0.6728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3, 'gamma': None, 'kernel': 'poly', 'max_iter': None, 'n_components': 2, 'random_state': 42}</text:p>
          </table:table-cell>
          <table:table-cell table:style-name="ce3" office:value-type="float" office:value="0.866275359072013" calcext:value-type="float">
            <text:p>0.866275</text:p>
          </table:table-cell>
          <table:table-cell table:style-name="ce3" office:value-type="float" office:value="0.627072481084527" calcext:value-type="float">
            <text:p>0.627072</text:p>
          </table:table-cell>
          <table:table-cell table:style-name="ce3" office:value-type="float" office:value="0.426434782608696" calcext:value-type="float">
            <text:p>0.426435</text:p>
          </table:table-cell>
          <table:table-cell table:style-name="ce3" office:value-type="float" office:value="0.847074650258888" calcext:value-type="float">
            <text:p>0.847075</text:p>
          </table:table-cell>
          <table:table-cell table:style-name="ce3" office:value-type="float" office:value="0.296255592033963" calcext:value-type="float">
            <text:p>0.296256</text:p>
          </table:table-cell>
          <table:table-cell table:style-name="ce3" office:value-type="float" office:value="0.694120336198032" calcext:value-type="float">
            <text:p>0.694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0.05, 'kernel': 'rbf', 'max_iter': None, 'n_components': 2, 'random_state': 42}</text:p>
          </table:table-cell>
          <table:table-cell table:style-name="ce3" office:value-type="float" office:value="0.828815386496879" calcext:value-type="float">
            <text:p>0.828815</text:p>
          </table:table-cell>
          <table:table-cell table:style-name="ce3" office:value-type="float" office:value="0.607119192102851" calcext:value-type="float">
            <text:p>0.607119</text:p>
          </table:table-cell>
          <table:table-cell table:style-name="ce3" office:value-type="float" office:value="0.453515527950311" calcext:value-type="float">
            <text:p>0.453516</text:p>
          </table:table-cell>
          <table:table-cell table:style-name="ce3" office:value-type="float" office:value="0.906181871894018" calcext:value-type="float">
            <text:p>0.906182</text:p>
          </table:table-cell>
          <table:table-cell table:style-name="ce3" office:value-type="float" office:value="0.200463585225375" calcext:value-type="float">
            <text:p>0.200464</text:p>
          </table:table-cell>
          <table:table-cell table:style-name="ce3" office:value-type="float" office:value="0.719033678643737" calcext:value-type="float">
            <text:p>0.7190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784278673000144" calcext:value-type="float">
            <text:p>0.784279</text:p>
          </table:table-cell>
          <table:table-cell table:style-name="ce3" office:value-type="float" office:value="0.548028074231124" calcext:value-type="float">
            <text:p>0.548028</text:p>
          </table:table-cell>
          <table:table-cell table:style-name="ce3" office:value-type="float" office:value="0.444024844720497" calcext:value-type="float">
            <text:p>0.444025</text:p>
          </table:table-cell>
          <table:table-cell table:style-name="ce3" office:value-type="float" office:value="0.874528681130029" calcext:value-type="float">
            <text:p>0.874529</text:p>
          </table:table-cell>
          <table:table-cell table:style-name="ce3" office:value-type="float" office:value="0.3052713179524" calcext:value-type="float">
            <text:p>0.305271</text:p>
          </table:table-cell>
          <table:table-cell table:style-name="ce3" office:value-type="float" office:value="0.669117791025879" calcext:value-type="float">
            <text:p>0.6691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799770600846989" calcext:value-type="float">
            <text:p>0.799771</text:p>
          </table:table-cell>
          <table:table-cell table:style-name="ce3" office:value-type="float" office:value="0.56462359858828" calcext:value-type="float">
            <text:p>0.564624</text:p>
          </table:table-cell>
          <table:table-cell table:style-name="ce3" office:value-type="float" office:value="0.444074534161491" calcext:value-type="float">
            <text:p>0.444075</text:p>
          </table:table-cell>
          <table:table-cell table:style-name="ce3" office:value-type="float" office:value="0.88017427620632" calcext:value-type="float">
            <text:p>0.880174</text:p>
          </table:table-cell>
          <table:table-cell table:style-name="ce3" office:value-type="float" office:value="0.301801038112578" calcext:value-type="float">
            <text:p>0.301801</text:p>
          </table:table-cell>
          <table:table-cell table:style-name="ce3" office:value-type="float" office:value="0.6773683943381" calcext:value-type="float">
            <text:p>0.6773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5, 'max_iter': 1000, 'method': 'lars', 'n_components': 2, 'normalize_components': True, 'random_state': 42, 'ridge_alpha': 0.05, 'tol': 1e-08}</text:p>
          </table:table-cell>
          <table:table-cell table:style-name="ce3" office:value-type="float" office:value="0.808630659354812" calcext:value-type="float">
            <text:p>0.808631</text:p>
          </table:table-cell>
          <table:table-cell table:style-name="ce3" office:value-type="float" office:value="0.560098019543734" calcext:value-type="float">
            <text:p>0.560098</text:p>
          </table:table-cell>
          <table:table-cell table:style-name="ce3" office:value-type="float" office:value="0.444596273291926" calcext:value-type="float">
            <text:p>0.444596</text:p>
          </table:table-cell>
          <table:table-cell table:style-name="ce3" office:value-type="float" office:value="0.886240982888006" calcext:value-type="float">
            <text:p>0.886241</text:p>
          </table:table-cell>
          <table:table-cell table:style-name="ce3" office:value-type="float" office:value="0.283167549577739" calcext:value-type="float">
            <text:p>0.283168</text:p>
          </table:table-cell>
          <table:table-cell table:style-name="ce3" office:value-type="float" office:value="0.683279677100148" calcext:value-type="float">
            <text:p>0.683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723660871080403" calcext:value-type="float">
            <text:p>0.723661</text:p>
          </table:table-cell>
          <table:table-cell table:style-name="ce3" office:value-type="float" office:value="0.639838701961841" calcext:value-type="float">
            <text:p>0.639839</text:p>
          </table:table-cell>
          <table:table-cell table:style-name="ce3" office:value-type="float" office:value="0.417291925465839" calcext:value-type="float">
            <text:p>0.417292</text:p>
          </table:table-cell>
          <table:table-cell table:style-name="ce3" office:value-type="float" office:value="0.825412005175265" calcext:value-type="float">
            <text:p>0.825412</text:p>
          </table:table-cell>
          <table:table-cell table:style-name="ce3" office:value-type="float" office:value="0.328573264244749" calcext:value-type="float">
            <text:p>0.328573</text:p>
          </table:table-cell>
          <table:table-cell table:style-name="ce3" office:value-type="float" office:value="0.65552604788772" calcext:value-type="float">
            <text:p>0.6555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00098123442199" calcext:value-type="float">
            <text:p>0.800098</text:p>
          </table:table-cell>
          <table:table-cell table:style-name="ce3" office:value-type="float" office:value="0.55497108051157" calcext:value-type="float">
            <text:p>0.554971</text:p>
          </table:table-cell>
          <table:table-cell table:style-name="ce3" office:value-type="float" office:value="0.438409937888199" calcext:value-type="float">
            <text:p>0.438410</text:p>
          </table:table-cell>
          <table:table-cell table:style-name="ce3" office:value-type="float" office:value="0.886061526888767" calcext:value-type="float">
            <text:p>0.886062</text:p>
          </table:table-cell>
          <table:table-cell table:style-name="ce3" office:value-type="float" office:value="0.27309855618481" calcext:value-type="float">
            <text:p>0.273099</text:p>
          </table:table-cell>
          <table:table-cell table:style-name="ce3" office:value-type="float" office:value="0.681288422509185" calcext:value-type="float">
            <text:p>0.681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805701770278329" calcext:value-type="float">
            <text:p>0.805702</text:p>
          </table:table-cell>
          <table:table-cell table:style-name="ce3" office:value-type="float" office:value="0.58813194239263" calcext:value-type="float">
            <text:p>0.588132</text:p>
          </table:table-cell>
          <table:table-cell table:style-name="ce3" office:value-type="float" office:value="0.43160248447205" calcext:value-type="float">
            <text:p>0.431602</text:p>
          </table:table-cell>
          <table:table-cell table:style-name="ce3" office:value-type="float" office:value="0.87535204152745" calcext:value-type="float">
            <text:p>0.875352</text:p>
          </table:table-cell>
          <table:table-cell table:style-name="ce3" office:value-type="float" office:value="0.306415383504419" calcext:value-type="float">
            <text:p>0.306415</text:p>
          </table:table-cell>
          <table:table-cell table:style-name="ce3" office:value-type="float" office:value="0.678874571033208" calcext:value-type="float">
            <text:p>0.678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854155572799815" calcext:value-type="float">
            <text:p>0.854156</text:p>
          </table:table-cell>
          <table:table-cell table:style-name="ce3" office:value-type="float" office:value="0.615016003610472" calcext:value-type="float">
            <text:p>0.615016</text:p>
          </table:table-cell>
          <table:table-cell table:style-name="ce3" office:value-type="float" office:value="0.404919254658385" calcext:value-type="float">
            <text:p>0.404919</text:p>
          </table:table-cell>
          <table:table-cell table:style-name="ce3" office:value-type="float" office:value="0.836143046484628" calcext:value-type="float">
            <text:p>0.836143</text:p>
          </table:table-cell>
          <table:table-cell table:style-name="ce3" office:value-type="float" office:value="0.306454895452645" calcext:value-type="float">
            <text:p>0.306455</text:p>
          </table:table-cell>
          <table:table-cell table:style-name="ce3" office:value-type="float" office:value="0.680755796420131" calcext:value-type="float">
            <text:p>0.6807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2.0, 'init': 'random', 'learning_rate': 200.0, 'method': 'barnes_hut', 'metric': 'euclidean', 'min_grad_norm': 1e-07, 'n_components': 2, 'n_iter': 1000, 'n_iter_without_progress': 300, 'n_jobs': 4, 'perplexity': 50.0, 'random_state': 42}</text:p>
          </table:table-cell>
          <table:table-cell table:style-name="ce3" office:value-type="float" office:value="0.879871819597632" calcext:value-type="float">
            <text:p>0.879872</text:p>
          </table:table-cell>
          <table:table-cell table:style-name="ce3" office:value-type="float" office:value="0.793622725191806" calcext:value-type="float">
            <text:p>0.793623</text:p>
          </table:table-cell>
          <table:table-cell table:style-name="ce3" office:value-type="float" office:value="0.526285714285714" calcext:value-type="float">
            <text:p>0.526286</text:p>
          </table:table-cell>
          <table:table-cell table:style-name="ce3" office:value-type="float" office:value="0.753947359256602" calcext:value-type="float">
            <text:p>0.753947</text:p>
          </table:table-cell>
          <table:table-cell table:style-name="ce3" office:value-type="float" office:value="0.663805478471912" calcext:value-type="float">
            <text:p>0.663805</text:p>
          </table:table-cell>
          <table:table-cell table:style-name="ce3" office:value-type="float" office:value="0.657984427971968" calcext:value-type="float">
            <text:p>0.6579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70, 'verbose': False}</text:p>
          </table:table-cell>
          <table:table-cell table:style-name="ce3" office:value-type="float" office:value="0.759493806677425" calcext:value-type="float">
            <text:p>0.759494</text:p>
          </table:table-cell>
          <table:table-cell table:style-name="ce3" office:value-type="float" office:value="0.588396454897784" calcext:value-type="float">
            <text:p>0.588396</text:p>
          </table:table-cell>
          <table:table-cell table:style-name="ce3" office:value-type="float" office:value="0.475627329192546" calcext:value-type="float">
            <text:p>0.475627</text:p>
          </table:table-cell>
          <table:table-cell table:style-name="ce3" office:value-type="float" office:value="0.954119098841908" calcext:value-type="float">
            <text:p>0.954119</text:p>
          </table:table-cell>
          <table:table-cell table:style-name="ce3" office:value-type="float" office:value="0.10604282600308" calcext:value-type="float">
            <text:p>0.106043</text:p>
          </table:table-cell>
          <table:table-cell table:style-name="ce3" office:value-type="float" office:value="0.734318772721317" calcext:value-type="float">
            <text:p>0.7343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868616598429185" calcext:value-type="float">
            <text:p>0.868617</text:p>
          </table:table-cell>
          <table:table-cell table:style-name="ce3" office:value-type="float" office:value="0.631909634309871" calcext:value-type="float">
            <text:p>0.631910</text:p>
          </table:table-cell>
          <table:table-cell table:style-name="ce3" office:value-type="float" office:value="0.419726708074534" calcext:value-type="float">
            <text:p>0.419727</text:p>
          </table:table-cell>
          <table:table-cell table:style-name="ce3" office:value-type="float" office:value="0.824260474331477" calcext:value-type="float">
            <text:p>0.824260</text:p>
          </table:table-cell>
          <table:table-cell table:style-name="ce3" office:value-type="float" office:value="0.313414731288308" calcext:value-type="float">
            <text:p>0.313415</text:p>
          </table:table-cell>
          <table:table-cell table:style-name="ce3" office:value-type="float" office:value="0.686219736771352" calcext:value-type="float">
            <text:p>0.6862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leptic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001, 'n_components': 2, 'n_neighbors': 5, 'random_state': 42, 'spread': 1.0}</text:p>
          </table:table-cell>
          <table:table-cell table:style-name="ce3" office:value-type="float" office:value="0.836408788511427" calcext:value-type="float">
            <text:p>0.836409</text:p>
          </table:table-cell>
          <table:table-cell table:style-name="ce3" office:value-type="float" office:value="0.759163838139179" calcext:value-type="float">
            <text:p>0.759164</text:p>
          </table:table-cell>
          <table:table-cell table:style-name="ce3" office:value-type="float" office:value="0.706807453416149" calcext:value-type="float">
            <text:p>0.706807</text:p>
          </table:table-cell>
          <table:table-cell table:style-name="ce3" office:value-type="float" office:value="0.784289889077011" calcext:value-type="float">
            <text:p>0.784290</text:p>
          </table:table-cell>
          <table:table-cell table:style-name="ce3" office:value-type="float" office:value="0.485333935661277" calcext:value-type="float">
            <text:p>0.485334</text:p>
          </table:table-cell>
          <table:table-cell table:style-name="ce3" office:value-type="float" office:value="0.720267206696498" calcext:value-type="float">
            <text:p>0.7202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LARGE', 'n_components': 2}</text:p>
          </table:table-cell>
          <table:table-cell table:style-name="ce3" office:value-type="float" office:value="0.973627698386146" calcext:value-type="float">
            <text:p>0.973628</text:p>
          </table:table-cell>
          <table:table-cell table:style-name="ce3" office:value-type="float" office:value="0.970187194315665" calcext:value-type="float">
            <text:p>0.970187</text:p>
          </table:table-cell>
          <table:table-cell table:style-name="ce3" office:value-type="float" office:value="0.690095238095238" calcext:value-type="float">
            <text:p>0.690095</text:p>
          </table:table-cell>
          <table:table-cell table:style-name="ce3" office:value-type="float" office:value="0.809927627145883" calcext:value-type="float">
            <text:p>0.809928</text:p>
          </table:table-cell>
          <table:table-cell table:style-name="ce3" office:value-type="float" office:value="0.266812580901889" calcext:value-type="float">
            <text:p>0.266813</text:p>
          </table:table-cell>
          <table:table-cell table:style-name="ce3" office:value-type="float" office:value="0.835405035408208" calcext:value-type="float">
            <text:p>0.8354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5, 'verbose': False, 'width': 10.0}</text:p>
          </table:table-cell>
          <table:table-cell table:style-name="ce3" office:value-type="float" office:value="0.955743089741751" calcext:value-type="float">
            <text:p>0.955743</text:p>
          </table:table-cell>
          <table:table-cell table:style-name="ce3" office:value-type="float" office:value="0.906908314613902" calcext:value-type="float">
            <text:p>0.906908</text:p>
          </table:table-cell>
          <table:table-cell table:style-name="ce3" office:value-type="float" office:value="0.583476190476191" calcext:value-type="float">
            <text:p>0.583476</text:p>
          </table:table-cell>
          <table:table-cell table:style-name="ce3" office:value-type="float" office:value="0.804341975666048" calcext:value-type="float">
            <text:p>0.804342</text:p>
          </table:table-cell>
          <table:table-cell table:style-name="ce3" office:value-type="float" office:value="0.48638043922129" calcext:value-type="float">
            <text:p>0.486380</text:p>
          </table:table-cell>
          <table:table-cell table:style-name="ce3" office:value-type="float" office:value="0.75281782625532" calcext:value-type="float">
            <text:p>0.7528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971370071213497" calcext:value-type="float">
            <text:p>0.971370</text:p>
          </table:table-cell>
          <table:table-cell table:style-name="ce3" office:value-type="float" office:value="0.911014067453679" calcext:value-type="float">
            <text:p>0.911014</text:p>
          </table:table-cell>
          <table:table-cell table:style-name="ce3" office:value-type="float" office:value="0.529619047619048" calcext:value-type="float">
            <text:p>0.529619</text:p>
          </table:table-cell>
          <table:table-cell table:style-name="ce3" office:value-type="float" office:value="0.940571309815215" calcext:value-type="float">
            <text:p>0.940571</text:p>
          </table:table-cell>
          <table:table-cell table:style-name="ce3" office:value-type="float" office:value="0.145737131685326" calcext:value-type="float">
            <text:p>0.145737</text:p>
          </table:table-cell>
          <table:table-cell table:style-name="ce3" office:value-type="float" office:value="0.841367472883223" calcext:value-type="float">
            <text:p>0.8413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67917905335436" calcext:value-type="float">
            <text:p>0.967918</text:p>
          </table:table-cell>
          <table:table-cell table:style-name="ce3" office:value-type="float" office:value="0.90920033774634" calcext:value-type="float">
            <text:p>0.909200</text:p>
          </table:table-cell>
          <table:table-cell table:style-name="ce3" office:value-type="float" office:value="0.523761904761905" calcext:value-type="float">
            <text:p>0.523762</text:p>
          </table:table-cell>
          <table:table-cell table:style-name="ce3" office:value-type="float" office:value="0.925328418663016" calcext:value-type="float">
            <text:p>0.925328</text:p>
          </table:table-cell>
          <table:table-cell table:style-name="ce3" office:value-type="float" office:value="0.205016785810068" calcext:value-type="float">
            <text:p>0.205017</text:p>
          </table:table-cell>
          <table:table-cell table:style-name="ce3" office:value-type="float" office:value="0.824238356139326" calcext:value-type="float">
            <text:p>0.8242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522011821121891" calcext:value-type="float">
            <text:p>0.522012</text:p>
          </table:table-cell>
          <table:table-cell table:style-name="ce3" office:value-type="float" office:value="0.51071519380586" calcext:value-type="float">
            <text:p>0.510715</text:p>
          </table:table-cell>
          <table:table-cell table:style-name="ce3" office:value-type="float" office:value="0.24" calcext:value-type="float">
            <text:p>0.240000</text:p>
          </table:table-cell>
          <table:table-cell table:style-name="ce3" office:value-type="float" office:value="0.533298132899561" calcext:value-type="float">
            <text:p>0.533298</text:p>
          </table:table-cell>
          <table:table-cell table:style-name="ce3" office:value-type="float" office:value="0.444991249269367" calcext:value-type="float">
            <text:p>0.444991</text:p>
          </table:table-cell>
          <table:table-cell table:style-name="ce3" office:value-type="float" office:value="0.472206779711589" calcext:value-type="float">
            <text:p>0.472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972231802322803" calcext:value-type="float">
            <text:p>0.972232</text:p>
          </table:table-cell>
          <table:table-cell table:style-name="ce3" office:value-type="float" office:value="0.91331564944479" calcext:value-type="float">
            <text:p>0.913316</text:p>
          </table:table-cell>
          <table:table-cell table:style-name="ce3" office:value-type="float" office:value="0.528666666666667" calcext:value-type="float">
            <text:p>0.528667</text:p>
          </table:table-cell>
          <table:table-cell table:style-name="ce3" office:value-type="float" office:value="0.938815277299715" calcext:value-type="float">
            <text:p>0.938815</text:p>
          </table:table-cell>
          <table:table-cell table:style-name="ce3" office:value-type="float" office:value="0.12704779615132" calcext:value-type="float">
            <text:p>0.127048</text:p>
          </table:table-cell>
          <table:table-cell table:style-name="ce3" office:value-type="float" office:value="0.845196319916531" calcext:value-type="float">
            <text:p>0.845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logcosh', 'max_iter': 200, 'n_components': 2, 'random_state': 42}</text:p>
          </table:table-cell>
          <table:table-cell table:style-name="ce3" office:value-type="float" office:value="0.972594290175086" calcext:value-type="float">
            <text:p>0.972594</text:p>
          </table:table-cell>
          <table:table-cell table:style-name="ce3" office:value-type="float" office:value="0.912968423903519" calcext:value-type="float">
            <text:p>0.912968</text:p>
          </table:table-cell>
          <table:table-cell table:style-name="ce3" office:value-type="float" office:value="0.528619047619048" calcext:value-type="float">
            <text:p>0.528619</text:p>
          </table:table-cell>
          <table:table-cell table:style-name="ce3" office:value-type="float" office:value="0.935427472796003" calcext:value-type="float">
            <text:p>0.935427</text:p>
          </table:table-cell>
          <table:table-cell table:style-name="ce3" office:value-type="float" office:value="0.124986775189114" calcext:value-type="float">
            <text:p>0.124987</text:p>
          </table:table-cell>
          <table:table-cell table:style-name="ce3" office:value-type="float" office:value="0.844924491860908" calcext:value-type="float">
            <text:p>0.8449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200, 'verbose': False}</text:p>
          </table:table-cell>
          <table:table-cell table:style-name="ce3" office:value-type="float" office:value="0.967892558428524" calcext:value-type="float">
            <text:p>0.967893</text:p>
          </table:table-cell>
          <table:table-cell table:style-name="ce3" office:value-type="float" office:value="0.923827749366726" calcext:value-type="float">
            <text:p>0.923828</text:p>
          </table:table-cell>
          <table:table-cell table:style-name="ce3" office:value-type="float" office:value="0.545095238095238" calcext:value-type="float">
            <text:p>0.545095</text:p>
          </table:table-cell>
          <table:table-cell table:style-name="ce3" office:value-type="float" office:value="0.955057845231829" calcext:value-type="float">
            <text:p>0.955058</text:p>
          </table:table-cell>
          <table:table-cell table:style-name="ce3" office:value-type="float" office:value="0.114470279069681" calcext:value-type="float">
            <text:p>0.114470</text:p>
          </table:table-cell>
          <table:table-cell table:style-name="ce3" office:value-type="float" office:value="0.855480622410527" calcext:value-type="float">
            <text:p>0.855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76074750274817" calcext:value-type="float">
            <text:p>0.976075</text:p>
          </table:table-cell>
          <table:table-cell table:style-name="ce3" office:value-type="float" office:value="0.921684143446606" calcext:value-type="float">
            <text:p>0.921684</text:p>
          </table:table-cell>
          <table:table-cell table:style-name="ce3" office:value-type="float" office:value="0.560571428571429" calcext:value-type="float">
            <text:p>0.560571</text:p>
          </table:table-cell>
          <table:table-cell table:style-name="ce3" office:value-type="float" office:value="0.889587409441086" calcext:value-type="float">
            <text:p>0.889587</text:p>
          </table:table-cell>
          <table:table-cell table:style-name="ce3" office:value-type="float" office:value="0.140429576496648" calcext:value-type="float">
            <text:p>0.140430</text:p>
          </table:table-cell>
          <table:table-cell table:style-name="ce3" office:value-type="float" office:value="0.841497631047458" calcext:value-type="float">
            <text:p>0.8414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8, 'verbose': False}</text:p>
          </table:table-cell>
          <table:table-cell table:style-name="ce3" office:value-type="float" office:value="0.977573228823145" calcext:value-type="float">
            <text:p>0.977573</text:p>
          </table:table-cell>
          <table:table-cell table:style-name="ce3" office:value-type="float" office:value="0.927541573069509" calcext:value-type="float">
            <text:p>0.927542</text:p>
          </table:table-cell>
          <table:table-cell table:style-name="ce3" office:value-type="float" office:value="0.576666666666667" calcext:value-type="float">
            <text:p>0.576667</text:p>
          </table:table-cell>
          <table:table-cell table:style-name="ce3" office:value-type="float" office:value="0.895856493518334" calcext:value-type="float">
            <text:p>0.895856</text:p>
          </table:table-cell>
          <table:table-cell table:style-name="ce3" office:value-type="float" office:value="0.147232067124119" calcext:value-type="float">
            <text:p>0.147232</text:p>
          </table:table-cell>
          <table:table-cell table:style-name="ce3" office:value-type="float" office:value="0.846081178990707" calcext:value-type="float">
            <text:p>0.8460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12.0, 'n_iterations': 200, 'sample_type': 'clustering_centroid', 'verbose': False}</text:p>
          </table:table-cell>
          <table:table-cell table:style-name="ce3" office:value-type="float" office:value="0.974643438640093" calcext:value-type="float">
            <text:p>0.974643</text:p>
          </table:table-cell>
          <table:table-cell table:style-name="ce3" office:value-type="float" office:value="0.915666300243751" calcext:value-type="float">
            <text:p>0.915666</text:p>
          </table:table-cell>
          <table:table-cell table:style-name="ce3" office:value-type="float" office:value="0.546" calcext:value-type="float">
            <text:p>0.546000</text:p>
          </table:table-cell>
          <table:table-cell table:style-name="ce3" office:value-type="float" office:value="0.942015609341294" calcext:value-type="float">
            <text:p>0.942016</text:p>
          </table:table-cell>
          <table:table-cell table:style-name="ce3" office:value-type="float" office:value="0.11403961170091" calcext:value-type="float">
            <text:p>0.114040</text:p>
          </table:table-cell>
          <table:table-cell table:style-name="ce3" office:value-type="float" office:value="0.852857147304846" calcext:value-type="float">
            <text:p>0.8528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97282809985821" calcext:value-type="float">
            <text:p>0.972828</text:p>
          </table:table-cell>
          <table:table-cell table:style-name="ce3" office:value-type="float" office:value="0.926539263011996" calcext:value-type="float">
            <text:p>0.926539</text:p>
          </table:table-cell>
          <table:table-cell table:style-name="ce3" office:value-type="float" office:value="0.568571428571429" calcext:value-type="float">
            <text:p>0.568571</text:p>
          </table:table-cell>
          <table:table-cell table:style-name="ce3" office:value-type="float" office:value="0.848242224647837" calcext:value-type="float">
            <text:p>0.848242</text:p>
          </table:table-cell>
          <table:table-cell table:style-name="ce3" office:value-type="float" office:value="0.157613670851645" calcext:value-type="float">
            <text:p>0.157614</text:p>
          </table:table-cell>
          <table:table-cell table:style-name="ce3" office:value-type="float" office:value="0.831713469047566" calcext:value-type="float">
            <text:p>0.8317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8, 'max_iter': 200, 'n_analyzers': 10, 'verbose': False}</text:p>
          </table:table-cell>
          <table:table-cell table:style-name="ce3" office:value-type="float" office:value="0.975093517500677" calcext:value-type="float">
            <text:p>0.975094</text:p>
          </table:table-cell>
          <table:table-cell table:style-name="ce3" office:value-type="float" office:value="0.939763131482101" calcext:value-type="float">
            <text:p>0.939763</text:p>
          </table:table-cell>
          <table:table-cell table:style-name="ce3" office:value-type="float" office:value="0.623142857142857" calcext:value-type="float">
            <text:p>0.623143</text:p>
          </table:table-cell>
          <table:table-cell table:style-name="ce3" office:value-type="float" office:value="0.901441617514306" calcext:value-type="float">
            <text:p>0.901442</text:p>
          </table:table-cell>
          <table:table-cell table:style-name="ce3" office:value-type="float" office:value="0.187174906055327" calcext:value-type="float">
            <text:p>0.187175</text:p>
          </table:table-cell>
          <table:table-cell table:style-name="ce3" office:value-type="float" office:value="0.850453243516923" calcext:value-type="float">
            <text:p>0.8504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11, 'random_state': 42, 'reg': 0.01}</text:p>
          </table:table-cell>
          <table:table-cell table:style-name="ce3" office:value-type="float" office:value="0.957537526486004" calcext:value-type="float">
            <text:p>0.957538</text:p>
          </table:table-cell>
          <table:table-cell table:style-name="ce3" office:value-type="float" office:value="0.918651770778569" calcext:value-type="float">
            <text:p>0.918652</text:p>
          </table:table-cell>
          <table:table-cell table:style-name="ce3" office:value-type="float" office:value="0.672380952380952" calcext:value-type="float">
            <text:p>0.672381</text:p>
          </table:table-cell>
          <table:table-cell table:style-name="ce3" office:value-type="float" office:value="0.699524677907314" calcext:value-type="float">
            <text:p>0.699525</text:p>
          </table:table-cell>
          <table:table-cell table:style-name="ce3" office:value-type="float" office:value="0.256571896937885" calcext:value-type="float">
            <text:p>0.256572</text:p>
          </table:table-cell>
          <table:table-cell table:style-name="ce3" office:value-type="float" office:value="0.798304606122991" calcext:value-type="float">
            <text:p>0.7983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7, 'random_state': 42, 'reg': 0.001}</text:p>
          </table:table-cell>
          <table:table-cell table:style-name="ce3" office:value-type="float" office:value="0.890177667319855" calcext:value-type="float">
            <text:p>0.890178</text:p>
          </table:table-cell>
          <table:table-cell table:style-name="ce3" office:value-type="float" office:value="0.793103458713696" calcext:value-type="float">
            <text:p>0.793103</text:p>
          </table:table-cell>
          <table:table-cell table:style-name="ce3" office:value-type="float" office:value="0.523190476190476" calcext:value-type="float">
            <text:p>0.523190</text:p>
          </table:table-cell>
          <table:table-cell table:style-name="ce3" office:value-type="float" office:value="0.648079010757665" calcext:value-type="float">
            <text:p>0.648079</text:p>
          </table:table-cell>
          <table:table-cell table:style-name="ce3" office:value-type="float" office:value="0.477018500961661" calcext:value-type="float">
            <text:p>0.477019</text:p>
          </table:table-cell>
          <table:table-cell table:style-name="ce3" office:value-type="float" office:value="0.675506422404006" calcext:value-type="float">
            <text:p>0.6755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11, 'random_state': 42, 'reg': 0.001}</text:p>
          </table:table-cell>
          <table:table-cell table:style-name="ce3" office:value-type="float" office:value="0.971952635855279" calcext:value-type="float">
            <text:p>0.971953</text:p>
          </table:table-cell>
          <table:table-cell table:style-name="ce3" office:value-type="float" office:value="0.941350714524686" calcext:value-type="float">
            <text:p>0.941351</text:p>
          </table:table-cell>
          <table:table-cell table:style-name="ce3" office:value-type="float" office:value="0.644857142857143" calcext:value-type="float">
            <text:p>0.644857</text:p>
          </table:table-cell>
          <table:table-cell table:style-name="ce3" office:value-type="float" office:value="0.779901571158439" calcext:value-type="float">
            <text:p>0.779902</text:p>
          </table:table-cell>
          <table:table-cell table:style-name="ce3" office:value-type="float" office:value="0.208308164226959" calcext:value-type="float">
            <text:p>0.208308</text:p>
          </table:table-cell>
          <table:table-cell table:style-name="ce3" office:value-type="float" office:value="0.825950780033718" calcext:value-type="float">
            <text:p>0.8259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5, 'verbose': False}</text:p>
          </table:table-cell>
          <table:table-cell table:style-name="ce3" office:value-type="float" office:value="0.695443276139496" calcext:value-type="float">
            <text:p>0.695443</text:p>
          </table:table-cell>
          <table:table-cell table:style-name="ce3" office:value-type="float" office:value="0.641318772005289" calcext:value-type="float">
            <text:p>0.641319</text:p>
          </table:table-cell>
          <table:table-cell table:style-name="ce3" office:value-type="float" office:value="0.290571428571428" calcext:value-type="float">
            <text:p>0.290571</text:p>
          </table:table-cell>
          <table:table-cell table:style-name="ce3" office:value-type="float" office:value="0.672333916277657" calcext:value-type="float">
            <text:p>0.672334</text:p>
          </table:table-cell>
          <table:table-cell table:style-name="ce3" office:value-type="float" office:value="0.44782685894647" calcext:value-type="float">
            <text:p>0.447827</text:p>
          </table:table-cell>
          <table:table-cell table:style-name="ce3" office:value-type="float" office:value="0.57036810680948" calcext:value-type="float">
            <text:p>0.5703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683552342716946" calcext:value-type="float">
            <text:p>0.683552</text:p>
          </table:table-cell>
          <table:table-cell table:style-name="ce3" office:value-type="float" office:value="0.640712931542641" calcext:value-type="float">
            <text:p>0.640713</text:p>
          </table:table-cell>
          <table:table-cell table:style-name="ce3" office:value-type="float" office:value="0.215666666666667" calcext:value-type="float">
            <text:p>0.215667</text:p>
          </table:table-cell>
          <table:table-cell table:style-name="ce3" office:value-type="float" office:value="0.672515181528868" calcext:value-type="float">
            <text:p>0.672515</text:p>
          </table:table-cell>
          <table:table-cell table:style-name="ce3" office:value-type="float" office:value="0.358432031559887" calcext:value-type="float">
            <text:p>0.358432</text:p>
          </table:table-cell>
          <table:table-cell table:style-name="ce3" office:value-type="float" office:value="0.570803018179047" calcext:value-type="float">
            <text:p>0.5708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kmeans', 'dissimilarity_type': 'euclidean', 'fraction_delta': 12.0, 'n_iterations': 100, 'n_neighbors': 16, 'verbose': False}</text:p>
          </table:table-cell>
          <table:table-cell table:style-name="ce3" office:value-type="float" office:value="0.971647740126496" calcext:value-type="float">
            <text:p>0.971648</text:p>
          </table:table-cell>
          <table:table-cell table:style-name="ce3" office:value-type="float" office:value="0.926115104589845" calcext:value-type="float">
            <text:p>0.926115</text:p>
          </table:table-cell>
          <table:table-cell table:style-name="ce3" office:value-type="float" office:value="0.592523809523809" calcext:value-type="float">
            <text:p>0.592524</text:p>
          </table:table-cell>
          <table:table-cell table:style-name="ce3" office:value-type="float" office:value="0.928159646204305" calcext:value-type="float">
            <text:p>0.928160</text:p>
          </table:table-cell>
          <table:table-cell table:style-name="ce3" office:value-type="float" office:value="0.11246592878172" calcext:value-type="float">
            <text:p>0.112466</text:p>
          </table:table-cell>
          <table:table-cell table:style-name="ce3" office:value-type="float" office:value="0.861196074332547" calcext:value-type="float">
            <text:p>0.861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7, 'random_state': 42, 'reg': 0.001}</text:p>
          </table:table-cell>
          <table:table-cell table:style-name="ce3" office:value-type="float" office:value="0.903011454698976" calcext:value-type="float">
            <text:p>0.903011</text:p>
          </table:table-cell>
          <table:table-cell table:style-name="ce3" office:value-type="float" office:value="0.815677229205499" calcext:value-type="float">
            <text:p>0.815677</text:p>
          </table:table-cell>
          <table:table-cell table:style-name="ce3" office:value-type="float" office:value="0.548809523809524" calcext:value-type="float">
            <text:p>0.548810</text:p>
          </table:table-cell>
          <table:table-cell table:style-name="ce3" office:value-type="float" office:value="0.670092854182956" calcext:value-type="float">
            <text:p>0.670093</text:p>
          </table:table-cell>
          <table:table-cell table:style-name="ce3" office:value-type="float" office:value="0.48130299209685" calcext:value-type="float">
            <text:p>0.481303</text:p>
          </table:table-cell>
          <table:table-cell table:style-name="ce3" office:value-type="float" office:value="0.691257613960021" calcext:value-type="float">
            <text:p>0.6912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600101021204735" calcext:value-type="float">
            <text:p>0.600101</text:p>
          </table:table-cell>
          <table:table-cell table:style-name="ce3" office:value-type="float" office:value="0.537397760040784" calcext:value-type="float">
            <text:p>0.537398</text:p>
          </table:table-cell>
          <table:table-cell table:style-name="ce3" office:value-type="float" office:value="0.250285714285714" calcext:value-type="float">
            <text:p>0.250286</text:p>
          </table:table-cell>
          <table:table-cell table:style-name="ce3" office:value-type="float" office:value="0.501224897998235" calcext:value-type="float">
            <text:p>0.501225</text:p>
          </table:table-cell>
          <table:table-cell table:style-name="ce3" office:value-type="float" office:value="0.40797777764302" calcext:value-type="float">
            <text:p>0.407978</text:p>
          </table:table-cell>
          <table:table-cell table:style-name="ce3" office:value-type="float" office:value="0.49620632317729" calcext:value-type="float">
            <text:p>0.4962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400, 'n_analyzers': 10, 'verbose': False}</text:p>
          </table:table-cell>
          <table:table-cell table:style-name="ce3" office:value-type="float" office:value="0.886398668132358" calcext:value-type="float">
            <text:p>0.886399</text:p>
          </table:table-cell>
          <table:table-cell table:style-name="ce3" office:value-type="float" office:value="0.87526275709347" calcext:value-type="float">
            <text:p>0.875263</text:p>
          </table:table-cell>
          <table:table-cell table:style-name="ce3" office:value-type="float" office:value="0.539285714285714" calcext:value-type="float">
            <text:p>0.539286</text:p>
          </table:table-cell>
          <table:table-cell table:style-name="ce3" office:value-type="float" office:value="0.713050650252442" calcext:value-type="float">
            <text:p>0.713051</text:p>
          </table:table-cell>
          <table:table-cell table:style-name="ce3" office:value-type="float" office:value="0.405121115775363" calcext:value-type="float">
            <text:p>0.405121</text:p>
          </table:table-cell>
          <table:table-cell table:style-name="ce3" office:value-type="float" office:value="0.721775334797724" calcext:value-type="float">
            <text:p>0.7217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300, 'metric': True, 'n_components': 2, 'n_init': 2, 'random_state': 42}</text:p>
          </table:table-cell>
          <table:table-cell table:style-name="ce3" office:value-type="float" office:value="0.959412369163122" calcext:value-type="float">
            <text:p>0.959412</text:p>
          </table:table-cell>
          <table:table-cell table:style-name="ce3" office:value-type="float" office:value="0.920820739537033" calcext:value-type="float">
            <text:p>0.920821</text:p>
          </table:table-cell>
          <table:table-cell table:style-name="ce3" office:value-type="float" office:value="0.542190476190476" calcext:value-type="float">
            <text:p>0.542190</text:p>
          </table:table-cell>
          <table:table-cell table:style-name="ce3" office:value-type="float" office:value="0.95543200636449" calcext:value-type="float">
            <text:p>0.955432</text:p>
          </table:table-cell>
          <table:table-cell table:style-name="ce3" office:value-type="float" office:value="0.12676339086633" calcext:value-type="float">
            <text:p>0.126763</text:p>
          </table:table-cell>
          <table:table-cell table:style-name="ce3" office:value-type="float" office:value="0.850218440077758" calcext:value-type="float">
            <text:p>0.8502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972091542003218" calcext:value-type="float">
            <text:p>0.972092</text:p>
          </table:table-cell>
          <table:table-cell table:style-name="ce3" office:value-type="float" office:value="0.912872628208192" calcext:value-type="float">
            <text:p>0.912873</text:p>
          </table:table-cell>
          <table:table-cell table:style-name="ce3" office:value-type="float" office:value="0.531761904761905" calcext:value-type="float">
            <text:p>0.531762</text:p>
          </table:table-cell>
          <table:table-cell table:style-name="ce3" office:value-type="float" office:value="0.941422349575763" calcext:value-type="float">
            <text:p>0.941422</text:p>
          </table:table-cell>
          <table:table-cell table:style-name="ce3" office:value-type="float" office:value="0.127452653852262" calcext:value-type="float">
            <text:p>0.127453</text:p>
          </table:table-cell>
          <table:table-cell table:style-name="ce3" office:value-type="float" office:value="0.846139154139363" calcext:value-type="float">
            <text:p>0.846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2, 'random_state': 42}</text:p>
          </table:table-cell>
          <table:table-cell table:style-name="ce3" office:value-type="float" office:value="0.503934298778059" calcext:value-type="float">
            <text:p>0.503934</text:p>
          </table:table-cell>
          <table:table-cell table:style-name="ce3" office:value-type="float" office:value="0.502827303286654" calcext:value-type="float">
            <text:p>0.502827</text:p>
          </table:table-cell>
          <table:table-cell table:style-name="ce3" office:value-type="float" office:value="0.234380952380952" calcext:value-type="float">
            <text:p>0.234381</text:p>
          </table:table-cell>
          <table:table-cell table:style-name="ce3" office:value-type="float" office:value="0.501243207734004" calcext:value-type="float">
            <text:p>0.501243</text:p>
          </table:table-cell>
          <table:table-cell table:style-name="ce3" office:value-type="float" office:value="0.248042180944883" calcext:value-type="float">
            <text:p>0.248042</text:p>
          </table:table-cell>
          <table:table-cell table:style-name="ce3" office:value-type="float" office:value="0.498868716246957" calcext:value-type="float">
            <text:p>0.4988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3, 'k2': 15, 'verbose': False}</text:p>
          </table:table-cell>
          <table:table-cell table:style-name="ce3" office:value-type="float" office:value="0.965218802275008" calcext:value-type="float">
            <text:p>0.965219</text:p>
          </table:table-cell>
          <table:table-cell table:style-name="ce3" office:value-type="float" office:value="0.917764756488075" calcext:value-type="float">
            <text:p>0.917765</text:p>
          </table:table-cell>
          <table:table-cell table:style-name="ce3" office:value-type="float" office:value="0.55447619047619" calcext:value-type="float">
            <text:p>0.554476</text:p>
          </table:table-cell>
          <table:table-cell table:style-name="ce3" office:value-type="float" office:value="0.922038359527579" calcext:value-type="float">
            <text:p>0.922038</text:p>
          </table:table-cell>
          <table:table-cell table:style-name="ce3" office:value-type="float" office:value="0.13951543120483" calcext:value-type="float">
            <text:p>0.139515</text:p>
          </table:table-cell>
          <table:table-cell table:style-name="ce3" office:value-type="float" office:value="0.843996535512405" calcext:value-type="float">
            <text:p>0.843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random', 'l1_ratio': 0.0, 'max_iter': 400, 'n_components': 2, 'random_state': 42}</text:p>
          </table:table-cell>
          <table:table-cell table:style-name="ce3" office:value-type="float" office:value="0.964473036052829" calcext:value-type="float">
            <text:p>0.964473</text:p>
          </table:table-cell>
          <table:table-cell table:style-name="ce3" office:value-type="float" office:value="0.903702751358154" calcext:value-type="float">
            <text:p>0.903703</text:p>
          </table:table-cell>
          <table:table-cell table:style-name="ce3" office:value-type="float" office:value="0.48947619047619" calcext:value-type="float">
            <text:p>0.489476</text:p>
          </table:table-cell>
          <table:table-cell table:style-name="ce3" office:value-type="float" office:value="0.896296233399205" calcext:value-type="float">
            <text:p>0.896296</text:p>
          </table:table-cell>
          <table:table-cell table:style-name="ce3" office:value-type="float" office:value="0.161998315641114" calcext:value-type="float">
            <text:p>0.161998</text:p>
          </table:table-cell>
          <table:table-cell table:style-name="ce3" office:value-type="float" office:value="0.818389979129053" calcext:value-type="float">
            <text:p>0.8183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fastmap', 'n_iterations': 100, 'verbose': False}</text:p>
          </table:table-cell>
          <table:table-cell table:style-name="ce3" office:value-type="float" office:value="0.955620561105004" calcext:value-type="float">
            <text:p>0.955621</text:p>
          </table:table-cell>
          <table:table-cell table:style-name="ce3" office:value-type="float" office:value="0.968255301183705" calcext:value-type="float">
            <text:p>0.968255</text:p>
          </table:table-cell>
          <table:table-cell table:style-name="ce3" office:value-type="float" office:value="0.684714285714286" calcext:value-type="float">
            <text:p>0.684714</text:p>
          </table:table-cell>
          <table:table-cell table:style-name="ce3" office:value-type="float" office:value="0.905573243582293" calcext:value-type="float">
            <text:p>0.905573</text:p>
          </table:table-cell>
          <table:table-cell table:style-name="ce3" office:value-type="float" office:value="0.117728710587674" calcext:value-type="float">
            <text:p>0.117729</text:p>
          </table:table-cell>
          <table:table-cell table:style-name="ce3" office:value-type="float" office:value="0.879286936199523" calcext:value-type="float">
            <text:p>0.8792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72231818254234" calcext:value-type="float">
            <text:p>0.972232</text:p>
          </table:table-cell>
          <table:table-cell table:style-name="ce3" office:value-type="float" office:value="0.91331564944479" calcext:value-type="float">
            <text:p>0.913316</text:p>
          </table:table-cell>
          <table:table-cell table:style-name="ce3" office:value-type="float" office:value="0.528666666666667" calcext:value-type="float">
            <text:p>0.528667</text:p>
          </table:table-cell>
          <table:table-cell table:style-name="ce3" office:value-type="float" office:value="0.938815273268495" calcext:value-type="float">
            <text:p>0.938815</text:p>
          </table:table-cell>
          <table:table-cell table:style-name="ce3" office:value-type="float" office:value="0.127047788222891" calcext:value-type="float">
            <text:p>0.127048</text:p>
          </table:table-cell>
          <table:table-cell table:style-name="ce3" office:value-type="float" office:value="0.845196323882259" calcext:value-type="float">
            <text:p>0.845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72231786391371" calcext:value-type="float">
            <text:p>0.972232</text:p>
          </table:table-cell>
          <table:table-cell table:style-name="ce3" office:value-type="float" office:value="0.91331564944479" calcext:value-type="float">
            <text:p>0.913316</text:p>
          </table:table-cell>
          <table:table-cell table:style-name="ce3" office:value-type="float" office:value="0.528666666666667" calcext:value-type="float">
            <text:p>0.528667</text:p>
          </table:table-cell>
          <table:table-cell table:style-name="ce3" office:value-type="float" office:value="0.938815267206373" calcext:value-type="float">
            <text:p>0.938815</text:p>
          </table:table-cell>
          <table:table-cell table:style-name="ce3" office:value-type="float" office:value="0.127047806366371" calcext:value-type="float">
            <text:p>0.127048</text:p>
          </table:table-cell>
          <table:table-cell table:style-name="ce3" office:value-type="float" office:value="0.845196312668566" calcext:value-type="float">
            <text:p>0.845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971570791314184" calcext:value-type="float">
            <text:p>0.971571</text:p>
          </table:table-cell>
          <table:table-cell table:style-name="ce3" office:value-type="float" office:value="0.91267922063439" calcext:value-type="float">
            <text:p>0.912679</text:p>
          </table:table-cell>
          <table:table-cell table:style-name="ce3" office:value-type="float" office:value="0.529285714285714" calcext:value-type="float">
            <text:p>0.529286</text:p>
          </table:table-cell>
          <table:table-cell table:style-name="ce3" office:value-type="float" office:value="0.941550882273257" calcext:value-type="float">
            <text:p>0.941551</text:p>
          </table:table-cell>
          <table:table-cell table:style-name="ce3" office:value-type="float" office:value="0.137008783682985" calcext:value-type="float">
            <text:p>0.137009</text:p>
          </table:table-cell>
          <table:table-cell table:style-name="ce3" office:value-type="float" office:value="0.843615564964912" calcext:value-type="float">
            <text:p>0.8436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972111599674999" calcext:value-type="float">
            <text:p>0.972112</text:p>
          </table:table-cell>
          <table:table-cell table:style-name="ce3" office:value-type="float" office:value="0.912615064761268" calcext:value-type="float">
            <text:p>0.912615</text:p>
          </table:table-cell>
          <table:table-cell table:style-name="ce3" office:value-type="float" office:value="0.528952380952381" calcext:value-type="float">
            <text:p>0.528952</text:p>
          </table:table-cell>
          <table:table-cell table:style-name="ce3" office:value-type="float" office:value="0.933483580186523" calcext:value-type="float">
            <text:p>0.933484</text:p>
          </table:table-cell>
          <table:table-cell table:style-name="ce3" office:value-type="float" office:value="0.117764283545885" calcext:value-type="float">
            <text:p>0.117764</text:p>
          </table:table-cell>
          <table:table-cell table:style-name="ce3" office:value-type="float" office:value="0.845879668405857" calcext:value-type="float">
            <text:p>0.845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973192148990744" calcext:value-type="float">
            <text:p>0.973192</text:p>
          </table:table-cell>
          <table:table-cell table:style-name="ce3" office:value-type="float" office:value="0.912746658382322" calcext:value-type="float">
            <text:p>0.912747</text:p>
          </table:table-cell>
          <table:table-cell table:style-name="ce3" office:value-type="float" office:value="0.528761904761905" calcext:value-type="float">
            <text:p>0.528762</text:p>
          </table:table-cell>
          <table:table-cell table:style-name="ce3" office:value-type="float" office:value="0.922274022850004" calcext:value-type="float">
            <text:p>0.922274</text:p>
          </table:table-cell>
          <table:table-cell table:style-name="ce3" office:value-type="float" office:value="0.117244438196745" calcext:value-type="float">
            <text:p>0.117244</text:p>
          </table:table-cell>
          <table:table-cell table:style-name="ce3" office:value-type="float" office:value="0.843946059357646" calcext:value-type="float">
            <text:p>0.8439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200, 'verbose': False}</text:p>
          </table:table-cell>
          <table:table-cell table:style-name="ce3" office:value-type="float" office:value="0.952204973792796" calcext:value-type="float">
            <text:p>0.952205</text:p>
          </table:table-cell>
          <table:table-cell table:style-name="ce3" office:value-type="float" office:value="0.912294253532795" calcext:value-type="float">
            <text:p>0.912294</text:p>
          </table:table-cell>
          <table:table-cell table:style-name="ce3" office:value-type="float" office:value="0.524523809523809" calcext:value-type="float">
            <text:p>0.524524</text:p>
          </table:table-cell>
          <table:table-cell table:style-name="ce3" office:value-type="float" office:value="0.795271831484751" calcext:value-type="float">
            <text:p>0.795272</text:p>
          </table:table-cell>
          <table:table-cell table:style-name="ce3" office:value-type="float" office:value="0.229244214120848" calcext:value-type="float">
            <text:p>0.229244</text:p>
          </table:table-cell>
          <table:table-cell table:style-name="ce3" office:value-type="float" office:value="0.791010130842661" calcext:value-type="float">
            <text:p>0.7910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1, 'max_iter': 1000, 'method': 'lars', 'n_components': 2, 'normalize_components': True, 'random_state': 42, 'ridge_alpha': 0.05, 'tol': 1e-08}</text:p>
          </table:table-cell>
          <table:table-cell table:style-name="ce3" office:value-type="float" office:value="0.972518106071468" calcext:value-type="float">
            <text:p>0.972518</text:p>
          </table:table-cell>
          <table:table-cell table:style-name="ce3" office:value-type="float" office:value="0.913462935525498" calcext:value-type="float">
            <text:p>0.913463</text:p>
          </table:table-cell>
          <table:table-cell table:style-name="ce3" office:value-type="float" office:value="0.528285714285714" calcext:value-type="float">
            <text:p>0.528286</text:p>
          </table:table-cell>
          <table:table-cell table:style-name="ce3" office:value-type="float" office:value="0.938927900573841" calcext:value-type="float">
            <text:p>0.938928</text:p>
          </table:table-cell>
          <table:table-cell table:style-name="ce3" office:value-type="float" office:value="0.122392249205243" calcext:value-type="float">
            <text:p>0.122392</text:p>
          </table:table-cell>
          <table:table-cell table:style-name="ce3" office:value-type="float" office:value="0.846160481450256" calcext:value-type="float">
            <text:p>0.846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950023801558094" calcext:value-type="float">
            <text:p>0.950024</text:p>
          </table:table-cell>
          <table:table-cell table:style-name="ce3" office:value-type="float" office:value="0.946712596982587" calcext:value-type="float">
            <text:p>0.946713</text:p>
          </table:table-cell>
          <table:table-cell table:style-name="ce3" office:value-type="float" office:value="0.633714285714286" calcext:value-type="float">
            <text:p>0.633714</text:p>
          </table:table-cell>
          <table:table-cell table:style-name="ce3" office:value-type="float" office:value="0.906361533594033" calcext:value-type="float">
            <text:p>0.906362</text:p>
          </table:table-cell>
          <table:table-cell table:style-name="ce3" office:value-type="float" office:value="0.160401541825265" calcext:value-type="float">
            <text:p>0.160402</text:p>
          </table:table-cell>
          <table:table-cell table:style-name="ce3" office:value-type="float" office:value="0.855282135204747" calcext:value-type="float">
            <text:p>0.8552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92866988481575" calcext:value-type="float">
            <text:p>0.892867</text:p>
          </table:table-cell>
          <table:table-cell table:style-name="ce3" office:value-type="float" office:value="0.728736032117765" calcext:value-type="float">
            <text:p>0.728736</text:p>
          </table:table-cell>
          <table:table-cell table:style-name="ce3" office:value-type="float" office:value="0.335190476190476" calcext:value-type="float">
            <text:p>0.335190</text:p>
          </table:table-cell>
          <table:table-cell table:style-name="ce3" office:value-type="float" office:value="0.796716854372467" calcext:value-type="float">
            <text:p>0.796717</text:p>
          </table:table-cell>
          <table:table-cell table:style-name="ce3" office:value-type="float" office:value="0.26204263764498" calcext:value-type="float">
            <text:p>0.262043</text:p>
          </table:table-cell>
          <table:table-cell table:style-name="ce3" office:value-type="float" office:value="0.698293542703461" calcext:value-type="float">
            <text:p>0.6982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827132979655562" calcext:value-type="float">
            <text:p>0.827133</text:p>
          </table:table-cell>
          <table:table-cell table:style-name="ce3" office:value-type="float" office:value="0.669915388169319" calcext:value-type="float">
            <text:p>0.669915</text:p>
          </table:table-cell>
          <table:table-cell table:style-name="ce3" office:value-type="float" office:value="0.32447619047619" calcext:value-type="float">
            <text:p>0.324476</text:p>
          </table:table-cell>
          <table:table-cell table:style-name="ce3" office:value-type="float" office:value="0.67327080365698" calcext:value-type="float">
            <text:p>0.673271</text:p>
          </table:table-cell>
          <table:table-cell table:style-name="ce3" office:value-type="float" office:value="0.278067764040392" calcext:value-type="float">
            <text:p>0.278068</text:p>
          </table:table-cell>
          <table:table-cell table:style-name="ce3" office:value-type="float" office:value="0.643345519583532" calcext:value-type="float">
            <text:p>0.6433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70078924309771" calcext:value-type="float">
            <text:p>0.970079</text:p>
          </table:table-cell>
          <table:table-cell table:style-name="ce3" office:value-type="float" office:value="0.905610795137727" calcext:value-type="float">
            <text:p>0.905611</text:p>
          </table:table-cell>
          <table:table-cell table:style-name="ce3" office:value-type="float" office:value="0.527190476190476" calcext:value-type="float">
            <text:p>0.527190</text:p>
          </table:table-cell>
          <table:table-cell table:style-name="ce3" office:value-type="float" office:value="0.919891438522252" calcext:value-type="float">
            <text:p>0.919891</text:p>
          </table:table-cell>
          <table:table-cell table:style-name="ce3" office:value-type="float" office:value="0.141696216951471" calcext:value-type="float">
            <text:p>0.141696</text:p>
          </table:table-cell>
          <table:table-cell table:style-name="ce3" office:value-type="float" office:value="0.836215083441751" calcext:value-type="float">
            <text:p>0.8362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8.0, 'init': 'random', 'learning_rate': 200.0, 'method': 'barnes_hut', 'metric': 'euclidean', 'min_grad_norm': 1e-07, 'n_components': 2, 'n_iter': 3000, 'n_iter_without_progress': 300, 'n_jobs': 4, 'perplexity': 50.0, 'random_state': 42}</text:p>
          </table:table-cell>
          <table:table-cell table:style-name="ce3" office:value-type="float" office:value="0.98554343704695" calcext:value-type="float">
            <text:p>0.985543</text:p>
          </table:table-cell>
          <table:table-cell table:style-name="ce3" office:value-type="float" office:value="0.987368350618936" calcext:value-type="float">
            <text:p>0.987368</text:p>
          </table:table-cell>
          <table:table-cell table:style-name="ce3" office:value-type="float" office:value="0.750285714285714" calcext:value-type="float">
            <text:p>0.750286</text:p>
          </table:table-cell>
          <table:table-cell table:style-name="ce3" office:value-type="float" office:value="0.86073675920445" calcext:value-type="float">
            <text:p>0.860737</text:p>
          </table:table-cell>
          <table:table-cell table:style-name="ce3" office:value-type="float" office:value="0.136261434188782" calcext:value-type="float">
            <text:p>0.136261</text:p>
          </table:table-cell>
          <table:table-cell table:style-name="ce3" office:value-type="float" office:value="0.889534565393453" calcext:value-type="float">
            <text:p>0.8895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18, 'n_updates': 70, 'verbose': False}</text:p>
          </table:table-cell>
          <table:table-cell table:style-name="ce3" office:value-type="float" office:value="0.925591470311778" calcext:value-type="float">
            <text:p>0.925591</text:p>
          </table:table-cell>
          <table:table-cell table:style-name="ce3" office:value-type="float" office:value="0.879463763959916" calcext:value-type="float">
            <text:p>0.879464</text:p>
          </table:table-cell>
          <table:table-cell table:style-name="ce3" office:value-type="float" office:value="0.462" calcext:value-type="float">
            <text:p>0.462000</text:p>
          </table:table-cell>
          <table:table-cell table:style-name="ce3" office:value-type="float" office:value="0.929505136592156" calcext:value-type="float">
            <text:p>0.929505</text:p>
          </table:table-cell>
          <table:table-cell table:style-name="ce3" office:value-type="float" office:value="0.137260104365527" calcext:value-type="float">
            <text:p>0.137260</text:p>
          </table:table-cell>
          <table:table-cell table:style-name="ce3" office:value-type="float" office:value="0.811860053299665" calcext:value-type="float">
            <text:p>0.8118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968678726760025" calcext:value-type="float">
            <text:p>0.968679</text:p>
          </table:table-cell>
          <table:table-cell table:style-name="ce3" office:value-type="float" office:value="0.909463684302761" calcext:value-type="float">
            <text:p>0.909464</text:p>
          </table:table-cell>
          <table:table-cell table:style-name="ce3" office:value-type="float" office:value="0.521714285714286" calcext:value-type="float">
            <text:p>0.521714</text:p>
          </table:table-cell>
          <table:table-cell table:style-name="ce3" office:value-type="float" office:value="0.931367275587372" calcext:value-type="float">
            <text:p>0.931367</text:p>
          </table:table-cell>
          <table:table-cell table:style-name="ce3" office:value-type="float" office:value="0.13327009923363" calcext:value-type="float">
            <text:p>0.133270</text:p>
          </table:table-cell>
          <table:table-cell table:style-name="ce3" office:value-type="float" office:value="0.839590774626163" calcext:value-type="float">
            <text:p>0.8395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hion_mnist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5, 'n_components': 2, 'n_neighbors': 5, 'random_state': 42, 'spread': 1.0}</text:p>
          </table:table-cell>
          <table:table-cell table:style-name="ce3" office:value-type="float" office:value="0.955462298268253" calcext:value-type="float">
            <text:p>0.955462</text:p>
          </table:table-cell>
          <table:table-cell table:style-name="ce3" office:value-type="float" office:value="0.970920677404451" calcext:value-type="float">
            <text:p>0.970921</text:p>
          </table:table-cell>
          <table:table-cell table:style-name="ce3" office:value-type="float" office:value="0.876" calcext:value-type="float">
            <text:p>0.876000</text:p>
          </table:table-cell>
          <table:table-cell table:style-name="ce3" office:value-type="float" office:value="0.788013127619177" calcext:value-type="float">
            <text:p>0.788013</text:p>
          </table:table-cell>
          <table:table-cell table:style-name="ce3" office:value-type="float" office:value="0.164114393809525" calcext:value-type="float">
            <text:p>0.164114</text:p>
          </table:table-cell>
          <table:table-cell table:style-name="ce3" office:value-type="float" office:value="0.885256341896471" calcext:value-type="float">
            <text:p>0.885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SMALL', 'n_components': 2}</text:p>
          </table:table-cell>
          <table:table-cell table:style-name="ce3" office:value-type="float" office:value="0.848553193628989" calcext:value-type="float">
            <text:p>0.848553</text:p>
          </table:table-cell>
          <table:table-cell table:style-name="ce3" office:value-type="float" office:value="0.743281278201455" calcext:value-type="float">
            <text:p>0.743281</text:p>
          </table:table-cell>
          <table:table-cell table:style-name="ce3" office:value-type="float" office:value="0.351483020490042" calcext:value-type="float">
            <text:p>0.351483</text:p>
          </table:table-cell>
          <table:table-cell table:style-name="ce3" office:value-type="float" office:value="0.717353407873407" calcext:value-type="float">
            <text:p>0.717353</text:p>
          </table:table-cell>
          <table:table-cell table:style-name="ce3" office:value-type="float" office:value="0.211295155716851" calcext:value-type="float">
            <text:p>0.211295</text:p>
          </table:table-cell>
          <table:table-cell table:style-name="ce3" office:value-type="float" office:value="0.689875148895408" calcext:value-type="float">
            <text:p>0.689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10.0}</text:p>
          </table:table-cell>
          <table:table-cell table:style-name="ce3" office:value-type="float" office:value="0.762425933261971" calcext:value-type="float">
            <text:p>0.762426</text:p>
          </table:table-cell>
          <table:table-cell table:style-name="ce3" office:value-type="float" office:value="0.722846604141605" calcext:value-type="float">
            <text:p>0.722847</text:p>
          </table:table-cell>
          <table:table-cell table:style-name="ce3" office:value-type="float" office:value="0.250752256770311" calcext:value-type="float">
            <text:p>0.250752</text:p>
          </table:table-cell>
          <table:table-cell table:style-name="ce3" office:value-type="float" office:value="0.837496989863276" calcext:value-type="float">
            <text:p>0.837497</text:p>
          </table:table-cell>
          <table:table-cell table:style-name="ce3" office:value-type="float" office:value="0.483721260838464" calcext:value-type="float">
            <text:p>0.483721</text:p>
          </table:table-cell>
          <table:table-cell table:style-name="ce3" office:value-type="float" office:value="0.61796010463974" calcext:value-type="float">
            <text:p>0.6179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870208277687307" calcext:value-type="float">
            <text:p>0.870208</text:p>
          </table:table-cell>
          <table:table-cell table:style-name="ce3" office:value-type="float" office:value="0.765329311609125" calcext:value-type="float">
            <text:p>0.765329</text:p>
          </table:table-cell>
          <table:table-cell table:style-name="ce3" office:value-type="float" office:value="0.333142283994842" calcext:value-type="float">
            <text:p>0.333142</text:p>
          </table:table-cell>
          <table:table-cell table:style-name="ce3" office:value-type="float" office:value="0.771235730439774" calcext:value-type="float">
            <text:p>0.771236</text:p>
          </table:table-cell>
          <table:table-cell table:style-name="ce3" office:value-type="float" office:value="0.195478911919437" calcext:value-type="float">
            <text:p>0.195479</text:p>
          </table:table-cell>
          <table:table-cell table:style-name="ce3" office:value-type="float" office:value="0.708887338362322" calcext:value-type="float">
            <text:p>0.7088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783029906875073" calcext:value-type="float">
            <text:p>0.783030</text:p>
          </table:table-cell>
          <table:table-cell table:style-name="ce3" office:value-type="float" office:value="0.722133511516874" calcext:value-type="float">
            <text:p>0.722134</text:p>
          </table:table-cell>
          <table:table-cell table:style-name="ce3" office:value-type="float" office:value="0.251611978793523" calcext:value-type="float">
            <text:p>0.251612</text:p>
          </table:table-cell>
          <table:table-cell table:style-name="ce3" office:value-type="float" office:value="0.798692246296816" calcext:value-type="float">
            <text:p>0.798692</text:p>
          </table:table-cell>
          <table:table-cell table:style-name="ce3" office:value-type="float" office:value="0.332188532340637" calcext:value-type="float">
            <text:p>0.332189</text:p>
          </table:table-cell>
          <table:table-cell table:style-name="ce3" office:value-type="float" office:value="0.64465582222833" calcext:value-type="float">
            <text:p>0.6446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gauss', 'verbose': False}</text:p>
          </table:table-cell>
          <table:table-cell table:style-name="ce3" office:value-type="float" office:value="0.541401079506267" calcext:value-type="float">
            <text:p>0.541401</text:p>
          </table:table-cell>
          <table:table-cell table:style-name="ce3" office:value-type="float" office:value="0.512098596572098" calcext:value-type="float">
            <text:p>0.512099</text:p>
          </table:table-cell>
          <table:table-cell table:style-name="ce3" office:value-type="float" office:value="0.321392749677604" calcext:value-type="float">
            <text:p>0.321393</text:p>
          </table:table-cell>
          <table:table-cell table:style-name="ce3" office:value-type="float" office:value="0.497562843201028" calcext:value-type="float">
            <text:p>0.497563</text:p>
          </table:table-cell>
          <table:table-cell table:style-name="ce3" office:value-type="float" office:value="0.317838274081528" calcext:value-type="float">
            <text:p>0.317838</text:p>
          </table:table-cell>
          <table:table-cell table:style-name="ce3" office:value-type="float" office:value="0.510923398975094" calcext:value-type="float">
            <text:p>0.5109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847114801373114" calcext:value-type="float">
            <text:p>0.847115</text:p>
          </table:table-cell>
          <table:table-cell table:style-name="ce3" office:value-type="float" office:value="0.764018220991575" calcext:value-type="float">
            <text:p>0.764018</text:p>
          </table:table-cell>
          <table:table-cell table:style-name="ce3" office:value-type="float" office:value="0.318813583607967" calcext:value-type="float">
            <text:p>0.318814</text:p>
          </table:table-cell>
          <table:table-cell table:style-name="ce3" office:value-type="float" office:value="0.812119942092199" calcext:value-type="float">
            <text:p>0.812120</text:p>
          </table:table-cell>
          <table:table-cell table:style-name="ce3" office:value-type="float" office:value="0.241490256843953" calcext:value-type="float">
            <text:p>0.241490</text:p>
          </table:table-cell>
          <table:table-cell table:style-name="ce3" office:value-type="float" office:value="0.70011525824418" calcext:value-type="float">
            <text:p>0.700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logcosh', 'max_iter': 200, 'n_components': 2, 'random_state': 42}</text:p>
          </table:table-cell>
          <table:table-cell table:style-name="ce3" office:value-type="float" office:value="0.871667305596883" calcext:value-type="float">
            <text:p>0.871667</text:p>
          </table:table-cell>
          <table:table-cell table:style-name="ce3" office:value-type="float" office:value="0.763927540372494" calcext:value-type="float">
            <text:p>0.763928</text:p>
          </table:table-cell>
          <table:table-cell table:style-name="ce3" office:value-type="float" office:value="0.328843673878779" calcext:value-type="float">
            <text:p>0.328844</text:p>
          </table:table-cell>
          <table:table-cell table:style-name="ce3" office:value-type="float" office:value="0.769498985457082" calcext:value-type="float">
            <text:p>0.769499</text:p>
          </table:table-cell>
          <table:table-cell table:style-name="ce3" office:value-type="float" office:value="0.191417007859997" calcext:value-type="float">
            <text:p>0.191417</text:p>
          </table:table-cell>
          <table:table-cell table:style-name="ce3" office:value-type="float" office:value="0.708504099489048" calcext:value-type="float">
            <text:p>0.7085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8.0, 'init_type': 'random', 'n_iterations': 100, 'verbose': False}</text:p>
          </table:table-cell>
          <table:table-cell table:style-name="ce3" office:value-type="float" office:value="0.848743855443467" calcext:value-type="float">
            <text:p>0.848744</text:p>
          </table:table-cell>
          <table:table-cell table:style-name="ce3" office:value-type="float" office:value="0.752713661122457" calcext:value-type="float">
            <text:p>0.752714</text:p>
          </table:table-cell>
          <table:table-cell table:style-name="ce3" office:value-type="float" office:value="0.286000859722023" calcext:value-type="float">
            <text:p>0.286001</text:p>
          </table:table-cell>
          <table:table-cell table:style-name="ce3" office:value-type="float" office:value="0.850496556619369" calcext:value-type="float">
            <text:p>0.850497</text:p>
          </table:table-cell>
          <table:table-cell table:style-name="ce3" office:value-type="float" office:value="0.153814480712925" calcext:value-type="float">
            <text:p>0.153814</text:p>
          </table:table-cell>
          <table:table-cell table:style-name="ce3" office:value-type="float" office:value="0.716828090438878" calcext:value-type="float">
            <text:p>0.7168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0513877186471" calcext:value-type="float">
            <text:p>0.905139</text:p>
          </table:table-cell>
          <table:table-cell table:style-name="ce3" office:value-type="float" office:value="0.754528145433112" calcext:value-type="float">
            <text:p>0.754528</text:p>
          </table:table-cell>
          <table:table-cell table:style-name="ce3" office:value-type="float" office:value="0.375555237139991" calcext:value-type="float">
            <text:p>0.375555</text:p>
          </table:table-cell>
          <table:table-cell table:style-name="ce3" office:value-type="float" office:value="0.752923729668691" calcext:value-type="float">
            <text:p>0.752924</text:p>
          </table:table-cell>
          <table:table-cell table:style-name="ce3" office:value-type="float" office:value="0.174203030006636" calcext:value-type="float">
            <text:p>0.174203</text:p>
          </table:table-cell>
          <table:table-cell table:style-name="ce3" office:value-type="float" office:value="0.722788570819974" calcext:value-type="float">
            <text:p>0.7227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4, 'verbose': False}</text:p>
          </table:table-cell>
          <table:table-cell table:style-name="ce3" office:value-type="float" office:value="0.886056750372822" calcext:value-type="float">
            <text:p>0.886057</text:p>
          </table:table-cell>
          <table:table-cell table:style-name="ce3" office:value-type="float" office:value="0.730385593174772" calcext:value-type="float">
            <text:p>0.730386</text:p>
          </table:table-cell>
          <table:table-cell table:style-name="ce3" office:value-type="float" office:value="0.386874910445623" calcext:value-type="float">
            <text:p>0.386875</text:p>
          </table:table-cell>
          <table:table-cell table:style-name="ce3" office:value-type="float" office:value="0.737064445215361" calcext:value-type="float">
            <text:p>0.737064</text:p>
          </table:table-cell>
          <table:table-cell table:style-name="ce3" office:value-type="float" office:value="0.182960695710609" calcext:value-type="float">
            <text:p>0.182961</text:p>
          </table:table-cell>
          <table:table-cell table:style-name="ce3" office:value-type="float" office:value="0.711484200699594" calcext:value-type="float">
            <text:p>0.7114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2.0, 'n_iterations': 100, 'sample_type': 'clustering_centroid', 'verbose': False}</text:p>
          </table:table-cell>
          <table:table-cell table:style-name="ce3" office:value-type="float" office:value="0.818193496746397" calcext:value-type="float">
            <text:p>0.818193</text:p>
          </table:table-cell>
          <table:table-cell table:style-name="ce3" office:value-type="float" office:value="0.755998653741578" calcext:value-type="float">
            <text:p>0.755999</text:p>
          </table:table-cell>
          <table:table-cell table:style-name="ce3" office:value-type="float" office:value="0.323685341739504" calcext:value-type="float">
            <text:p>0.323685</text:p>
          </table:table-cell>
          <table:table-cell table:style-name="ce3" office:value-type="float" office:value="0.799346681042363" calcext:value-type="float">
            <text:p>0.799347</text:p>
          </table:table-cell>
          <table:table-cell table:style-name="ce3" office:value-type="float" office:value="0.251583497466666" calcext:value-type="float">
            <text:p>0.251583</text:p>
          </table:table-cell>
          <table:table-cell table:style-name="ce3" office:value-type="float" office:value="0.689128135160635" calcext:value-type="float">
            <text:p>0.689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816161175499841" calcext:value-type="float">
            <text:p>0.816161</text:p>
          </table:table-cell>
          <table:table-cell table:style-name="ce3" office:value-type="float" office:value="0.753135093486777" calcext:value-type="float">
            <text:p>0.753135</text:p>
          </table:table-cell>
          <table:table-cell table:style-name="ce3" office:value-type="float" office:value="0.339446912165067" calcext:value-type="float">
            <text:p>0.339447</text:p>
          </table:table-cell>
          <table:table-cell table:style-name="ce3" office:value-type="float" office:value="0.719833369285048" calcext:value-type="float">
            <text:p>0.719833</text:p>
          </table:table-cell>
          <table:table-cell table:style-name="ce3" office:value-type="float" office:value="0.214008203231966" calcext:value-type="float">
            <text:p>0.214008</text:p>
          </table:table-cell>
          <table:table-cell table:style-name="ce3" office:value-type="float" office:value="0.682913669440953" calcext:value-type="float">
            <text:p>0.6829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8, 'max_iter': 200, 'n_analyzers': 10, 'verbose': False}</text:p>
          </table:table-cell>
          <table:table-cell table:style-name="ce3" office:value-type="float" office:value="0.84210600506242" calcext:value-type="float">
            <text:p>0.842106</text:p>
          </table:table-cell>
          <table:table-cell table:style-name="ce3" office:value-type="float" office:value="0.791557082141818" calcext:value-type="float">
            <text:p>0.791557</text:p>
          </table:table-cell>
          <table:table-cell table:style-name="ce3" office:value-type="float" office:value="0.509385298753403" calcext:value-type="float">
            <text:p>0.509385</text:p>
          </table:table-cell>
          <table:table-cell table:style-name="ce3" office:value-type="float" office:value="0.619102351319184" calcext:value-type="float">
            <text:p>0.619102</text:p>
          </table:table-cell>
          <table:table-cell table:style-name="ce3" office:value-type="float" office:value="0.302959802225111" calcext:value-type="float">
            <text:p>0.302960</text:p>
          </table:table-cell>
          <table:table-cell table:style-name="ce3" office:value-type="float" office:value="0.691838187010343" calcext:value-type="float">
            <text:p>0.6918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7, 'random_state': 42, 'reg': 0.01}</text:p>
          </table:table-cell>
          <table:table-cell table:style-name="ce3" office:value-type="float" office:value="0.844692727850314" calcext:value-type="float">
            <text:p>0.844693</text:p>
          </table:table-cell>
          <table:table-cell table:style-name="ce3" office:value-type="float" office:value="0.704084144639075" calcext:value-type="float">
            <text:p>0.704084</text:p>
          </table:table-cell>
          <table:table-cell table:style-name="ce3" office:value-type="float" office:value="0.542771170654822" calcext:value-type="float">
            <text:p>0.542771</text:p>
          </table:table-cell>
          <table:table-cell table:style-name="ce3" office:value-type="float" office:value="0.488565766492455" calcext:value-type="float">
            <text:p>0.488566</text:p>
          </table:table-cell>
          <table:table-cell table:style-name="ce3" office:value-type="float" office:value="0.274462742175963" calcext:value-type="float">
            <text:p>0.274463</text:p>
          </table:table-cell>
          <table:table-cell table:style-name="ce3" office:value-type="float" office:value="0.661130213492141" calcext:value-type="float">
            <text:p>0.661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7, 'random_state': 42, 'reg': 0.001}</text:p>
          </table:table-cell>
          <table:table-cell table:style-name="ce3" office:value-type="float" office:value="0.740267019546033" calcext:value-type="float">
            <text:p>0.740267</text:p>
          </table:table-cell>
          <table:table-cell table:style-name="ce3" office:value-type="float" office:value="0.567887667639255" calcext:value-type="float">
            <text:p>0.567888</text:p>
          </table:table-cell>
          <table:table-cell table:style-name="ce3" office:value-type="float" office:value="0.266800401203611" calcext:value-type="float">
            <text:p>0.266800</text:p>
          </table:table-cell>
          <table:table-cell table:style-name="ce3" office:value-type="float" office:value="0.767195392491517" calcext:value-type="float">
            <text:p>0.767195</text:p>
          </table:table-cell>
          <table:table-cell table:style-name="ce3" office:value-type="float" office:value="0.462302901483169" calcext:value-type="float">
            <text:p>0.462303</text:p>
          </table:table-cell>
          <table:table-cell table:style-name="ce3" office:value-type="float" office:value="0.575969515879449" calcext:value-type="float">
            <text:p>0.5759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11, 'random_state': 42, 'reg': 0.001}</text:p>
          </table:table-cell>
          <table:table-cell table:style-name="ce3" office:value-type="float" office:value="0.78723652847851" calcext:value-type="float">
            <text:p>0.787237</text:p>
          </table:table-cell>
          <table:table-cell table:style-name="ce3" office:value-type="float" office:value="0.707877907846983" calcext:value-type="float">
            <text:p>0.707878</text:p>
          </table:table-cell>
          <table:table-cell table:style-name="ce3" office:value-type="float" office:value="0.304771457228829" calcext:value-type="float">
            <text:p>0.304771</text:p>
          </table:table-cell>
          <table:table-cell table:style-name="ce3" office:value-type="float" office:value="0.683318208802407" calcext:value-type="float">
            <text:p>0.683318</text:p>
          </table:table-cell>
          <table:table-cell table:style-name="ce3" office:value-type="float" office:value="0.428139754879716" calcext:value-type="float">
            <text:p>0.428140</text:p>
          </table:table-cell>
          <table:table-cell table:style-name="ce3" office:value-type="float" office:value="0.611012869495403" calcext:value-type="float">
            <text:p>0.6110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5, 'verbose': False}</text:p>
          </table:table-cell>
          <table:table-cell table:style-name="ce3" office:value-type="float" office:value="0.677152727379472" calcext:value-type="float">
            <text:p>0.677153</text:p>
          </table:table-cell>
          <table:table-cell table:style-name="ce3" office:value-type="float" office:value="0.607963269698984" calcext:value-type="float">
            <text:p>0.607963</text:p>
          </table:table-cell>
          <table:table-cell table:style-name="ce3" office:value-type="float" office:value="0.246596933658117" calcext:value-type="float">
            <text:p>0.246597</text:p>
          </table:table-cell>
          <table:table-cell table:style-name="ce3" office:value-type="float" office:value="0.684967536725767" calcext:value-type="float">
            <text:p>0.684968</text:p>
          </table:table-cell>
          <table:table-cell table:style-name="ce3" office:value-type="float" office:value="0.265284969495955" calcext:value-type="float">
            <text:p>0.265285</text:p>
          </table:table-cell>
          <table:table-cell table:style-name="ce3" office:value-type="float" office:value="0.590279099593277" calcext:value-type="float">
            <text:p>0.5902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66995379066786" calcext:value-type="float">
            <text:p>0.669954</text:p>
          </table:table-cell>
          <table:table-cell table:style-name="ce3" office:value-type="float" office:value="0.585548735455861" calcext:value-type="float">
            <text:p>0.585549</text:p>
          </table:table-cell>
          <table:table-cell table:style-name="ce3" office:value-type="float" office:value="0.246883507665855" calcext:value-type="float">
            <text:p>0.246884</text:p>
          </table:table-cell>
          <table:table-cell table:style-name="ce3" office:value-type="float" office:value="0.639144856070514" calcext:value-type="float">
            <text:p>0.639145</text:p>
          </table:table-cell>
          <table:table-cell table:style-name="ce3" office:value-type="float" office:value="0.280081306667793" calcext:value-type="float">
            <text:p>0.280081</text:p>
          </table:table-cell>
          <table:table-cell table:style-name="ce3" office:value-type="float" office:value="0.572289916638459" calcext:value-type="float">
            <text:p>0.5722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random', 'dissimilarity_type': 'euclidean', 'fraction_delta': 12.0, 'n_iterations': 100, 'n_neighbors': 16, 'verbose': False}</text:p>
          </table:table-cell>
          <table:table-cell table:style-name="ce3" office:value-type="float" office:value="0.849116895746643" calcext:value-type="float">
            <text:p>0.849117</text:p>
          </table:table-cell>
          <table:table-cell table:style-name="ce3" office:value-type="float" office:value="0.743321677579827" calcext:value-type="float">
            <text:p>0.743322</text:p>
          </table:table-cell>
          <table:table-cell table:style-name="ce3" office:value-type="float" office:value="0.427854993552085" calcext:value-type="float">
            <text:p>0.427855</text:p>
          </table:table-cell>
          <table:table-cell table:style-name="ce3" office:value-type="float" office:value="0.761519203328804" calcext:value-type="float">
            <text:p>0.761519</text:p>
          </table:table-cell>
          <table:table-cell table:style-name="ce3" office:value-type="float" office:value="0.215361335728883" calcext:value-type="float">
            <text:p>0.215361</text:p>
          </table:table-cell>
          <table:table-cell table:style-name="ce3" office:value-type="float" office:value="0.713290286895695" calcext:value-type="float">
            <text:p>0.7132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11, 'random_state': 42, 'reg': 0.001}</text:p>
          </table:table-cell>
          <table:table-cell table:style-name="ce3" office:value-type="float" office:value="0.754082153734458" calcext:value-type="float">
            <text:p>0.754082</text:p>
          </table:table-cell>
          <table:table-cell table:style-name="ce3" office:value-type="float" office:value="0.574415218998055" calcext:value-type="float">
            <text:p>0.574415</text:p>
          </table:table-cell>
          <table:table-cell table:style-name="ce3" office:value-type="float" office:value="0.271385585327411" calcext:value-type="float">
            <text:p>0.271386</text:p>
          </table:table-cell>
          <table:table-cell table:style-name="ce3" office:value-type="float" office:value="0.784494508863261" calcext:value-type="float">
            <text:p>0.784495</text:p>
          </table:table-cell>
          <table:table-cell table:style-name="ce3" office:value-type="float" office:value="0.457369076048244" calcext:value-type="float">
            <text:p>0.457369</text:p>
          </table:table-cell>
          <table:table-cell table:style-name="ce3" office:value-type="float" office:value="0.585401678174988" calcext:value-type="float">
            <text:p>0.5854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870289803051577" calcext:value-type="float">
            <text:p>0.870290</text:p>
          </table:table-cell>
          <table:table-cell table:style-name="ce3" office:value-type="float" office:value="0.766231467511779" calcext:value-type="float">
            <text:p>0.766231</text:p>
          </table:table-cell>
          <table:table-cell table:style-name="ce3" office:value-type="float" office:value="0.332855709987104" calcext:value-type="float">
            <text:p>0.332856</text:p>
          </table:table-cell>
          <table:table-cell table:style-name="ce3" office:value-type="float" office:value="0.776046925864491" calcext:value-type="float">
            <text:p>0.776047</text:p>
          </table:table-cell>
          <table:table-cell table:style-name="ce3" office:value-type="float" office:value="0.195249663951931" calcext:value-type="float">
            <text:p>0.195250</text:p>
          </table:table-cell>
          <table:table-cell table:style-name="ce3" office:value-type="float" office:value="0.710034848492604" calcext:value-type="float">
            <text:p>0.7100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200, 'n_analyzers': 10, 'verbose': False}</text:p>
          </table:table-cell>
          <table:table-cell table:style-name="ce3" office:value-type="float" office:value="0.771323533044802" calcext:value-type="float">
            <text:p>0.771324</text:p>
          </table:table-cell>
          <table:table-cell table:style-name="ce3" office:value-type="float" office:value="0.737106712778149" calcext:value-type="float">
            <text:p>0.737107</text:p>
          </table:table-cell>
          <table:table-cell table:style-name="ce3" office:value-type="float" office:value="0.31379853847256" calcext:value-type="float">
            <text:p>0.313799</text:p>
          </table:table-cell>
          <table:table-cell table:style-name="ce3" office:value-type="float" office:value="0.785295252137717" calcext:value-type="float">
            <text:p>0.785295</text:p>
          </table:table-cell>
          <table:table-cell table:style-name="ce3" office:value-type="float" office:value="0.398662270653955" calcext:value-type="float">
            <text:p>0.398662</text:p>
          </table:table-cell>
          <table:table-cell table:style-name="ce3" office:value-type="float" office:value="0.641772353155855" calcext:value-type="float">
            <text:p>0.6417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633361835724502" calcext:value-type="float">
            <text:p>0.633362</text:p>
          </table:table-cell>
          <table:table-cell table:style-name="ce3" office:value-type="float" office:value="0.534416056049923" calcext:value-type="float">
            <text:p>0.534416</text:p>
          </table:table-cell>
          <table:table-cell table:style-name="ce3" office:value-type="float" office:value="0.235277260352486" calcext:value-type="float">
            <text:p>0.235277</text:p>
          </table:table-cell>
          <table:table-cell table:style-name="ce3" office:value-type="float" office:value="0.584673889586482" calcext:value-type="float">
            <text:p>0.584674</text:p>
          </table:table-cell>
          <table:table-cell table:style-name="ce3" office:value-type="float" office:value="0.293455891535337" calcext:value-type="float">
            <text:p>0.293456</text:p>
          </table:table-cell>
          <table:table-cell table:style-name="ce3" office:value-type="float" office:value="0.538854630035611" calcext:value-type="float">
            <text:p>0.5388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2, 'random_state': 42}</text:p>
          </table:table-cell>
          <table:table-cell table:style-name="ce3" office:value-type="float" office:value="0.814504655665054" calcext:value-type="float">
            <text:p>0.814505</text:p>
          </table:table-cell>
          <table:table-cell table:style-name="ce3" office:value-type="float" office:value="0.738129340208397" calcext:value-type="float">
            <text:p>0.738129</text:p>
          </table:table-cell>
          <table:table-cell table:style-name="ce3" office:value-type="float" office:value="0.278263361513111" calcext:value-type="float">
            <text:p>0.278263</text:p>
          </table:table-cell>
          <table:table-cell table:style-name="ce3" office:value-type="float" office:value="0.868309422455491" calcext:value-type="float">
            <text:p>0.868309</text:p>
          </table:table-cell>
          <table:table-cell table:style-name="ce3" office:value-type="float" office:value="0.154468674399272" calcext:value-type="float">
            <text:p>0.154469</text:p>
          </table:table-cell>
          <table:table-cell table:style-name="ce3" office:value-type="float" office:value="0.708947621088556" calcext:value-type="float">
            <text:p>0.7089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843887792034463" calcext:value-type="float">
            <text:p>0.843888</text:p>
          </table:table-cell>
          <table:table-cell table:style-name="ce3" office:value-type="float" office:value="0.762747093787884" calcext:value-type="float">
            <text:p>0.762747</text:p>
          </table:table-cell>
          <table:table-cell table:style-name="ce3" office:value-type="float" office:value="0.335864737068348" calcext:value-type="float">
            <text:p>0.335865</text:p>
          </table:table-cell>
          <table:table-cell table:style-name="ce3" office:value-type="float" office:value="0.808110406444892" calcext:value-type="float">
            <text:p>0.808110</text:p>
          </table:table-cell>
          <table:table-cell table:style-name="ce3" office:value-type="float" office:value="0.241841211818857" calcext:value-type="float">
            <text:p>0.241841</text:p>
          </table:table-cell>
          <table:table-cell table:style-name="ce3" office:value-type="float" office:value="0.701753763503346" calcext:value-type="float">
            <text:p>0.7017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2, 'random_state': 42}</text:p>
          </table:table-cell>
          <table:table-cell table:style-name="ce3" office:value-type="float" office:value="0.513088817306745" calcext:value-type="float">
            <text:p>0.513089</text:p>
          </table:table-cell>
          <table:table-cell table:style-name="ce3" office:value-type="float" office:value="0.505005599237585" calcext:value-type="float">
            <text:p>0.505006</text:p>
          </table:table-cell>
          <table:table-cell table:style-name="ce3" office:value-type="float" office:value="0.259349477002436" calcext:value-type="float">
            <text:p>0.259349</text:p>
          </table:table-cell>
          <table:table-cell table:style-name="ce3" office:value-type="float" office:value="0.512792646170301" calcext:value-type="float">
            <text:p>0.512793</text:p>
          </table:table-cell>
          <table:table-cell table:style-name="ce3" office:value-type="float" office:value="0.215130721756305" calcext:value-type="float">
            <text:p>0.215131</text:p>
          </table:table-cell>
          <table:table-cell table:style-name="ce3" office:value-type="float" office:value="0.515021163592152" calcext:value-type="float">
            <text:p>0.5150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3, 'k2': 8, 'verbose': False}</text:p>
          </table:table-cell>
          <table:table-cell table:style-name="ce3" office:value-type="float" office:value="0.751443696490805" calcext:value-type="float">
            <text:p>0.751444</text:p>
          </table:table-cell>
          <table:table-cell table:style-name="ce3" office:value-type="float" office:value="0.730807170860597" calcext:value-type="float">
            <text:p>0.730807</text:p>
          </table:table-cell>
          <table:table-cell table:style-name="ce3" office:value-type="float" office:value="0.266083966184267" calcext:value-type="float">
            <text:p>0.266084</text:p>
          </table:table-cell>
          <table:table-cell table:style-name="ce3" office:value-type="float" office:value="0.863446283852828" calcext:value-type="float">
            <text:p>0.863446</text:p>
          </table:table-cell>
          <table:table-cell table:style-name="ce3" office:value-type="float" office:value="0.268669896068573" calcext:value-type="float">
            <text:p>0.268670</text:p>
          </table:table-cell>
          <table:table-cell table:style-name="ce3" office:value-type="float" office:value="0.668622244263985" calcext:value-type="float">
            <text:p>0.6686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random', 'l1_ratio': 0.5, 'max_iter': 400, 'n_components': 2, 'random_state': 42}</text:p>
          </table:table-cell>
          <table:table-cell table:style-name="ce3" office:value-type="float" office:value="0.87044791284895" calcext:value-type="float">
            <text:p>0.870448</text:p>
          </table:table-cell>
          <table:table-cell table:style-name="ce3" office:value-type="float" office:value="0.764734365367909" calcext:value-type="float">
            <text:p>0.764734</text:p>
          </table:table-cell>
          <table:table-cell table:style-name="ce3" office:value-type="float" office:value="0.318813583607967" calcext:value-type="float">
            <text:p>0.318814</text:p>
          </table:table-cell>
          <table:table-cell table:style-name="ce3" office:value-type="float" office:value="0.744473087292779" calcext:value-type="float">
            <text:p>0.744473</text:p>
          </table:table-cell>
          <table:table-cell table:style-name="ce3" office:value-type="float" office:value="0.186821361644356" calcext:value-type="float">
            <text:p>0.186821</text:p>
          </table:table-cell>
          <table:table-cell table:style-name="ce3" office:value-type="float" office:value="0.70232951749465" calcext:value-type="float">
            <text:p>0.7023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fastmap', 'n_iterations': 200, 'verbose': False}</text:p>
          </table:table-cell>
          <table:table-cell table:style-name="ce3" office:value-type="float" office:value="0.794896279682281" calcext:value-type="float">
            <text:p>0.794896</text:p>
          </table:table-cell>
          <table:table-cell table:style-name="ce3" office:value-type="float" office:value="0.842450852993638" calcext:value-type="float">
            <text:p>0.842451</text:p>
          </table:table-cell>
          <table:table-cell table:style-name="ce3" office:value-type="float" office:value="0.480441323971916" calcext:value-type="float">
            <text:p>0.480441</text:p>
          </table:table-cell>
          <table:table-cell table:style-name="ce3" office:value-type="float" office:value="0.78247793355767" calcext:value-type="float">
            <text:p>0.782478</text:p>
          </table:table-cell>
          <table:table-cell table:style-name="ce3" office:value-type="float" office:value="0.192554768025878" calcext:value-type="float">
            <text:p>0.192555</text:p>
          </table:table-cell>
          <table:table-cell table:style-name="ce3" office:value-type="float" office:value="0.741542324435925" calcext:value-type="float">
            <text:p>0.741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4711262155054" calcext:value-type="float">
            <text:p>0.847113</text:p>
          </table:table-cell>
          <table:table-cell table:style-name="ce3" office:value-type="float" office:value="0.763943380416532" calcext:value-type="float">
            <text:p>0.763943</text:p>
          </table:table-cell>
          <table:table-cell table:style-name="ce3" office:value-type="float" office:value="0.319243444619573" calcext:value-type="float">
            <text:p>0.319243</text:p>
          </table:table-cell>
          <table:table-cell table:style-name="ce3" office:value-type="float" office:value="0.812119189032779" calcext:value-type="float">
            <text:p>0.812119</text:p>
          </table:table-cell>
          <table:table-cell table:style-name="ce3" office:value-type="float" office:value="0.241491862402853" calcext:value-type="float">
            <text:p>0.241492</text:p>
          </table:table-cell>
          <table:table-cell table:style-name="ce3" office:value-type="float" office:value="0.700185354643314" calcext:value-type="float">
            <text:p>0.7001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847114656051609" calcext:value-type="float">
            <text:p>0.847115</text:p>
          </table:table-cell>
          <table:table-cell table:style-name="ce3" office:value-type="float" office:value="0.764018220991575" calcext:value-type="float">
            <text:p>0.764018</text:p>
          </table:table-cell>
          <table:table-cell table:style-name="ce3" office:value-type="float" office:value="0.318813583607967" calcext:value-type="float">
            <text:p>0.318814</text:p>
          </table:table-cell>
          <table:table-cell table:style-name="ce3" office:value-type="float" office:value="0.81211995053436" calcext:value-type="float">
            <text:p>0.812120</text:p>
          </table:table-cell>
          <table:table-cell table:style-name="ce3" office:value-type="float" office:value="0.241490191041601" calcext:value-type="float">
            <text:p>0.241490</text:p>
          </table:table-cell>
          <table:table-cell table:style-name="ce3" office:value-type="float" office:value="0.700115244028782" calcext:value-type="float">
            <text:p>0.700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0.05, 'kernel': 'poly', 'max_iter': None, 'n_components': 2, 'random_state': 42}</text:p>
          </table:table-cell>
          <table:table-cell table:style-name="ce3" office:value-type="float" office:value="0.840623144426034" calcext:value-type="float">
            <text:p>0.840623</text:p>
          </table:table-cell>
          <table:table-cell table:style-name="ce3" office:value-type="float" office:value="0.763288416393777" calcext:value-type="float">
            <text:p>0.763288</text:p>
          </table:table-cell>
          <table:table-cell table:style-name="ce3" office:value-type="float" office:value="0.315088121507379" calcext:value-type="float">
            <text:p>0.315088</text:p>
          </table:table-cell>
          <table:table-cell table:style-name="ce3" office:value-type="float" office:value="0.855128084685385" calcext:value-type="float">
            <text:p>0.855128</text:p>
          </table:table-cell>
          <table:table-cell table:style-name="ce3" office:value-type="float" office:value="0.246408613348489" calcext:value-type="float">
            <text:p>0.246409</text:p>
          </table:table-cell>
          <table:table-cell table:style-name="ce3" office:value-type="float" office:value="0.705543830732817" calcext:value-type="float">
            <text:p>0.7055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846536421783461" calcext:value-type="float">
            <text:p>0.846536</text:p>
          </table:table-cell>
          <table:table-cell table:style-name="ce3" office:value-type="float" office:value="0.764578580714616" calcext:value-type="float">
            <text:p>0.764579</text:p>
          </table:table-cell>
          <table:table-cell table:style-name="ce3" office:value-type="float" office:value="0.317524000573148" calcext:value-type="float">
            <text:p>0.317524</text:p>
          </table:table-cell>
          <table:table-cell table:style-name="ce3" office:value-type="float" office:value="0.809946368997249" calcext:value-type="float">
            <text:p>0.809946</text:p>
          </table:table-cell>
          <table:table-cell table:style-name="ce3" office:value-type="float" office:value="0.236036145998078" calcext:value-type="float">
            <text:p>0.236036</text:p>
          </table:table-cell>
          <table:table-cell table:style-name="ce3" office:value-type="float" office:value="0.700509845214079" calcext:value-type="float">
            <text:p>0.7005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847453255158114" calcext:value-type="float">
            <text:p>0.847453</text:p>
          </table:table-cell>
          <table:table-cell table:style-name="ce3" office:value-type="float" office:value="0.764445320894588" calcext:value-type="float">
            <text:p>0.764445</text:p>
          </table:table-cell>
          <table:table-cell table:style-name="ce3" office:value-type="float" office:value="0.317953861584754" calcext:value-type="float">
            <text:p>0.317954</text:p>
          </table:table-cell>
          <table:table-cell table:style-name="ce3" office:value-type="float" office:value="0.800919540032767" calcext:value-type="float">
            <text:p>0.800920</text:p>
          </table:table-cell>
          <table:table-cell table:style-name="ce3" office:value-type="float" office:value="0.242330554387928" calcext:value-type="float">
            <text:p>0.242331</text:p>
          </table:table-cell>
          <table:table-cell table:style-name="ce3" office:value-type="float" office:value="0.697688284656459" calcext:value-type="float">
            <text:p>0.6976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763860547158717" calcext:value-type="float">
            <text:p>0.763861</text:p>
          </table:table-cell>
          <table:table-cell table:style-name="ce3" office:value-type="float" office:value="0.742629365930303" calcext:value-type="float">
            <text:p>0.742629</text:p>
          </table:table-cell>
          <table:table-cell table:style-name="ce3" office:value-type="float" office:value="0.334288580025792" calcext:value-type="float">
            <text:p>0.334289</text:p>
          </table:table-cell>
          <table:table-cell table:style-name="ce3" office:value-type="float" office:value="0.565486344230084" calcext:value-type="float">
            <text:p>0.565486</text:p>
          </table:table-cell>
          <table:table-cell table:style-name="ce3" office:value-type="float" office:value="0.309752876691774" calcext:value-type="float">
            <text:p>0.309753</text:p>
          </table:table-cell>
          <table:table-cell table:style-name="ce3" office:value-type="float" office:value="0.619302392130624" calcext:value-type="float">
            <text:p>0.6193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1, 'max_iter': 1000, 'method': 'lars', 'n_components': 2, 'normalize_components': True, 'random_state': 42, 'ridge_alpha': 0.05, 'tol': 1e-08}</text:p>
          </table:table-cell>
          <table:table-cell table:style-name="ce3" office:value-type="float" office:value="0.860261020674309" calcext:value-type="float">
            <text:p>0.860261</text:p>
          </table:table-cell>
          <table:table-cell table:style-name="ce3" office:value-type="float" office:value="0.76318756326935" calcext:value-type="float">
            <text:p>0.763188</text:p>
          </table:table-cell>
          <table:table-cell table:style-name="ce3" office:value-type="float" office:value="0.31953001862731" calcext:value-type="float">
            <text:p>0.319530</text:p>
          </table:table-cell>
          <table:table-cell table:style-name="ce3" office:value-type="float" office:value="0.81064429984829" calcext:value-type="float">
            <text:p>0.810644</text:p>
          </table:table-cell>
          <table:table-cell table:style-name="ce3" office:value-type="float" office:value="0.226827117009286" calcext:value-type="float">
            <text:p>0.226827</text:p>
          </table:table-cell>
          <table:table-cell table:style-name="ce3" office:value-type="float" office:value="0.705359157081995" calcext:value-type="float">
            <text:p>0.705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684627774950467" calcext:value-type="float">
            <text:p>0.684628</text:p>
          </table:table-cell>
          <table:table-cell table:style-name="ce3" office:value-type="float" office:value="0.5911180368111" calcext:value-type="float">
            <text:p>0.591118</text:p>
          </table:table-cell>
          <table:table-cell table:style-name="ce3" office:value-type="float" office:value="0.253044848832211" calcext:value-type="float">
            <text:p>0.253045</text:p>
          </table:table-cell>
          <table:table-cell table:style-name="ce3" office:value-type="float" office:value="0.673440193642076" calcext:value-type="float">
            <text:p>0.673440</text:p>
          </table:table-cell>
          <table:table-cell table:style-name="ce3" office:value-type="float" office:value="0.232779466417805" calcext:value-type="float">
            <text:p>0.232779</text:p>
          </table:table-cell>
          <table:table-cell table:style-name="ce3" office:value-type="float" office:value="0.59389027756361" calcext:value-type="float">
            <text:p>0.5938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687522143364315" calcext:value-type="float">
            <text:p>0.687522</text:p>
          </table:table-cell>
          <table:table-cell table:style-name="ce3" office:value-type="float" office:value="0.607147434770263" calcext:value-type="float">
            <text:p>0.607147</text:p>
          </table:table-cell>
          <table:table-cell table:style-name="ce3" office:value-type="float" office:value="0.239289296460811" calcext:value-type="float">
            <text:p>0.239289</text:p>
          </table:table-cell>
          <table:table-cell table:style-name="ce3" office:value-type="float" office:value="0.682899539286221" calcext:value-type="float">
            <text:p>0.682900</text:p>
          </table:table-cell>
          <table:table-cell table:style-name="ce3" office:value-type="float" office:value="0.245927482776301" calcext:value-type="float">
            <text:p>0.245927</text:p>
          </table:table-cell>
          <table:table-cell table:style-name="ce3" office:value-type="float" office:value="0.594186186221062" calcext:value-type="float">
            <text:p>0.5941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798074751638282" calcext:value-type="float">
            <text:p>0.798075</text:p>
          </table:table-cell>
          <table:table-cell table:style-name="ce3" office:value-type="float" office:value="0.748659336456196" calcext:value-type="float">
            <text:p>0.748659</text:p>
          </table:table-cell>
          <table:table-cell table:style-name="ce3" office:value-type="float" office:value="0.31723742656541" calcext:value-type="float">
            <text:p>0.317237</text:p>
          </table:table-cell>
          <table:table-cell table:style-name="ce3" office:value-type="float" office:value="0.815476994840085" calcext:value-type="float">
            <text:p>0.815477</text:p>
          </table:table-cell>
          <table:table-cell table:style-name="ce3" office:value-type="float" office:value="0.250883091879339" calcext:value-type="float">
            <text:p>0.250883</text:p>
          </table:table-cell>
          <table:table-cell table:style-name="ce3" office:value-type="float" office:value="0.685713083524127" calcext:value-type="float">
            <text:p>0.6857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2.0, 'init': 'random', 'learning_rate': 200.0, 'method': 'barnes_hut', 'metric': 'euclidean', 'min_grad_norm': 1e-07, 'n_components': 2, 'n_iter': 3000, 'n_iter_without_progress': 300, 'n_jobs': 4, 'perplexity': 50.0, 'random_state': 42}</text:p>
          </table:table-cell>
          <table:table-cell table:style-name="ce3" office:value-type="float" office:value="0.90516347652055" calcext:value-type="float">
            <text:p>0.905163</text:p>
          </table:table-cell>
          <table:table-cell table:style-name="ce3" office:value-type="float" office:value="0.871379569017106" calcext:value-type="float">
            <text:p>0.871380</text:p>
          </table:table-cell>
          <table:table-cell table:style-name="ce3" office:value-type="float" office:value="0.673162344175383" calcext:value-type="float">
            <text:p>0.673162</text:p>
          </table:table-cell>
          <table:table-cell table:style-name="ce3" office:value-type="float" office:value="0.719274939456297" calcext:value-type="float">
            <text:p>0.719275</text:p>
          </table:table-cell>
          <table:table-cell table:style-name="ce3" office:value-type="float" office:value="0.186066710274983" calcext:value-type="float">
            <text:p>0.186067</text:p>
          </table:table-cell>
          <table:table-cell table:style-name="ce3" office:value-type="float" office:value="0.796582723778871" calcext:value-type="float">
            <text:p>0.7965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12, 'n_updates': 70, 'verbose': False}</text:p>
          </table:table-cell>
          <table:table-cell table:style-name="ce3" office:value-type="float" office:value="0.711347749420385" calcext:value-type="float">
            <text:p>0.711348</text:p>
          </table:table-cell>
          <table:table-cell table:style-name="ce3" office:value-type="float" office:value="0.665578014832675" calcext:value-type="float">
            <text:p>0.665578</text:p>
          </table:table-cell>
          <table:table-cell table:style-name="ce3" office:value-type="float" office:value="0.232124946267373" calcext:value-type="float">
            <text:p>0.232125</text:p>
          </table:table-cell>
          <table:table-cell table:style-name="ce3" office:value-type="float" office:value="0.796439680721125" calcext:value-type="float">
            <text:p>0.796440</text:p>
          </table:table-cell>
          <table:table-cell table:style-name="ce3" office:value-type="float" office:value="0.165677274120852" calcext:value-type="float">
            <text:p>0.165677</text:p>
          </table:table-cell>
          <table:table-cell table:style-name="ce3" office:value-type="float" office:value="0.647962623424141" calcext:value-type="float">
            <text:p>0.6479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846831424438485" calcext:value-type="float">
            <text:p>0.846831</text:p>
          </table:table-cell>
          <table:table-cell table:style-name="ce3" office:value-type="float" office:value="0.768437738599746" calcext:value-type="float">
            <text:p>0.768438</text:p>
          </table:table-cell>
          <table:table-cell table:style-name="ce3" office:value-type="float" office:value="0.317667287577017" calcext:value-type="float">
            <text:p>0.317667</text:p>
          </table:table-cell>
          <table:table-cell table:style-name="ce3" office:value-type="float" office:value="0.811545333299907" calcext:value-type="float">
            <text:p>0.811545</text:p>
          </table:table-cell>
          <table:table-cell table:style-name="ce3" office:value-type="float" office:value="0.240690339385882" calcext:value-type="float">
            <text:p>0.240690</text:p>
          </table:table-cell>
          <table:table-cell table:style-name="ce3" office:value-type="float" office:value="0.700758288905855" calcext:value-type="float">
            <text:p>0.7007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5, 'n_components': 2, 'n_neighbors': 15, 'random_state': 42, 'spread': 1.0}</text:p>
          </table:table-cell>
          <table:table-cell table:style-name="ce3" office:value-type="float" office:value="0.804477035859825" calcext:value-type="float">
            <text:p>0.804477</text:p>
          </table:table-cell>
          <table:table-cell table:style-name="ce3" office:value-type="float" office:value="0.838785408674589" calcext:value-type="float">
            <text:p>0.838785</text:p>
          </table:table-cell>
          <table:table-cell table:style-name="ce3" office:value-type="float" office:value="0.984238429574438" calcext:value-type="float">
            <text:p>0.984238</text:p>
          </table:table-cell>
          <table:table-cell table:style-name="ce3" office:value-type="float" office:value="0.534643613221366" calcext:value-type="float">
            <text:p>0.534644</text:p>
          </table:table-cell>
          <table:table-cell table:style-name="ce3" office:value-type="float" office:value="0.241681416589399" calcext:value-type="float">
            <text:p>0.241681</text:p>
          </table:table-cell>
          <table:table-cell table:style-name="ce3" office:value-type="float" office:value="0.784092614148164" calcext:value-type="float">
            <text:p>0.7840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SMALL', 'n_components': 2}</text:p>
          </table:table-cell>
          <table:table-cell table:style-name="ce3" office:value-type="float" office:value="0.945162121675821" calcext:value-type="float">
            <text:p>0.945162</text:p>
          </table:table-cell>
          <table:table-cell table:style-name="ce3" office:value-type="float" office:value="0.911554692911103" calcext:value-type="float">
            <text:p>0.911555</text:p>
          </table:table-cell>
          <table:table-cell table:style-name="ce3" office:value-type="float" office:value="0.66958211856171" calcext:value-type="float">
            <text:p>0.669582</text:p>
          </table:table-cell>
          <table:table-cell table:style-name="ce3" office:value-type="float" office:value="0.93505296717123" calcext:value-type="float">
            <text:p>0.935053</text:p>
          </table:table-cell>
          <table:table-cell table:style-name="ce3" office:value-type="float" office:value="0.182840013013249" calcext:value-type="float">
            <text:p>0.182840</text:p>
          </table:table-cell>
          <table:table-cell table:style-name="ce3" office:value-type="float" office:value="0.855702377461323" calcext:value-type="float">
            <text:p>0.8557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5, 'verbose': False, 'width': 10.0}</text:p>
          </table:table-cell>
          <table:table-cell table:style-name="ce3" office:value-type="float" office:value="0.91351658263937" calcext:value-type="float">
            <text:p>0.913517</text:p>
          </table:table-cell>
          <table:table-cell table:style-name="ce3" office:value-type="float" office:value="0.856910909588776" calcext:value-type="float">
            <text:p>0.856911</text:p>
          </table:table-cell>
          <table:table-cell table:style-name="ce3" office:value-type="float" office:value="0.485131195335277" calcext:value-type="float">
            <text:p>0.485131</text:p>
          </table:table-cell>
          <table:table-cell table:style-name="ce3" office:value-type="float" office:value="0.964426648833135" calcext:value-type="float">
            <text:p>0.964427</text:p>
          </table:table-cell>
          <table:table-cell table:style-name="ce3" office:value-type="float" office:value="0.159804977081379" calcext:value-type="float">
            <text:p>0.159805</text:p>
          </table:table-cell>
          <table:table-cell table:style-name="ce3" office:value-type="float" office:value="0.812036071863036" calcext:value-type="float">
            <text:p>0.8120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920983199909798" calcext:value-type="float">
            <text:p>0.920983</text:p>
          </table:table-cell>
          <table:table-cell table:style-name="ce3" office:value-type="float" office:value="0.881978695187625" calcext:value-type="float">
            <text:p>0.881979</text:p>
          </table:table-cell>
          <table:table-cell table:style-name="ce3" office:value-type="float" office:value="0.543634596695821" calcext:value-type="float">
            <text:p>0.543635</text:p>
          </table:table-cell>
          <table:table-cell table:style-name="ce3" office:value-type="float" office:value="0.92791210311803" calcext:value-type="float">
            <text:p>0.927912</text:p>
          </table:table-cell>
          <table:table-cell table:style-name="ce3" office:value-type="float" office:value="0.24217145568663" calcext:value-type="float">
            <text:p>0.242171</text:p>
          </table:table-cell>
          <table:table-cell table:style-name="ce3" office:value-type="float" office:value="0.806467427844929" calcext:value-type="float">
            <text:p>0.8064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44958093734732" calcext:value-type="float">
            <text:p>0.944958</text:p>
          </table:table-cell>
          <table:table-cell table:style-name="ce3" office:value-type="float" office:value="0.906522719585072" calcext:value-type="float">
            <text:p>0.906523</text:p>
          </table:table-cell>
          <table:table-cell table:style-name="ce3" office:value-type="float" office:value="0.59086491739553" calcext:value-type="float">
            <text:p>0.590865</text:p>
          </table:table-cell>
          <table:table-cell table:style-name="ce3" office:value-type="float" office:value="0.982231030290978" calcext:value-type="float">
            <text:p>0.982231</text:p>
          </table:table-cell>
          <table:table-cell table:style-name="ce3" office:value-type="float" office:value="0.102943559196109" calcext:value-type="float">
            <text:p>0.102944</text:p>
          </table:table-cell>
          <table:table-cell table:style-name="ce3" office:value-type="float" office:value="0.86432664036204" calcext:value-type="float">
            <text:p>0.8643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520442257408093" calcext:value-type="float">
            <text:p>0.520442</text:p>
          </table:table-cell>
          <table:table-cell table:style-name="ce3" office:value-type="float" office:value="0.505851575042014" calcext:value-type="float">
            <text:p>0.505852</text:p>
          </table:table-cell>
          <table:table-cell table:style-name="ce3" office:value-type="float" office:value="0.291739552964043" calcext:value-type="float">
            <text:p>0.291740</text:p>
          </table:table-cell>
          <table:table-cell table:style-name="ce3" office:value-type="float" office:value="0.507612300815699" calcext:value-type="float">
            <text:p>0.507612</text:p>
          </table:table-cell>
          <table:table-cell table:style-name="ce3" office:value-type="float" office:value="0.378585229479002" calcext:value-type="float">
            <text:p>0.378585</text:p>
          </table:table-cell>
          <table:table-cell table:style-name="ce3" office:value-type="float" office:value="0.489412091350169" calcext:value-type="float">
            <text:p>0.4894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940296323738651" calcext:value-type="float">
            <text:p>0.940296</text:p>
          </table:table-cell>
          <table:table-cell table:style-name="ce3" office:value-type="float" office:value="0.899177445248028" calcext:value-type="float">
            <text:p>0.899177</text:p>
          </table:table-cell>
          <table:table-cell table:style-name="ce3" office:value-type="float" office:value="0.579980563654033" calcext:value-type="float">
            <text:p>0.579981</text:p>
          </table:table-cell>
          <table:table-cell table:style-name="ce3" office:value-type="float" office:value="0.979725930631299" calcext:value-type="float">
            <text:p>0.979726</text:p>
          </table:table-cell>
          <table:table-cell table:style-name="ce3" office:value-type="float" office:value="0.0733492051348782" calcext:value-type="float">
            <text:p>0.073349</text:p>
          </table:table-cell>
          <table:table-cell table:style-name="ce3" office:value-type="float" office:value="0.865166211627427" calcext:value-type="float">
            <text:p>0.8651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exp', 'max_iter': 200, 'n_components': 2, 'random_state': 42}</text:p>
          </table:table-cell>
          <table:table-cell table:style-name="ce3" office:value-type="float" office:value="0.925782420308297" calcext:value-type="float">
            <text:p>0.925782</text:p>
          </table:table-cell>
          <table:table-cell table:style-name="ce3" office:value-type="float" office:value="0.895477559611058" calcext:value-type="float">
            <text:p>0.895478</text:p>
          </table:table-cell>
          <table:table-cell table:style-name="ce3" office:value-type="float" office:value="0.568513119533528" calcext:value-type="float">
            <text:p>0.568513</text:p>
          </table:table-cell>
          <table:table-cell table:style-name="ce3" office:value-type="float" office:value="0.907599265369115" calcext:value-type="float">
            <text:p>0.907599</text:p>
          </table:table-cell>
          <table:table-cell table:style-name="ce3" office:value-type="float" office:value="0.165779602006744" calcext:value-type="float">
            <text:p>0.165780</text:p>
          </table:table-cell>
          <table:table-cell table:style-name="ce3" office:value-type="float" office:value="0.826318552563051" calcext:value-type="float">
            <text:p>0.8263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200, 'verbose': False}</text:p>
          </table:table-cell>
          <table:table-cell table:style-name="ce3" office:value-type="float" office:value="0.941898211534022" calcext:value-type="float">
            <text:p>0.941898</text:p>
          </table:table-cell>
          <table:table-cell table:style-name="ce3" office:value-type="float" office:value="0.932601248865766" calcext:value-type="float">
            <text:p>0.932601</text:p>
          </table:table-cell>
          <table:table-cell table:style-name="ce3" office:value-type="float" office:value="0.732361516034985" calcext:value-type="float">
            <text:p>0.732362</text:p>
          </table:table-cell>
          <table:table-cell table:style-name="ce3" office:value-type="float" office:value="0.966671955769671" calcext:value-type="float">
            <text:p>0.966672</text:p>
          </table:table-cell>
          <table:table-cell table:style-name="ce3" office:value-type="float" office:value="0.0626901548167105" calcext:value-type="float">
            <text:p>0.062690</text:p>
          </table:table-cell>
          <table:table-cell table:style-name="ce3" office:value-type="float" office:value="0.902168555477547" calcext:value-type="float">
            <text:p>0.9021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49404829019216" calcext:value-type="float">
            <text:p>0.949405</text:p>
          </table:table-cell>
          <table:table-cell table:style-name="ce3" office:value-type="float" office:value="0.912021809513071" calcext:value-type="float">
            <text:p>0.912022</text:p>
          </table:table-cell>
          <table:table-cell table:style-name="ce3" office:value-type="float" office:value="0.726530612244898" calcext:value-type="float">
            <text:p>0.726531</text:p>
          </table:table-cell>
          <table:table-cell table:style-name="ce3" office:value-type="float" office:value="0.949409763613697" calcext:value-type="float">
            <text:p>0.949410</text:p>
          </table:table-cell>
          <table:table-cell table:style-name="ce3" office:value-type="float" office:value="0.125249776710884" calcext:value-type="float">
            <text:p>0.125250</text:p>
          </table:table-cell>
          <table:table-cell table:style-name="ce3" office:value-type="float" office:value="0.882423447536" calcext:value-type="float">
            <text:p>0.8824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8, 'verbose': False}</text:p>
          </table:table-cell>
          <table:table-cell table:style-name="ce3" office:value-type="float" office:value="0.932149971275014" calcext:value-type="float">
            <text:p>0.932150</text:p>
          </table:table-cell>
          <table:table-cell table:style-name="ce3" office:value-type="float" office:value="0.90995199974228" calcext:value-type="float">
            <text:p>0.909952</text:p>
          </table:table-cell>
          <table:table-cell table:style-name="ce3" office:value-type="float" office:value="0.710009718172983" calcext:value-type="float">
            <text:p>0.710010</text:p>
          </table:table-cell>
          <table:table-cell table:style-name="ce3" office:value-type="float" office:value="0.942748918399233" calcext:value-type="float">
            <text:p>0.942749</text:p>
          </table:table-cell>
          <table:table-cell table:style-name="ce3" office:value-type="float" office:value="0.164529387933086" calcext:value-type="float">
            <text:p>0.164529</text:p>
          </table:table-cell>
          <table:table-cell table:style-name="ce3" office:value-type="float" office:value="0.866066243931285" calcext:value-type="float">
            <text:p>0.8660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12.0, 'n_iterations': 200, 'sample_type': 'random', 'verbose': False}</text:p>
          </table:table-cell>
          <table:table-cell table:style-name="ce3" office:value-type="float" office:value="0.957974807918432" calcext:value-type="float">
            <text:p>0.957975</text:p>
          </table:table-cell>
          <table:table-cell table:style-name="ce3" office:value-type="float" office:value="0.926853835456834" calcext:value-type="float">
            <text:p>0.926854</text:p>
          </table:table-cell>
          <table:table-cell table:style-name="ce3" office:value-type="float" office:value="0.691545189504373" calcext:value-type="float">
            <text:p>0.691545</text:p>
          </table:table-cell>
          <table:table-cell table:style-name="ce3" office:value-type="float" office:value="0.98286847945947" calcext:value-type="float">
            <text:p>0.982868</text:p>
          </table:table-cell>
          <table:table-cell table:style-name="ce3" office:value-type="float" office:value="0.0599319645511448" calcext:value-type="float">
            <text:p>0.059932</text:p>
          </table:table-cell>
          <table:table-cell table:style-name="ce3" office:value-type="float" office:value="0.899862069557593" calcext:value-type="float">
            <text:p>0.8998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921281456544733" calcext:value-type="float">
            <text:p>0.921281</text:p>
          </table:table-cell>
          <table:table-cell table:style-name="ce3" office:value-type="float" office:value="0.891526397457167" calcext:value-type="float">
            <text:p>0.891526</text:p>
          </table:table-cell>
          <table:table-cell table:style-name="ce3" office:value-type="float" office:value="0.677162293488824" calcext:value-type="float">
            <text:p>0.677162</text:p>
          </table:table-cell>
          <table:table-cell table:style-name="ce3" office:value-type="float" office:value="0.734429602460425" calcext:value-type="float">
            <text:p>0.734430</text:p>
          </table:table-cell>
          <table:table-cell table:style-name="ce3" office:value-type="float" office:value="0.448393826848381" calcext:value-type="float">
            <text:p>0.448394</text:p>
          </table:table-cell>
          <table:table-cell table:style-name="ce3" office:value-type="float" office:value="0.755201184620554" calcext:value-type="float">
            <text:p>0.7552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400, 'n_analyzers': 10, 'verbose': False}</text:p>
          </table:table-cell>
          <table:table-cell table:style-name="ce3" office:value-type="float" office:value="0.935919655944462" calcext:value-type="float">
            <text:p>0.935920</text:p>
          </table:table-cell>
          <table:table-cell table:style-name="ce3" office:value-type="float" office:value="0.920790178739215" calcext:value-type="float">
            <text:p>0.920790</text:p>
          </table:table-cell>
          <table:table-cell table:style-name="ce3" office:value-type="float" office:value="0.747327502429543" calcext:value-type="float">
            <text:p>0.747328</text:p>
          </table:table-cell>
          <table:table-cell table:style-name="ce3" office:value-type="float" office:value="0.800534460554728" calcext:value-type="float">
            <text:p>0.800534</text:p>
          </table:table-cell>
          <table:table-cell table:style-name="ce3" office:value-type="float" office:value="0.246017554467721" calcext:value-type="float">
            <text:p>0.246018</text:p>
          </table:table-cell>
          <table:table-cell table:style-name="ce3" office:value-type="float" office:value="0.831710848640045" calcext:value-type="float">
            <text:p>0.8317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5, 'random_state': 42, 'reg': 0.01}</text:p>
          </table:table-cell>
          <table:table-cell table:style-name="ce3" office:value-type="float" office:value="0.93004848348179" calcext:value-type="float">
            <text:p>0.930048</text:p>
          </table:table-cell>
          <table:table-cell table:style-name="ce3" office:value-type="float" office:value="0.877791021696761" calcext:value-type="float">
            <text:p>0.877791</text:p>
          </table:table-cell>
          <table:table-cell table:style-name="ce3" office:value-type="float" office:value="0.73935860058309" calcext:value-type="float">
            <text:p>0.739359</text:p>
          </table:table-cell>
          <table:table-cell table:style-name="ce3" office:value-type="float" office:value="0.899645775632811" calcext:value-type="float">
            <text:p>0.899646</text:p>
          </table:table-cell>
          <table:table-cell table:style-name="ce3" office:value-type="float" office:value="0.26235227019762" calcext:value-type="float">
            <text:p>0.262352</text:p>
          </table:table-cell>
          <table:table-cell table:style-name="ce3" office:value-type="float" office:value="0.836898322239366" calcext:value-type="float">
            <text:p>0.8368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7, 'random_state': 42, 'reg': 0.001}</text:p>
          </table:table-cell>
          <table:table-cell table:style-name="ce3" office:value-type="float" office:value="0.893703858812665" calcext:value-type="float">
            <text:p>0.893704</text:p>
          </table:table-cell>
          <table:table-cell table:style-name="ce3" office:value-type="float" office:value="0.820245209370252" calcext:value-type="float">
            <text:p>0.820245</text:p>
          </table:table-cell>
          <table:table-cell table:style-name="ce3" office:value-type="float" office:value="0.583867832847425" calcext:value-type="float">
            <text:p>0.583868</text:p>
          </table:table-cell>
          <table:table-cell table:style-name="ce3" office:value-type="float" office:value="0.844976373736813" calcext:value-type="float">
            <text:p>0.844976</text:p>
          </table:table-cell>
          <table:table-cell table:style-name="ce3" office:value-type="float" office:value="0.474203383585507" calcext:value-type="float">
            <text:p>0.474203</text:p>
          </table:table-cell>
          <table:table-cell table:style-name="ce3" office:value-type="float" office:value="0.733717978236329" calcext:value-type="float">
            <text:p>0.733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11, 'random_state': 42, 'reg': 0.001}</text:p>
          </table:table-cell>
          <table:table-cell table:style-name="ce3" office:value-type="float" office:value="0.943865470418633" calcext:value-type="float">
            <text:p>0.943865</text:p>
          </table:table-cell>
          <table:table-cell table:style-name="ce3" office:value-type="float" office:value="0.91370504002706" calcext:value-type="float">
            <text:p>0.913705</text:p>
          </table:table-cell>
          <table:table-cell table:style-name="ce3" office:value-type="float" office:value="0.684353741496599" calcext:value-type="float">
            <text:p>0.684354</text:p>
          </table:table-cell>
          <table:table-cell table:style-name="ce3" office:value-type="float" office:value="0.932008816130872" calcext:value-type="float">
            <text:p>0.932009</text:p>
          </table:table-cell>
          <table:table-cell table:style-name="ce3" office:value-type="float" office:value="0.33737219599838" calcext:value-type="float">
            <text:p>0.337372</text:p>
          </table:table-cell>
          <table:table-cell table:style-name="ce3" office:value-type="float" office:value="0.827312174414957" calcext:value-type="float">
            <text:p>0.8273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7, 'verbose': False}</text:p>
          </table:table-cell>
          <table:table-cell table:style-name="ce3" office:value-type="float" office:value="0.635070523868585" calcext:value-type="float">
            <text:p>0.635071</text:p>
          </table:table-cell>
          <table:table-cell table:style-name="ce3" office:value-type="float" office:value="0.638006378557737" calcext:value-type="float">
            <text:p>0.638006</text:p>
          </table:table-cell>
          <table:table-cell table:style-name="ce3" office:value-type="float" office:value="0.375510204081633" calcext:value-type="float">
            <text:p>0.375510</text:p>
          </table:table-cell>
          <table:table-cell table:style-name="ce3" office:value-type="float" office:value="0.617133883412544" calcext:value-type="float">
            <text:p>0.617134</text:p>
          </table:table-cell>
          <table:table-cell table:style-name="ce3" office:value-type="float" office:value="0.248710928372304" calcext:value-type="float">
            <text:p>0.248711</text:p>
          </table:table-cell>
          <table:table-cell table:style-name="ce3" office:value-type="float" office:value="0.603402012309639" calcext:value-type="float">
            <text:p>0.6034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870075544029767" calcext:value-type="float">
            <text:p>0.870076</text:p>
          </table:table-cell>
          <table:table-cell table:style-name="ce3" office:value-type="float" office:value="0.824323888987323" calcext:value-type="float">
            <text:p>0.824324</text:p>
          </table:table-cell>
          <table:table-cell table:style-name="ce3" office:value-type="float" office:value="0.477162293488824" calcext:value-type="float">
            <text:p>0.477162</text:p>
          </table:table-cell>
          <table:table-cell table:style-name="ce3" office:value-type="float" office:value="0.921294084804932" calcext:value-type="float">
            <text:p>0.921294</text:p>
          </table:table-cell>
          <table:table-cell table:style-name="ce3" office:value-type="float" office:value="0.243075312389798" calcext:value-type="float">
            <text:p>0.243075</text:p>
          </table:table-cell>
          <table:table-cell table:style-name="ce3" office:value-type="float" office:value="0.76995609978421" calcext:value-type="float">
            <text:p>0.7699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random', 'dissimilarity_type': 'euclidean', 'fraction_delta': 2.0, 'n_iterations': 100, 'n_neighbors': 16, 'verbose': False}</text:p>
          </table:table-cell>
          <table:table-cell table:style-name="ce3" office:value-type="float" office:value="0.958558972128709" calcext:value-type="float">
            <text:p>0.958559</text:p>
          </table:table-cell>
          <table:table-cell table:style-name="ce3" office:value-type="float" office:value="0.932069702387664" calcext:value-type="float">
            <text:p>0.932070</text:p>
          </table:table-cell>
          <table:table-cell table:style-name="ce3" office:value-type="float" office:value="0.798833819241983" calcext:value-type="float">
            <text:p>0.798834</text:p>
          </table:table-cell>
          <table:table-cell table:style-name="ce3" office:value-type="float" office:value="0.951979618838809" calcext:value-type="float">
            <text:p>0.951980</text:p>
          </table:table-cell>
          <table:table-cell table:style-name="ce3" office:value-type="float" office:value="0.141243516958465" calcext:value-type="float">
            <text:p>0.141244</text:p>
          </table:table-cell>
          <table:table-cell table:style-name="ce3" office:value-type="float" office:value="0.90003971912774" calcext:value-type="float">
            <text:p>0.9000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7, 'random_state': 42, 'reg': 0.001}</text:p>
          </table:table-cell>
          <table:table-cell table:style-name="ce3" office:value-type="float" office:value="0.91117885196699" calcext:value-type="float">
            <text:p>0.911179</text:p>
          </table:table-cell>
          <table:table-cell table:style-name="ce3" office:value-type="float" office:value="0.854045927763371" calcext:value-type="float">
            <text:p>0.854046</text:p>
          </table:table-cell>
          <table:table-cell table:style-name="ce3" office:value-type="float" office:value="0.645675413022352" calcext:value-type="float">
            <text:p>0.645675</text:p>
          </table:table-cell>
          <table:table-cell table:style-name="ce3" office:value-type="float" office:value="0.851581258381188" calcext:value-type="float">
            <text:p>0.851581</text:p>
          </table:table-cell>
          <table:table-cell table:style-name="ce3" office:value-type="float" office:value="0.476141833343337" calcext:value-type="float">
            <text:p>0.476142</text:p>
          </table:table-cell>
          <table:table-cell table:style-name="ce3" office:value-type="float" office:value="0.757267923558113" calcext:value-type="float">
            <text:p>0.7572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603359212666914" calcext:value-type="float">
            <text:p>0.603359</text:p>
          </table:table-cell>
          <table:table-cell table:style-name="ce3" office:value-type="float" office:value="0.652510349048854" calcext:value-type="float">
            <text:p>0.652510</text:p>
          </table:table-cell>
          <table:table-cell table:style-name="ce3" office:value-type="float" office:value="0.376287657920311" calcext:value-type="float">
            <text:p>0.376288</text:p>
          </table:table-cell>
          <table:table-cell table:style-name="ce3" office:value-type="float" office:value="0.6681033975051" calcext:value-type="float">
            <text:p>0.668103</text:p>
          </table:table-cell>
          <table:table-cell table:style-name="ce3" office:value-type="float" office:value="0.393276667574215" calcext:value-type="float">
            <text:p>0.393277</text:p>
          </table:table-cell>
          <table:table-cell table:style-name="ce3" office:value-type="float" office:value="0.581396789913393" calcext:value-type="float">
            <text:p>0.5813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200, 'n_analyzers': 10, 'verbose': False}</text:p>
          </table:table-cell>
          <table:table-cell table:style-name="ce3" office:value-type="float" office:value="0.895072456764868" calcext:value-type="float">
            <text:p>0.895072</text:p>
          </table:table-cell>
          <table:table-cell table:style-name="ce3" office:value-type="float" office:value="0.902273300796246" calcext:value-type="float">
            <text:p>0.902273</text:p>
          </table:table-cell>
          <table:table-cell table:style-name="ce3" office:value-type="float" office:value="0.642176870748299" calcext:value-type="float">
            <text:p>0.642177</text:p>
          </table:table-cell>
          <table:table-cell table:style-name="ce3" office:value-type="float" office:value="0.829687841926842" calcext:value-type="float">
            <text:p>0.829688</text:p>
          </table:table-cell>
          <table:table-cell table:style-name="ce3" office:value-type="float" office:value="0.375698282625604" calcext:value-type="float">
            <text:p>0.375698</text:p>
          </table:table-cell>
          <table:table-cell table:style-name="ce3" office:value-type="float" office:value="0.77870243752213" calcext:value-type="float">
            <text:p>0.7787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76388973900531" calcext:value-type="float">
            <text:p>0.763890</text:p>
          </table:table-cell>
          <table:table-cell table:style-name="ce3" office:value-type="float" office:value="0.685223007908767" calcext:value-type="float">
            <text:p>0.685223</text:p>
          </table:table-cell>
          <table:table-cell table:style-name="ce3" office:value-type="float" office:value="0.434791059280855" calcext:value-type="float">
            <text:p>0.434791</text:p>
          </table:table-cell>
          <table:table-cell table:style-name="ce3" office:value-type="float" office:value="0.706965586153995" calcext:value-type="float">
            <text:p>0.706966</text:p>
          </table:table-cell>
          <table:table-cell table:style-name="ce3" office:value-type="float" office:value="0.229418650094938" calcext:value-type="float">
            <text:p>0.229419</text:p>
          </table:table-cell>
          <table:table-cell table:style-name="ce3" office:value-type="float" office:value="0.672290148450798" calcext:value-type="float">
            <text:p>0.6722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2, 'random_state': 42}</text:p>
          </table:table-cell>
          <table:table-cell table:style-name="ce3" office:value-type="float" office:value="0.922042265998744" calcext:value-type="float">
            <text:p>0.922042</text:p>
          </table:table-cell>
          <table:table-cell table:style-name="ce3" office:value-type="float" office:value="0.922240924783489" calcext:value-type="float">
            <text:p>0.922241</text:p>
          </table:table-cell>
          <table:table-cell table:style-name="ce3" office:value-type="float" office:value="0.695432458697765" calcext:value-type="float">
            <text:p>0.695432</text:p>
          </table:table-cell>
          <table:table-cell table:style-name="ce3" office:value-type="float" office:value="0.974033948404105" calcext:value-type="float">
            <text:p>0.974034</text:p>
          </table:table-cell>
          <table:table-cell table:style-name="ce3" office:value-type="float" office:value="0.0558691212155012" calcext:value-type="float">
            <text:p>0.055869</text:p>
          </table:table-cell>
          <table:table-cell table:style-name="ce3" office:value-type="float" office:value="0.89157609533372" calcext:value-type="float">
            <text:p>0.8915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941134449044021" calcext:value-type="float">
            <text:p>0.941134</text:p>
          </table:table-cell>
          <table:table-cell table:style-name="ce3" office:value-type="float" office:value="0.903621227496524" calcext:value-type="float">
            <text:p>0.903621</text:p>
          </table:table-cell>
          <table:table-cell table:style-name="ce3" office:value-type="float" office:value="0.585617103984451" calcext:value-type="float">
            <text:p>0.585617</text:p>
          </table:table-cell>
          <table:table-cell table:style-name="ce3" office:value-type="float" office:value="0.979064244778519" calcext:value-type="float">
            <text:p>0.979064</text:p>
          </table:table-cell>
          <table:table-cell table:style-name="ce3" office:value-type="float" office:value="0.0749992638506653" calcext:value-type="float">
            <text:p>0.074999</text:p>
          </table:table-cell>
          <table:table-cell table:style-name="ce3" office:value-type="float" office:value="0.86688755229057" calcext:value-type="float">
            <text:p>0.8668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4, 'random_state': 42}</text:p>
          </table:table-cell>
          <table:table-cell table:style-name="ce3" office:value-type="float" office:value="0.508622596631391" calcext:value-type="float">
            <text:p>0.508623</text:p>
          </table:table-cell>
          <table:table-cell table:style-name="ce3" office:value-type="float" office:value="0.509571863473092" calcext:value-type="float">
            <text:p>0.509572</text:p>
          </table:table-cell>
          <table:table-cell table:style-name="ce3" office:value-type="float" office:value="0.30204081632653" calcext:value-type="float">
            <text:p>0.302041</text:p>
          </table:table-cell>
          <table:table-cell table:style-name="ce3" office:value-type="float" office:value="0.493748330112109" calcext:value-type="float">
            <text:p>0.493748</text:p>
          </table:table-cell>
          <table:table-cell table:style-name="ce3" office:value-type="float" office:value="0.304736706583567" calcext:value-type="float">
            <text:p>0.304737</text:p>
          </table:table-cell>
          <table:table-cell table:style-name="ce3" office:value-type="float" office:value="0.501849379991911" calcext:value-type="float">
            <text:p>0.5018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7, 'k2': 12, 'verbose': False}</text:p>
          </table:table-cell>
          <table:table-cell table:style-name="ce3" office:value-type="float" office:value="0.945897696095013" calcext:value-type="float">
            <text:p>0.945898</text:p>
          </table:table-cell>
          <table:table-cell table:style-name="ce3" office:value-type="float" office:value="0.921745083195077" calcext:value-type="float">
            <text:p>0.921745</text:p>
          </table:table-cell>
          <table:table-cell table:style-name="ce3" office:value-type="float" office:value="0.696598639455782" calcext:value-type="float">
            <text:p>0.696599</text:p>
          </table:table-cell>
          <table:table-cell table:style-name="ce3" office:value-type="float" office:value="0.977547801592904" calcext:value-type="float">
            <text:p>0.977548</text:p>
          </table:table-cell>
          <table:table-cell table:style-name="ce3" office:value-type="float" office:value="0.122849201058214" calcext:value-type="float">
            <text:p>0.122849</text:p>
          </table:table-cell>
          <table:table-cell table:style-name="ce3" office:value-type="float" office:value="0.883788003856112" calcext:value-type="float">
            <text:p>0.883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nndsvdar', 'l1_ratio': 0.0, 'max_iter': 200, 'n_components': 2, 'random_state': 42}</text:p>
          </table:table-cell>
          <table:table-cell table:style-name="ce3" office:value-type="float" office:value="0.907063125171142" calcext:value-type="float">
            <text:p>0.907063</text:p>
          </table:table-cell>
          <table:table-cell table:style-name="ce3" office:value-type="float" office:value="0.857734538172017" calcext:value-type="float">
            <text:p>0.857735</text:p>
          </table:table-cell>
          <table:table-cell table:style-name="ce3" office:value-type="float" office:value="0.502818270165209" calcext:value-type="float">
            <text:p>0.502818</text:p>
          </table:table-cell>
          <table:table-cell table:style-name="ce3" office:value-type="float" office:value="0.973787773467125" calcext:value-type="float">
            <text:p>0.973788</text:p>
          </table:table-cell>
          <table:table-cell table:style-name="ce3" office:value-type="float" office:value="0.119401147817636" calcext:value-type="float">
            <text:p>0.119401</text:p>
          </table:table-cell>
          <table:table-cell table:style-name="ce3" office:value-type="float" office:value="0.824400511831571" calcext:value-type="float">
            <text:p>0.8244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8.0, 'init_type': 'random', 'n_iterations': 100, 'verbose': False}</text:p>
          </table:table-cell>
          <table:table-cell table:style-name="ce3" office:value-type="float" office:value="0.931943795671386" calcext:value-type="float">
            <text:p>0.931944</text:p>
          </table:table-cell>
          <table:table-cell table:style-name="ce3" office:value-type="float" office:value="0.948478918007613" calcext:value-type="float">
            <text:p>0.948479</text:p>
          </table:table-cell>
          <table:table-cell table:style-name="ce3" office:value-type="float" office:value="0.77687074829932" calcext:value-type="float">
            <text:p>0.776871</text:p>
          </table:table-cell>
          <table:table-cell table:style-name="ce3" office:value-type="float" office:value="0.929907099637064" calcext:value-type="float">
            <text:p>0.929907</text:p>
          </table:table-cell>
          <table:table-cell table:style-name="ce3" office:value-type="float" office:value="0.18422066208136" calcext:value-type="float">
            <text:p>0.184221</text:p>
          </table:table-cell>
          <table:table-cell table:style-name="ce3" office:value-type="float" office:value="0.880595979906805" calcext:value-type="float">
            <text:p>0.8805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40296323738651" calcext:value-type="float">
            <text:p>0.940296</text:p>
          </table:table-cell>
          <table:table-cell table:style-name="ce3" office:value-type="float" office:value="0.899177445248028" calcext:value-type="float">
            <text:p>0.899177</text:p>
          </table:table-cell>
          <table:table-cell table:style-name="ce3" office:value-type="float" office:value="0.579980563654033" calcext:value-type="float">
            <text:p>0.579981</text:p>
          </table:table-cell>
          <table:table-cell table:style-name="ce3" office:value-type="float" office:value="0.979725928899924" calcext:value-type="float">
            <text:p>0.979726</text:p>
          </table:table-cell>
          <table:table-cell table:style-name="ce3" office:value-type="float" office:value="0.0733492101067408" calcext:value-type="float">
            <text:p>0.073349</text:p>
          </table:table-cell>
          <table:table-cell table:style-name="ce3" office:value-type="float" office:value="0.865166210286779" calcext:value-type="float">
            <text:p>0.8651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40296323738651" calcext:value-type="float">
            <text:p>0.940296</text:p>
          </table:table-cell>
          <table:table-cell table:style-name="ce3" office:value-type="float" office:value="0.899177445248028" calcext:value-type="float">
            <text:p>0.899177</text:p>
          </table:table-cell>
          <table:table-cell table:style-name="ce3" office:value-type="float" office:value="0.579980563654033" calcext:value-type="float">
            <text:p>0.579981</text:p>
          </table:table-cell>
          <table:table-cell table:style-name="ce3" office:value-type="float" office:value="0.979725928842453" calcext:value-type="float">
            <text:p>0.979726</text:p>
          </table:table-cell>
          <table:table-cell table:style-name="ce3" office:value-type="float" office:value="0.0733491908575726" calcext:value-type="float">
            <text:p>0.073349</text:p>
          </table:table-cell>
          <table:table-cell table:style-name="ce3" office:value-type="float" office:value="0.865166214125119" calcext:value-type="float">
            <text:p>0.8651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93959162196844" calcext:value-type="float">
            <text:p>0.939592</text:p>
          </table:table-cell>
          <table:table-cell table:style-name="ce3" office:value-type="float" office:value="0.897683477495181" calcext:value-type="float">
            <text:p>0.897683</text:p>
          </table:table-cell>
          <table:table-cell table:style-name="ce3" office:value-type="float" office:value="0.574149659863946" calcext:value-type="float">
            <text:p>0.574150</text:p>
          </table:table-cell>
          <table:table-cell table:style-name="ce3" office:value-type="float" office:value="0.980390966573761" calcext:value-type="float">
            <text:p>0.980391</text:p>
          </table:table-cell>
          <table:table-cell table:style-name="ce3" office:value-type="float" office:value="0.0729032615907261" calcext:value-type="float">
            <text:p>0.072903</text:p>
          </table:table-cell>
          <table:table-cell table:style-name="ce3" office:value-type="float" office:value="0.86378249286212" calcext:value-type="float">
            <text:p>0.8637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937511342342778" calcext:value-type="float">
            <text:p>0.937511</text:p>
          </table:table-cell>
          <table:table-cell table:style-name="ce3" office:value-type="float" office:value="0.893668690838608" calcext:value-type="float">
            <text:p>0.893669</text:p>
          </table:table-cell>
          <table:table-cell table:style-name="ce3" office:value-type="float" office:value="0.565792031098154" calcext:value-type="float">
            <text:p>0.565792</text:p>
          </table:table-cell>
          <table:table-cell table:style-name="ce3" office:value-type="float" office:value="0.977795271858455" calcext:value-type="float">
            <text:p>0.977795</text:p>
          </table:table-cell>
          <table:table-cell table:style-name="ce3" office:value-type="float" office:value="0.104812364968527" calcext:value-type="float">
            <text:p>0.104812</text:p>
          </table:table-cell>
          <table:table-cell table:style-name="ce3" office:value-type="float" office:value="0.853990994233894" calcext:value-type="float">
            <text:p>0.8539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941632975210605" calcext:value-type="float">
            <text:p>0.941633</text:p>
          </table:table-cell>
          <table:table-cell table:style-name="ce3" office:value-type="float" office:value="0.90165611627445" calcext:value-type="float">
            <text:p>0.901656</text:p>
          </table:table-cell>
          <table:table-cell table:style-name="ce3" office:value-type="float" office:value="0.584450923226433" calcext:value-type="float">
            <text:p>0.584451</text:p>
          </table:table-cell>
          <table:table-cell table:style-name="ce3" office:value-type="float" office:value="0.977938673039427" calcext:value-type="float">
            <text:p>0.977939</text:p>
          </table:table-cell>
          <table:table-cell table:style-name="ce3" office:value-type="float" office:value="0.0864451538760944" calcext:value-type="float">
            <text:p>0.086445</text:p>
          </table:table-cell>
          <table:table-cell table:style-name="ce3" office:value-type="float" office:value="0.863846706774964" calcext:value-type="float">
            <text:p>0.8638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834352936123147" calcext:value-type="float">
            <text:p>0.834353</text:p>
          </table:table-cell>
          <table:table-cell table:style-name="ce3" office:value-type="float" office:value="0.843743590569614" calcext:value-type="float">
            <text:p>0.843744</text:p>
          </table:table-cell>
          <table:table-cell table:style-name="ce3" office:value-type="float" office:value="0.500874635568513" calcext:value-type="float">
            <text:p>0.500875</text:p>
          </table:table-cell>
          <table:table-cell table:style-name="ce3" office:value-type="float" office:value="0.599886066131907" calcext:value-type="float">
            <text:p>0.599886</text:p>
          </table:table-cell>
          <table:table-cell table:style-name="ce3" office:value-type="float" office:value="0.313982985945807" calcext:value-type="float">
            <text:p>0.313983</text:p>
          </table:table-cell>
          <table:table-cell table:style-name="ce3" office:value-type="float" office:value="0.692974848489475" calcext:value-type="float">
            <text:p>0.6929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5, 'max_iter': 1000, 'method': 'lars', 'n_components': 2, 'normalize_components': True, 'random_state': 42, 'ridge_alpha': 0.05, 'tol': 1e-08}</text:p>
          </table:table-cell>
          <table:table-cell table:style-name="ce3" office:value-type="float" office:value="0.938213091076999" calcext:value-type="float">
            <text:p>0.938213</text:p>
          </table:table-cell>
          <table:table-cell table:style-name="ce3" office:value-type="float" office:value="0.895904139082626" calcext:value-type="float">
            <text:p>0.895904</text:p>
          </table:table-cell>
          <table:table-cell table:style-name="ce3" office:value-type="float" office:value="0.604275996112731" calcext:value-type="float">
            <text:p>0.604276</text:p>
          </table:table-cell>
          <table:table-cell table:style-name="ce3" office:value-type="float" office:value="0.97515958928431" calcext:value-type="float">
            <text:p>0.975160</text:p>
          </table:table-cell>
          <table:table-cell table:style-name="ce3" office:value-type="float" office:value="0.0741510280414321" calcext:value-type="float">
            <text:p>0.074151</text:p>
          </table:table-cell>
          <table:table-cell table:style-name="ce3" office:value-type="float" office:value="0.867880357503047" calcext:value-type="float">
            <text:p>0.867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9084497097971" calcext:value-type="float">
            <text:p>0.908450</text:p>
          </table:table-cell>
          <table:table-cell table:style-name="ce3" office:value-type="float" office:value="0.913663965981025" calcext:value-type="float">
            <text:p>0.913664</text:p>
          </table:table-cell>
          <table:table-cell table:style-name="ce3" office:value-type="float" office:value="0.706122448979592" calcext:value-type="float">
            <text:p>0.706122</text:p>
          </table:table-cell>
          <table:table-cell table:style-name="ce3" office:value-type="float" office:value="0.949824719327823" calcext:value-type="float">
            <text:p>0.949825</text:p>
          </table:table-cell>
          <table:table-cell table:style-name="ce3" office:value-type="float" office:value="0.0989852786384881" calcext:value-type="float">
            <text:p>0.098985</text:p>
          </table:table-cell>
          <table:table-cell table:style-name="ce3" office:value-type="float" office:value="0.87581511308941" calcext:value-type="float">
            <text:p>0.8758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83603938813094" calcext:value-type="float">
            <text:p>0.883604</text:p>
          </table:table-cell>
          <table:table-cell table:style-name="ce3" office:value-type="float" office:value="0.818735939521823" calcext:value-type="float">
            <text:p>0.818736</text:p>
          </table:table-cell>
          <table:table-cell table:style-name="ce3" office:value-type="float" office:value="0.529251700680272" calcext:value-type="float">
            <text:p>0.529252</text:p>
          </table:table-cell>
          <table:table-cell table:style-name="ce3" office:value-type="float" office:value="0.838995954424597" calcext:value-type="float">
            <text:p>0.838996</text:p>
          </table:table-cell>
          <table:table-cell table:style-name="ce3" office:value-type="float" office:value="0.162086427984227" calcext:value-type="float">
            <text:p>0.162086</text:p>
          </table:table-cell>
          <table:table-cell table:style-name="ce3" office:value-type="float" office:value="0.781700221091112" calcext:value-type="float">
            <text:p>0.781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833973068311776" calcext:value-type="float">
            <text:p>0.833973</text:p>
          </table:table-cell>
          <table:table-cell table:style-name="ce3" office:value-type="float" office:value="0.783773604153579" calcext:value-type="float">
            <text:p>0.783774</text:p>
          </table:table-cell>
          <table:table-cell table:style-name="ce3" office:value-type="float" office:value="0.524586977648202" calcext:value-type="float">
            <text:p>0.524587</text:p>
          </table:table-cell>
          <table:table-cell table:style-name="ce3" office:value-type="float" office:value="0.841767199501972" calcext:value-type="float">
            <text:p>0.841767</text:p>
          </table:table-cell>
          <table:table-cell table:style-name="ce3" office:value-type="float" office:value="0.191687424661948" calcext:value-type="float">
            <text:p>0.191687</text:p>
          </table:table-cell>
          <table:table-cell table:style-name="ce3" office:value-type="float" office:value="0.758482684990716" calcext:value-type="float">
            <text:p>0.7584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50347652873304" calcext:value-type="float">
            <text:p>0.950348</text:p>
          </table:table-cell>
          <table:table-cell table:style-name="ce3" office:value-type="float" office:value="0.917852981760976" calcext:value-type="float">
            <text:p>0.917853</text:p>
          </table:table-cell>
          <table:table-cell table:style-name="ce3" office:value-type="float" office:value="0.644120505344995" calcext:value-type="float">
            <text:p>0.644121</text:p>
          </table:table-cell>
          <table:table-cell table:style-name="ce3" office:value-type="float" office:value="0.976792658290046" calcext:value-type="float">
            <text:p>0.976793</text:p>
          </table:table-cell>
          <table:table-cell table:style-name="ce3" office:value-type="float" office:value="0.0689374031327887" calcext:value-type="float">
            <text:p>0.068937</text:p>
          </table:table-cell>
          <table:table-cell table:style-name="ce3" office:value-type="float" office:value="0.884035279027307" calcext:value-type="float">
            <text:p>0.8840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6.0, 'init': 'random', 'learning_rate': 200.0, 'method': 'barnes_hut', 'metric': 'euclidean', 'min_grad_norm': 1e-07, 'n_components': 2, 'n_iter': 1000, 'n_iter_without_progress': 300, 'n_jobs': 4, 'perplexity': 30.0, 'random_state': 42}</text:p>
          </table:table-cell>
          <table:table-cell table:style-name="ce3" office:value-type="float" office:value="0.970581318557415" calcext:value-type="float">
            <text:p>0.970581</text:p>
          </table:table-cell>
          <table:table-cell table:style-name="ce3" office:value-type="float" office:value="0.9729861636841" calcext:value-type="float">
            <text:p>0.972986</text:p>
          </table:table-cell>
          <table:table-cell table:style-name="ce3" office:value-type="float" office:value="0.876384839650146" calcext:value-type="float">
            <text:p>0.876385</text:p>
          </table:table-cell>
          <table:table-cell table:style-name="ce3" office:value-type="float" office:value="0.935664089802412" calcext:value-type="float">
            <text:p>0.935664</text:p>
          </table:table-cell>
          <table:table-cell table:style-name="ce3" office:value-type="float" office:value="0.214767690584951" calcext:value-type="float">
            <text:p>0.214768</text:p>
          </table:table-cell>
          <table:table-cell table:style-name="ce3" office:value-type="float" office:value="0.908169744221825" calcext:value-type="float">
            <text:p>0.9081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70, 'verbose': False}</text:p>
          </table:table-cell>
          <table:table-cell table:style-name="ce3" office:value-type="float" office:value="0.896560518445737" calcext:value-type="float">
            <text:p>0.896561</text:p>
          </table:table-cell>
          <table:table-cell table:style-name="ce3" office:value-type="float" office:value="0.886404759220184" calcext:value-type="float">
            <text:p>0.886405</text:p>
          </table:table-cell>
          <table:table-cell table:style-name="ce3" office:value-type="float" office:value="0.627405247813411" calcext:value-type="float">
            <text:p>0.627405</text:p>
          </table:table-cell>
          <table:table-cell table:style-name="ce3" office:value-type="float" office:value="0.963845210399767" calcext:value-type="float">
            <text:p>0.963845</text:p>
          </table:table-cell>
          <table:table-cell table:style-name="ce3" office:value-type="float" office:value="0.0673016992038854" calcext:value-type="float">
            <text:p>0.067302</text:p>
          </table:table-cell>
          <table:table-cell table:style-name="ce3" office:value-type="float" office:value="0.861382807335043" calcext:value-type="float">
            <text:p>0.8613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921255416136462" calcext:value-type="float">
            <text:p>0.921255</text:p>
          </table:table-cell>
          <table:table-cell table:style-name="ce3" office:value-type="float" office:value="0.868606274396104" calcext:value-type="float">
            <text:p>0.868606</text:p>
          </table:table-cell>
          <table:table-cell table:style-name="ce3" office:value-type="float" office:value="0.537803692905734" calcext:value-type="float">
            <text:p>0.537804</text:p>
          </table:table-cell>
          <table:table-cell table:style-name="ce3" office:value-type="float" office:value="0.974996095143816" calcext:value-type="float">
            <text:p>0.974996</text:p>
          </table:table-cell>
          <table:table-cell table:style-name="ce3" office:value-type="float" office:value="0.107290190504978" calcext:value-type="float">
            <text:p>0.107290</text:p>
          </table:table-cell>
          <table:table-cell table:style-name="ce3" office:value-type="float" office:value="0.839074257615428" calcext:value-type="float">
            <text:p>0.8390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random', 'metric': 'euclidean', 'min_dist': 0.001, 'n_components': 2, 'n_neighbors': 5, 'random_state': 42, 'spread': 1.0}</text:p>
          </table:table-cell>
          <table:table-cell table:style-name="ce3" office:value-type="float" office:value="0.908111452947398" calcext:value-type="float">
            <text:p>0.908111</text:p>
          </table:table-cell>
          <table:table-cell table:style-name="ce3" office:value-type="float" office:value="0.960761131603391" calcext:value-type="float">
            <text:p>0.960761</text:p>
          </table:table-cell>
          <table:table-cell table:style-name="ce3" office:value-type="float" office:value="0.986783284742468" calcext:value-type="float">
            <text:p>0.986783</text:p>
          </table:table-cell>
          <table:table-cell table:style-name="ce3" office:value-type="float" office:value="0.789783990682108" calcext:value-type="float">
            <text:p>0.789784</text:p>
          </table:table-cell>
          <table:table-cell table:style-name="ce3" office:value-type="float" office:value="0.193634707646043" calcext:value-type="float">
            <text:p>0.193635</text:p>
          </table:table-cell>
          <table:table-cell table:style-name="ce3" office:value-type="float" office:value="0.890361030465865" calcext:value-type="float">
            <text:p>0.8903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LARGE', 'n_components': 2}</text:p>
          </table:table-cell>
          <table:table-cell table:style-name="ce3" office:value-type="float" office:value="0.90128338353653" calcext:value-type="float">
            <text:p>0.901283</text:p>
          </table:table-cell>
          <table:table-cell table:style-name="ce3" office:value-type="float" office:value="0.854356044355667" calcext:value-type="float">
            <text:p>0.854356</text:p>
          </table:table-cell>
          <table:table-cell table:style-name="ce3" office:value-type="float" office:value="0.781301281766976" calcext:value-type="float">
            <text:p>0.781301</text:p>
          </table:table-cell>
          <table:table-cell table:style-name="ce3" office:value-type="float" office:value="0.626260232282902" calcext:value-type="float">
            <text:p>0.626260</text:p>
          </table:table-cell>
          <table:table-cell table:style-name="ce3" office:value-type="float" office:value="0.349308717545248" calcext:value-type="float">
            <text:p>0.349309</text:p>
          </table:table-cell>
          <table:table-cell table:style-name="ce3" office:value-type="float" office:value="0.762778444879365" calcext:value-type="float">
            <text:p>0.762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1.0}</text:p>
          </table:table-cell>
          <table:table-cell table:style-name="ce3" office:value-type="float" office:value="0.81200567260884" calcext:value-type="float">
            <text:p>0.812006</text:p>
          </table:table-cell>
          <table:table-cell table:style-name="ce3" office:value-type="float" office:value="0.782193084518362" calcext:value-type="float">
            <text:p>0.782193</text:p>
          </table:table-cell>
          <table:table-cell table:style-name="ce3" office:value-type="float" office:value="0.786357386792034" calcext:value-type="float">
            <text:p>0.786357</text:p>
          </table:table-cell>
          <table:table-cell table:style-name="ce3" office:value-type="float" office:value="0.562713781715138" calcext:value-type="float">
            <text:p>0.562714</text:p>
          </table:table-cell>
          <table:table-cell table:style-name="ce3" office:value-type="float" office:value="0.388112746262544" calcext:value-type="float">
            <text:p>0.388113</text:p>
          </table:table-cell>
          <table:table-cell table:style-name="ce3" office:value-type="float" office:value="0.711031435874366" calcext:value-type="float">
            <text:p>0.7110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811448926278883" calcext:value-type="float">
            <text:p>0.811449</text:p>
          </table:table-cell>
          <table:table-cell table:style-name="ce3" office:value-type="float" office:value="0.715293025147746" calcext:value-type="float">
            <text:p>0.715293</text:p>
          </table:table-cell>
          <table:table-cell table:style-name="ce3" office:value-type="float" office:value="0.758637512751142" calcext:value-type="float">
            <text:p>0.758638</text:p>
          </table:table-cell>
          <table:table-cell table:style-name="ce3" office:value-type="float" office:value="0.639300464012234" calcext:value-type="float">
            <text:p>0.639300</text:p>
          </table:table-cell>
          <table:table-cell table:style-name="ce3" office:value-type="float" office:value="0.411633999364207" calcext:value-type="float">
            <text:p>0.411634</text:p>
          </table:table-cell>
          <table:table-cell table:style-name="ce3" office:value-type="float" office:value="0.70260918576516" calcext:value-type="float">
            <text:p>0.7026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769740094315965" calcext:value-type="float">
            <text:p>0.769740</text:p>
          </table:table-cell>
          <table:table-cell table:style-name="ce3" office:value-type="float" office:value="0.70432349897832" calcext:value-type="float">
            <text:p>0.704323</text:p>
          </table:table-cell>
          <table:table-cell table:style-name="ce3" office:value-type="float" office:value="0.733711802013572" calcext:value-type="float">
            <text:p>0.733712</text:p>
          </table:table-cell>
          <table:table-cell table:style-name="ce3" office:value-type="float" office:value="0.654414790298703" calcext:value-type="float">
            <text:p>0.654415</text:p>
          </table:table-cell>
          <table:table-cell table:style-name="ce3" office:value-type="float" office:value="0.4321007471024" calcext:value-type="float">
            <text:p>0.432101</text:p>
          </table:table-cell>
          <table:table-cell table:style-name="ce3" office:value-type="float" office:value="0.686017887700832" calcext:value-type="float">
            <text:p>0.6860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508978752172513" calcext:value-type="float">
            <text:p>0.508979</text:p>
          </table:table-cell>
          <table:table-cell table:style-name="ce3" office:value-type="float" office:value="0.510467521841188" calcext:value-type="float">
            <text:p>0.510468</text:p>
          </table:table-cell>
          <table:table-cell table:style-name="ce3" office:value-type="float" office:value="0.668071140284739" calcext:value-type="float">
            <text:p>0.668071</text:p>
          </table:table-cell>
          <table:table-cell table:style-name="ce3" office:value-type="float" office:value="0.504001437437297" calcext:value-type="float">
            <text:p>0.504001</text:p>
          </table:table-cell>
          <table:table-cell table:style-name="ce3" office:value-type="float" office:value="0.459573569147825" calcext:value-type="float">
            <text:p>0.459574</text:p>
          </table:table-cell>
          <table:table-cell table:style-name="ce3" office:value-type="float" office:value="0.546389056517582" calcext:value-type="float">
            <text:p>0.5463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1.0, 'verbose': False}</text:p>
          </table:table-cell>
          <table:table-cell table:style-name="ce3" office:value-type="float" office:value="0.794251689133409" calcext:value-type="float">
            <text:p>0.794252</text:p>
          </table:table-cell>
          <table:table-cell table:style-name="ce3" office:value-type="float" office:value="0.77210646310711" calcext:value-type="float">
            <text:p>0.772106</text:p>
          </table:table-cell>
          <table:table-cell table:style-name="ce3" office:value-type="float" office:value="0.790615159444715" calcext:value-type="float">
            <text:p>0.790615</text:p>
          </table:table-cell>
          <table:table-cell table:style-name="ce3" office:value-type="float" office:value="0.529825200797712" calcext:value-type="float">
            <text:p>0.529825</text:p>
          </table:table-cell>
          <table:table-cell table:style-name="ce3" office:value-type="float" office:value="0.338240496793559" calcext:value-type="float">
            <text:p>0.338240</text:p>
          </table:table-cell>
          <table:table-cell table:style-name="ce3" office:value-type="float" office:value="0.709711603137877" calcext:value-type="float">
            <text:p>0.709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exp', 'max_iter': 200, 'n_components': 2, 'random_state': 42}</text:p>
          </table:table-cell>
          <table:table-cell table:style-name="ce3" office:value-type="float" office:value="0.793305462165774" calcext:value-type="float">
            <text:p>0.793305</text:p>
          </table:table-cell>
          <table:table-cell table:style-name="ce3" office:value-type="float" office:value="0.772251967402948" calcext:value-type="float">
            <text:p>0.772252</text:p>
          </table:table-cell>
          <table:table-cell table:style-name="ce3" office:value-type="float" office:value="0.80201357165033" calcext:value-type="float">
            <text:p>0.802014</text:p>
          </table:table-cell>
          <table:table-cell table:style-name="ce3" office:value-type="float" office:value="0.530451659869265" calcext:value-type="float">
            <text:p>0.530452</text:p>
          </table:table-cell>
          <table:table-cell table:style-name="ce3" office:value-type="float" office:value="0.336192163369519" calcext:value-type="float">
            <text:p>0.336192</text:p>
          </table:table-cell>
          <table:table-cell table:style-name="ce3" office:value-type="float" office:value="0.71236609954376" calcext:value-type="float">
            <text:p>0.7123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200, 'verbose': False}</text:p>
          </table:table-cell>
          <table:table-cell table:style-name="ce3" office:value-type="float" office:value="0.813150239161201" calcext:value-type="float">
            <text:p>0.813150</text:p>
          </table:table-cell>
          <table:table-cell table:style-name="ce3" office:value-type="float" office:value="0.807372166994331" calcext:value-type="float">
            <text:p>0.807372</text:p>
          </table:table-cell>
          <table:table-cell table:style-name="ce3" office:value-type="float" office:value="0.802545793231915" calcext:value-type="float">
            <text:p>0.802546</text:p>
          </table:table-cell>
          <table:table-cell table:style-name="ce3" office:value-type="float" office:value="0.730027614589219" calcext:value-type="float">
            <text:p>0.730028</text:p>
          </table:table-cell>
          <table:table-cell table:style-name="ce3" office:value-type="float" office:value="0.243267425457087" calcext:value-type="float">
            <text:p>0.243267</text:p>
          </table:table-cell>
          <table:table-cell table:style-name="ce3" office:value-type="float" office:value="0.781965677703916" calcext:value-type="float">
            <text:p>0.7819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5}</text:p>
          </table:table-cell>
          <table:table-cell table:style-name="ce3" office:value-type="float" office:value="0.936816579890508" calcext:value-type="float">
            <text:p>0.936817</text:p>
          </table:table-cell>
          <table:table-cell table:style-name="ce3" office:value-type="float" office:value="0.713472846682188" calcext:value-type="float">
            <text:p>0.713473</text:p>
          </table:table-cell>
          <table:table-cell table:style-name="ce3" office:value-type="float" office:value="0.774515456601765" calcext:value-type="float">
            <text:p>0.774515</text:p>
          </table:table-cell>
          <table:table-cell table:style-name="ce3" office:value-type="float" office:value="0.471503391401747" calcext:value-type="float">
            <text:p>0.471503</text:p>
          </table:table-cell>
          <table:table-cell table:style-name="ce3" office:value-type="float" office:value="0.328873575980397" calcext:value-type="float">
            <text:p>0.328874</text:p>
          </table:table-cell>
          <table:table-cell table:style-name="ce3" office:value-type="float" office:value="0.713486939719162" calcext:value-type="float">
            <text:p>0.7134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16, 'verbose': False}</text:p>
          </table:table-cell>
          <table:table-cell table:style-name="ce3" office:value-type="float" office:value="0.851473702492281" calcext:value-type="float">
            <text:p>0.851474</text:p>
          </table:table-cell>
          <table:table-cell table:style-name="ce3" office:value-type="float" office:value="0.664629302556225" calcext:value-type="float">
            <text:p>0.664629</text:p>
          </table:table-cell>
          <table:table-cell table:style-name="ce3" office:value-type="float" office:value="0.753137889741429" calcext:value-type="float">
            <text:p>0.753138</text:p>
          </table:table-cell>
          <table:table-cell table:style-name="ce3" office:value-type="float" office:value="0.539348234121424" calcext:value-type="float">
            <text:p>0.539348</text:p>
          </table:table-cell>
          <table:table-cell table:style-name="ce3" office:value-type="float" office:value="0.317905743755449" calcext:value-type="float">
            <text:p>0.317906</text:p>
          </table:table-cell>
          <table:table-cell table:style-name="ce3" office:value-type="float" office:value="0.698136677031182" calcext:value-type="float">
            <text:p>0.6981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8.0, 'n_iterations': 200, 'sample_type': 'random', 'verbose': False}</text:p>
          </table:table-cell>
          <table:table-cell table:style-name="ce3" office:value-type="float" office:value="0.839295113136464" calcext:value-type="float">
            <text:p>0.839295</text:p>
          </table:table-cell>
          <table:table-cell table:style-name="ce3" office:value-type="float" office:value="0.725111283636383" calcext:value-type="float">
            <text:p>0.725111</text:p>
          </table:table-cell>
          <table:table-cell table:style-name="ce3" office:value-type="float" office:value="0.760278529294363" calcext:value-type="float">
            <text:p>0.760279</text:p>
          </table:table-cell>
          <table:table-cell table:style-name="ce3" office:value-type="float" office:value="0.585107877762424" calcext:value-type="float">
            <text:p>0.585108</text:p>
          </table:table-cell>
          <table:table-cell table:style-name="ce3" office:value-type="float" office:value="0.369928952732473" calcext:value-type="float">
            <text:p>0.369929</text:p>
          </table:table-cell>
          <table:table-cell table:style-name="ce3" office:value-type="float" office:value="0.707972770219432" calcext:value-type="float">
            <text:p>0.7079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791965471364973" calcext:value-type="float">
            <text:p>0.791965</text:p>
          </table:table-cell>
          <table:table-cell table:style-name="ce3" office:value-type="float" office:value="0.759283708783052" calcext:value-type="float">
            <text:p>0.759284</text:p>
          </table:table-cell>
          <table:table-cell table:style-name="ce3" office:value-type="float" office:value="0.781079522774648" calcext:value-type="float">
            <text:p>0.781080</text:p>
          </table:table-cell>
          <table:table-cell table:style-name="ce3" office:value-type="float" office:value="0.592785157910572" calcext:value-type="float">
            <text:p>0.592785</text:p>
          </table:table-cell>
          <table:table-cell table:style-name="ce3" office:value-type="float" office:value="0.351455546372843" calcext:value-type="float">
            <text:p>0.351456</text:p>
          </table:table-cell>
          <table:table-cell table:style-name="ce3" office:value-type="float" office:value="0.71473166289208" calcext:value-type="float">
            <text:p>0.7147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8, 'max_iter': 200, 'n_analyzers': 10, 'verbose': False}</text:p>
          </table:table-cell>
          <table:table-cell table:style-name="ce3" office:value-type="float" office:value="0.844522891400131" calcext:value-type="float">
            <text:p>0.844523</text:p>
          </table:table-cell>
          <table:table-cell table:style-name="ce3" office:value-type="float" office:value="0.861513305470456" calcext:value-type="float">
            <text:p>0.861513</text:p>
          </table:table-cell>
          <table:table-cell table:style-name="ce3" office:value-type="float" office:value="0.791236084623231" calcext:value-type="float">
            <text:p>0.791236</text:p>
          </table:table-cell>
          <table:table-cell table:style-name="ce3" office:value-type="float" office:value="0.58093229327933" calcext:value-type="float">
            <text:p>0.580932</text:p>
          </table:table-cell>
          <table:table-cell table:style-name="ce3" office:value-type="float" office:value="0.407563068127708" calcext:value-type="float">
            <text:p>0.407563</text:p>
          </table:table-cell>
          <table:table-cell table:style-name="ce3" office:value-type="float" office:value="0.734128301329088" calcext:value-type="float">
            <text:p>0.734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5, 'random_state': 42, 'reg': 0.001}</text:p>
          </table:table-cell>
          <table:table-cell table:style-name="ce3" office:value-type="float" office:value="0.886298637930017" calcext:value-type="float">
            <text:p>0.886299</text:p>
          </table:table-cell>
          <table:table-cell table:style-name="ce3" office:value-type="float" office:value="0.773429086241036" calcext:value-type="float">
            <text:p>0.773429</text:p>
          </table:table-cell>
          <table:table-cell table:style-name="ce3" office:value-type="float" office:value="0.779793320619151" calcext:value-type="float">
            <text:p>0.779793</text:p>
          </table:table-cell>
          <table:table-cell table:style-name="ce3" office:value-type="float" office:value="0.517316269725388" calcext:value-type="float">
            <text:p>0.517316</text:p>
          </table:table-cell>
          <table:table-cell table:style-name="ce3" office:value-type="float" office:value="0.399377546424701" calcext:value-type="float">
            <text:p>0.399378</text:p>
          </table:table-cell>
          <table:table-cell table:style-name="ce3" office:value-type="float" office:value="0.711491953618178" calcext:value-type="float">
            <text:p>0.7114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755634536759282" calcext:value-type="float">
            <text:p>0.755635</text:p>
          </table:table-cell>
          <table:table-cell table:style-name="ce3" office:value-type="float" office:value="0.631469756425726" calcext:value-type="float">
            <text:p>0.631470</text:p>
          </table:table-cell>
          <table:table-cell table:style-name="ce3" office:value-type="float" office:value="0.733578746618175" calcext:value-type="float">
            <text:p>0.733579</text:p>
          </table:table-cell>
          <table:table-cell table:style-name="ce3" office:value-type="float" office:value="0.428229934118173" calcext:value-type="float">
            <text:p>0.428230</text:p>
          </table:table-cell>
          <table:table-cell table:style-name="ce3" office:value-type="float" office:value="0.471645985235156" calcext:value-type="float">
            <text:p>0.471646</text:p>
          </table:table-cell>
          <table:table-cell table:style-name="ce3" office:value-type="float" office:value="0.61545339773724" calcext:value-type="float">
            <text:p>0.6154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5, 'random_state': 42, 'reg': 0.001}</text:p>
          </table:table-cell>
          <table:table-cell table:style-name="ce3" office:value-type="float" office:value="0.691849203332547" calcext:value-type="float">
            <text:p>0.691849</text:p>
          </table:table-cell>
          <table:table-cell table:style-name="ce3" office:value-type="float" office:value="0.578901434967207" calcext:value-type="float">
            <text:p>0.578901</text:p>
          </table:table-cell>
          <table:table-cell table:style-name="ce3" office:value-type="float" office:value="0.713531733711802" calcext:value-type="float">
            <text:p>0.713532</text:p>
          </table:table-cell>
          <table:table-cell table:style-name="ce3" office:value-type="float" office:value="0.375915179254904" calcext:value-type="float">
            <text:p>0.375915</text:p>
          </table:table-cell>
          <table:table-cell table:style-name="ce3" office:value-type="float" office:value="0.466016091396674" calcext:value-type="float">
            <text:p>0.466016</text:p>
          </table:table-cell>
          <table:table-cell table:style-name="ce3" office:value-type="float" office:value="0.578836291973957" calcext:value-type="float">
            <text:p>0.5788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7, 'verbose': False}</text:p>
          </table:table-cell>
          <table:table-cell table:style-name="ce3" office:value-type="float" office:value="0.83307741931116" calcext:value-type="float">
            <text:p>0.833077</text:p>
          </table:table-cell>
          <table:table-cell table:style-name="ce3" office:value-type="float" office:value="0.722712694161742" calcext:value-type="float">
            <text:p>0.722713</text:p>
          </table:table-cell>
          <table:table-cell table:style-name="ce3" office:value-type="float" office:value="0.776466935734244" calcext:value-type="float">
            <text:p>0.776467</text:p>
          </table:table-cell>
          <table:table-cell table:style-name="ce3" office:value-type="float" office:value="0.540312036171526" calcext:value-type="float">
            <text:p>0.540312</text:p>
          </table:table-cell>
          <table:table-cell table:style-name="ce3" office:value-type="float" office:value="0.383558352561074" calcext:value-type="float">
            <text:p>0.383558</text:p>
          </table:table-cell>
          <table:table-cell table:style-name="ce3" office:value-type="float" office:value="0.69780214656352" calcext:value-type="float">
            <text:p>0.6978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511374136158916" calcext:value-type="float">
            <text:p>0.511374</text:p>
          </table:table-cell>
          <table:table-cell table:style-name="ce3" office:value-type="float" office:value="0.559149769115038" calcext:value-type="float">
            <text:p>0.559150</text:p>
          </table:table-cell>
          <table:table-cell table:style-name="ce3" office:value-type="float" office:value="0.596221226770746" calcext:value-type="float">
            <text:p>0.596221</text:p>
          </table:table-cell>
          <table:table-cell table:style-name="ce3" office:value-type="float" office:value="0.517517056351961" calcext:value-type="float">
            <text:p>0.517517</text:p>
          </table:table-cell>
          <table:table-cell table:style-name="ce3" office:value-type="float" office:value="0.476761866808358" calcext:value-type="float">
            <text:p>0.476762</text:p>
          </table:table-cell>
          <table:table-cell table:style-name="ce3" office:value-type="float" office:value="0.54150006431766" calcext:value-type="float">
            <text:p>0.541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kmeans', 'dissimilarity_type': 'euclidean', 'fraction_delta': 12.0, 'n_iterations': 200, 'n_neighbors': 16, 'verbose': False}</text:p>
          </table:table-cell>
          <table:table-cell table:style-name="ce3" office:value-type="float" office:value="0.879223641802164" calcext:value-type="float">
            <text:p>0.879224</text:p>
          </table:table-cell>
          <table:table-cell table:style-name="ce3" office:value-type="float" office:value="0.723625857623542" calcext:value-type="float">
            <text:p>0.723626</text:p>
          </table:table-cell>
          <table:table-cell table:style-name="ce3" office:value-type="float" office:value="0.767596576041159" calcext:value-type="float">
            <text:p>0.767597</text:p>
          </table:table-cell>
          <table:table-cell table:style-name="ce3" office:value-type="float" office:value="0.608622939816067" calcext:value-type="float">
            <text:p>0.608623</text:p>
          </table:table-cell>
          <table:table-cell table:style-name="ce3" office:value-type="float" office:value="0.350510470847292" calcext:value-type="float">
            <text:p>0.350510</text:p>
          </table:table-cell>
          <table:table-cell table:style-name="ce3" office:value-type="float" office:value="0.725711708887128" calcext:value-type="float">
            <text:p>0.725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11, 'random_state': 42, 'reg': 0.001}</text:p>
          </table:table-cell>
          <table:table-cell table:style-name="ce3" office:value-type="float" office:value="0.614074262596084" calcext:value-type="float">
            <text:p>0.614074</text:p>
          </table:table-cell>
          <table:table-cell table:style-name="ce3" office:value-type="float" office:value="0.551726037973706" calcext:value-type="float">
            <text:p>0.551726</text:p>
          </table:table-cell>
          <table:table-cell table:style-name="ce3" office:value-type="float" office:value="0.708342573291347" calcext:value-type="float">
            <text:p>0.708343</text:p>
          </table:table-cell>
          <table:table-cell table:style-name="ce3" office:value-type="float" office:value="0.547429928171237" calcext:value-type="float">
            <text:p>0.547430</text:p>
          </table:table-cell>
          <table:table-cell table:style-name="ce3" office:value-type="float" office:value="0.484639523366928" calcext:value-type="float">
            <text:p>0.484640</text:p>
          </table:table-cell>
          <table:table-cell table:style-name="ce3" office:value-type="float" office:value="0.587386655733089" calcext:value-type="float">
            <text:p>0.5873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77513603636129" calcext:value-type="float">
            <text:p>0.775136</text:p>
          </table:table-cell>
          <table:table-cell table:style-name="ce3" office:value-type="float" office:value="0.700680268161198" calcext:value-type="float">
            <text:p>0.700680</text:p>
          </table:table-cell>
          <table:table-cell table:style-name="ce3" office:value-type="float" office:value="0.78533729542733" calcext:value-type="float">
            <text:p>0.785337</text:p>
          </table:table-cell>
          <table:table-cell table:style-name="ce3" office:value-type="float" office:value="0.472920269168777" calcext:value-type="float">
            <text:p>0.472920</text:p>
          </table:table-cell>
          <table:table-cell table:style-name="ce3" office:value-type="float" office:value="0.465245029377699" calcext:value-type="float">
            <text:p>0.465245</text:p>
          </table:table-cell>
          <table:table-cell table:style-name="ce3" office:value-type="float" office:value="0.653765767948179" calcext:value-type="float">
            <text:p>0.6537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200, 'n_analyzers': 20, 'verbose': False}</text:p>
          </table:table-cell>
          <table:table-cell table:style-name="ce3" office:value-type="float" office:value="0.8559793892633" calcext:value-type="float">
            <text:p>0.855979</text:p>
          </table:table-cell>
          <table:table-cell table:style-name="ce3" office:value-type="float" office:value="0.830552240684637" calcext:value-type="float">
            <text:p>0.830552</text:p>
          </table:table-cell>
          <table:table-cell table:style-name="ce3" office:value-type="float" office:value="0.783430168093316" calcext:value-type="float">
            <text:p>0.783430</text:p>
          </table:table-cell>
          <table:table-cell table:style-name="ce3" office:value-type="float" office:value="0.605579555390882" calcext:value-type="float">
            <text:p>0.605580</text:p>
          </table:table-cell>
          <table:table-cell table:style-name="ce3" office:value-type="float" office:value="0.450953288972018" calcext:value-type="float">
            <text:p>0.450953</text:p>
          </table:table-cell>
          <table:table-cell table:style-name="ce3" office:value-type="float" office:value="0.724917612892024" calcext:value-type="float">
            <text:p>0.7249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729882929213839" calcext:value-type="float">
            <text:p>0.729883</text:p>
          </table:table-cell>
          <table:table-cell table:style-name="ce3" office:value-type="float" office:value="0.675117065950295" calcext:value-type="float">
            <text:p>0.675117</text:p>
          </table:table-cell>
          <table:table-cell table:style-name="ce3" office:value-type="float" office:value="0.762673526411496" calcext:value-type="float">
            <text:p>0.762674</text:p>
          </table:table-cell>
          <table:table-cell table:style-name="ce3" office:value-type="float" office:value="0.420463293018139" calcext:value-type="float">
            <text:p>0.420463</text:p>
          </table:table-cell>
          <table:table-cell table:style-name="ce3" office:value-type="float" office:value="0.367616998275449" calcext:value-type="float">
            <text:p>0.367617</text:p>
          </table:table-cell>
          <table:table-cell table:style-name="ce3" office:value-type="float" office:value="0.644103963263664" calcext:value-type="float">
            <text:p>0.644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4, 'random_state': 42}</text:p>
          </table:table-cell>
          <table:table-cell table:style-name="ce3" office:value-type="float" office:value="0.731136606717128" calcext:value-type="float">
            <text:p>0.731137</text:p>
          </table:table-cell>
          <table:table-cell table:style-name="ce3" office:value-type="float" office:value="0.756612929143373" calcext:value-type="float">
            <text:p>0.756613</text:p>
          </table:table-cell>
          <table:table-cell table:style-name="ce3" office:value-type="float" office:value="0.786002572404311" calcext:value-type="float">
            <text:p>0.786003</text:p>
          </table:table-cell>
          <table:table-cell table:style-name="ce3" office:value-type="float" office:value="0.713480020493547" calcext:value-type="float">
            <text:p>0.713480</text:p>
          </table:table-cell>
          <table:table-cell table:style-name="ce3" office:value-type="float" office:value="0.235578645527569" calcext:value-type="float">
            <text:p>0.235579</text:p>
          </table:table-cell>
          <table:table-cell table:style-name="ce3" office:value-type="float" office:value="0.750330696646158" calcext:value-type="float">
            <text:p>0.7503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800104040200139" calcext:value-type="float">
            <text:p>0.800104</text:p>
          </table:table-cell>
          <table:table-cell table:style-name="ce3" office:value-type="float" office:value="0.783708230381203" calcext:value-type="float">
            <text:p>0.783708</text:p>
          </table:table-cell>
          <table:table-cell table:style-name="ce3" office:value-type="float" office:value="0.800771721293298" calcext:value-type="float">
            <text:p>0.800772</text:p>
          </table:table-cell>
          <table:table-cell table:style-name="ce3" office:value-type="float" office:value="0.534859249785046" calcext:value-type="float">
            <text:p>0.534859</text:p>
          </table:table-cell>
          <table:table-cell table:style-name="ce3" office:value-type="float" office:value="0.334290089295874" calcext:value-type="float">
            <text:p>0.334290</text:p>
          </table:table-cell>
          <table:table-cell table:style-name="ce3" office:value-type="float" office:value="0.717030630472762" calcext:value-type="float">
            <text:p>0.7170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4, 'random_state': 42}</text:p>
          </table:table-cell>
          <table:table-cell table:style-name="ce3" office:value-type="float" office:value="0.515510915447372" calcext:value-type="float">
            <text:p>0.515511</text:p>
          </table:table-cell>
          <table:table-cell table:style-name="ce3" office:value-type="float" office:value="0.504552069633153" calcext:value-type="float">
            <text:p>0.504552</text:p>
          </table:table-cell>
          <table:table-cell table:style-name="ce3" office:value-type="float" office:value="0.682485474786002" calcext:value-type="float">
            <text:p>0.682485</text:p>
          </table:table-cell>
          <table:table-cell table:style-name="ce3" office:value-type="float" office:value="0.502621635240973" calcext:value-type="float">
            <text:p>0.502622</text:p>
          </table:table-cell>
          <table:table-cell table:style-name="ce3" office:value-type="float" office:value="0.30729049269393" calcext:value-type="float">
            <text:p>0.307290</text:p>
          </table:table-cell>
          <table:table-cell table:style-name="ce3" office:value-type="float" office:value="0.579575920482714" calcext:value-type="float">
            <text:p>0.5795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, 'beta_loss': 'frobenius', 'init': 'random', 'l1_ratio': 0.0, 'max_iter': 200, 'n_components': 2, 'random_state': 42}</text:p>
          </table:table-cell>
          <table:table-cell table:style-name="ce3" office:value-type="float" office:value="0.786422297928854" calcext:value-type="float">
            <text:p>0.786422</text:p>
          </table:table-cell>
          <table:table-cell table:style-name="ce3" office:value-type="float" office:value="0.745381050341778" calcext:value-type="float">
            <text:p>0.745381</text:p>
          </table:table-cell>
          <table:table-cell table:style-name="ce3" office:value-type="float" office:value="0.776200824943452" calcext:value-type="float">
            <text:p>0.776201</text:p>
          </table:table-cell>
          <table:table-cell table:style-name="ce3" office:value-type="float" office:value="0.51377561099282" calcext:value-type="float">
            <text:p>0.513776</text:p>
          </table:table-cell>
          <table:table-cell table:style-name="ce3" office:value-type="float" office:value="0.340311604600531" calcext:value-type="float">
            <text:p>0.340312</text:p>
          </table:table-cell>
          <table:table-cell table:style-name="ce3" office:value-type="float" office:value="0.696293635921275" calcext:value-type="float">
            <text:p>0.6962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random', 'n_iterations': 200, 'verbose': False}</text:p>
          </table:table-cell>
          <table:table-cell table:style-name="ce3" office:value-type="float" office:value="0.810378251757112" calcext:value-type="float">
            <text:p>0.810378</text:p>
          </table:table-cell>
          <table:table-cell table:style-name="ce3" office:value-type="float" office:value="0.89126974224973" calcext:value-type="float">
            <text:p>0.891270</text:p>
          </table:table-cell>
          <table:table-cell table:style-name="ce3" office:value-type="float" office:value="0.792078768794075" calcext:value-type="float">
            <text:p>0.792079</text:p>
          </table:table-cell>
          <table:table-cell table:style-name="ce3" office:value-type="float" office:value="0.588993900865223" calcext:value-type="float">
            <text:p>0.588994</text:p>
          </table:table-cell>
          <table:table-cell table:style-name="ce3" office:value-type="float" office:value="0.30740379309752" calcext:value-type="float">
            <text:p>0.307404</text:p>
          </table:table-cell>
          <table:table-cell table:style-name="ce3" office:value-type="float" office:value="0.755063374113724" calcext:value-type="float">
            <text:p>0.7550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794245927544636" calcext:value-type="float">
            <text:p>0.794246</text:p>
          </table:table-cell>
          <table:table-cell table:style-name="ce3" office:value-type="float" office:value="0.771983134710505" calcext:value-type="float">
            <text:p>0.771983</text:p>
          </table:table-cell>
          <table:table-cell table:style-name="ce3" office:value-type="float" office:value="0.790925622033973" calcext:value-type="float">
            <text:p>0.790926</text:p>
          </table:table-cell>
          <table:table-cell table:style-name="ce3" office:value-type="float" office:value="0.529816980300342" calcext:value-type="float">
            <text:p>0.529817</text:p>
          </table:table-cell>
          <table:table-cell table:style-name="ce3" office:value-type="float" office:value="0.338244462405457" calcext:value-type="float">
            <text:p>0.338244</text:p>
          </table:table-cell>
          <table:table-cell table:style-name="ce3" office:value-type="float" office:value="0.7097454404368" calcext:value-type="float">
            <text:p>0.7097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79617180422149" calcext:value-type="float">
            <text:p>0.796172</text:p>
          </table:table-cell>
          <table:table-cell table:style-name="ce3" office:value-type="float" office:value="0.777523240825982" calcext:value-type="float">
            <text:p>0.777523</text:p>
          </table:table-cell>
          <table:table-cell table:style-name="ce3" office:value-type="float" office:value="0.799574222734732" calcext:value-type="float">
            <text:p>0.799574</text:p>
          </table:table-cell>
          <table:table-cell table:style-name="ce3" office:value-type="float" office:value="0.530960549794381" calcext:value-type="float">
            <text:p>0.530961</text:p>
          </table:table-cell>
          <table:table-cell table:style-name="ce3" office:value-type="float" office:value="0.33725588389419" calcext:value-type="float">
            <text:p>0.337256</text:p>
          </table:table-cell>
          <table:table-cell table:style-name="ce3" office:value-type="float" office:value="0.713394786736479" calcext:value-type="float">
            <text:p>0.7133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3, 'gamma': 0.05, 'kernel': 'poly', 'max_iter': None, 'n_components': 2, 'random_state': 42}</text:p>
          </table:table-cell>
          <table:table-cell table:style-name="ce3" office:value-type="float" office:value="0.795020785242374" calcext:value-type="float">
            <text:p>0.795021</text:p>
          </table:table-cell>
          <table:table-cell table:style-name="ce3" office:value-type="float" office:value="0.773046058030114" calcext:value-type="float">
            <text:p>0.773046</text:p>
          </table:table-cell>
          <table:table-cell table:style-name="ce3" office:value-type="float" office:value="0.803743291790482" calcext:value-type="float">
            <text:p>0.803743</text:p>
          </table:table-cell>
          <table:table-cell table:style-name="ce3" office:value-type="float" office:value="0.52864596184746" calcext:value-type="float">
            <text:p>0.528646</text:p>
          </table:table-cell>
          <table:table-cell table:style-name="ce3" office:value-type="float" office:value="0.339897608866406" calcext:value-type="float">
            <text:p>0.339898</text:p>
          </table:table-cell>
          <table:table-cell table:style-name="ce3" office:value-type="float" office:value="0.712111697608805" calcext:value-type="float">
            <text:p>0.7121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794939749947047" calcext:value-type="float">
            <text:p>0.794940</text:p>
          </table:table-cell>
          <table:table-cell table:style-name="ce3" office:value-type="float" office:value="0.773140385048221" calcext:value-type="float">
            <text:p>0.773140</text:p>
          </table:table-cell>
          <table:table-cell table:style-name="ce3" office:value-type="float" office:value="0.802767552224243" calcext:value-type="float">
            <text:p>0.802768</text:p>
          </table:table-cell>
          <table:table-cell table:style-name="ce3" office:value-type="float" office:value="0.529392571358153" calcext:value-type="float">
            <text:p>0.529393</text:p>
          </table:table-cell>
          <table:table-cell table:style-name="ce3" office:value-type="float" office:value="0.338635070052361" calcext:value-type="float">
            <text:p>0.338635</text:p>
          </table:table-cell>
          <table:table-cell table:style-name="ce3" office:value-type="float" office:value="0.712321037705061" calcext:value-type="float">
            <text:p>0.7123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0.5, 'kernel': 'sigmoid', 'max_iter': None, 'n_components': 2, 'random_state': 42}</text:p>
          </table:table-cell>
          <table:table-cell table:style-name="ce3" office:value-type="float" office:value="0.793898615657401" calcext:value-type="float">
            <text:p>0.793899</text:p>
          </table:table-cell>
          <table:table-cell table:style-name="ce3" office:value-type="float" office:value="0.774525681003904" calcext:value-type="float">
            <text:p>0.774526</text:p>
          </table:table-cell>
          <table:table-cell table:style-name="ce3" office:value-type="float" office:value="0.804098106178205" calcext:value-type="float">
            <text:p>0.804098</text:p>
          </table:table-cell>
          <table:table-cell table:style-name="ce3" office:value-type="float" office:value="0.540658857565694" calcext:value-type="float">
            <text:p>0.540659</text:p>
          </table:table-cell>
          <table:table-cell table:style-name="ce3" office:value-type="float" office:value="0.325797642461797" calcext:value-type="float">
            <text:p>0.325798</text:p>
          </table:table-cell>
          <table:table-cell table:style-name="ce3" office:value-type="float" office:value="0.717476723588681" calcext:value-type="float">
            <text:p>0.7174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792657400871313" calcext:value-type="float">
            <text:p>0.792657</text:p>
          </table:table-cell>
          <table:table-cell table:style-name="ce3" office:value-type="float" office:value="0.772812637692645" calcext:value-type="float">
            <text:p>0.772813</text:p>
          </table:table-cell>
          <table:table-cell table:style-name="ce3" office:value-type="float" office:value="0.795893023462101" calcext:value-type="float">
            <text:p>0.795893</text:p>
          </table:table-cell>
          <table:table-cell table:style-name="ce3" office:value-type="float" office:value="0.530678577873731" calcext:value-type="float">
            <text:p>0.530679</text:p>
          </table:table-cell>
          <table:table-cell table:style-name="ce3" office:value-type="float" office:value="0.336189245140777" calcext:value-type="float">
            <text:p>0.336189</text:p>
          </table:table-cell>
          <table:table-cell table:style-name="ce3" office:value-type="float" office:value="0.711170478951803" calcext:value-type="float">
            <text:p>0.7111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1, 'max_iter': 1000, 'method': 'lars', 'n_components': 2, 'normalize_components': True, 'random_state': 42, 'ridge_alpha': 0.5, 'tol': 1e-08}</text:p>
          </table:table-cell>
          <table:table-cell table:style-name="ce3" office:value-type="float" office:value="0.794628195833777" calcext:value-type="float">
            <text:p>0.794628</text:p>
          </table:table-cell>
          <table:table-cell table:style-name="ce3" office:value-type="float" office:value="0.782196317640119" calcext:value-type="float">
            <text:p>0.782196</text:p>
          </table:table-cell>
          <table:table-cell table:style-name="ce3" office:value-type="float" office:value="0.800860424890229" calcext:value-type="float">
            <text:p>0.800860</text:p>
          </table:table-cell>
          <table:table-cell table:style-name="ce3" office:value-type="float" office:value="0.52941635337066" calcext:value-type="float">
            <text:p>0.529416</text:p>
          </table:table-cell>
          <table:table-cell table:style-name="ce3" office:value-type="float" office:value="0.340538644087454" calcext:value-type="float">
            <text:p>0.340539</text:p>
          </table:table-cell>
          <table:table-cell table:style-name="ce3" office:value-type="float" office:value="0.713312529529466" calcext:value-type="float">
            <text:p>0.7133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4466679295185" calcext:value-type="float">
            <text:p>0.844667</text:p>
          </table:table-cell>
          <table:table-cell table:style-name="ce3" office:value-type="float" office:value="0.663234804638618" calcext:value-type="float">
            <text:p>0.663235</text:p>
          </table:table-cell>
          <table:table-cell table:style-name="ce3" office:value-type="float" office:value="0.754024925710737" calcext:value-type="float">
            <text:p>0.754025</text:p>
          </table:table-cell>
          <table:table-cell table:style-name="ce3" office:value-type="float" office:value="0.580460436262303" calcext:value-type="float">
            <text:p>0.580460</text:p>
          </table:table-cell>
          <table:table-cell table:style-name="ce3" office:value-type="float" office:value="0.350128092527006" calcext:value-type="float">
            <text:p>0.350128</text:p>
          </table:table-cell>
          <table:table-cell table:style-name="ce3" office:value-type="float" office:value="0.6984517734073" calcext:value-type="float">
            <text:p>0.6984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741020467180567" calcext:value-type="float">
            <text:p>0.741020</text:p>
          </table:table-cell>
          <table:table-cell table:style-name="ce3" office:value-type="float" office:value="0.604974848661577" calcext:value-type="float">
            <text:p>0.604975</text:p>
          </table:table-cell>
          <table:table-cell table:style-name="ce3" office:value-type="float" office:value="0.6873641726172" calcext:value-type="float">
            <text:p>0.687364</text:p>
          </table:table-cell>
          <table:table-cell table:style-name="ce3" office:value-type="float" office:value="0.539950993823549" calcext:value-type="float">
            <text:p>0.539951</text:p>
          </table:table-cell>
          <table:table-cell table:style-name="ce3" office:value-type="float" office:value="0.388312300128695" calcext:value-type="float">
            <text:p>0.388312</text:p>
          </table:table-cell>
          <table:table-cell table:style-name="ce3" office:value-type="float" office:value="0.63699963643084" calcext:value-type="float">
            <text:p>0.637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2.0, 'init': 'random', 'learning_rate': 200.0, 'method': 'barnes_hut', 'metric': 'euclidean', 'min_grad_norm': 1e-07, 'n_components': 2, 'n_iter': 3000, 'n_iter_without_progress': 300, 'n_jobs': 4, 'perplexity': 30.0, 'random_state': 42}</text:p>
          </table:table-cell>
          <table:table-cell table:style-name="ce3" office:value-type="float" office:value="0.943272336484522" calcext:value-type="float">
            <text:p>0.943272</text:p>
          </table:table-cell>
          <table:table-cell table:style-name="ce3" office:value-type="float" office:value="0.981108413619069" calcext:value-type="float">
            <text:p>0.981108</text:p>
          </table:table-cell>
          <table:table-cell table:style-name="ce3" office:value-type="float" office:value="0.807468842861578" calcext:value-type="float">
            <text:p>0.807469</text:p>
          </table:table-cell>
          <table:table-cell table:style-name="ce3" office:value-type="float" office:value="0.554181734560418" calcext:value-type="float">
            <text:p>0.554182</text:p>
          </table:table-cell>
          <table:table-cell table:style-name="ce3" office:value-type="float" office:value="0.262202349718736" calcext:value-type="float">
            <text:p>0.262202</text:p>
          </table:table-cell>
          <table:table-cell table:style-name="ce3" office:value-type="float" office:value="0.80476579556137" calcext:value-type="float">
            <text:p>0.8047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70, 'verbose': False}</text:p>
          </table:table-cell>
          <table:table-cell table:style-name="ce3" office:value-type="float" office:value="0.55683667774909" calcext:value-type="float">
            <text:p>0.556837</text:p>
          </table:table-cell>
          <table:table-cell table:style-name="ce3" office:value-type="float" office:value="0.518261169088537" calcext:value-type="float">
            <text:p>0.518261</text:p>
          </table:table-cell>
          <table:table-cell table:style-name="ce3" office:value-type="float" office:value="0.694549163968599" calcext:value-type="float">
            <text:p>0.694549</text:p>
          </table:table-cell>
          <table:table-cell table:style-name="ce3" office:value-type="float" office:value="0.588344474575174" calcext:value-type="float">
            <text:p>0.588344</text:p>
          </table:table-cell>
          <table:table-cell table:style-name="ce3" office:value-type="float" office:value="0.292873757038082" calcext:value-type="float">
            <text:p>0.292874</text:p>
          </table:table-cell>
          <table:table-cell table:style-name="ce3" office:value-type="float" office:value="0.613023545668663" calcext:value-type="float">
            <text:p>0.6130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10, 'random_state': 42}</text:p>
          </table:table-cell>
          <table:table-cell table:style-name="ce3" office:value-type="float" office:value="0.789612491013925" calcext:value-type="float">
            <text:p>0.789612</text:p>
          </table:table-cell>
          <table:table-cell table:style-name="ce3" office:value-type="float" office:value="0.751509045763457" calcext:value-type="float">
            <text:p>0.751509</text:p>
          </table:table-cell>
          <table:table-cell table:style-name="ce3" office:value-type="float" office:value="0.776289528540382" calcext:value-type="float">
            <text:p>0.776290</text:p>
          </table:table-cell>
          <table:table-cell table:style-name="ce3" office:value-type="float" office:value="0.51364248396843" calcext:value-type="float">
            <text:p>0.513642</text:p>
          </table:table-cell>
          <table:table-cell table:style-name="ce3" office:value-type="float" office:value="0.342456396036967" calcext:value-type="float">
            <text:p>0.342456</text:p>
          </table:table-cell>
          <table:table-cell table:style-name="ce3" office:value-type="float" office:value="0.697719430649845" calcext:value-type="float">
            <text:p>0.6977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tespeech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1, 'n_components': 2, 'n_neighbors': 15, 'random_state': 42, 'spread': 1.0}</text:p>
          </table:table-cell>
          <table:table-cell table:style-name="ce3" office:value-type="float" office:value="0.869037456820899" calcext:value-type="float">
            <text:p>0.869037</text:p>
          </table:table-cell>
          <table:table-cell table:style-name="ce3" office:value-type="float" office:value="0.951187405415645" calcext:value-type="float">
            <text:p>0.951187</text:p>
          </table:table-cell>
          <table:table-cell table:style-name="ce3" office:value-type="float" office:value="0.957422273473189" calcext:value-type="float">
            <text:p>0.957422</text:p>
          </table:table-cell>
          <table:table-cell table:style-name="ce3" office:value-type="float" office:value="0.489183502389887" calcext:value-type="float">
            <text:p>0.489184</text:p>
          </table:table-cell>
          <table:table-cell table:style-name="ce3" office:value-type="float" office:value="0.36977812242687" calcext:value-type="float">
            <text:p>0.369778</text:p>
          </table:table-cell>
          <table:table-cell table:style-name="ce3" office:value-type="float" office:value="0.77941050313455" calcext:value-type="float">
            <text:p>0.7794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LARGE', 'n_components': 2}</text:p>
          </table:table-cell>
          <table:table-cell table:style-name="ce3" office:value-type="float" office:value="0.850906348576677" calcext:value-type="float">
            <text:p>0.850906</text:p>
          </table:table-cell>
          <table:table-cell table:style-name="ce3" office:value-type="float" office:value="0.845765095177586" calcext:value-type="float">
            <text:p>0.845765</text:p>
          </table:table-cell>
          <table:table-cell table:style-name="ce3" office:value-type="float" office:value="0.948913245402192" calcext:value-type="float">
            <text:p>0.948913</text:p>
          </table:table-cell>
          <table:table-cell table:style-name="ce3" office:value-type="float" office:value="0.642543464414472" calcext:value-type="float">
            <text:p>0.642543</text:p>
          </table:table-cell>
          <table:table-cell table:style-name="ce3" office:value-type="float" office:value="0.310811547736081" calcext:value-type="float">
            <text:p>0.310812</text:p>
          </table:table-cell>
          <table:table-cell table:style-name="ce3" office:value-type="float" office:value="0.795463321166969" calcext:value-type="float">
            <text:p>0.7954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876291351632943" calcext:value-type="float">
            <text:p>0.876291</text:p>
          </table:table-cell>
          <table:table-cell table:style-name="ce3" office:value-type="float" office:value="0.692021389917325" calcext:value-type="float">
            <text:p>0.692021</text:p>
          </table:table-cell>
          <table:table-cell table:style-name="ce3" office:value-type="float" office:value="0.946544677689021" calcext:value-type="float">
            <text:p>0.946545</text:p>
          </table:table-cell>
          <table:table-cell table:style-name="ce3" office:value-type="float" office:value="0.80034143737909" calcext:value-type="float">
            <text:p>0.800341</text:p>
          </table:table-cell>
          <table:table-cell table:style-name="ce3" office:value-type="float" office:value="0.378615963034317" calcext:value-type="float">
            <text:p>0.378616</text:p>
          </table:table-cell>
          <table:table-cell table:style-name="ce3" office:value-type="float" office:value="0.787316578716812" calcext:value-type="float">
            <text:p>0.7873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839861821049228" calcext:value-type="float">
            <text:p>0.839862</text:p>
          </table:table-cell>
          <table:table-cell table:style-name="ce3" office:value-type="float" office:value="0.623565290281561" calcext:value-type="float">
            <text:p>0.623565</text:p>
          </table:table-cell>
          <table:table-cell table:style-name="ce3" office:value-type="float" office:value="0.946126695151403" calcext:value-type="float">
            <text:p>0.946127</text:p>
          </table:table-cell>
          <table:table-cell table:style-name="ce3" office:value-type="float" office:value="0.729018027747842" calcext:value-type="float">
            <text:p>0.729018</text:p>
          </table:table-cell>
          <table:table-cell table:style-name="ce3" office:value-type="float" office:value="0.408988635929807" calcext:value-type="float">
            <text:p>0.408989</text:p>
          </table:table-cell>
          <table:table-cell table:style-name="ce3" office:value-type="float" office:value="0.745916639660045" calcext:value-type="float">
            <text:p>0.7459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497036604572609" calcext:value-type="float">
            <text:p>0.497037</text:p>
          </table:table-cell>
          <table:table-cell table:style-name="ce3" office:value-type="float" office:value="0.500609677193533" calcext:value-type="float">
            <text:p>0.500610</text:p>
          </table:table-cell>
          <table:table-cell table:style-name="ce3" office:value-type="float" office:value="0.942597064833736" calcext:value-type="float">
            <text:p>0.942597</text:p>
          </table:table-cell>
          <table:table-cell table:style-name="ce3" office:value-type="float" office:value="0.493803699493866" calcext:value-type="float">
            <text:p>0.493804</text:p>
          </table:table-cell>
          <table:table-cell table:style-name="ce3" office:value-type="float" office:value="0.401349874755692" calcext:value-type="float">
            <text:p>0.401350</text:p>
          </table:table-cell>
          <table:table-cell table:style-name="ce3" office:value-type="float" office:value="0.606539434267611" calcext:value-type="float">
            <text:p>0.6065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870287116197782" calcext:value-type="float">
            <text:p>0.870287</text:p>
          </table:table-cell>
          <table:table-cell table:style-name="ce3" office:value-type="float" office:value="0.675042343744839" calcext:value-type="float">
            <text:p>0.675042</text:p>
          </table:table-cell>
          <table:table-cell table:style-name="ce3" office:value-type="float" office:value="0.944826305034368" calcext:value-type="float">
            <text:p>0.944826</text:p>
          </table:table-cell>
          <table:table-cell table:style-name="ce3" office:value-type="float" office:value="0.763572764924697" calcext:value-type="float">
            <text:p>0.763573</text:p>
          </table:table-cell>
          <table:table-cell table:style-name="ce3" office:value-type="float" office:value="0.26166364162382" calcext:value-type="float">
            <text:p>0.261664</text:p>
          </table:table-cell>
          <table:table-cell table:style-name="ce3" office:value-type="float" office:value="0.798412977655573" calcext:value-type="float">
            <text:p>0.798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logcosh', 'max_iter': 200, 'n_components': 2, 'random_state': 42}</text:p>
          </table:table-cell>
          <table:table-cell table:style-name="ce3" office:value-type="float" office:value="0.870972252990276" calcext:value-type="float">
            <text:p>0.870972</text:p>
          </table:table-cell>
          <table:table-cell table:style-name="ce3" office:value-type="float" office:value="0.675182701629412" calcext:value-type="float">
            <text:p>0.675183</text:p>
          </table:table-cell>
          <table:table-cell table:style-name="ce3" office:value-type="float" office:value="0.945012075051087" calcext:value-type="float">
            <text:p>0.945012</text:p>
          </table:table-cell>
          <table:table-cell table:style-name="ce3" office:value-type="float" office:value="0.764057222366388" calcext:value-type="float">
            <text:p>0.764057</text:p>
          </table:table-cell>
          <table:table-cell table:style-name="ce3" office:value-type="float" office:value="0.266920517879789" calcext:value-type="float">
            <text:p>0.266921</text:p>
          </table:table-cell>
          <table:table-cell table:style-name="ce3" office:value-type="float" office:value="0.797660746831475" calcext:value-type="float">
            <text:p>0.7976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fastmap', 'n_iterations': 100, 'verbose': False}</text:p>
          </table:table-cell>
          <table:table-cell table:style-name="ce3" office:value-type="float" office:value="0.890942166126883" calcext:value-type="float">
            <text:p>0.890942</text:p>
          </table:table-cell>
          <table:table-cell table:style-name="ce3" office:value-type="float" office:value="0.734332632579333" calcext:value-type="float">
            <text:p>0.734333</text:p>
          </table:table-cell>
          <table:table-cell table:style-name="ce3" office:value-type="float" office:value="0.944454765000929" calcext:value-type="float">
            <text:p>0.944455</text:p>
          </table:table-cell>
          <table:table-cell table:style-name="ce3" office:value-type="float" office:value="0.825758959111902" calcext:value-type="float">
            <text:p>0.825759</text:p>
          </table:table-cell>
          <table:table-cell table:style-name="ce3" office:value-type="float" office:value="0.221098946897454" calcext:value-type="float">
            <text:p>0.221099</text:p>
          </table:table-cell>
          <table:table-cell table:style-name="ce3" office:value-type="float" office:value="0.834877915184319" calcext:value-type="float">
            <text:p>0.834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15460823285438" calcext:value-type="float">
            <text:p>0.915461</text:p>
          </table:table-cell>
          <table:table-cell table:style-name="ce3" office:value-type="float" office:value="0.702208678217541" calcext:value-type="float">
            <text:p>0.702209</text:p>
          </table:table-cell>
          <table:table-cell table:style-name="ce3" office:value-type="float" office:value="0.948913245402192" calcext:value-type="float">
            <text:p>0.948913</text:p>
          </table:table-cell>
          <table:table-cell table:style-name="ce3" office:value-type="float" office:value="0.696438443873069" calcext:value-type="float">
            <text:p>0.696438</text:p>
          </table:table-cell>
          <table:table-cell table:style-name="ce3" office:value-type="float" office:value="0.312822929084139" calcext:value-type="float">
            <text:p>0.312823</text:p>
          </table:table-cell>
          <table:table-cell table:style-name="ce3" office:value-type="float" office:value="0.79003965233882" calcext:value-type="float">
            <text:p>0.7900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8, 'verbose': False}</text:p>
          </table:table-cell>
          <table:table-cell table:style-name="ce3" office:value-type="float" office:value="0.890672435941922" calcext:value-type="float">
            <text:p>0.890672</text:p>
          </table:table-cell>
          <table:table-cell table:style-name="ce3" office:value-type="float" office:value="0.675297527501084" calcext:value-type="float">
            <text:p>0.675298</text:p>
          </table:table-cell>
          <table:table-cell table:style-name="ce3" office:value-type="float" office:value="0.948030837822775" calcext:value-type="float">
            <text:p>0.948031</text:p>
          </table:table-cell>
          <table:table-cell table:style-name="ce3" office:value-type="float" office:value="0.738827534639677" calcext:value-type="float">
            <text:p>0.738828</text:p>
          </table:table-cell>
          <table:table-cell table:style-name="ce3" office:value-type="float" office:value="0.342046476341286" calcext:value-type="float">
            <text:p>0.342046</text:p>
          </table:table-cell>
          <table:table-cell table:style-name="ce3" office:value-type="float" office:value="0.782156371912835" calcext:value-type="float">
            <text:p>0.782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2.0, 'n_iterations': 100, 'sample_type': 'clustering_centroid', 'verbose': False}</text:p>
          </table:table-cell>
          <table:table-cell table:style-name="ce3" office:value-type="float" office:value="0.886125661748863" calcext:value-type="float">
            <text:p>0.886126</text:p>
          </table:table-cell>
          <table:table-cell table:style-name="ce3" office:value-type="float" office:value="0.699652491879002" calcext:value-type="float">
            <text:p>0.699652</text:p>
          </table:table-cell>
          <table:table-cell table:style-name="ce3" office:value-type="float" office:value="0.950910273081925" calcext:value-type="float">
            <text:p>0.950910</text:p>
          </table:table-cell>
          <table:table-cell table:style-name="ce3" office:value-type="float" office:value="0.753688357023105" calcext:value-type="float">
            <text:p>0.753688</text:p>
          </table:table-cell>
          <table:table-cell table:style-name="ce3" office:value-type="float" office:value="0.287793822641668" calcext:value-type="float">
            <text:p>0.287794</text:p>
          </table:table-cell>
          <table:table-cell table:style-name="ce3" office:value-type="float" office:value="0.800516592218245" calcext:value-type="float">
            <text:p>0.8005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893069217665789" calcext:value-type="float">
            <text:p>0.893069</text:p>
          </table:table-cell>
          <table:table-cell table:style-name="ce3" office:value-type="float" office:value="0.689946735826854" calcext:value-type="float">
            <text:p>0.689947</text:p>
          </table:table-cell>
          <table:table-cell table:style-name="ce3" office:value-type="float" office:value="0.944733420026008" calcext:value-type="float">
            <text:p>0.944733</text:p>
          </table:table-cell>
          <table:table-cell table:style-name="ce3" office:value-type="float" office:value="0.638668765698891" calcext:value-type="float">
            <text:p>0.638669</text:p>
          </table:table-cell>
          <table:table-cell table:style-name="ce3" office:value-type="float" office:value="0.261651507201287" calcext:value-type="float">
            <text:p>0.261652</text:p>
          </table:table-cell>
          <table:table-cell table:style-name="ce3" office:value-type="float" office:value="0.780953326403251" calcext:value-type="float">
            <text:p>0.7809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8, 'max_iter': 400, 'n_analyzers': 10, 'verbose': False}</text:p>
          </table:table-cell>
          <table:table-cell table:style-name="ce3" office:value-type="float" office:value="0.879768751180003" calcext:value-type="float">
            <text:p>0.879769</text:p>
          </table:table-cell>
          <table:table-cell table:style-name="ce3" office:value-type="float" office:value="0.778585035543289" calcext:value-type="float">
            <text:p>0.778585</text:p>
          </table:table-cell>
          <table:table-cell table:style-name="ce3" office:value-type="float" office:value="0.945012075051087" calcext:value-type="float">
            <text:p>0.945012</text:p>
          </table:table-cell>
          <table:table-cell table:style-name="ce3" office:value-type="float" office:value="0.712866865616144" calcext:value-type="float">
            <text:p>0.712867</text:p>
          </table:table-cell>
          <table:table-cell table:style-name="ce3" office:value-type="float" office:value="0.381744905963074" calcext:value-type="float">
            <text:p>0.381745</text:p>
          </table:table-cell>
          <table:table-cell table:style-name="ce3" office:value-type="float" office:value="0.78689756428549" calcext:value-type="float">
            <text:p>0.7868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5, 'random_state': 42, 'reg': 0.1}</text:p>
          </table:table-cell>
          <table:table-cell table:style-name="ce3" office:value-type="float" office:value="0.827236793736793" calcext:value-type="float">
            <text:p>0.827237</text:p>
          </table:table-cell>
          <table:table-cell table:style-name="ce3" office:value-type="float" office:value="0.716156324408392" calcext:value-type="float">
            <text:p>0.716156</text:p>
          </table:table-cell>
          <table:table-cell table:style-name="ce3" office:value-type="float" office:value="0.94686977521828" calcext:value-type="float">
            <text:p>0.946870</text:p>
          </table:table-cell>
          <table:table-cell table:style-name="ce3" office:value-type="float" office:value="0.647789634177648" calcext:value-type="float">
            <text:p>0.647790</text:p>
          </table:table-cell>
          <table:table-cell table:style-name="ce3" office:value-type="float" office:value="0.470952984339523" calcext:value-type="float">
            <text:p>0.470953</text:p>
          </table:table-cell>
          <table:table-cell table:style-name="ce3" office:value-type="float" office:value="0.733419908640318" calcext:value-type="float">
            <text:p>0.7334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778972319055306" calcext:value-type="float">
            <text:p>0.778972</text:p>
          </table:table-cell>
          <table:table-cell table:style-name="ce3" office:value-type="float" office:value="0.560436850467865" calcext:value-type="float">
            <text:p>0.560437</text:p>
          </table:table-cell>
          <table:table-cell table:style-name="ce3" office:value-type="float" office:value="0.944733420026008" calcext:value-type="float">
            <text:p>0.944733</text:p>
          </table:table-cell>
          <table:table-cell table:style-name="ce3" office:value-type="float" office:value="0.774130195022498" calcext:value-type="float">
            <text:p>0.774130</text:p>
          </table:table-cell>
          <table:table-cell table:style-name="ce3" office:value-type="float" office:value="0.480108094296812" calcext:value-type="float">
            <text:p>0.480108</text:p>
          </table:table-cell>
          <table:table-cell table:style-name="ce3" office:value-type="float" office:value="0.715632938054973" calcext:value-type="float">
            <text:p>0.7156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11, 'random_state': 42, 'reg': 0.001}</text:p>
          </table:table-cell>
          <table:table-cell table:style-name="ce3" office:value-type="float" office:value="0.793181573675086" calcext:value-type="float">
            <text:p>0.793182</text:p>
          </table:table-cell>
          <table:table-cell table:style-name="ce3" office:value-type="float" office:value="0.617645802946197" calcext:value-type="float">
            <text:p>0.617646</text:p>
          </table:table-cell>
          <table:table-cell table:style-name="ce3" office:value-type="float" office:value="0.943061489875534" calcext:value-type="float">
            <text:p>0.943061</text:p>
          </table:table-cell>
          <table:table-cell table:style-name="ce3" office:value-type="float" office:value="0.651943296850044" calcext:value-type="float">
            <text:p>0.651943</text:p>
          </table:table-cell>
          <table:table-cell table:style-name="ce3" office:value-type="float" office:value="0.484823524349395" calcext:value-type="float">
            <text:p>0.484824</text:p>
          </table:table-cell>
          <table:table-cell table:style-name="ce3" office:value-type="float" office:value="0.704201727799493" calcext:value-type="float">
            <text:p>0.7042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5, 'verbose': False}</text:p>
          </table:table-cell>
          <table:table-cell table:style-name="ce3" office:value-type="float" office:value="0.722090206647172" calcext:value-type="float">
            <text:p>0.722090</text:p>
          </table:table-cell>
          <table:table-cell table:style-name="ce3" office:value-type="float" office:value="0.567244048768115" calcext:value-type="float">
            <text:p>0.567244</text:p>
          </table:table-cell>
          <table:table-cell table:style-name="ce3" office:value-type="float" office:value="0.947752182797696" calcext:value-type="float">
            <text:p>0.947752</text:p>
          </table:table-cell>
          <table:table-cell table:style-name="ce3" office:value-type="float" office:value="0.627704334617706" calcext:value-type="float">
            <text:p>0.627704</text:p>
          </table:table-cell>
          <table:table-cell table:style-name="ce3" office:value-type="float" office:value="0.33648993860154" calcext:value-type="float">
            <text:p>0.336490</text:p>
          </table:table-cell>
          <table:table-cell table:style-name="ce3" office:value-type="float" office:value="0.70566016684583" calcext:value-type="float">
            <text:p>0.7056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494572045582447" calcext:value-type="float">
            <text:p>0.494572</text:p>
          </table:table-cell>
          <table:table-cell table:style-name="ce3" office:value-type="float" office:value="0.635597126353007" calcext:value-type="float">
            <text:p>0.635597</text:p>
          </table:table-cell>
          <table:table-cell table:style-name="ce3" office:value-type="float" office:value="0.963310421697938" calcext:value-type="float">
            <text:p>0.963310</text:p>
          </table:table-cell>
          <table:table-cell table:style-name="ce3" office:value-type="float" office:value="0.547584950657596" calcext:value-type="float">
            <text:p>0.547585</text:p>
          </table:table-cell>
          <table:table-cell table:style-name="ce3" office:value-type="float" office:value="0.482679993546072" calcext:value-type="float">
            <text:p>0.482680</text:p>
          </table:table-cell>
          <table:table-cell table:style-name="ce3" office:value-type="float" office:value="0.631676910148983" calcext:value-type="float">
            <text:p>0.6316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kmeans', 'dissimilarity_type': 'euclidean', 'fraction_delta': 12.0, 'n_iterations': 100, 'n_neighbors': 16, 'verbose': False}</text:p>
          </table:table-cell>
          <table:table-cell table:style-name="ce3" office:value-type="float" office:value="0.899981604828687" calcext:value-type="float">
            <text:p>0.899982</text:p>
          </table:table-cell>
          <table:table-cell table:style-name="ce3" office:value-type="float" office:value="0.719407981564826" calcext:value-type="float">
            <text:p>0.719408</text:p>
          </table:table-cell>
          <table:table-cell table:style-name="ce3" office:value-type="float" office:value="0.947241315251718" calcext:value-type="float">
            <text:p>0.947241</text:p>
          </table:table-cell>
          <table:table-cell table:style-name="ce3" office:value-type="float" office:value="0.663858380729675" calcext:value-type="float">
            <text:p>0.663858</text:p>
          </table:table-cell>
          <table:table-cell table:style-name="ce3" office:value-type="float" office:value="0.254858224549759" calcext:value-type="float">
            <text:p>0.254858</text:p>
          </table:table-cell>
          <table:table-cell table:style-name="ce3" office:value-type="float" office:value="0.79512621156503" calcext:value-type="float">
            <text:p>0.7951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7, 'random_state': 42, 'reg': 0.001}</text:p>
          </table:table-cell>
          <table:table-cell table:style-name="ce3" office:value-type="float" office:value="0.780603443442728" calcext:value-type="float">
            <text:p>0.780603</text:p>
          </table:table-cell>
          <table:table-cell table:style-name="ce3" office:value-type="float" office:value="0.563987073073682" calcext:value-type="float">
            <text:p>0.563987</text:p>
          </table:table-cell>
          <table:table-cell table:style-name="ce3" office:value-type="float" office:value="0.942271967304477" calcext:value-type="float">
            <text:p>0.942272</text:p>
          </table:table-cell>
          <table:table-cell table:style-name="ce3" office:value-type="float" office:value="0.737725838985486" calcext:value-type="float">
            <text:p>0.737726</text:p>
          </table:table-cell>
          <table:table-cell table:style-name="ce3" office:value-type="float" office:value="0.477442949984966" calcext:value-type="float">
            <text:p>0.477443</text:p>
          </table:table-cell>
          <table:table-cell table:style-name="ce3" office:value-type="float" office:value="0.709429074564281" calcext:value-type="float">
            <text:p>0.7094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724469547809111" calcext:value-type="float">
            <text:p>0.724470</text:p>
          </table:table-cell>
          <table:table-cell table:style-name="ce3" office:value-type="float" office:value="0.609817733248196" calcext:value-type="float">
            <text:p>0.609818</text:p>
          </table:table-cell>
          <table:table-cell table:style-name="ce3" office:value-type="float" office:value="0.942829277354635" calcext:value-type="float">
            <text:p>0.942829</text:p>
          </table:table-cell>
          <table:table-cell table:style-name="ce3" office:value-type="float" office:value="0.476450516787695" calcext:value-type="float">
            <text:p>0.476451</text:p>
          </table:table-cell>
          <table:table-cell table:style-name="ce3" office:value-type="float" office:value="0.366485324019493" calcext:value-type="float">
            <text:p>0.366485</text:p>
          </table:table-cell>
          <table:table-cell table:style-name="ce3" office:value-type="float" office:value="0.677416350236029" calcext:value-type="float">
            <text:p>0.6774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400, 'n_analyzers': 10, 'verbose': False}</text:p>
          </table:table-cell>
          <table:table-cell table:style-name="ce3" office:value-type="float" office:value="0.796609848720172" calcext:value-type="float">
            <text:p>0.796610</text:p>
          </table:table-cell>
          <table:table-cell table:style-name="ce3" office:value-type="float" office:value="0.728873206357153" calcext:value-type="float">
            <text:p>0.728873</text:p>
          </table:table-cell>
          <table:table-cell table:style-name="ce3" office:value-type="float" office:value="0.946498235184841" calcext:value-type="float">
            <text:p>0.946498</text:p>
          </table:table-cell>
          <table:table-cell table:style-name="ce3" office:value-type="float" office:value="0.709305541412899" calcext:value-type="float">
            <text:p>0.709306</text:p>
          </table:table-cell>
          <table:table-cell table:style-name="ce3" office:value-type="float" office:value="0.461331739813595" calcext:value-type="float">
            <text:p>0.461332</text:p>
          </table:table-cell>
          <table:table-cell table:style-name="ce3" office:value-type="float" office:value="0.743991018372294" calcext:value-type="float">
            <text:p>0.7439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4, 'random_state': 42}</text:p>
          </table:table-cell>
          <table:table-cell table:style-name="ce3" office:value-type="float" office:value="0.882640276818538" calcext:value-type="float">
            <text:p>0.882640</text:p>
          </table:table-cell>
          <table:table-cell table:style-name="ce3" office:value-type="float" office:value="0.723084485354928" calcext:value-type="float">
            <text:p>0.723084</text:p>
          </table:table-cell>
          <table:table-cell table:style-name="ce3" office:value-type="float" office:value="0.94403678246331" calcext:value-type="float">
            <text:p>0.944037</text:p>
          </table:table-cell>
          <table:table-cell table:style-name="ce3" office:value-type="float" office:value="0.834980487851299" calcext:value-type="float">
            <text:p>0.834980</text:p>
          </table:table-cell>
          <table:table-cell table:style-name="ce3" office:value-type="float" office:value="0.223114191514752" calcext:value-type="float">
            <text:p>0.223114</text:p>
          </table:table-cell>
          <table:table-cell table:style-name="ce3" office:value-type="float" office:value="0.832325568194665" calcext:value-type="float">
            <text:p>0.8323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87450238334143" calcext:value-type="float">
            <text:p>0.874502</text:p>
          </table:table-cell>
          <table:table-cell table:style-name="ce3" office:value-type="float" office:value="0.678214980457782" calcext:value-type="float">
            <text:p>0.678215</text:p>
          </table:table-cell>
          <table:table-cell table:style-name="ce3" office:value-type="float" office:value="0.945290730076166" calcext:value-type="float">
            <text:p>0.945291</text:p>
          </table:table-cell>
          <table:table-cell table:style-name="ce3" office:value-type="float" office:value="0.758125484505433" calcext:value-type="float">
            <text:p>0.758125</text:p>
          </table:table-cell>
          <table:table-cell table:style-name="ce3" office:value-type="float" office:value="0.276511297758899" calcext:value-type="float">
            <text:p>0.276511</text:p>
          </table:table-cell>
          <table:table-cell table:style-name="ce3" office:value-type="float" office:value="0.795924456124382" calcext:value-type="float">
            <text:p>0.7959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4, 'random_state': 42}</text:p>
          </table:table-cell>
          <table:table-cell table:style-name="ce3" office:value-type="float" office:value="0.50681916879888" calcext:value-type="float">
            <text:p>0.506819</text:p>
          </table:table-cell>
          <table:table-cell table:style-name="ce3" office:value-type="float" office:value="0.498103100237925" calcext:value-type="float">
            <text:p>0.498103</text:p>
          </table:table-cell>
          <table:table-cell table:style-name="ce3" office:value-type="float" office:value="0.943665242429872" calcext:value-type="float">
            <text:p>0.943665</text:p>
          </table:table-cell>
          <table:table-cell table:style-name="ce3" office:value-type="float" office:value="0.502988019930634" calcext:value-type="float">
            <text:p>0.502988</text:p>
          </table:table-cell>
          <table:table-cell table:style-name="ce3" office:value-type="float" office:value="0.258659978928953" calcext:value-type="float">
            <text:p>0.258660</text:p>
          </table:table-cell>
          <table:table-cell table:style-name="ce3" office:value-type="float" office:value="0.638583110493672" calcext:value-type="float">
            <text:p>0.6385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5, 'k2': 8, 'verbose': False}</text:p>
          </table:table-cell>
          <table:table-cell table:style-name="ce3" office:value-type="float" office:value="0.724214167069976" calcext:value-type="float">
            <text:p>0.724214</text:p>
          </table:table-cell>
          <table:table-cell table:style-name="ce3" office:value-type="float" office:value="0.609555518718072" calcext:value-type="float">
            <text:p>0.609556</text:p>
          </table:table-cell>
          <table:table-cell table:style-name="ce3" office:value-type="float" office:value="0.945522942597065" calcext:value-type="float">
            <text:p>0.945523</text:p>
          </table:table-cell>
          <table:table-cell table:style-name="ce3" office:value-type="float" office:value="0.615462426387489" calcext:value-type="float">
            <text:p>0.615462</text:p>
          </table:table-cell>
          <table:table-cell table:style-name="ce3" office:value-type="float" office:value="0.369146590967198" calcext:value-type="float">
            <text:p>0.369147</text:p>
          </table:table-cell>
          <table:table-cell table:style-name="ce3" office:value-type="float" office:value="0.705121692761081" calcext:value-type="float">
            <text:p>0.705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nndsvdar', 'l1_ratio': 0.0, 'max_iter': 400, 'n_components': 2, 'random_state': 42}</text:p>
          </table:table-cell>
          <table:table-cell table:style-name="ce3" office:value-type="float" office:value="0.856759119322839" calcext:value-type="float">
            <text:p>0.856759</text:p>
          </table:table-cell>
          <table:table-cell table:style-name="ce3" office:value-type="float" office:value="0.650414876268987" calcext:value-type="float">
            <text:p>0.650415</text:p>
          </table:table-cell>
          <table:table-cell table:style-name="ce3" office:value-type="float" office:value="0.94403678246331" calcext:value-type="float">
            <text:p>0.944037</text:p>
          </table:table-cell>
          <table:table-cell table:style-name="ce3" office:value-type="float" office:value="0.724050532352548" calcext:value-type="float">
            <text:p>0.724051</text:p>
          </table:table-cell>
          <table:table-cell table:style-name="ce3" office:value-type="float" office:value="0.270729984519002" calcext:value-type="float">
            <text:p>0.270730</text:p>
          </table:table-cell>
          <table:table-cell table:style-name="ce3" office:value-type="float" office:value="0.780906265177737" calcext:value-type="float">
            <text:p>0.7809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fastmap', 'n_iterations': 100, 'verbose': False}</text:p>
          </table:table-cell>
          <table:table-cell table:style-name="ce3" office:value-type="float" office:value="0.853211745392646" calcext:value-type="float">
            <text:p>0.853212</text:p>
          </table:table-cell>
          <table:table-cell table:style-name="ce3" office:value-type="float" office:value="0.873790850841829" calcext:value-type="float">
            <text:p>0.873791</text:p>
          </table:table-cell>
          <table:table-cell table:style-name="ce3" office:value-type="float" office:value="0.950678060561025" calcext:value-type="float">
            <text:p>0.950678</text:p>
          </table:table-cell>
          <table:table-cell table:style-name="ce3" office:value-type="float" office:value="0.716094543404607" calcext:value-type="float">
            <text:p>0.716095</text:p>
          </table:table-cell>
          <table:table-cell table:style-name="ce3" office:value-type="float" office:value="0.223965506560921" calcext:value-type="float">
            <text:p>0.223966</text:p>
          </table:table-cell>
          <table:table-cell table:style-name="ce3" office:value-type="float" office:value="0.833961938727837" calcext:value-type="float">
            <text:p>0.833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70286161588397" calcext:value-type="float">
            <text:p>0.870286</text:p>
          </table:table-cell>
          <table:table-cell table:style-name="ce3" office:value-type="float" office:value="0.674998158967616" calcext:value-type="float">
            <text:p>0.674998</text:p>
          </table:table-cell>
          <table:table-cell table:style-name="ce3" office:value-type="float" office:value="0.944826305034368" calcext:value-type="float">
            <text:p>0.944826</text:p>
          </table:table-cell>
          <table:table-cell table:style-name="ce3" office:value-type="float" office:value="0.763571970687074" calcext:value-type="float">
            <text:p>0.763572</text:p>
          </table:table-cell>
          <table:table-cell table:style-name="ce3" office:value-type="float" office:value="0.261663135947061" calcext:value-type="float">
            <text:p>0.261663</text:p>
          </table:table-cell>
          <table:table-cell table:style-name="ce3" office:value-type="float" office:value="0.798403892066079" calcext:value-type="float">
            <text:p>0.7984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870287116197782" calcext:value-type="float">
            <text:p>0.870287</text:p>
          </table:table-cell>
          <table:table-cell table:style-name="ce3" office:value-type="float" office:value="0.675042343744839" calcext:value-type="float">
            <text:p>0.675042</text:p>
          </table:table-cell>
          <table:table-cell table:style-name="ce3" office:value-type="float" office:value="0.944826305034368" calcext:value-type="float">
            <text:p>0.944826</text:p>
          </table:table-cell>
          <table:table-cell table:style-name="ce3" office:value-type="float" office:value="0.76357274934974" calcext:value-type="float">
            <text:p>0.763573</text:p>
          </table:table-cell>
          <table:table-cell table:style-name="ce3" office:value-type="float" office:value="0.261663663512917" calcext:value-type="float">
            <text:p>0.261664</text:p>
          </table:table-cell>
          <table:table-cell table:style-name="ce3" office:value-type="float" office:value="0.798412970162762" calcext:value-type="float">
            <text:p>0.798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0.05, 'kernel': 'poly', 'max_iter': None, 'n_components': 2, 'random_state': 42}</text:p>
          </table:table-cell>
          <table:table-cell table:style-name="ce3" office:value-type="float" office:value="0.864108278160447" calcext:value-type="float">
            <text:p>0.864108</text:p>
          </table:table-cell>
          <table:table-cell table:style-name="ce3" office:value-type="float" office:value="0.673454510135376" calcext:value-type="float">
            <text:p>0.673455</text:p>
          </table:table-cell>
          <table:table-cell table:style-name="ce3" office:value-type="float" office:value="0.945476500092885" calcext:value-type="float">
            <text:p>0.945477</text:p>
          </table:table-cell>
          <table:table-cell table:style-name="ce3" office:value-type="float" office:value="0.848812092528923" calcext:value-type="float">
            <text:p>0.848812</text:p>
          </table:table-cell>
          <table:table-cell table:style-name="ce3" office:value-type="float" office:value="0.329222094149748" calcext:value-type="float">
            <text:p>0.329222</text:p>
          </table:table-cell>
          <table:table-cell table:style-name="ce3" office:value-type="float" office:value="0.800525857353577" calcext:value-type="float">
            <text:p>0.8005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863435930103198" calcext:value-type="float">
            <text:p>0.863436</text:p>
          </table:table-cell>
          <table:table-cell table:style-name="ce3" office:value-type="float" office:value="0.669149964285487" calcext:value-type="float">
            <text:p>0.669150</text:p>
          </table:table-cell>
          <table:table-cell table:style-name="ce3" office:value-type="float" office:value="0.946080252647223" calcext:value-type="float">
            <text:p>0.946080</text:p>
          </table:table-cell>
          <table:table-cell table:style-name="ce3" office:value-type="float" office:value="0.750796573117449" calcext:value-type="float">
            <text:p>0.750797</text:p>
          </table:table-cell>
          <table:table-cell table:style-name="ce3" office:value-type="float" office:value="0.250333269461469" calcext:value-type="float">
            <text:p>0.250333</text:p>
          </table:table-cell>
          <table:table-cell table:style-name="ce3" office:value-type="float" office:value="0.795825890138378" calcext:value-type="float">
            <text:p>0.7958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870805150890408" calcext:value-type="float">
            <text:p>0.870805</text:p>
          </table:table-cell>
          <table:table-cell table:style-name="ce3" office:value-type="float" office:value="0.677810316993956" calcext:value-type="float">
            <text:p>0.677810</text:p>
          </table:table-cell>
          <table:table-cell table:style-name="ce3" office:value-type="float" office:value="0.94412966747167" calcext:value-type="float">
            <text:p>0.944130</text:p>
          </table:table-cell>
          <table:table-cell table:style-name="ce3" office:value-type="float" office:value="0.753064692558218" calcext:value-type="float">
            <text:p>0.753065</text:p>
          </table:table-cell>
          <table:table-cell table:style-name="ce3" office:value-type="float" office:value="0.257682149758935" calcext:value-type="float">
            <text:p>0.257682</text:p>
          </table:table-cell>
          <table:table-cell table:style-name="ce3" office:value-type="float" office:value="0.797625535631064" calcext:value-type="float">
            <text:p>0.7976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820453809179342" calcext:value-type="float">
            <text:p>0.820454</text:p>
          </table:table-cell>
          <table:table-cell table:style-name="ce3" office:value-type="float" office:value="0.670399517664668" calcext:value-type="float">
            <text:p>0.670400</text:p>
          </table:table-cell>
          <table:table-cell table:style-name="ce3" office:value-type="float" office:value="0.943711684934052" calcext:value-type="float">
            <text:p>0.943712</text:p>
          </table:table-cell>
          <table:table-cell table:style-name="ce3" office:value-type="float" office:value="0.684708706047942" calcext:value-type="float">
            <text:p>0.684709</text:p>
          </table:table-cell>
          <table:table-cell table:style-name="ce3" office:value-type="float" office:value="0.34587298250874" calcext:value-type="float">
            <text:p>0.345873</text:p>
          </table:table-cell>
          <table:table-cell table:style-name="ce3" office:value-type="float" office:value="0.754680147063453" calcext:value-type="float">
            <text:p>0.7546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01, 'max_iter': 1000, 'method': 'lars', 'n_components': 2, 'normalize_components': True, 'random_state': 42, 'ridge_alpha': 0.5, 'tol': 1e-08}</text:p>
          </table:table-cell>
          <table:table-cell table:style-name="ce3" office:value-type="float" office:value="0.870270039296571" calcext:value-type="float">
            <text:p>0.870270</text:p>
          </table:table-cell>
          <table:table-cell table:style-name="ce3" office:value-type="float" office:value="0.674619769990657" calcext:value-type="float">
            <text:p>0.674620</text:p>
          </table:table-cell>
          <table:table-cell table:style-name="ce3" office:value-type="float" office:value="0.944826305034368" calcext:value-type="float">
            <text:p>0.944826</text:p>
          </table:table-cell>
          <table:table-cell table:style-name="ce3" office:value-type="float" office:value="0.763406225178741" calcext:value-type="float">
            <text:p>0.763406</text:p>
          </table:table-cell>
          <table:table-cell table:style-name="ce3" office:value-type="float" office:value="0.261681963458992" calcext:value-type="float">
            <text:p>0.261682</text:p>
          </table:table-cell>
          <table:table-cell table:style-name="ce3" office:value-type="float" office:value="0.798288075208269" calcext:value-type="float">
            <text:p>0.798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753668715389728" calcext:value-type="float">
            <text:p>0.753669</text:p>
          </table:table-cell>
          <table:table-cell table:style-name="ce3" office:value-type="float" office:value="0.684581558340725" calcext:value-type="float">
            <text:p>0.684582</text:p>
          </table:table-cell>
          <table:table-cell table:style-name="ce3" office:value-type="float" office:value="0.947566412780977" calcext:value-type="float">
            <text:p>0.947566</text:p>
          </table:table-cell>
          <table:table-cell table:style-name="ce3" office:value-type="float" office:value="0.727278121733101" calcext:value-type="float">
            <text:p>0.727278</text:p>
          </table:table-cell>
          <table:table-cell table:style-name="ce3" office:value-type="float" office:value="0.335636151093039" calcext:value-type="float">
            <text:p>0.335636</text:p>
          </table:table-cell>
          <table:table-cell table:style-name="ce3" office:value-type="float" office:value="0.755491731430298" calcext:value-type="float">
            <text:p>0.7554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707282063435157" calcext:value-type="float">
            <text:p>0.707282</text:p>
          </table:table-cell>
          <table:table-cell table:style-name="ce3" office:value-type="float" office:value="0.542928723408446" calcext:value-type="float">
            <text:p>0.542929</text:p>
          </table:table-cell>
          <table:table-cell table:style-name="ce3" office:value-type="float" office:value="0.943758127438232" calcext:value-type="float">
            <text:p>0.943758</text:p>
          </table:table-cell>
          <table:table-cell table:style-name="ce3" office:value-type="float" office:value="0.611559709007427" calcext:value-type="float">
            <text:p>0.611560</text:p>
          </table:table-cell>
          <table:table-cell table:style-name="ce3" office:value-type="float" office:value="0.324342488334517" calcext:value-type="float">
            <text:p>0.324342</text:p>
          </table:table-cell>
          <table:table-cell table:style-name="ce3" office:value-type="float" office:value="0.696237226990949" calcext:value-type="float">
            <text:p>0.6962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747695527488356" calcext:value-type="float">
            <text:p>0.747696</text:p>
          </table:table-cell>
          <table:table-cell table:style-name="ce3" office:value-type="float" office:value="0.571109656131517" calcext:value-type="float">
            <text:p>0.571110</text:p>
          </table:table-cell>
          <table:table-cell table:style-name="ce3" office:value-type="float" office:value="0.927085268437674" calcext:value-type="float">
            <text:p>0.927085</text:p>
          </table:table-cell>
          <table:table-cell table:style-name="ce3" office:value-type="float" office:value="0.605969137844477" calcext:value-type="float">
            <text:p>0.605969</text:p>
          </table:table-cell>
          <table:table-cell table:style-name="ce3" office:value-type="float" office:value="0.32102682480257" calcext:value-type="float">
            <text:p>0.321027</text:p>
          </table:table-cell>
          <table:table-cell table:style-name="ce3" office:value-type="float" office:value="0.706166553019891" calcext:value-type="float">
            <text:p>0.7061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814846312434863" calcext:value-type="float">
            <text:p>0.814846</text:p>
          </table:table-cell>
          <table:table-cell table:style-name="ce3" office:value-type="float" office:value="0.617802677088375" calcext:value-type="float">
            <text:p>0.617803</text:p>
          </table:table-cell>
          <table:table-cell table:style-name="ce3" office:value-type="float" office:value="0.94417610997585" calcext:value-type="float">
            <text:p>0.944176</text:p>
          </table:table-cell>
          <table:table-cell table:style-name="ce3" office:value-type="float" office:value="0.708625076924184" calcext:value-type="float">
            <text:p>0.708625</text:p>
          </table:table-cell>
          <table:table-cell table:style-name="ce3" office:value-type="float" office:value="0.334377151008626" calcext:value-type="float">
            <text:p>0.334377</text:p>
          </table:table-cell>
          <table:table-cell table:style-name="ce3" office:value-type="float" office:value="0.750214605082929" calcext:value-type="float">
            <text:p>0.7502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6.0, 'init': 'random', 'learning_rate': 200.0, 'method': 'barnes_hut', 'metric': 'euclidean', 'min_grad_norm': 1e-07, 'n_components': 2, 'n_iter': 1000, 'n_iter_without_progress': 300, 'n_jobs': 4, 'perplexity': 50.0, 'random_state': 42}</text:p>
          </table:table-cell>
          <table:table-cell table:style-name="ce3" office:value-type="float" office:value="0.929598345828615" calcext:value-type="float">
            <text:p>0.929598</text:p>
          </table:table-cell>
          <table:table-cell table:style-name="ce3" office:value-type="float" office:value="0.938951684340072" calcext:value-type="float">
            <text:p>0.938952</text:p>
          </table:table-cell>
          <table:table-cell table:style-name="ce3" office:value-type="float" office:value="0.954207690878692" calcext:value-type="float">
            <text:p>0.954208</text:p>
          </table:table-cell>
          <table:table-cell table:style-name="ce3" office:value-type="float" office:value="0.731573193381472" calcext:value-type="float">
            <text:p>0.731573</text:p>
          </table:table-cell>
          <table:table-cell table:style-name="ce3" office:value-type="float" office:value="0.207312880189519" calcext:value-type="float">
            <text:p>0.207313</text:p>
          </table:table-cell>
          <table:table-cell table:style-name="ce3" office:value-type="float" office:value="0.869403606847867" calcext:value-type="float">
            <text:p>0.8694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70, 'verbose': False}</text:p>
          </table:table-cell>
          <table:table-cell table:style-name="ce3" office:value-type="float" office:value="0.605081961549546" calcext:value-type="float">
            <text:p>0.605082</text:p>
          </table:table-cell>
          <table:table-cell table:style-name="ce3" office:value-type="float" office:value="0.537655339948524" calcext:value-type="float">
            <text:p>0.537655</text:p>
          </table:table-cell>
          <table:table-cell table:style-name="ce3" office:value-type="float" office:value="0.941714657254319" calcext:value-type="float">
            <text:p>0.941715</text:p>
          </table:table-cell>
          <table:table-cell table:style-name="ce3" office:value-type="float" office:value="0.720576752165612" calcext:value-type="float">
            <text:p>0.720577</text:p>
          </table:table-cell>
          <table:table-cell table:style-name="ce3" office:value-type="float" office:value="0.251523081948978" calcext:value-type="float">
            <text:p>0.251523</text:p>
          </table:table-cell>
          <table:table-cell table:style-name="ce3" office:value-type="float" office:value="0.710701125793805" calcext:value-type="float">
            <text:p>0.7107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10, 'random_state': 42}</text:p>
          </table:table-cell>
          <table:table-cell table:style-name="ce3" office:value-type="float" office:value="0.849327424654803" calcext:value-type="float">
            <text:p>0.849327</text:p>
          </table:table-cell>
          <table:table-cell table:style-name="ce3" office:value-type="float" office:value="0.65626732881202" calcext:value-type="float">
            <text:p>0.656267</text:p>
          </table:table-cell>
          <table:table-cell table:style-name="ce3" office:value-type="float" office:value="0.942597064833736" calcext:value-type="float">
            <text:p>0.942597</text:p>
          </table:table-cell>
          <table:table-cell table:style-name="ce3" office:value-type="float" office:value="0.727989651838964" calcext:value-type="float">
            <text:p>0.727990</text:p>
          </table:table-cell>
          <table:table-cell table:style-name="ce3" office:value-type="float" office:value="0.254347530813841" calcext:value-type="float">
            <text:p>0.254348</text:p>
          </table:table-cell>
          <table:table-cell table:style-name="ce3" office:value-type="float" office:value="0.784366787865136" calcext:value-type="float">
            <text:p>0.7843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va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1, 'n_components': 2, 'n_neighbors': 15, 'random_state': 42, 'spread': 1.0}</text:p>
          </table:table-cell>
          <table:table-cell table:style-name="ce3" office:value-type="float" office:value="0.941458155227971" calcext:value-type="float">
            <text:p>0.941458</text:p>
          </table:table-cell>
          <table:table-cell table:style-name="ce3" office:value-type="float" office:value="0.898228017694518" calcext:value-type="float">
            <text:p>0.898228</text:p>
          </table:table-cell>
          <table:table-cell table:style-name="ce3" office:value-type="float" office:value="0.953046628274196" calcext:value-type="float">
            <text:p>0.953047</text:p>
          </table:table-cell>
          <table:table-cell table:style-name="ce3" office:value-type="float" office:value="0.711360174921257" calcext:value-type="float">
            <text:p>0.711360</text:p>
          </table:table-cell>
          <table:table-cell table:style-name="ce3" office:value-type="float" office:value="0.277873444299291" calcext:value-type="float">
            <text:p>0.277873</text:p>
          </table:table-cell>
          <table:table-cell table:style-name="ce3" office:value-type="float" office:value="0.84524390636373" calcext:value-type="float">
            <text:p>0.8452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SMALL', 'n_components': 2}</text:p>
          </table:table-cell>
          <table:table-cell table:style-name="ce3" office:value-type="float" office:value="0.601412863147966" calcext:value-type="float">
            <text:p>0.601413</text:p>
          </table:table-cell>
          <table:table-cell table:style-name="ce3" office:value-type="float" office:value="0.547487441857309" calcext:value-type="float">
            <text:p>0.547487</text:p>
          </table:table-cell>
          <table:table-cell table:style-name="ce3" office:value-type="float" office:value="0.648087912087912" calcext:value-type="float">
            <text:p>0.648088</text:p>
          </table:table-cell>
          <table:table-cell table:style-name="ce3" office:value-type="float" office:value="0.520623233384978" calcext:value-type="float">
            <text:p>0.520623</text:p>
          </table:table-cell>
          <table:table-cell table:style-name="ce3" office:value-type="float" office:value="0.372129761181317" calcext:value-type="float">
            <text:p>0.372130</text:p>
          </table:table-cell>
          <table:table-cell table:style-name="ce3" office:value-type="float" office:value="0.58909633785937" calcext:value-type="float">
            <text:p>0.5890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10, 'verbose': False, 'width': 1.0}</text:p>
          </table:table-cell>
          <table:table-cell table:style-name="ce3" office:value-type="float" office:value="0.566091854425291" calcext:value-type="float">
            <text:p>0.566092</text:p>
          </table:table-cell>
          <table:table-cell table:style-name="ce3" office:value-type="float" office:value="0.528801006958463" calcext:value-type="float">
            <text:p>0.528801</text:p>
          </table:table-cell>
          <table:table-cell table:style-name="ce3" office:value-type="float" office:value="0.578901098901099" calcext:value-type="float">
            <text:p>0.578901</text:p>
          </table:table-cell>
          <table:table-cell table:style-name="ce3" office:value-type="float" office:value="0.712452606601568" calcext:value-type="float">
            <text:p>0.712453</text:p>
          </table:table-cell>
          <table:table-cell table:style-name="ce3" office:value-type="float" office:value="0.486553649797473" calcext:value-type="float">
            <text:p>0.486554</text:p>
          </table:table-cell>
          <table:table-cell table:style-name="ce3" office:value-type="float" office:value="0.579938583417789" calcext:value-type="float">
            <text:p>0.5799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655499329938354" calcext:value-type="float">
            <text:p>0.655499</text:p>
          </table:table-cell>
          <table:table-cell table:style-name="ce3" office:value-type="float" office:value="0.552841692423045" calcext:value-type="float">
            <text:p>0.552842</text:p>
          </table:table-cell>
          <table:table-cell table:style-name="ce3" office:value-type="float" office:value="0.690461538461538" calcext:value-type="float">
            <text:p>0.690462</text:p>
          </table:table-cell>
          <table:table-cell table:style-name="ce3" office:value-type="float" office:value="0.512868190985367" calcext:value-type="float">
            <text:p>0.512868</text:p>
          </table:table-cell>
          <table:table-cell table:style-name="ce3" office:value-type="float" office:value="0.342100927740102" calcext:value-type="float">
            <text:p>0.342101</text:p>
          </table:table-cell>
          <table:table-cell table:style-name="ce3" office:value-type="float" office:value="0.61391396481364" calcext:value-type="float">
            <text:p>0.6139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592125734099183" calcext:value-type="float">
            <text:p>0.592126</text:p>
          </table:table-cell>
          <table:table-cell table:style-name="ce3" office:value-type="float" office:value="0.528177886947878" calcext:value-type="float">
            <text:p>0.528178</text:p>
          </table:table-cell>
          <table:table-cell table:style-name="ce3" office:value-type="float" office:value="0.576263736263736" calcext:value-type="float">
            <text:p>0.576264</text:p>
          </table:table-cell>
          <table:table-cell table:style-name="ce3" office:value-type="float" office:value="0.58929830954293" calcext:value-type="float">
            <text:p>0.589298</text:p>
          </table:table-cell>
          <table:table-cell table:style-name="ce3" office:value-type="float" office:value="0.458407670600954" calcext:value-type="float">
            <text:p>0.458408</text:p>
          </table:table-cell>
          <table:table-cell table:style-name="ce3" office:value-type="float" office:value="0.565491599250554" calcext:value-type="float">
            <text:p>0.5654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476498797281755" calcext:value-type="float">
            <text:p>0.476499</text:p>
          </table:table-cell>
          <table:table-cell table:style-name="ce3" office:value-type="float" office:value="0.501970585141934" calcext:value-type="float">
            <text:p>0.501971</text:p>
          </table:table-cell>
          <table:table-cell table:style-name="ce3" office:value-type="float" office:value="0.572835164835165" calcext:value-type="float">
            <text:p>0.572835</text:p>
          </table:table-cell>
          <table:table-cell table:style-name="ce3" office:value-type="float" office:value="0.498580008501326" calcext:value-type="float">
            <text:p>0.498580</text:p>
          </table:table-cell>
          <table:table-cell table:style-name="ce3" office:value-type="float" office:value="0.480647926807589" calcext:value-type="float">
            <text:p>0.480648</text:p>
          </table:table-cell>
          <table:table-cell table:style-name="ce3" office:value-type="float" office:value="0.513847325790518" calcext:value-type="float">
            <text:p>0.5138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375292550610859" calcext:value-type="float">
            <text:p>0.375293</text:p>
          </table:table-cell>
          <table:table-cell table:style-name="ce3" office:value-type="float" office:value="0.566292771137476" calcext:value-type="float">
            <text:p>0.566293</text:p>
          </table:table-cell>
          <table:table-cell table:style-name="ce3" office:value-type="float" office:value="0.612615384615385" calcext:value-type="float">
            <text:p>0.612615</text:p>
          </table:table-cell>
          <table:table-cell table:style-name="ce3" office:value-type="float" office:value="0.481452868563256" calcext:value-type="float">
            <text:p>0.481453</text:p>
          </table:table-cell>
          <table:table-cell table:style-name="ce3" office:value-type="float" office:value="0.323045039779049" calcext:value-type="float">
            <text:p>0.323045</text:p>
          </table:table-cell>
          <table:table-cell table:style-name="ce3" office:value-type="float" office:value="0.542521707029585" calcext:value-type="float">
            <text:p>0.5425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logcosh', 'max_iter': 200, 'n_components': 2, 'random_state': 42}</text:p>
          </table:table-cell>
          <table:table-cell table:style-name="ce3" office:value-type="float" office:value="0.368014832959569" calcext:value-type="float">
            <text:p>0.368015</text:p>
          </table:table-cell>
          <table:table-cell table:style-name="ce3" office:value-type="float" office:value="0.566020620935101" calcext:value-type="float">
            <text:p>0.566021</text:p>
          </table:table-cell>
          <table:table-cell table:style-name="ce3" office:value-type="float" office:value="0.611956043956044" calcext:value-type="float">
            <text:p>0.611956</text:p>
          </table:table-cell>
          <table:table-cell table:style-name="ce3" office:value-type="float" office:value="0.478932674126159" calcext:value-type="float">
            <text:p>0.478933</text:p>
          </table:table-cell>
          <table:table-cell table:style-name="ce3" office:value-type="float" office:value="0.322969227066736" calcext:value-type="float">
            <text:p>0.322969</text:p>
          </table:table-cell>
          <table:table-cell table:style-name="ce3" office:value-type="float" office:value="0.540390988982027" calcext:value-type="float">
            <text:p>0.5403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200, 'verbose': False}</text:p>
          </table:table-cell>
          <table:table-cell table:style-name="ce3" office:value-type="float" office:value="0.709432540907688" calcext:value-type="float">
            <text:p>0.709433</text:p>
          </table:table-cell>
          <table:table-cell table:style-name="ce3" office:value-type="float" office:value="0.568753522488626" calcext:value-type="float">
            <text:p>0.568754</text:p>
          </table:table-cell>
          <table:table-cell table:style-name="ce3" office:value-type="float" office:value="0.616395604395604" calcext:value-type="float">
            <text:p>0.616396</text:p>
          </table:table-cell>
          <table:table-cell table:style-name="ce3" office:value-type="float" office:value="0.719865704485726" calcext:value-type="float">
            <text:p>0.719866</text:p>
          </table:table-cell>
          <table:table-cell table:style-name="ce3" office:value-type="float" office:value="0.249125504684283" calcext:value-type="float">
            <text:p>0.249126</text:p>
          </table:table-cell>
          <table:table-cell table:style-name="ce3" office:value-type="float" office:value="0.673064373518672" calcext:value-type="float">
            <text:p>0.6730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3}</text:p>
          </table:table-cell>
          <table:table-cell table:style-name="ce3" office:value-type="float" office:value="0.447875460137269" calcext:value-type="float">
            <text:p>0.447875</text:p>
          </table:table-cell>
          <table:table-cell table:style-name="ce3" office:value-type="float" office:value="0.541907344893452" calcext:value-type="float">
            <text:p>0.541907</text:p>
          </table:table-cell>
          <table:table-cell table:style-name="ce3" office:value-type="float" office:value="0.587296703296703" calcext:value-type="float">
            <text:p>0.587297</text:p>
          </table:table-cell>
          <table:table-cell table:style-name="ce3" office:value-type="float" office:value="0.5711297293019" calcext:value-type="float">
            <text:p>0.571130</text:p>
          </table:table-cell>
          <table:table-cell table:style-name="ce3" office:value-type="float" office:value="0.392103104421875" calcext:value-type="float">
            <text:p>0.392103</text:p>
          </table:table-cell>
          <table:table-cell table:style-name="ce3" office:value-type="float" office:value="0.55122122664149" calcext:value-type="float">
            <text:p>0.5512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4, 'verbose': False}</text:p>
          </table:table-cell>
          <table:table-cell table:style-name="ce3" office:value-type="float" office:value="0.635552731306976" calcext:value-type="float">
            <text:p>0.635553</text:p>
          </table:table-cell>
          <table:table-cell table:style-name="ce3" office:value-type="float" office:value="0.550912294867837" calcext:value-type="float">
            <text:p>0.550912</text:p>
          </table:table-cell>
          <table:table-cell table:style-name="ce3" office:value-type="float" office:value="0.592087912087912" calcext:value-type="float">
            <text:p>0.592088</text:p>
          </table:table-cell>
          <table:table-cell table:style-name="ce3" office:value-type="float" office:value="0.579470057552401" calcext:value-type="float">
            <text:p>0.579470</text:p>
          </table:table-cell>
          <table:table-cell table:style-name="ce3" office:value-type="float" office:value="0.316233648179286" calcext:value-type="float">
            <text:p>0.316234</text:p>
          </table:table-cell>
          <table:table-cell table:style-name="ce3" office:value-type="float" office:value="0.608357869527168" calcext:value-type="float">
            <text:p>0.6083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8.0, 'n_iterations': 100, 'sample_type': 'random', 'verbose': False}</text:p>
          </table:table-cell>
          <table:table-cell table:style-name="ce3" office:value-type="float" office:value="0.649097896854612" calcext:value-type="float">
            <text:p>0.649098</text:p>
          </table:table-cell>
          <table:table-cell table:style-name="ce3" office:value-type="float" office:value="0.539072878958029" calcext:value-type="float">
            <text:p>0.539073</text:p>
          </table:table-cell>
          <table:table-cell table:style-name="ce3" office:value-type="float" office:value="0.580835164835165" calcext:value-type="float">
            <text:p>0.580835</text:p>
          </table:table-cell>
          <table:table-cell table:style-name="ce3" office:value-type="float" office:value="0.549450382472966" calcext:value-type="float">
            <text:p>0.549450</text:p>
          </table:table-cell>
          <table:table-cell table:style-name="ce3" office:value-type="float" office:value="0.454306348297292" calcext:value-type="float">
            <text:p>0.454306</text:p>
          </table:table-cell>
          <table:table-cell table:style-name="ce3" office:value-type="float" office:value="0.572829994964696" calcext:value-type="float">
            <text:p>0.5728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731254226477444" calcext:value-type="float">
            <text:p>0.731254</text:p>
          </table:table-cell>
          <table:table-cell table:style-name="ce3" office:value-type="float" office:value="0.565748226457087" calcext:value-type="float">
            <text:p>0.565748</text:p>
          </table:table-cell>
          <table:table-cell table:style-name="ce3" office:value-type="float" office:value="0.637230769230769" calcext:value-type="float">
            <text:p>0.637231</text:p>
          </table:table-cell>
          <table:table-cell table:style-name="ce3" office:value-type="float" office:value="0.508485259685541" calcext:value-type="float">
            <text:p>0.508485</text:p>
          </table:table-cell>
          <table:table-cell table:style-name="ce3" office:value-type="float" office:value="0.340518324285782" calcext:value-type="float">
            <text:p>0.340518</text:p>
          </table:table-cell>
          <table:table-cell table:style-name="ce3" office:value-type="float" office:value="0.620440031513012" calcext:value-type="float">
            <text:p>0.6204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8, 'max_iter': 400, 'n_analyzers': 10, 'verbose': False}</text:p>
          </table:table-cell>
          <table:table-cell table:style-name="ce3" office:value-type="float" office:value="0.688254060234301" calcext:value-type="float">
            <text:p>0.688254</text:p>
          </table:table-cell>
          <table:table-cell table:style-name="ce3" office:value-type="float" office:value="0.591698088882405" calcext:value-type="float">
            <text:p>0.591698</text:p>
          </table:table-cell>
          <table:table-cell table:style-name="ce3" office:value-type="float" office:value="0.591912087912088" calcext:value-type="float">
            <text:p>0.591912</text:p>
          </table:table-cell>
          <table:table-cell table:style-name="ce3" office:value-type="float" office:value="0.593873562504916" calcext:value-type="float">
            <text:p>0.593874</text:p>
          </table:table-cell>
          <table:table-cell table:style-name="ce3" office:value-type="float" office:value="0.408136812550027" calcext:value-type="float">
            <text:p>0.408137</text:p>
          </table:table-cell>
          <table:table-cell table:style-name="ce3" office:value-type="float" office:value="0.611520197396737" calcext:value-type="float">
            <text:p>0.6115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5, 'random_state': 42, 'reg': 0.1}</text:p>
          </table:table-cell>
          <table:table-cell table:style-name="ce3" office:value-type="float" office:value="0.491246599649193" calcext:value-type="float">
            <text:p>0.491247</text:p>
          </table:table-cell>
          <table:table-cell table:style-name="ce3" office:value-type="float" office:value="0.537875466922704" calcext:value-type="float">
            <text:p>0.537875</text:p>
          </table:table-cell>
          <table:table-cell table:style-name="ce3" office:value-type="float" office:value="0.583164835164835" calcext:value-type="float">
            <text:p>0.583165</text:p>
          </table:table-cell>
          <table:table-cell table:style-name="ce3" office:value-type="float" office:value="0.573288045427153" calcext:value-type="float">
            <text:p>0.573288</text:p>
          </table:table-cell>
          <table:table-cell table:style-name="ce3" office:value-type="float" office:value="0.415569896256724" calcext:value-type="float">
            <text:p>0.415570</text:p>
          </table:table-cell>
          <table:table-cell table:style-name="ce3" office:value-type="float" office:value="0.554001010181432" calcext:value-type="float">
            <text:p>0.554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651687571459106" calcext:value-type="float">
            <text:p>0.651688</text:p>
          </table:table-cell>
          <table:table-cell table:style-name="ce3" office:value-type="float" office:value="0.506944403543354" calcext:value-type="float">
            <text:p>0.506944</text:p>
          </table:table-cell>
          <table:table-cell table:style-name="ce3" office:value-type="float" office:value="0.574725274725275" calcext:value-type="float">
            <text:p>0.574725</text:p>
          </table:table-cell>
          <table:table-cell table:style-name="ce3" office:value-type="float" office:value="0.654152368103786" calcext:value-type="float">
            <text:p>0.654152</text:p>
          </table:table-cell>
          <table:table-cell table:style-name="ce3" office:value-type="float" office:value="0.474702828350587" calcext:value-type="float">
            <text:p>0.474703</text:p>
          </table:table-cell>
          <table:table-cell table:style-name="ce3" office:value-type="float" office:value="0.582561357896187" calcext:value-type="float">
            <text:p>0.5825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5, 'random_state': 42, 'reg': 0.001}</text:p>
          </table:table-cell>
          <table:table-cell table:style-name="ce3" office:value-type="float" office:value="0.575728202640213" calcext:value-type="float">
            <text:p>0.575728</text:p>
          </table:table-cell>
          <table:table-cell table:style-name="ce3" office:value-type="float" office:value="0.526633250664124" calcext:value-type="float">
            <text:p>0.526633</text:p>
          </table:table-cell>
          <table:table-cell table:style-name="ce3" office:value-type="float" office:value="0.574945054945055" calcext:value-type="float">
            <text:p>0.574945</text:p>
          </table:table-cell>
          <table:table-cell table:style-name="ce3" office:value-type="float" office:value="0.535886511252383" calcext:value-type="float">
            <text:p>0.535887</text:p>
          </table:table-cell>
          <table:table-cell table:style-name="ce3" office:value-type="float" office:value="0.486254263984629" calcext:value-type="float">
            <text:p>0.486254</text:p>
          </table:table-cell>
          <table:table-cell table:style-name="ce3" office:value-type="float" office:value="0.545387751103429" calcext:value-type="float">
            <text:p>0.5453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3, 'verbose': False}</text:p>
          </table:table-cell>
          <table:table-cell table:style-name="ce3" office:value-type="float" office:value="0.357415115912183" calcext:value-type="float">
            <text:p>0.357415</text:p>
          </table:table-cell>
          <table:table-cell table:style-name="ce3" office:value-type="float" office:value="0.525980274742238" calcext:value-type="float">
            <text:p>0.525980</text:p>
          </table:table-cell>
          <table:table-cell table:style-name="ce3" office:value-type="float" office:value="0.578945054945055" calcext:value-type="float">
            <text:p>0.578945</text:p>
          </table:table-cell>
          <table:table-cell table:style-name="ce3" office:value-type="float" office:value="0.492839457541512" calcext:value-type="float">
            <text:p>0.492839</text:p>
          </table:table-cell>
          <table:table-cell table:style-name="ce3" office:value-type="float" office:value="0.395688521951388" calcext:value-type="float">
            <text:p>0.395689</text:p>
          </table:table-cell>
          <table:table-cell table:style-name="ce3" office:value-type="float" office:value="0.51189827623792" calcext:value-type="float">
            <text:p>0.5118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392766292676141" calcext:value-type="float">
            <text:p>0.392766</text:p>
          </table:table-cell>
          <table:table-cell table:style-name="ce3" office:value-type="float" office:value="0.474047803385253" calcext:value-type="float">
            <text:p>0.474048</text:p>
          </table:table-cell>
          <table:table-cell table:style-name="ce3" office:value-type="float" office:value="0.503868131868132" calcext:value-type="float">
            <text:p>0.503868</text:p>
          </table:table-cell>
          <table:table-cell table:style-name="ce3" office:value-type="float" office:value="0.493059520747033" calcext:value-type="float">
            <text:p>0.493060</text:p>
          </table:table-cell>
          <table:table-cell table:style-name="ce3" office:value-type="float" office:value="0.468307150736009" calcext:value-type="float">
            <text:p>0.468307</text:p>
          </table:table-cell>
          <table:table-cell table:style-name="ce3" office:value-type="float" office:value="0.47908691958811" calcext:value-type="float">
            <text:p>0.4790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random', 'dissimilarity_type': 'euclidean', 'fraction_delta': 12.0, 'n_iterations': 100, 'n_neighbors': 16, 'verbose': False}</text:p>
          </table:table-cell>
          <table:table-cell table:style-name="ce3" office:value-type="float" office:value="0.477730475760732" calcext:value-type="float">
            <text:p>0.477730</text:p>
          </table:table-cell>
          <table:table-cell table:style-name="ce3" office:value-type="float" office:value="0.532045326701702" calcext:value-type="float">
            <text:p>0.532045</text:p>
          </table:table-cell>
          <table:table-cell table:style-name="ce3" office:value-type="float" office:value="0.582681318681319" calcext:value-type="float">
            <text:p>0.582681</text:p>
          </table:table-cell>
          <table:table-cell table:style-name="ce3" office:value-type="float" office:value="0.548998014700736" calcext:value-type="float">
            <text:p>0.548998</text:p>
          </table:table-cell>
          <table:table-cell table:style-name="ce3" office:value-type="float" office:value="0.340095789779312" calcext:value-type="float">
            <text:p>0.340096</text:p>
          </table:table-cell>
          <table:table-cell table:style-name="ce3" office:value-type="float" office:value="0.560271869213035" calcext:value-type="float">
            <text:p>0.5602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11, 'random_state': 42, 'reg': 0.001}</text:p>
          </table:table-cell>
          <table:table-cell table:style-name="ce3" office:value-type="float" office:value="0.734749403729953" calcext:value-type="float">
            <text:p>0.734749</text:p>
          </table:table-cell>
          <table:table-cell table:style-name="ce3" office:value-type="float" office:value="0.508430942937889" calcext:value-type="float">
            <text:p>0.508431</text:p>
          </table:table-cell>
          <table:table-cell table:style-name="ce3" office:value-type="float" office:value="0.577010989010989" calcext:value-type="float">
            <text:p>0.577011</text:p>
          </table:table-cell>
          <table:table-cell table:style-name="ce3" office:value-type="float" office:value="0.681245396465334" calcext:value-type="float">
            <text:p>0.681245</text:p>
          </table:table-cell>
          <table:table-cell table:style-name="ce3" office:value-type="float" office:value="0.412845892415968" calcext:value-type="float">
            <text:p>0.412846</text:p>
          </table:table-cell>
          <table:table-cell table:style-name="ce3" office:value-type="float" office:value="0.617718167945639" calcext:value-type="float">
            <text:p>0.617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696014873672175" calcext:value-type="float">
            <text:p>0.696015</text:p>
          </table:table-cell>
          <table:table-cell table:style-name="ce3" office:value-type="float" office:value="0.540769685393335" calcext:value-type="float">
            <text:p>0.540770</text:p>
          </table:table-cell>
          <table:table-cell table:style-name="ce3" office:value-type="float" office:value="0.577054945054945" calcext:value-type="float">
            <text:p>0.577055</text:p>
          </table:table-cell>
          <table:table-cell table:style-name="ce3" office:value-type="float" office:value="0.560477545612403" calcext:value-type="float">
            <text:p>0.560478</text:p>
          </table:table-cell>
          <table:table-cell table:style-name="ce3" office:value-type="float" office:value="0.471444968034016" calcext:value-type="float">
            <text:p>0.471445</text:p>
          </table:table-cell>
          <table:table-cell table:style-name="ce3" office:value-type="float" office:value="0.580574416339768" calcext:value-type="float">
            <text:p>0.5805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400, 'n_analyzers': 20, 'verbose': False}</text:p>
          </table:table-cell>
          <table:table-cell table:style-name="ce3" office:value-type="float" office:value="0.698020091671218" calcext:value-type="float">
            <text:p>0.698020</text:p>
          </table:table-cell>
          <table:table-cell table:style-name="ce3" office:value-type="float" office:value="0.594521508130647" calcext:value-type="float">
            <text:p>0.594522</text:p>
          </table:table-cell>
          <table:table-cell table:style-name="ce3" office:value-type="float" office:value="0.592087912087912" calcext:value-type="float">
            <text:p>0.592088</text:p>
          </table:table-cell>
          <table:table-cell table:style-name="ce3" office:value-type="float" office:value="0.61040503461546" calcext:value-type="float">
            <text:p>0.610405</text:p>
          </table:table-cell>
          <table:table-cell table:style-name="ce3" office:value-type="float" office:value="0.465931850342377" calcext:value-type="float">
            <text:p>0.465932</text:p>
          </table:table-cell>
          <table:table-cell table:style-name="ce3" office:value-type="float" office:value="0.605820539232572" calcext:value-type="float">
            <text:p>0.6058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189118687425572" calcext:value-type="float">
            <text:p>0.189119</text:p>
          </table:table-cell>
          <table:table-cell table:style-name="ce3" office:value-type="float" office:value="0.543740796406434" calcext:value-type="float">
            <text:p>0.543741</text:p>
          </table:table-cell>
          <table:table-cell table:style-name="ce3" office:value-type="float" office:value="0.590461538461538" calcext:value-type="float">
            <text:p>0.590462</text:p>
          </table:table-cell>
          <table:table-cell table:style-name="ce3" office:value-type="float" office:value="0.388988303872218" calcext:value-type="float">
            <text:p>0.388988</text:p>
          </table:table-cell>
          <table:table-cell table:style-name="ce3" office:value-type="float" office:value="0.35809727166281" calcext:value-type="float">
            <text:p>0.358097</text:p>
          </table:table-cell>
          <table:table-cell table:style-name="ce3" office:value-type="float" office:value="0.470842410900591" calcext:value-type="float">
            <text:p>0.4708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2, 'random_state': 42}</text:p>
          </table:table-cell>
          <table:table-cell table:style-name="ce3" office:value-type="float" office:value="0.703716300988299" calcext:value-type="float">
            <text:p>0.703716</text:p>
          </table:table-cell>
          <table:table-cell table:style-name="ce3" office:value-type="float" office:value="0.521881777376683" calcext:value-type="float">
            <text:p>0.521882</text:p>
          </table:table-cell>
          <table:table-cell table:style-name="ce3" office:value-type="float" office:value="0.581450549450549" calcext:value-type="float">
            <text:p>0.581451</text:p>
          </table:table-cell>
          <table:table-cell table:style-name="ce3" office:value-type="float" office:value="0.692522114668725" calcext:value-type="float">
            <text:p>0.692522</text:p>
          </table:table-cell>
          <table:table-cell table:style-name="ce3" office:value-type="float" office:value="0.243541282421291" calcext:value-type="float">
            <text:p>0.243541</text:p>
          </table:table-cell>
          <table:table-cell table:style-name="ce3" office:value-type="float" office:value="0.651205892012593" calcext:value-type="float">
            <text:p>0.6512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465499268869445" calcext:value-type="float">
            <text:p>0.465499</text:p>
          </table:table-cell>
          <table:table-cell table:style-name="ce3" office:value-type="float" office:value="0.563827161415306" calcext:value-type="float">
            <text:p>0.563827</text:p>
          </table:table-cell>
          <table:table-cell table:style-name="ce3" office:value-type="float" office:value="0.609494505494505" calcext:value-type="float">
            <text:p>0.609495</text:p>
          </table:table-cell>
          <table:table-cell table:style-name="ce3" office:value-type="float" office:value="0.502371100541863" calcext:value-type="float">
            <text:p>0.502371</text:p>
          </table:table-cell>
          <table:table-cell table:style-name="ce3" office:value-type="float" office:value="0.336061139015104" calcext:value-type="float">
            <text:p>0.336061</text:p>
          </table:table-cell>
          <table:table-cell table:style-name="ce3" office:value-type="float" office:value="0.561026179461203" calcext:value-type="float">
            <text:p>0.561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2, 'random_state': 42}</text:p>
          </table:table-cell>
          <table:table-cell table:style-name="ce3" office:value-type="float" office:value="0.521834292906846" calcext:value-type="float">
            <text:p>0.521834</text:p>
          </table:table-cell>
          <table:table-cell table:style-name="ce3" office:value-type="float" office:value="0.499204326392965" calcext:value-type="float">
            <text:p>0.499204</text:p>
          </table:table-cell>
          <table:table-cell table:style-name="ce3" office:value-type="float" office:value="0.581846153846154" calcext:value-type="float">
            <text:p>0.581846</text:p>
          </table:table-cell>
          <table:table-cell table:style-name="ce3" office:value-type="float" office:value="0.497386192167126" calcext:value-type="float">
            <text:p>0.497386</text:p>
          </table:table-cell>
          <table:table-cell table:style-name="ce3" office:value-type="float" office:value="0.301683778764495" calcext:value-type="float">
            <text:p>0.301684</text:p>
          </table:table-cell>
          <table:table-cell table:style-name="ce3" office:value-type="float" office:value="0.559717437309719" calcext:value-type="float">
            <text:p>0.5597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7, 'k2': 15, 'verbose': False}</text:p>
          </table:table-cell>
          <table:table-cell table:style-name="ce3" office:value-type="float" office:value="0.0871054354722154" calcext:value-type="float">
            <text:p>0.087105</text:p>
          </table:table-cell>
          <table:table-cell table:style-name="ce3" office:value-type="float" office:value="0.533450834438794" calcext:value-type="float">
            <text:p>0.533451</text:p>
          </table:table-cell>
          <table:table-cell table:style-name="ce3" office:value-type="float" office:value="0.581978021978022" calcext:value-type="float">
            <text:p>0.581978</text:p>
          </table:table-cell>
          <table:table-cell table:style-name="ce3" office:value-type="float" office:value="0.510380766149784" calcext:value-type="float">
            <text:p>0.510381</text:p>
          </table:table-cell>
          <table:table-cell table:style-name="ce3" office:value-type="float" office:value="0.397030906547347" calcext:value-type="float">
            <text:p>0.397031</text:p>
          </table:table-cell>
          <table:table-cell table:style-name="ce3" office:value-type="float" office:value="0.463176830298294" calcext:value-type="float">
            <text:p>0.4631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random', 'l1_ratio': 0.5, 'max_iter': 200, 'n_components': 2, 'random_state': 42}</text:p>
          </table:table-cell>
          <table:table-cell table:style-name="ce3" office:value-type="float" office:value="0.603247264621763" calcext:value-type="float">
            <text:p>0.603247</text:p>
          </table:table-cell>
          <table:table-cell table:style-name="ce3" office:value-type="float" office:value="0.557152370321867" calcext:value-type="float">
            <text:p>0.557152</text:p>
          </table:table-cell>
          <table:table-cell table:style-name="ce3" office:value-type="float" office:value="0.591120879120879" calcext:value-type="float">
            <text:p>0.591121</text:p>
          </table:table-cell>
          <table:table-cell table:style-name="ce3" office:value-type="float" office:value="0.507742959441577" calcext:value-type="float">
            <text:p>0.507743</text:p>
          </table:table-cell>
          <table:table-cell table:style-name="ce3" office:value-type="float" office:value="0.35234379564806" calcext:value-type="float">
            <text:p>0.352344</text:p>
          </table:table-cell>
          <table:table-cell table:style-name="ce3" office:value-type="float" office:value="0.581383935571605" calcext:value-type="float">
            <text:p>0.5813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2.0, 'init_type': 'fastmap', 'n_iterations': 100, 'verbose': False}</text:p>
          </table:table-cell>
          <table:table-cell table:style-name="ce3" office:value-type="float" office:value="0.627823402284656" calcext:value-type="float">
            <text:p>0.627823</text:p>
          </table:table-cell>
          <table:table-cell table:style-name="ce3" office:value-type="float" office:value="0.630938934483238" calcext:value-type="float">
            <text:p>0.630939</text:p>
          </table:table-cell>
          <table:table-cell table:style-name="ce3" office:value-type="float" office:value="0.605142857142857" calcext:value-type="float">
            <text:p>0.605143</text:p>
          </table:table-cell>
          <table:table-cell table:style-name="ce3" office:value-type="float" office:value="0.572325500374682" calcext:value-type="float">
            <text:p>0.572326</text:p>
          </table:table-cell>
          <table:table-cell table:style-name="ce3" office:value-type="float" office:value="0.344421009941248" calcext:value-type="float">
            <text:p>0.344421</text:p>
          </table:table-cell>
          <table:table-cell table:style-name="ce3" office:value-type="float" office:value="0.618361936868837" calcext:value-type="float">
            <text:p>0.6183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375325242833733" calcext:value-type="float">
            <text:p>0.375325</text:p>
          </table:table-cell>
          <table:table-cell table:style-name="ce3" office:value-type="float" office:value="0.565979297639687" calcext:value-type="float">
            <text:p>0.565979</text:p>
          </table:table-cell>
          <table:table-cell table:style-name="ce3" office:value-type="float" office:value="0.611604395604395" calcext:value-type="float">
            <text:p>0.611604</text:p>
          </table:table-cell>
          <table:table-cell table:style-name="ce3" office:value-type="float" office:value="0.481493903324821" calcext:value-type="float">
            <text:p>0.481494</text:p>
          </table:table-cell>
          <table:table-cell table:style-name="ce3" office:value-type="float" office:value="0.323031971616485" calcext:value-type="float">
            <text:p>0.323032</text:p>
          </table:table-cell>
          <table:table-cell table:style-name="ce3" office:value-type="float" office:value="0.54227417355723" calcext:value-type="float">
            <text:p>0.5422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37529264560694" calcext:value-type="float">
            <text:p>0.375293</text:p>
          </table:table-cell>
          <table:table-cell table:style-name="ce3" office:value-type="float" office:value="0.566292771137476" calcext:value-type="float">
            <text:p>0.566293</text:p>
          </table:table-cell>
          <table:table-cell table:style-name="ce3" office:value-type="float" office:value="0.612615384615385" calcext:value-type="float">
            <text:p>0.612615</text:p>
          </table:table-cell>
          <table:table-cell table:style-name="ce3" office:value-type="float" office:value="0.481452892205865" calcext:value-type="float">
            <text:p>0.481453</text:p>
          </table:table-cell>
          <table:table-cell table:style-name="ce3" office:value-type="float" office:value="0.323045106082337" calcext:value-type="float">
            <text:p>0.323045</text:p>
          </table:table-cell>
          <table:table-cell table:style-name="ce3" office:value-type="float" office:value="0.542521717496666" calcext:value-type="float">
            <text:p>0.5425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5, 'gamma': 0.5, 'kernel': 'poly', 'max_iter': None, 'n_components': 2, 'random_state': 42}</text:p>
          </table:table-cell>
          <table:table-cell table:style-name="ce3" office:value-type="float" office:value="0.677859290447126" calcext:value-type="float">
            <text:p>0.677859</text:p>
          </table:table-cell>
          <table:table-cell table:style-name="ce3" office:value-type="float" office:value="0.545675513742201" calcext:value-type="float">
            <text:p>0.545676</text:p>
          </table:table-cell>
          <table:table-cell table:style-name="ce3" office:value-type="float" office:value="0.600967032967033" calcext:value-type="float">
            <text:p>0.600967</text:p>
          </table:table-cell>
          <table:table-cell table:style-name="ce3" office:value-type="float" office:value="0.618166664967097" calcext:value-type="float">
            <text:p>0.618167</text:p>
          </table:table-cell>
          <table:table-cell table:style-name="ce3" office:value-type="float" office:value="0.485191802912795" calcext:value-type="float">
            <text:p>0.485192</text:p>
          </table:table-cell>
          <table:table-cell table:style-name="ce3" office:value-type="float" office:value="0.591495339842132" calcext:value-type="float">
            <text:p>0.5914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370895724837065" calcext:value-type="float">
            <text:p>0.370896</text:p>
          </table:table-cell>
          <table:table-cell table:style-name="ce3" office:value-type="float" office:value="0.566431940396744" calcext:value-type="float">
            <text:p>0.566432</text:p>
          </table:table-cell>
          <table:table-cell table:style-name="ce3" office:value-type="float" office:value="0.613010989010989" calcext:value-type="float">
            <text:p>0.613011</text:p>
          </table:table-cell>
          <table:table-cell table:style-name="ce3" office:value-type="float" office:value="0.48044085036496" calcext:value-type="float">
            <text:p>0.480441</text:p>
          </table:table-cell>
          <table:table-cell table:style-name="ce3" office:value-type="float" office:value="0.323139520540058" calcext:value-type="float">
            <text:p>0.323140</text:p>
          </table:table-cell>
          <table:table-cell table:style-name="ce3" office:value-type="float" office:value="0.54152799681394" calcext:value-type="float">
            <text:p>0.5415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374871066568504" calcext:value-type="float">
            <text:p>0.374871</text:p>
          </table:table-cell>
          <table:table-cell table:style-name="ce3" office:value-type="float" office:value="0.566447438328883" calcext:value-type="float">
            <text:p>0.566447</text:p>
          </table:table-cell>
          <table:table-cell table:style-name="ce3" office:value-type="float" office:value="0.612703296703297" calcext:value-type="float">
            <text:p>0.612703</text:p>
          </table:table-cell>
          <table:table-cell table:style-name="ce3" office:value-type="float" office:value="0.481391038689425" calcext:value-type="float">
            <text:p>0.481391</text:p>
          </table:table-cell>
          <table:table-cell table:style-name="ce3" office:value-type="float" office:value="0.323021795982771" calcext:value-type="float">
            <text:p>0.323022</text:p>
          </table:table-cell>
          <table:table-cell table:style-name="ce3" office:value-type="float" office:value="0.542478208861467" calcext:value-type="float">
            <text:p>0.5424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200, 'verbose': False}</text:p>
          </table:table-cell>
          <table:table-cell table:style-name="ce3" office:value-type="float" office:value="0.367652504334196" calcext:value-type="float">
            <text:p>0.367653</text:p>
          </table:table-cell>
          <table:table-cell table:style-name="ce3" office:value-type="float" office:value="0.565260869417708" calcext:value-type="float">
            <text:p>0.565261</text:p>
          </table:table-cell>
          <table:table-cell table:style-name="ce3" office:value-type="float" office:value="0.611516483516484" calcext:value-type="float">
            <text:p>0.611516</text:p>
          </table:table-cell>
          <table:table-cell table:style-name="ce3" office:value-type="float" office:value="0.478703111142376" calcext:value-type="float">
            <text:p>0.478703</text:p>
          </table:table-cell>
          <table:table-cell table:style-name="ce3" office:value-type="float" office:value="0.323025078885305" calcext:value-type="float">
            <text:p>0.323025</text:p>
          </table:table-cell>
          <table:table-cell table:style-name="ce3" office:value-type="float" office:value="0.540021577905092" calcext:value-type="float">
            <text:p>0.540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01, 'max_iter': 1000, 'method': 'lars', 'n_components': 2, 'normalize_components': True, 'random_state': 42, 'ridge_alpha': 0.05, 'tol': 1e-08}</text:p>
          </table:table-cell>
          <table:table-cell table:style-name="ce3" office:value-type="float" office:value="0.36826944959949" calcext:value-type="float">
            <text:p>0.368269</text:p>
          </table:table-cell>
          <table:table-cell table:style-name="ce3" office:value-type="float" office:value="0.566138768918639" calcext:value-type="float">
            <text:p>0.566139</text:p>
          </table:table-cell>
          <table:table-cell table:style-name="ce3" office:value-type="float" office:value="0.613406593406593" calcext:value-type="float">
            <text:p>0.613407</text:p>
          </table:table-cell>
          <table:table-cell table:style-name="ce3" office:value-type="float" office:value="0.480118224055087" calcext:value-type="float">
            <text:p>0.480118</text:p>
          </table:table-cell>
          <table:table-cell table:style-name="ce3" office:value-type="float" office:value="0.325427486503073" calcext:value-type="float">
            <text:p>0.325427</text:p>
          </table:table-cell>
          <table:table-cell table:style-name="ce3" office:value-type="float" office:value="0.540501109895347" calcext:value-type="float">
            <text:p>0.5405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560355909604443" calcext:value-type="float">
            <text:p>0.560356</text:p>
          </table:table-cell>
          <table:table-cell table:style-name="ce3" office:value-type="float" office:value="0.550063369171736" calcext:value-type="float">
            <text:p>0.550063</text:p>
          </table:table-cell>
          <table:table-cell table:style-name="ce3" office:value-type="float" office:value="0.58210989010989" calcext:value-type="float">
            <text:p>0.582110</text:p>
          </table:table-cell>
          <table:table-cell table:style-name="ce3" office:value-type="float" office:value="0.515796135430357" calcext:value-type="float">
            <text:p>0.515796</text:p>
          </table:table-cell>
          <table:table-cell table:style-name="ce3" office:value-type="float" office:value="0.376605206999715" calcext:value-type="float">
            <text:p>0.376605</text:p>
          </table:table-cell>
          <table:table-cell table:style-name="ce3" office:value-type="float" office:value="0.566344019463342" calcext:value-type="float">
            <text:p>0.566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622349348089391" calcext:value-type="float">
            <text:p>0.622349</text:p>
          </table:table-cell>
          <table:table-cell table:style-name="ce3" office:value-type="float" office:value="0.514221374796861" calcext:value-type="float">
            <text:p>0.514221</text:p>
          </table:table-cell>
          <table:table-cell table:style-name="ce3" office:value-type="float" office:value="0.573494505494506" calcext:value-type="float">
            <text:p>0.573495</text:p>
          </table:table-cell>
          <table:table-cell table:style-name="ce3" office:value-type="float" office:value="0.540296225661982" calcext:value-type="float">
            <text:p>0.540296</text:p>
          </table:table-cell>
          <table:table-cell table:style-name="ce3" office:value-type="float" office:value="0.351354556290146" calcext:value-type="float">
            <text:p>0.351355</text:p>
          </table:table-cell>
          <table:table-cell table:style-name="ce3" office:value-type="float" office:value="0.579801379550519" calcext:value-type="float">
            <text:p>0.5798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625673600249704" calcext:value-type="float">
            <text:p>0.625674</text:p>
          </table:table-cell>
          <table:table-cell table:style-name="ce3" office:value-type="float" office:value="0.52412344062236" calcext:value-type="float">
            <text:p>0.524123</text:p>
          </table:table-cell>
          <table:table-cell table:style-name="ce3" office:value-type="float" office:value="0.566153846153846" calcext:value-type="float">
            <text:p>0.566154</text:p>
          </table:table-cell>
          <table:table-cell table:style-name="ce3" office:value-type="float" office:value="0.540315672691205" calcext:value-type="float">
            <text:p>0.540316</text:p>
          </table:table-cell>
          <table:table-cell table:style-name="ce3" office:value-type="float" office:value="0.37703407276327" calcext:value-type="float">
            <text:p>0.377034</text:p>
          </table:table-cell>
          <table:table-cell table:style-name="ce3" office:value-type="float" office:value="0.575846497390769" calcext:value-type="float">
            <text:p>0.5758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36853136736681" calcext:value-type="float">
            <text:p>0.368531</text:p>
          </table:table-cell>
          <table:table-cell table:style-name="ce3" office:value-type="float" office:value="0.523175678288985" calcext:value-type="float">
            <text:p>0.523176</text:p>
          </table:table-cell>
          <table:table-cell table:style-name="ce3" office:value-type="float" office:value="0.586593406593406" calcext:value-type="float">
            <text:p>0.586593</text:p>
          </table:table-cell>
          <table:table-cell table:style-name="ce3" office:value-type="float" office:value="0.538894756068954" calcext:value-type="float">
            <text:p>0.538895</text:p>
          </table:table-cell>
          <table:table-cell table:style-name="ce3" office:value-type="float" office:value="0.431652086157998" calcext:value-type="float">
            <text:p>0.431652</text:p>
          </table:table-cell>
          <table:table-cell table:style-name="ce3" office:value-type="float" office:value="0.517108624432032" calcext:value-type="float">
            <text:p>0.5171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8.0, 'init': 'random', 'learning_rate': 200.0, 'method': 'barnes_hut', 'metric': 'euclidean', 'min_grad_norm': 1e-07, 'n_components': 2, 'n_iter': 3000, 'n_iter_without_progress': 300, 'n_jobs': 4, 'perplexity': 50.0, 'random_state': 42}</text:p>
          </table:table-cell>
          <table:table-cell table:style-name="ce3" office:value-type="float" office:value="0.769082236072048" calcext:value-type="float">
            <text:p>0.769082</text:p>
          </table:table-cell>
          <table:table-cell table:style-name="ce3" office:value-type="float" office:value="0.57716538478502" calcext:value-type="float">
            <text:p>0.577165</text:p>
          </table:table-cell>
          <table:table-cell table:style-name="ce3" office:value-type="float" office:value="0.631164835164835" calcext:value-type="float">
            <text:p>0.631165</text:p>
          </table:table-cell>
          <table:table-cell table:style-name="ce3" office:value-type="float" office:value="0.662695747244027" calcext:value-type="float">
            <text:p>0.662696</text:p>
          </table:table-cell>
          <table:table-cell table:style-name="ce3" office:value-type="float" office:value="0.301828137472605" calcext:value-type="float">
            <text:p>0.301828</text:p>
          </table:table-cell>
          <table:table-cell table:style-name="ce3" office:value-type="float" office:value="0.667656013158665" calcext:value-type="float">
            <text:p>0.6676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20, 'verbose': False}</text:p>
          </table:table-cell>
          <table:table-cell table:style-name="ce3" office:value-type="float" office:value="0.66363586644908" calcext:value-type="float">
            <text:p>0.663636</text:p>
          </table:table-cell>
          <table:table-cell table:style-name="ce3" office:value-type="float" office:value="0.502392924149022" calcext:value-type="float">
            <text:p>0.502393</text:p>
          </table:table-cell>
          <table:table-cell table:style-name="ce3" office:value-type="float" office:value="0.570285714285714" calcext:value-type="float">
            <text:p>0.570286</text:p>
          </table:table-cell>
          <table:table-cell table:style-name="ce3" office:value-type="float" office:value="0.610173176890551" calcext:value-type="float">
            <text:p>0.610173</text:p>
          </table:table-cell>
          <table:table-cell table:style-name="ce3" office:value-type="float" office:value="0.281569314771784" calcext:value-type="float">
            <text:p>0.281569</text:p>
          </table:table-cell>
          <table:table-cell table:style-name="ce3" office:value-type="float" office:value="0.612983673400517" calcext:value-type="float">
            <text:p>0.6129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10, 'random_state': 42}</text:p>
          </table:table-cell>
          <table:table-cell table:style-name="ce3" office:value-type="float" office:value="0.543105354047003" calcext:value-type="float">
            <text:p>0.543105</text:p>
          </table:table-cell>
          <table:table-cell table:style-name="ce3" office:value-type="float" office:value="0.557539085798425" calcext:value-type="float">
            <text:p>0.557539</text:p>
          </table:table-cell>
          <table:table-cell table:style-name="ce3" office:value-type="float" office:value="0.603472527472527" calcext:value-type="float">
            <text:p>0.603473</text:p>
          </table:table-cell>
          <table:table-cell table:style-name="ce3" office:value-type="float" office:value="0.497667972647451" calcext:value-type="float">
            <text:p>0.497668</text:p>
          </table:table-cell>
          <table:table-cell table:style-name="ce3" office:value-type="float" office:value="0.335252004811581" calcext:value-type="float">
            <text:p>0.335252</text:p>
          </table:table-cell>
          <table:table-cell table:style-name="ce3" office:value-type="float" office:value="0.573306587030765" calcext:value-type="float">
            <text:p>0.573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5, 'n_components': 2, 'n_neighbors': 15, 'random_state': 42, 'spread': 1.0}</text:p>
          </table:table-cell>
          <table:table-cell table:style-name="ce3" office:value-type="float" office:value="0.576369290481053" calcext:value-type="float">
            <text:p>0.576369</text:p>
          </table:table-cell>
          <table:table-cell table:style-name="ce3" office:value-type="float" office:value="0.51692934666445" calcext:value-type="float">
            <text:p>0.516929</text:p>
          </table:table-cell>
          <table:table-cell table:style-name="ce3" office:value-type="float" office:value="1" calcext:value-type="float">
            <text:p>1.000000</text:p>
          </table:table-cell>
          <table:table-cell table:style-name="ce3" office:value-type="float" office:value="0.519533061530728" calcext:value-type="float">
            <text:p>0.519533</text:p>
          </table:table-cell>
          <table:table-cell table:style-name="ce3" office:value-type="float" office:value="0.289905884729142" calcext:value-type="float">
            <text:p>0.289906</text:p>
          </table:table-cell>
          <table:table-cell table:style-name="ce3" office:value-type="float" office:value="0.664585162789418" calcext:value-type="float">
            <text:p>0.6645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SMALL', 'n_components': 2}</text:p>
          </table:table-cell>
          <table:table-cell table:style-name="ce3" office:value-type="float" office:value="0.997017994858612" calcext:value-type="float">
            <text:p>0.997018</text:p>
          </table:table-cell>
          <table:table-cell table:style-name="ce3" office:value-type="float" office:value="0.997610172603746" calcext:value-type="float">
            <text:p>0.997610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6959888365906" calcext:value-type="float">
            <text:p>0.996960</text:p>
          </table:table-cell>
          <table:table-cell table:style-name="ce3" office:value-type="float" office:value="0.103134940608316" calcext:value-type="float">
            <text:p>0.103135</text:p>
          </table:table-cell>
          <table:table-cell table:style-name="ce3" office:value-type="float" office:value="0.960547765901132" calcext:value-type="float">
            <text:p>0.9605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10.0}</text:p>
          </table:table-cell>
          <table:table-cell table:style-name="ce3" office:value-type="float" office:value="0.998502570694087" calcext:value-type="float">
            <text:p>0.998503</text:p>
          </table:table-cell>
          <table:table-cell table:style-name="ce3" office:value-type="float" office:value="0.99818766066838" calcext:value-type="float">
            <text:p>0.998188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1783994128039" calcext:value-type="float">
            <text:p>0.991784</text:p>
          </table:table-cell>
          <table:table-cell table:style-name="ce3" office:value-type="float" office:value="0.0497099581346072" calcext:value-type="float">
            <text:p>0.049710</text:p>
          </table:table-cell>
          <table:table-cell table:style-name="ce3" office:value-type="float" office:value="0.970609996328323" calcext:value-type="float">
            <text:p>0.9706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98792324641939" calcext:value-type="float">
            <text:p>0.987923</text:p>
          </table:table-cell>
          <table:table-cell table:style-name="ce3" office:value-type="float" office:value="0.998159199412413" calcext:value-type="float">
            <text:p>0.998159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4602057226735" calcext:value-type="float">
            <text:p>0.994602</text:p>
          </table:table-cell>
          <table:table-cell table:style-name="ce3" office:value-type="float" office:value="0.29135144728065" calcext:value-type="float">
            <text:p>0.291351</text:p>
          </table:table-cell>
          <table:table-cell table:style-name="ce3" office:value-type="float" office:value="0.92072375401272" calcext:value-type="float">
            <text:p>0.9207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9892030848329" calcext:value-type="float">
            <text:p>0.998920</text:p>
          </table:table-cell>
          <table:table-cell table:style-name="ce3" office:value-type="float" office:value="0.998661402864487" calcext:value-type="float">
            <text:p>0.998661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740611719917" calcext:value-type="float">
            <text:p>0.999741</text:p>
          </table:table-cell>
          <table:table-cell table:style-name="ce3" office:value-type="float" office:value="0.0301514196947503" calcext:value-type="float">
            <text:p>0.030151</text:p>
          </table:table-cell>
          <table:table-cell table:style-name="ce3" office:value-type="float" office:value="0.976291323531732" calcext:value-type="float">
            <text:p>0.9762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873632023503489" calcext:value-type="float">
            <text:p>0.873632</text:p>
          </table:table-cell>
          <table:table-cell table:style-name="ce3" office:value-type="float" office:value="0.791028277634961" calcext:value-type="float">
            <text:p>0.791028</text:p>
          </table:table-cell>
          <table:table-cell table:style-name="ce3" office:value-type="float" office:value="0.895357142857143" calcext:value-type="float">
            <text:p>0.895357</text:p>
          </table:table-cell>
          <table:table-cell table:style-name="ce3" office:value-type="float" office:value="0.787130231324638" calcext:value-type="float">
            <text:p>0.787130</text:p>
          </table:table-cell>
          <table:table-cell table:style-name="ce3" office:value-type="float" office:value="0.45686989031591" calcext:value-type="float">
            <text:p>0.456870</text:p>
          </table:table-cell>
          <table:table-cell table:style-name="ce3" office:value-type="float" office:value="0.778055557000864" calcext:value-type="float">
            <text:p>0.7780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2.0, 'verbose': False}</text:p>
          </table:table-cell>
          <table:table-cell table:style-name="ce3" office:value-type="float" office:value="0.999062614763129" calcext:value-type="float">
            <text:p>0.999063</text:p>
          </table:table-cell>
          <table:table-cell table:style-name="ce3" office:value-type="float" office:value="0.998732096951891" calcext:value-type="float">
            <text:p>0.998732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935639383995" calcext:value-type="float">
            <text:p>0.999936</text:p>
          </table:table-cell>
          <table:table-cell table:style-name="ce3" office:value-type="float" office:value="0.00805414172922884" calcext:value-type="float">
            <text:p>0.008054</text:p>
          </table:table-cell>
          <table:table-cell table:style-name="ce3" office:value-type="float" office:value="0.9807923847311" calcext:value-type="float">
            <text:p>0.9807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exp', 'max_iter': 200, 'n_components': 2, 'random_state': 42}</text:p>
          </table:table-cell>
          <table:table-cell table:style-name="ce3" office:value-type="float" office:value="0.988312522952626" calcext:value-type="float">
            <text:p>0.988313</text:p>
          </table:table-cell>
          <table:table-cell table:style-name="ce3" office:value-type="float" office:value="0.997924164524422" calcext:value-type="float">
            <text:p>0.997924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4407757966209" calcext:value-type="float">
            <text:p>0.994408</text:p>
          </table:table-cell>
          <table:table-cell table:style-name="ce3" office:value-type="float" office:value="0.286759139229629" calcext:value-type="float">
            <text:p>0.286759</text:p>
          </table:table-cell>
          <table:table-cell table:style-name="ce3" office:value-type="float" office:value="0.921634204099868" calcext:value-type="float">
            <text:p>0.9216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200, 'verbose': False}</text:p>
          </table:table-cell>
          <table:table-cell table:style-name="ce3" office:value-type="float" office:value="0.998618251928021" calcext:value-type="float">
            <text:p>0.998618</text:p>
          </table:table-cell>
          <table:table-cell table:style-name="ce3" office:value-type="float" office:value="0.99858795446199" calcext:value-type="float">
            <text:p>0.998588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986344942399" calcext:value-type="float">
            <text:p>0.999986</text:p>
          </table:table-cell>
          <table:table-cell table:style-name="ce3" office:value-type="float" office:value="0" calcext:value-type="float">
            <text:p>0.000000</text:p>
          </table:table-cell>
          <table:table-cell table:style-name="ce3" office:value-type="float" office:value="0.982295653123625" calcext:value-type="float">
            <text:p>0.9822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5}</text:p>
          </table:table-cell>
          <table:table-cell table:style-name="ce3" office:value-type="float" office:value="0.662330150569225" calcext:value-type="float">
            <text:p>0.662330</text:p>
          </table:table-cell>
          <table:table-cell table:style-name="ce3" office:value-type="float" office:value="0.598010466397356" calcext:value-type="float">
            <text:p>0.598010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3525372262317" calcext:value-type="float">
            <text:p>0.835254</text:p>
          </table:table-cell>
          <table:table-cell table:style-name="ce3" office:value-type="float" office:value="0.298445158575576" calcext:value-type="float">
            <text:p>0.298445</text:p>
          </table:table-cell>
          <table:table-cell table:style-name="ce3" office:value-type="float" office:value="0.742286979059978" calcext:value-type="float">
            <text:p>0.7422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8, 'verbose': False}</text:p>
          </table:table-cell>
          <table:table-cell table:style-name="ce3" office:value-type="float" office:value="0.574281123760558" calcext:value-type="float">
            <text:p>0.574281</text:p>
          </table:table-cell>
          <table:table-cell table:style-name="ce3" office:value-type="float" office:value="0.598236320235035" calcext:value-type="float">
            <text:p>0.598236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27998474979633" calcext:value-type="float">
            <text:p>0.827998</text:p>
          </table:table-cell>
          <table:table-cell table:style-name="ce3" office:value-type="float" office:value="0.104941315917152" calcext:value-type="float">
            <text:p>0.104941</text:p>
          </table:table-cell>
          <table:table-cell table:style-name="ce3" office:value-type="float" office:value="0.761972063468758" calcext:value-type="float">
            <text:p>0.7619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2.0, 'n_iterations': 100, 'sample_type': 'clustering_centroid', 'verbose': False}</text:p>
          </table:table-cell>
          <table:table-cell table:style-name="ce3" office:value-type="float" office:value="0.998786265148733" calcext:value-type="float">
            <text:p>0.998786</text:p>
          </table:table-cell>
          <table:table-cell table:style-name="ce3" office:value-type="float" office:value="0.998333639368344" calcext:value-type="float">
            <text:p>0.998334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919110407435" calcext:value-type="float">
            <text:p>0.999919</text:p>
          </table:table-cell>
          <table:table-cell table:style-name="ce3" office:value-type="float" office:value="0.00861201312980569" calcext:value-type="float">
            <text:p>0.008612</text:p>
          </table:table-cell>
          <table:table-cell table:style-name="ce3" office:value-type="float" office:value="0.980542543216084" calcext:value-type="float">
            <text:p>0.9805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493510833639368" calcext:value-type="float">
            <text:p>0.493511</text:p>
          </table:table-cell>
          <table:table-cell table:style-name="ce3" office:value-type="float" office:value="0.595364487697393" calcext:value-type="float">
            <text:p>0.595364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734733566206469" calcext:value-type="float">
            <text:p>0.734734</text:p>
          </table:table-cell>
          <table:table-cell table:style-name="ce3" office:value-type="float" office:value="0.383439054985717" calcext:value-type="float">
            <text:p>0.383439</text:p>
          </table:table-cell>
          <table:table-cell table:style-name="ce3" office:value-type="float" office:value="0.670891109368645" calcext:value-type="float">
            <text:p>0.6708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8, 'max_iter': 400, 'n_analyzers': 20, 'verbose': False}</text:p>
          </table:table-cell>
          <table:table-cell table:style-name="ce3" office:value-type="float" office:value="0.967372383400661" calcext:value-type="float">
            <text:p>0.967372</text:p>
          </table:table-cell>
          <table:table-cell table:style-name="ce3" office:value-type="float" office:value="0.996402864487697" calcext:value-type="float">
            <text:p>0.996403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88403512966614" calcext:value-type="float">
            <text:p>0.988404</text:p>
          </table:table-cell>
          <table:table-cell table:style-name="ce3" office:value-type="float" office:value="0.318710071239979" calcext:value-type="float">
            <text:p>0.318710</text:p>
          </table:table-cell>
          <table:table-cell table:style-name="ce3" office:value-type="float" office:value="0.909550880780141" calcext:value-type="float">
            <text:p>0.909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5, 'random_state': 42, 'reg': 0.1}</text:p>
          </table:table-cell>
          <table:table-cell table:style-name="ce3" office:value-type="float" office:value="0.914785163422696" calcext:value-type="float">
            <text:p>0.914785</text:p>
          </table:table-cell>
          <table:table-cell table:style-name="ce3" office:value-type="float" office:value="0.856320235034888" calcext:value-type="float">
            <text:p>0.856320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00722699854351" calcext:value-type="float">
            <text:p>0.900723</text:p>
          </table:table-cell>
          <table:table-cell table:style-name="ce3" office:value-type="float" office:value="0.316824117875088" calcext:value-type="float">
            <text:p>0.316824</text:p>
          </table:table-cell>
          <table:table-cell table:style-name="ce3" office:value-type="float" office:value="0.853857938944512" calcext:value-type="float">
            <text:p>0.8538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802272309952259" calcext:value-type="float">
            <text:p>0.802272</text:p>
          </table:table-cell>
          <table:table-cell table:style-name="ce3" office:value-type="float" office:value="0.671257803892765" calcext:value-type="float">
            <text:p>0.671258</text:p>
          </table:table-cell>
          <table:table-cell table:style-name="ce3" office:value-type="float" office:value="0.556428571428572" calcext:value-type="float">
            <text:p>0.556429</text:p>
          </table:table-cell>
          <table:table-cell table:style-name="ce3" office:value-type="float" office:value="0.39417815889835" calcext:value-type="float">
            <text:p>0.394178</text:p>
          </table:table-cell>
          <table:table-cell table:style-name="ce3" office:value-type="float" office:value="0.494940384119223" calcext:value-type="float">
            <text:p>0.494940</text:p>
          </table:table-cell>
          <table:table-cell table:style-name="ce3" office:value-type="float" office:value="0.585839292010544" calcext:value-type="float">
            <text:p>0.5858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11, 'random_state': 42, 'reg': 0.001}</text:p>
          </table:table-cell>
          <table:table-cell table:style-name="ce3" office:value-type="float" office:value="0.932322805728975" calcext:value-type="float">
            <text:p>0.932323</text:p>
          </table:table-cell>
          <table:table-cell table:style-name="ce3" office:value-type="float" office:value="0.988101358795446" calcext:value-type="float">
            <text:p>0.988101</text:p>
          </table:table-cell>
          <table:table-cell table:style-name="ce3" office:value-type="float" office:value="0.39" calcext:value-type="float">
            <text:p>0.390000</text:p>
          </table:table-cell>
          <table:table-cell table:style-name="ce3" office:value-type="float" office:value="0.488712605709585" calcext:value-type="float">
            <text:p>0.488713</text:p>
          </table:table-cell>
          <table:table-cell table:style-name="ce3" office:value-type="float" office:value="0.495155631272503" calcext:value-type="float">
            <text:p>0.495156</text:p>
          </table:table-cell>
          <table:table-cell table:style-name="ce3" office:value-type="float" office:value="0.660796227792301" calcext:value-type="float">
            <text:p>0.6607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3, 'verbose': False}</text:p>
          </table:table-cell>
          <table:table-cell table:style-name="ce3" office:value-type="float" office:value="0.978769739258171" calcext:value-type="float">
            <text:p>0.978770</text:p>
          </table:table-cell>
          <table:table-cell table:style-name="ce3" office:value-type="float" office:value="0.997421961072347" calcext:value-type="float">
            <text:p>0.997422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4758365087975" calcext:value-type="float">
            <text:p>0.994758</text:p>
          </table:table-cell>
          <table:table-cell table:style-name="ce3" office:value-type="float" office:value="0.205749998242276" calcext:value-type="float">
            <text:p>0.205750</text:p>
          </table:table-cell>
          <table:table-cell table:style-name="ce3" office:value-type="float" office:value="0.935897156292386" calcext:value-type="float">
            <text:p>0.9358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996523136246787" calcext:value-type="float">
            <text:p>0.996523</text:p>
          </table:table-cell>
          <table:table-cell table:style-name="ce3" office:value-type="float" office:value="0.997490818949688" calcext:value-type="float">
            <text:p>0.997491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7976428429235" calcext:value-type="float">
            <text:p>0.997976</text:p>
          </table:table-cell>
          <table:table-cell table:style-name="ce3" office:value-type="float" office:value="0.0514788578421722" calcext:value-type="float">
            <text:p>0.051479</text:p>
          </table:table-cell>
          <table:table-cell table:style-name="ce3" office:value-type="float" office:value="0.97095944801385" calcext:value-type="float">
            <text:p>0.9709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random', 'dissimilarity_type': 'euclidean', 'fraction_delta': 8.0, 'n_iterations': 200, 'n_neighbors': 8, 'verbose': False}</text:p>
          </table:table-cell>
          <table:table-cell table:style-name="ce3" office:value-type="float" office:value="0.6996676459787" calcext:value-type="float">
            <text:p>0.699668</text:p>
          </table:table-cell>
          <table:table-cell table:style-name="ce3" office:value-type="float" office:value="0.65153323540213" calcext:value-type="float">
            <text:p>0.651533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39894609761338" calcext:value-type="float">
            <text:p>0.839895</text:p>
          </table:table-cell>
          <table:table-cell table:style-name="ce3" office:value-type="float" office:value="0.0798901176752086" calcext:value-type="float">
            <text:p>0.079890</text:p>
          </table:table-cell>
          <table:table-cell table:style-name="ce3" office:value-type="float" office:value="0.805098217550535" calcext:value-type="float">
            <text:p>0.8050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5, 'random_state': 42, 'reg': 0.001}</text:p>
          </table:table-cell>
          <table:table-cell table:style-name="ce3" office:value-type="float" office:value="0.880563716489166" calcext:value-type="float">
            <text:p>0.880564</text:p>
          </table:table-cell>
          <table:table-cell table:style-name="ce3" office:value-type="float" office:value="0.758025156077855" calcext:value-type="float">
            <text:p>0.758025</text:p>
          </table:table-cell>
          <table:table-cell table:style-name="ce3" office:value-type="float" office:value="0.417142857142857" calcext:value-type="float">
            <text:p>0.417143</text:p>
          </table:table-cell>
          <table:table-cell table:style-name="ce3" office:value-type="float" office:value="0.406301510111157" calcext:value-type="float">
            <text:p>0.406302</text:p>
          </table:table-cell>
          <table:table-cell table:style-name="ce3" office:value-type="float" office:value="0.495376123955373" calcext:value-type="float">
            <text:p>0.495376</text:p>
          </table:table-cell>
          <table:table-cell table:style-name="ce3" office:value-type="float" office:value="0.593331423173132" calcext:value-type="float">
            <text:p>0.5933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998394234300404" calcext:value-type="float">
            <text:p>0.998394</text:p>
          </table:table-cell>
          <table:table-cell table:style-name="ce3" office:value-type="float" office:value="0.998360264414249" calcext:value-type="float">
            <text:p>0.998360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638177861626" calcext:value-type="float">
            <text:p>0.999638</text:p>
          </table:table-cell>
          <table:table-cell table:style-name="ce3" office:value-type="float" office:value="0.0301105612072794" calcext:value-type="float">
            <text:p>0.030111</text:p>
          </table:table-cell>
          <table:table-cell table:style-name="ce3" office:value-type="float" office:value="0.976113565930943" calcext:value-type="float">
            <text:p>0.9761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200, 'n_analyzers': 20, 'verbose': False}</text:p>
          </table:table-cell>
          <table:table-cell table:style-name="ce3" office:value-type="float" office:value="0.99759823723834" calcext:value-type="float">
            <text:p>0.997598</text:p>
          </table:table-cell>
          <table:table-cell table:style-name="ce3" office:value-type="float" office:value="0.997607418288652" calcext:value-type="float">
            <text:p>0.997607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2884067381722" calcext:value-type="float">
            <text:p>0.992884</text:p>
          </table:table-cell>
          <table:table-cell table:style-name="ce3" office:value-type="float" office:value="0.0724989391233766" calcext:value-type="float">
            <text:p>0.072499</text:p>
          </table:table-cell>
          <table:table-cell table:style-name="ce3" office:value-type="float" office:value="0.96597529961421" calcext:value-type="float">
            <text:p>0.9659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94793059125964" calcext:value-type="float">
            <text:p>0.947931</text:p>
          </table:table-cell>
          <table:table-cell table:style-name="ce3" office:value-type="float" office:value="0.995351634226956" calcext:value-type="float">
            <text:p>0.995352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1631085417441" calcext:value-type="float">
            <text:p>0.991631</text:p>
          </table:table-cell>
          <table:table-cell table:style-name="ce3" office:value-type="float" office:value="0.339802116176693" calcext:value-type="float">
            <text:p>0.339802</text:p>
          </table:table-cell>
          <table:table-cell table:style-name="ce3" office:value-type="float" office:value="0.901879381802612" calcext:value-type="float">
            <text:p>0.901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300, 'metric': True, 'n_components': 2, 'n_init': 2, 'random_state': 42}</text:p>
          </table:table-cell>
          <table:table-cell table:style-name="ce3" office:value-type="float" office:value="0.998062798384135" calcext:value-type="float">
            <text:p>0.998063</text:p>
          </table:table-cell>
          <table:table-cell table:style-name="ce3" office:value-type="float" office:value="0.998123393316195" calcext:value-type="float">
            <text:p>0.998123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987658318609" calcext:value-type="float">
            <text:p>0.999988</text:p>
          </table:table-cell>
          <table:table-cell table:style-name="ce3" office:value-type="float" office:value="0.000249286396861448" calcext:value-type="float">
            <text:p>0.000249</text:p>
          </table:table-cell>
          <table:table-cell table:style-name="ce3" office:value-type="float" office:value="0.982042055581558" calcext:value-type="float">
            <text:p>0.9820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999009364671318" calcext:value-type="float">
            <text:p>0.999009</text:p>
          </table:table-cell>
          <table:table-cell table:style-name="ce3" office:value-type="float" office:value="0.998726588321704" calcext:value-type="float">
            <text:p>0.998727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892168715441" calcext:value-type="float">
            <text:p>0.999892</text:p>
          </table:table-cell>
          <table:table-cell table:style-name="ce3" office:value-type="float" office:value="0.00846982531140129" calcext:value-type="float">
            <text:p>0.008470</text:p>
          </table:table-cell>
          <table:table-cell table:style-name="ce3" office:value-type="float" office:value="0.980688802136555" calcext:value-type="float">
            <text:p>0.9806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4, 'random_state': 42}</text:p>
          </table:table-cell>
          <table:table-cell table:style-name="ce3" office:value-type="float" office:value="0.529288468600808" calcext:value-type="float">
            <text:p>0.529288</text:p>
          </table:table-cell>
          <table:table-cell table:style-name="ce3" office:value-type="float" office:value="0.587331986779288" calcext:value-type="float">
            <text:p>0.587332</text:p>
          </table:table-cell>
          <table:table-cell table:style-name="ce3" office:value-type="float" office:value="0.902857142857143" calcext:value-type="float">
            <text:p>0.902857</text:p>
          </table:table-cell>
          <table:table-cell table:style-name="ce3" office:value-type="float" office:value="0.378432511690753" calcext:value-type="float">
            <text:p>0.378433</text:p>
          </table:table-cell>
          <table:table-cell table:style-name="ce3" office:value-type="float" office:value="0.637425066904221" calcext:value-type="float">
            <text:p>0.637425</text:p>
          </table:table-cell>
          <table:table-cell table:style-name="ce3" office:value-type="float" office:value="0.552097008604754" calcext:value-type="float">
            <text:p>0.5520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random', 'l1_ratio': 0.5, 'max_iter': 200, 'n_components': 2, 'random_state': 42}</text:p>
          </table:table-cell>
          <table:table-cell table:style-name="ce3" office:value-type="float" office:value="0.998697208960705" calcext:value-type="float">
            <text:p>0.998697</text:p>
          </table:table-cell>
          <table:table-cell table:style-name="ce3" office:value-type="float" office:value="0.99862559676827" calcext:value-type="float">
            <text:p>0.998626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134593087149" calcext:value-type="float">
            <text:p>0.999135</text:p>
          </table:table-cell>
          <table:table-cell table:style-name="ce3" office:value-type="float" office:value="0.0132208957147472" calcext:value-type="float">
            <text:p>0.013221</text:p>
          </table:table-cell>
          <table:table-cell table:style-name="ce3" office:value-type="float" office:value="0.979504443477418" calcext:value-type="float">
            <text:p>0.9795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4.5, 'dissimilarity_type': 'euclidean', 'fraction_delta': 2.0, 'init_type': 'random', 'n_iterations': 100, 'verbose': False}</text:p>
          </table:table-cell>
          <table:table-cell table:style-name="ce3" office:value-type="float" office:value="0.998292324641939" calcext:value-type="float">
            <text:p>0.998292</text:p>
          </table:table-cell>
          <table:table-cell table:style-name="ce3" office:value-type="float" office:value="0.998430958501653" calcext:value-type="float">
            <text:p>0.998431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8501262671131" calcext:value-type="float">
            <text:p>0.998501</text:p>
          </table:table-cell>
          <table:table-cell table:style-name="ce3" office:value-type="float" office:value="0.0297645659308876" calcext:value-type="float">
            <text:p>0.029765</text:p>
          </table:table-cell>
          <table:table-cell table:style-name="ce3" office:value-type="float" office:value="0.97594913883391" calcext:value-type="float">
            <text:p>0.9759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797504590525156" calcext:value-type="float">
            <text:p>0.797505</text:p>
          </table:table-cell>
          <table:table-cell table:style-name="ce3" office:value-type="float" office:value="0.614668564083731" calcext:value-type="float">
            <text:p>0.614669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43806250346824" calcext:value-type="float">
            <text:p>0.843806</text:p>
          </table:table-cell>
          <table:table-cell table:style-name="ce3" office:value-type="float" office:value="0.00805413339572507" calcext:value-type="float">
            <text:p>0.008054</text:p>
          </table:table-cell>
          <table:table-cell table:style-name="ce3" office:value-type="float" office:value="0.83244219716914" calcext:value-type="float">
            <text:p>0.8324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99062614763129" calcext:value-type="float">
            <text:p>0.999063</text:p>
          </table:table-cell>
          <table:table-cell table:style-name="ce3" office:value-type="float" office:value="0.998732096951891" calcext:value-type="float">
            <text:p>0.998732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935639383995" calcext:value-type="float">
            <text:p>0.999936</text:p>
          </table:table-cell>
          <table:table-cell table:style-name="ce3" office:value-type="float" office:value="0.0080541474529395" calcext:value-type="float">
            <text:p>0.008054</text:p>
          </table:table-cell>
          <table:table-cell table:style-name="ce3" office:value-type="float" office:value="0.980792383586358" calcext:value-type="float">
            <text:p>0.9807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0.05, 'kernel': 'poly', 'max_iter': None, 'n_components': 2, 'random_state': 42}</text:p>
          </table:table-cell>
          <table:table-cell table:style-name="ce3" office:value-type="float" office:value="0.657154792508263" calcext:value-type="float">
            <text:p>0.657155</text:p>
          </table:table-cell>
          <table:table-cell table:style-name="ce3" office:value-type="float" office:value="0.591061329416085" calcext:value-type="float">
            <text:p>0.591061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42388765825228" calcext:value-type="float">
            <text:p>0.842389</text:p>
          </table:table-cell>
          <table:table-cell table:style-name="ce3" office:value-type="float" office:value="0.0779904118822977" calcext:value-type="float">
            <text:p>0.077990</text:p>
          </table:table-cell>
          <table:table-cell table:style-name="ce3" office:value-type="float" office:value="0.785380038030598" calcext:value-type="float">
            <text:p>0.7853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628049026808667" calcext:value-type="float">
            <text:p>0.628049</text:p>
          </table:table-cell>
          <table:table-cell table:style-name="ce3" office:value-type="float" office:value="0.599495042232831" calcext:value-type="float">
            <text:p>0.599495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4228917752152" calcext:value-type="float">
            <text:p>0.842289</text:p>
          </table:table-cell>
          <table:table-cell table:style-name="ce3" office:value-type="float" office:value="0.0169380398997505" calcext:value-type="float">
            <text:p>0.016938</text:p>
          </table:table-cell>
          <table:table-cell table:style-name="ce3" office:value-type="float" office:value="0.793436184189796" calcext:value-type="float">
            <text:p>0.7934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640837311788469" calcext:value-type="float">
            <text:p>0.640837</text:p>
          </table:table-cell>
          <table:table-cell table:style-name="ce3" office:value-type="float" office:value="0.599088321704003" calcext:value-type="float">
            <text:p>0.599088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42370220516799" calcext:value-type="float">
            <text:p>0.842370</text:p>
          </table:table-cell>
          <table:table-cell table:style-name="ce3" office:value-type="float" office:value="0.0231349968062129" calcext:value-type="float">
            <text:p>0.023135</text:p>
          </table:table-cell>
          <table:table-cell table:style-name="ce3" office:value-type="float" office:value="0.794689314297755" calcext:value-type="float">
            <text:p>0.7946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957499081894969" calcext:value-type="float">
            <text:p>0.957499</text:p>
          </table:table-cell>
          <table:table-cell table:style-name="ce3" office:value-type="float" office:value="0.996379911861917" calcext:value-type="float">
            <text:p>0.996380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0974819650132" calcext:value-type="float">
            <text:p>0.990975</text:p>
          </table:table-cell>
          <table:table-cell table:style-name="ce3" office:value-type="float" office:value="0.377614787798162" calcext:value-type="float">
            <text:p>0.377615</text:p>
          </table:table-cell>
          <table:table-cell table:style-name="ce3" office:value-type="float" office:value="0.896304947978914" calcext:value-type="float">
            <text:p>0.8963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5, 'max_iter': 1000, 'method': 'lars', 'n_components': 2, 'normalize_components': True, 'random_state': 42, 'ridge_alpha': 0.5, 'tol': 1e-08}</text:p>
          </table:table-cell>
          <table:table-cell table:style-name="ce3" office:value-type="float" office:value="0.99901854572163" calcext:value-type="float">
            <text:p>0.999019</text:p>
          </table:table-cell>
          <table:table-cell table:style-name="ce3" office:value-type="float" office:value="0.998752295262578" calcext:value-type="float">
            <text:p>0.998752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865162259996" calcext:value-type="float">
            <text:p>0.999865</text:p>
          </table:table-cell>
          <table:table-cell table:style-name="ce3" office:value-type="float" office:value="0.00811027294318373" calcext:value-type="float">
            <text:p>0.008110</text:p>
          </table:table-cell>
          <table:table-cell table:style-name="ce3" office:value-type="float" office:value="0.980762288917347" calcext:value-type="float">
            <text:p>0.9807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604369261843555" calcext:value-type="float">
            <text:p>0.604369</text:p>
          </table:table-cell>
          <table:table-cell table:style-name="ce3" office:value-type="float" office:value="0.608930407638634" calcext:value-type="float">
            <text:p>0.608930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41374808554863" calcext:value-type="float">
            <text:p>0.841375</text:p>
          </table:table-cell>
          <table:table-cell table:style-name="ce3" office:value-type="float" office:value="0.0560641177964133" calcext:value-type="float">
            <text:p>0.056064</text:p>
          </table:table-cell>
          <table:table-cell table:style-name="ce3" office:value-type="float" office:value="0.782579214905271" calcext:value-type="float">
            <text:p>0.7825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80531582813074" calcext:value-type="float">
            <text:p>0.980532</text:p>
          </table:table-cell>
          <table:table-cell table:style-name="ce3" office:value-type="float" office:value="0.996165075284612" calcext:value-type="float">
            <text:p>0.996165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6059901449316" calcext:value-type="float">
            <text:p>0.996060</text:p>
          </table:table-cell>
          <table:table-cell table:style-name="ce3" office:value-type="float" office:value="0.196194472806158" calcext:value-type="float">
            <text:p>0.196194</text:p>
          </table:table-cell>
          <table:table-cell table:style-name="ce3" office:value-type="float" office:value="0.938169560205312" calcext:value-type="float">
            <text:p>0.9381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980425082629453" calcext:value-type="float">
            <text:p>0.980425</text:p>
          </table:table-cell>
          <table:table-cell table:style-name="ce3" office:value-type="float" office:value="0.996419390378259" calcext:value-type="float">
            <text:p>0.996419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676987965787" calcext:value-type="float">
            <text:p>0.996770</text:p>
          </table:table-cell>
          <table:table-cell table:style-name="ce3" office:value-type="float" office:value="0.201928495566356" calcext:value-type="float">
            <text:p>0.201928</text:p>
          </table:table-cell>
          <table:table-cell table:style-name="ce3" office:value-type="float" office:value="0.937194314276988" calcext:value-type="float">
            <text:p>0.9371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8.0, 'init': 'random', 'learning_rate': 200.0, 'method': 'barnes_hut', 'metric': 'euclidean', 'min_grad_norm': 1e-07, 'n_components': 2, 'n_iter': 1000, 'n_iter_without_progress': 300, 'n_jobs': 4, 'perplexity': 15.0, 'random_state': 42}</text:p>
          </table:table-cell>
          <table:table-cell table:style-name="ce3" office:value-type="float" office:value="0.662963643040764" calcext:value-type="float">
            <text:p>0.662964</text:p>
          </table:table-cell>
          <table:table-cell table:style-name="ce3" office:value-type="float" office:value="0.604105765699596" calcext:value-type="float">
            <text:p>0.604106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10353299688723" calcext:value-type="float">
            <text:p>0.810353</text:p>
          </table:table-cell>
          <table:table-cell table:style-name="ce3" office:value-type="float" office:value="0.114105595560507" calcext:value-type="float">
            <text:p>0.114106</text:p>
          </table:table-cell>
          <table:table-cell table:style-name="ce3" office:value-type="float" office:value="0.775520565430858" calcext:value-type="float">
            <text:p>0.7755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12, 'n_updates': 20, 'verbose': False}</text:p>
          </table:table-cell>
          <table:table-cell table:style-name="ce3" office:value-type="float" office:value="0.633107785530665" calcext:value-type="float">
            <text:p>0.633108</text:p>
          </table:table-cell>
          <table:table-cell table:style-name="ce3" office:value-type="float" office:value="0.593702717590892" calcext:value-type="float">
            <text:p>0.593703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42387029843309" calcext:value-type="float">
            <text:p>0.842387</text:p>
          </table:table-cell>
          <table:table-cell table:style-name="ce3" office:value-type="float" office:value="0.00376784402740548" calcext:value-type="float">
            <text:p>0.003768</text:p>
          </table:table-cell>
          <table:table-cell table:style-name="ce3" office:value-type="float" office:value="0.795943080644635" calcext:value-type="float">
            <text:p>0.7959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999061696658098" calcext:value-type="float">
            <text:p>0.999062</text:p>
          </table:table-cell>
          <table:table-cell table:style-name="ce3" office:value-type="float" office:value="0.998732096951891" calcext:value-type="float">
            <text:p>0.998732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999929766387147" calcext:value-type="float">
            <text:p>0.999930</text:p>
          </table:table-cell>
          <table:table-cell table:style-name="ce3" office:value-type="float" office:value="0.00804924475698903" calcext:value-type="float">
            <text:p>0.008049</text:p>
          </table:table-cell>
          <table:table-cell table:style-name="ce3" office:value-type="float" office:value="0.980792005905172" calcext:value-type="float">
            <text:p>0.9807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l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random', 'metric': 'euclidean', 'min_dist': 0.01, 'n_components': 2, 'n_neighbors': 15, 'random_state': 42, 'spread': 1.0}</text:p>
          </table:table-cell>
          <table:table-cell table:style-name="ce3" office:value-type="float" office:value="0.697470620639001" calcext:value-type="float">
            <text:p>0.697471</text:p>
          </table:table-cell>
          <table:table-cell table:style-name="ce3" office:value-type="float" office:value="0.59608795446199" calcext:value-type="float">
            <text:p>0.596088</text:p>
          </table:table-cell>
          <table:table-cell table:style-name="ce3" office:value-type="float" office:value="0.914285714285714" calcext:value-type="float">
            <text:p>0.914286</text:p>
          </table:table-cell>
          <table:table-cell table:style-name="ce3" office:value-type="float" office:value="0.81175844678889" calcext:value-type="float">
            <text:p>0.811758</text:p>
          </table:table-cell>
          <table:table-cell table:style-name="ce3" office:value-type="float" office:value="0.120550306434066" calcext:value-type="float">
            <text:p>0.120550</text:p>
          </table:table-cell>
          <table:table-cell table:style-name="ce3" office:value-type="float" office:value="0.779810485948306" calcext:value-type="float">
            <text:p>0.7798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LARGE', 'n_components': 2}</text:p>
          </table:table-cell>
          <table:table-cell table:style-name="ce3" office:value-type="float" office:value="0.919753167433063" calcext:value-type="float">
            <text:p>0.919753</text:p>
          </table:table-cell>
          <table:table-cell table:style-name="ce3" office:value-type="float" office:value="0.853666127560704" calcext:value-type="float">
            <text:p>0.853666</text:p>
          </table:table-cell>
          <table:table-cell table:style-name="ce3" office:value-type="float" office:value="0.897985231105844" calcext:value-type="float">
            <text:p>0.897985</text:p>
          </table:table-cell>
          <table:table-cell table:style-name="ce3" office:value-type="float" office:value="0.816236858652549" calcext:value-type="float">
            <text:p>0.816237</text:p>
          </table:table-cell>
          <table:table-cell table:style-name="ce3" office:value-type="float" office:value="0.274001664761106" calcext:value-type="float">
            <text:p>0.274002</text:p>
          </table:table-cell>
          <table:table-cell table:style-name="ce3" office:value-type="float" office:value="0.842727943998211" calcext:value-type="float">
            <text:p>0.8427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5, 'verbose': False, 'width': 10.0}</text:p>
          </table:table-cell>
          <table:table-cell table:style-name="ce3" office:value-type="float" office:value="0.898339934862001" calcext:value-type="float">
            <text:p>0.898340</text:p>
          </table:table-cell>
          <table:table-cell table:style-name="ce3" office:value-type="float" office:value="0.791739796730257" calcext:value-type="float">
            <text:p>0.791740</text:p>
          </table:table-cell>
          <table:table-cell table:style-name="ce3" office:value-type="float" office:value="0.892515270307229" calcext:value-type="float">
            <text:p>0.892515</text:p>
          </table:table-cell>
          <table:table-cell table:style-name="ce3" office:value-type="float" office:value="0.827592734319615" calcext:value-type="float">
            <text:p>0.827593</text:p>
          </table:table-cell>
          <table:table-cell table:style-name="ce3" office:value-type="float" office:value="0.476925927707257" calcext:value-type="float">
            <text:p>0.476926</text:p>
          </table:table-cell>
          <table:table-cell table:style-name="ce3" office:value-type="float" office:value="0.786652361702369" calcext:value-type="float">
            <text:p>0.7866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576440358561321" calcext:value-type="float">
            <text:p>0.576440</text:p>
          </table:table-cell>
          <table:table-cell table:style-name="ce3" office:value-type="float" office:value="0.552820861596164" calcext:value-type="float">
            <text:p>0.552821</text:p>
          </table:table-cell>
          <table:table-cell table:style-name="ce3" office:value-type="float" office:value="0.892515270307229" calcext:value-type="float">
            <text:p>0.892515</text:p>
          </table:table-cell>
          <table:table-cell table:style-name="ce3" office:value-type="float" office:value="0.595827367848338" calcext:value-type="float">
            <text:p>0.595827</text:p>
          </table:table-cell>
          <table:table-cell table:style-name="ce3" office:value-type="float" office:value="0.454594118874904" calcext:value-type="float">
            <text:p>0.454594</text:p>
          </table:table-cell>
          <table:table-cell table:style-name="ce3" office:value-type="float" office:value="0.63260194788763" calcext:value-type="float">
            <text:p>0.6326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85251694363714" calcext:value-type="float">
            <text:p>0.852517</text:p>
          </table:table-cell>
          <table:table-cell table:style-name="ce3" office:value-type="float" office:value="0.748473203636985" calcext:value-type="float">
            <text:p>0.748473</text:p>
          </table:table-cell>
          <table:table-cell table:style-name="ce3" office:value-type="float" office:value="0.893882760506883" calcext:value-type="float">
            <text:p>0.893883</text:p>
          </table:table-cell>
          <table:table-cell table:style-name="ce3" office:value-type="float" office:value="0.773777966900457" calcext:value-type="float">
            <text:p>0.773778</text:p>
          </table:table-cell>
          <table:table-cell table:style-name="ce3" office:value-type="float" office:value="0.392700916096262" calcext:value-type="float">
            <text:p>0.392701</text:p>
          </table:table-cell>
          <table:table-cell table:style-name="ce3" office:value-type="float" office:value="0.77518999171704" calcext:value-type="float">
            <text:p>0.7751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50202592442689" calcext:value-type="float">
            <text:p>0.502026</text:p>
          </table:table-cell>
          <table:table-cell table:style-name="ce3" office:value-type="float" office:value="0.503013634357728" calcext:value-type="float">
            <text:p>0.503014</text:p>
          </table:table-cell>
          <table:table-cell table:style-name="ce3" office:value-type="float" office:value="0.890691950041025" calcext:value-type="float">
            <text:p>0.890692</text:p>
          </table:table-cell>
          <table:table-cell table:style-name="ce3" office:value-type="float" office:value="0.501491514201655" calcext:value-type="float">
            <text:p>0.501492</text:p>
          </table:table-cell>
          <table:table-cell table:style-name="ce3" office:value-type="float" office:value="0.30883365694538" calcext:value-type="float">
            <text:p>0.308834</text:p>
          </table:table-cell>
          <table:table-cell table:style-name="ce3" office:value-type="float" office:value="0.617677873216384" calcext:value-type="float">
            <text:p>0.6176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932134461198315" calcext:value-type="float">
            <text:p>0.932134</text:p>
          </table:table-cell>
          <table:table-cell table:style-name="ce3" office:value-type="float" office:value="0.842936426821932" calcext:value-type="float">
            <text:p>0.842936</text:p>
          </table:table-cell>
          <table:table-cell table:style-name="ce3" office:value-type="float" office:value="0.896161910839639" calcext:value-type="float">
            <text:p>0.896162</text:p>
          </table:table-cell>
          <table:table-cell table:style-name="ce3" office:value-type="float" office:value="0.822681802752102" calcext:value-type="float">
            <text:p>0.822682</text:p>
          </table:table-cell>
          <table:table-cell table:style-name="ce3" office:value-type="float" office:value="0.212902357364382" calcext:value-type="float">
            <text:p>0.212902</text:p>
          </table:table-cell>
          <table:table-cell table:style-name="ce3" office:value-type="float" office:value="0.856202448849521" calcext:value-type="float">
            <text:p>0.8562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exp', 'max_iter': 200, 'n_components': 2, 'random_state': 42}</text:p>
          </table:table-cell>
          <table:table-cell table:style-name="ce3" office:value-type="float" office:value="0.924761673526772" calcext:value-type="float">
            <text:p>0.924762</text:p>
          </table:table-cell>
          <table:table-cell table:style-name="ce3" office:value-type="float" office:value="0.840713991592572" calcext:value-type="float">
            <text:p>0.840714</text:p>
          </table:table-cell>
          <table:table-cell table:style-name="ce3" office:value-type="float" office:value="0.896982404959431" calcext:value-type="float">
            <text:p>0.896982</text:p>
          </table:table-cell>
          <table:table-cell table:style-name="ce3" office:value-type="float" office:value="0.793414257251097" calcext:value-type="float">
            <text:p>0.793414</text:p>
          </table:table-cell>
          <table:table-cell table:style-name="ce3" office:value-type="float" office:value="0.205090169406545" calcext:value-type="float">
            <text:p>0.205090</text:p>
          </table:table-cell>
          <table:table-cell table:style-name="ce3" office:value-type="float" office:value="0.850156431584666" calcext:value-type="float">
            <text:p>0.850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8.0, 'init_type': 'random', 'n_iterations': 100, 'verbose': False}</text:p>
          </table:table-cell>
          <table:table-cell table:style-name="ce3" office:value-type="float" office:value="0.89900809502639" calcext:value-type="float">
            <text:p>0.899008</text:p>
          </table:table-cell>
          <table:table-cell table:style-name="ce3" office:value-type="float" office:value="0.836903767828053" calcext:value-type="float">
            <text:p>0.836904</text:p>
          </table:table-cell>
          <table:table-cell table:style-name="ce3" office:value-type="float" office:value="0.893426930440332" calcext:value-type="float">
            <text:p>0.893427</text:p>
          </table:table-cell>
          <table:table-cell table:style-name="ce3" office:value-type="float" office:value="0.861268443009908" calcext:value-type="float">
            <text:p>0.861268</text:p>
          </table:table-cell>
          <table:table-cell table:style-name="ce3" office:value-type="float" office:value="0.151726807414866" calcext:value-type="float">
            <text:p>0.151727</text:p>
          </table:table-cell>
          <table:table-cell table:style-name="ce3" office:value-type="float" office:value="0.867776085777964" calcext:value-type="float">
            <text:p>0.8677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08945014707257" calcext:value-type="float">
            <text:p>0.908945</text:p>
          </table:table-cell>
          <table:table-cell table:style-name="ce3" office:value-type="float" office:value="0.820504021499243" calcext:value-type="float">
            <text:p>0.820504</text:p>
          </table:table-cell>
          <table:table-cell table:style-name="ce3" office:value-type="float" office:value="0.893609262466952" calcext:value-type="float">
            <text:p>0.893609</text:p>
          </table:table-cell>
          <table:table-cell table:style-name="ce3" office:value-type="float" office:value="0.828212677186612" calcext:value-type="float">
            <text:p>0.828213</text:p>
          </table:table-cell>
          <table:table-cell table:style-name="ce3" office:value-type="float" office:value="0.228570925261234" calcext:value-type="float">
            <text:p>0.228571</text:p>
          </table:table-cell>
          <table:table-cell table:style-name="ce3" office:value-type="float" office:value="0.844540010119766" calcext:value-type="float">
            <text:p>0.8445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8, 'verbose': False}</text:p>
          </table:table-cell>
          <table:table-cell table:style-name="ce3" office:value-type="float" office:value="0.88974361257866" calcext:value-type="float">
            <text:p>0.889744</text:p>
          </table:table-cell>
          <table:table-cell table:style-name="ce3" office:value-type="float" office:value="0.819838790833996" calcext:value-type="float">
            <text:p>0.819839</text:p>
          </table:table-cell>
          <table:table-cell table:style-name="ce3" office:value-type="float" office:value="0.893791594493573" calcext:value-type="float">
            <text:p>0.893792</text:p>
          </table:table-cell>
          <table:table-cell table:style-name="ce3" office:value-type="float" office:value="0.826240387266064" calcext:value-type="float">
            <text:p>0.826240</text:p>
          </table:table-cell>
          <table:table-cell table:style-name="ce3" office:value-type="float" office:value="0.232322808922541" calcext:value-type="float">
            <text:p>0.232323</text:p>
          </table:table-cell>
          <table:table-cell table:style-name="ce3" office:value-type="float" office:value="0.83945831524995" calcext:value-type="float">
            <text:p>0.8394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12.0, 'n_iterations': 100, 'sample_type': 'clustering_centroid', 'verbose': False}</text:p>
          </table:table-cell>
          <table:table-cell table:style-name="ce3" office:value-type="float" office:value="0.943089381831152" calcext:value-type="float">
            <text:p>0.943089</text:p>
          </table:table-cell>
          <table:table-cell table:style-name="ce3" office:value-type="float" office:value="0.874850331888817" calcext:value-type="float">
            <text:p>0.874850</text:p>
          </table:table-cell>
          <table:table-cell table:style-name="ce3" office:value-type="float" office:value="0.896344242866259" calcext:value-type="float">
            <text:p>0.896344</text:p>
          </table:table-cell>
          <table:table-cell table:style-name="ce3" office:value-type="float" office:value="0.838459935037699" calcext:value-type="float">
            <text:p>0.838460</text:p>
          </table:table-cell>
          <table:table-cell table:style-name="ce3" office:value-type="float" office:value="0.195021705429678" calcext:value-type="float">
            <text:p>0.195022</text:p>
          </table:table-cell>
          <table:table-cell table:style-name="ce3" office:value-type="float" office:value="0.87154443723885" calcext:value-type="float">
            <text:p>0.8715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897449132762792" calcext:value-type="float">
            <text:p>0.897449</text:p>
          </table:table-cell>
          <table:table-cell table:style-name="ce3" office:value-type="float" office:value="0.826216954956724" calcext:value-type="float">
            <text:p>0.826217</text:p>
          </table:table-cell>
          <table:table-cell table:style-name="ce3" office:value-type="float" office:value="0.893518096453642" calcext:value-type="float">
            <text:p>0.893518</text:p>
          </table:table-cell>
          <table:table-cell table:style-name="ce3" office:value-type="float" office:value="0.712755182414905" calcext:value-type="float">
            <text:p>0.712755</text:p>
          </table:table-cell>
          <table:table-cell table:style-name="ce3" office:value-type="float" office:value="0.291759142282739" calcext:value-type="float">
            <text:p>0.291759</text:p>
          </table:table-cell>
          <table:table-cell table:style-name="ce3" office:value-type="float" office:value="0.807636044861065" calcext:value-type="float">
            <text:p>0.8076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200, 'n_analyzers': 10, 'verbose': False}</text:p>
          </table:table-cell>
          <table:table-cell table:style-name="ce3" office:value-type="float" office:value="0.906011414266098" calcext:value-type="float">
            <text:p>0.906011</text:p>
          </table:table-cell>
          <table:table-cell table:style-name="ce3" office:value-type="float" office:value="0.882175837444202" calcext:value-type="float">
            <text:p>0.882176</text:p>
          </table:table-cell>
          <table:table-cell table:style-name="ce3" office:value-type="float" office:value="0.896161910839639" calcext:value-type="float">
            <text:p>0.896162</text:p>
          </table:table-cell>
          <table:table-cell table:style-name="ce3" office:value-type="float" office:value="0.828420959406371" calcext:value-type="float">
            <text:p>0.828421</text:p>
          </table:table-cell>
          <table:table-cell table:style-name="ce3" office:value-type="float" office:value="0.328171550215231" calcext:value-type="float">
            <text:p>0.328172</text:p>
          </table:table-cell>
          <table:table-cell table:style-name="ce3" office:value-type="float" office:value="0.836919714348216" calcext:value-type="float">
            <text:p>0.8369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5, 'random_state': 42, 'reg': 0.1}</text:p>
          </table:table-cell>
          <table:table-cell table:style-name="ce3" office:value-type="float" office:value="0.925467917180012" calcext:value-type="float">
            <text:p>0.925468</text:p>
          </table:table-cell>
          <table:table-cell table:style-name="ce3" office:value-type="float" office:value="0.856621933605363" calcext:value-type="float">
            <text:p>0.856622</text:p>
          </table:table-cell>
          <table:table-cell table:style-name="ce3" office:value-type="float" office:value="0.894794420639986" calcext:value-type="float">
            <text:p>0.894794</text:p>
          </table:table-cell>
          <table:table-cell table:style-name="ce3" office:value-type="float" office:value="0.78521724990193" calcext:value-type="float">
            <text:p>0.785217</text:p>
          </table:table-cell>
          <table:table-cell table:style-name="ce3" office:value-type="float" office:value="0.317140793075599" calcext:value-type="float">
            <text:p>0.317141</text:p>
          </table:table-cell>
          <table:table-cell table:style-name="ce3" office:value-type="float" office:value="0.828992145650338" calcext:value-type="float">
            <text:p>0.8289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840644035153052" calcext:value-type="float">
            <text:p>0.840644</text:p>
          </table:table-cell>
          <table:table-cell table:style-name="ce3" office:value-type="float" office:value="0.730513557604851" calcext:value-type="float">
            <text:p>0.730514</text:p>
          </table:table-cell>
          <table:table-cell table:style-name="ce3" office:value-type="float" office:value="0.894338590573434" calcext:value-type="float">
            <text:p>0.894339</text:p>
          </table:table-cell>
          <table:table-cell table:style-name="ce3" office:value-type="float" office:value="0.822607138009631" calcext:value-type="float">
            <text:p>0.822607</text:p>
          </table:table-cell>
          <table:table-cell table:style-name="ce3" office:value-type="float" office:value="0.471309745866176" calcext:value-type="float">
            <text:p>0.471310</text:p>
          </table:table-cell>
          <table:table-cell table:style-name="ce3" office:value-type="float" office:value="0.763358715094959" calcext:value-type="float">
            <text:p>0.763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5, 'random_state': 42, 'reg': 0.001}</text:p>
          </table:table-cell>
          <table:table-cell table:style-name="ce3" office:value-type="float" office:value="0.889401095538935" calcext:value-type="float">
            <text:p>0.889401</text:p>
          </table:table-cell>
          <table:table-cell table:style-name="ce3" office:value-type="float" office:value="0.787027345819874" calcext:value-type="float">
            <text:p>0.787027</text:p>
          </table:table-cell>
          <table:table-cell table:style-name="ce3" office:value-type="float" office:value="0.894794420639985" calcext:value-type="float">
            <text:p>0.894794</text:p>
          </table:table-cell>
          <table:table-cell table:style-name="ce3" office:value-type="float" office:value="0.822857708803538" calcext:value-type="float">
            <text:p>0.822858</text:p>
          </table:table-cell>
          <table:table-cell table:style-name="ce3" office:value-type="float" office:value="0.337469171545838" calcext:value-type="float">
            <text:p>0.337469</text:p>
          </table:table-cell>
          <table:table-cell table:style-name="ce3" office:value-type="float" office:value="0.811322279851299" calcext:value-type="float">
            <text:p>0.811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3, 'verbose': False}</text:p>
          </table:table-cell>
          <table:table-cell table:style-name="ce3" office:value-type="float" office:value="0.550756443550544" calcext:value-type="float">
            <text:p>0.550756</text:p>
          </table:table-cell>
          <table:table-cell table:style-name="ce3" office:value-type="float" office:value="0.521511370792331" calcext:value-type="float">
            <text:p>0.521511</text:p>
          </table:table-cell>
          <table:table-cell table:style-name="ce3" office:value-type="float" office:value="0.893700428480263" calcext:value-type="float">
            <text:p>0.893700</text:p>
          </table:table-cell>
          <table:table-cell table:style-name="ce3" office:value-type="float" office:value="0.509120609668974" calcext:value-type="float">
            <text:p>0.509121</text:p>
          </table:table-cell>
          <table:table-cell table:style-name="ce3" office:value-type="float" office:value="0.289916381983923" calcext:value-type="float">
            <text:p>0.289916</text:p>
          </table:table-cell>
          <table:table-cell table:style-name="ce3" office:value-type="float" office:value="0.637034494101638" calcext:value-type="float">
            <text:p>0.6370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random', 'dissimilarity_type': 'euclidean', 'fraction_delta': 8.0, 'n_iterations': 200, 'n_neighbors': 16, 'verbose': False}</text:p>
          </table:table-cell>
          <table:table-cell table:style-name="ce3" office:value-type="float" office:value="0.91591733984604" calcext:value-type="float">
            <text:p>0.915917</text:p>
          </table:table-cell>
          <table:table-cell table:style-name="ce3" office:value-type="float" office:value="0.833976436515058" calcext:value-type="float">
            <text:p>0.833976</text:p>
          </table:table-cell>
          <table:table-cell table:style-name="ce3" office:value-type="float" office:value="0.894338590573434" calcext:value-type="float">
            <text:p>0.894339</text:p>
          </table:table-cell>
          <table:table-cell table:style-name="ce3" office:value-type="float" office:value="0.809862568276076" calcext:value-type="float">
            <text:p>0.809863</text:p>
          </table:table-cell>
          <table:table-cell table:style-name="ce3" office:value-type="float" office:value="0.188619626144549" calcext:value-type="float">
            <text:p>0.188620</text:p>
          </table:table-cell>
          <table:table-cell table:style-name="ce3" office:value-type="float" office:value="0.853095061813212" calcext:value-type="float">
            <text:p>0.8530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7, 'random_state': 42, 'reg': 0.001}</text:p>
          </table:table-cell>
          <table:table-cell table:style-name="ce3" office:value-type="float" office:value="0.83617895115025" calcext:value-type="float">
            <text:p>0.836179</text:p>
          </table:table-cell>
          <table:table-cell table:style-name="ce3" office:value-type="float" office:value="0.736194852471595" calcext:value-type="float">
            <text:p>0.736195</text:p>
          </table:table-cell>
          <table:table-cell table:style-name="ce3" office:value-type="float" office:value="0.897255902999362" calcext:value-type="float">
            <text:p>0.897256</text:p>
          </table:table-cell>
          <table:table-cell table:style-name="ce3" office:value-type="float" office:value="0.798311602875396" calcext:value-type="float">
            <text:p>0.798312</text:p>
          </table:table-cell>
          <table:table-cell table:style-name="ce3" office:value-type="float" office:value="0.476315178772826" calcext:value-type="float">
            <text:p>0.476315</text:p>
          </table:table-cell>
          <table:table-cell table:style-name="ce3" office:value-type="float" office:value="0.758325226144756" calcext:value-type="float">
            <text:p>0.758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400, 'n_analyzers': 20, 'verbose': False}</text:p>
          </table:table-cell>
          <table:table-cell table:style-name="ce3" office:value-type="float" office:value="0.877744735631451" calcext:value-type="float">
            <text:p>0.877745</text:p>
          </table:table-cell>
          <table:table-cell table:style-name="ce3" office:value-type="float" office:value="0.826910015863824" calcext:value-type="float">
            <text:p>0.826910</text:p>
          </table:table-cell>
          <table:table-cell table:style-name="ce3" office:value-type="float" office:value="0.897620567052603" calcext:value-type="float">
            <text:p>0.897621</text:p>
          </table:table-cell>
          <table:table-cell table:style-name="ce3" office:value-type="float" office:value="0.774558241171934" calcext:value-type="float">
            <text:p>0.774558</text:p>
          </table:table-cell>
          <table:table-cell table:style-name="ce3" office:value-type="float" office:value="0.352424724618675" calcext:value-type="float">
            <text:p>0.352425</text:p>
          </table:table-cell>
          <table:table-cell table:style-name="ce3" office:value-type="float" office:value="0.804881767020227" calcext:value-type="float">
            <text:p>0.8048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673278526700979" calcext:value-type="float">
            <text:p>0.673279</text:p>
          </table:table-cell>
          <table:table-cell table:style-name="ce3" office:value-type="float" office:value="0.573175724717075" calcext:value-type="float">
            <text:p>0.573176</text:p>
          </table:table-cell>
          <table:table-cell table:style-name="ce3" office:value-type="float" office:value="0.897985231105844" calcext:value-type="float">
            <text:p>0.897985</text:p>
          </table:table-cell>
          <table:table-cell table:style-name="ce3" office:value-type="float" office:value="0.636536921159472" calcext:value-type="float">
            <text:p>0.636537</text:p>
          </table:table-cell>
          <table:table-cell table:style-name="ce3" office:value-type="float" office:value="0.272721339789575" calcext:value-type="float">
            <text:p>0.272721</text:p>
          </table:table-cell>
          <table:table-cell table:style-name="ce3" office:value-type="float" office:value="0.701651012778759" calcext:value-type="float">
            <text:p>0.7016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2, 'random_state': 42}</text:p>
          </table:table-cell>
          <table:table-cell table:style-name="ce3" office:value-type="float" office:value="0.872553370201275" calcext:value-type="float">
            <text:p>0.872553</text:p>
          </table:table-cell>
          <table:table-cell table:style-name="ce3" office:value-type="float" office:value="0.822861037919203" calcext:value-type="float">
            <text:p>0.822861</text:p>
          </table:table-cell>
          <table:table-cell table:style-name="ce3" office:value-type="float" office:value="0.894520922600055" calcext:value-type="float">
            <text:p>0.894521</text:p>
          </table:table-cell>
          <table:table-cell table:style-name="ce3" office:value-type="float" office:value="0.865318310764339" calcext:value-type="float">
            <text:p>0.865318</text:p>
          </table:table-cell>
          <table:table-cell table:style-name="ce3" office:value-type="float" office:value="0.166361957164687" calcext:value-type="float">
            <text:p>0.166362</text:p>
          </table:table-cell>
          <table:table-cell table:style-name="ce3" office:value-type="float" office:value="0.857778336864037" calcext:value-type="float">
            <text:p>0.85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924566861833806" calcext:value-type="float">
            <text:p>0.924567</text:p>
          </table:table-cell>
          <table:table-cell table:style-name="ce3" office:value-type="float" office:value="0.833982940003154" calcext:value-type="float">
            <text:p>0.833983</text:p>
          </table:table-cell>
          <table:table-cell table:style-name="ce3" office:value-type="float" office:value="0.893426930440332" calcext:value-type="float">
            <text:p>0.893427</text:p>
          </table:table-cell>
          <table:table-cell table:style-name="ce3" office:value-type="float" office:value="0.817698337242469" calcext:value-type="float">
            <text:p>0.817698</text:p>
          </table:table-cell>
          <table:table-cell table:style-name="ce3" office:value-type="float" office:value="0.221159052436247" calcext:value-type="float">
            <text:p>0.221159</text:p>
          </table:table-cell>
          <table:table-cell table:style-name="ce3" office:value-type="float" office:value="0.849703203416703" calcext:value-type="float">
            <text:p>0.849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2, 'random_state': 42}</text:p>
          </table:table-cell>
          <table:table-cell table:style-name="ce3" office:value-type="float" office:value="0.504468306451859" calcext:value-type="float">
            <text:p>0.504468</text:p>
          </table:table-cell>
          <table:table-cell table:style-name="ce3" office:value-type="float" office:value="0.535048937869073" calcext:value-type="float">
            <text:p>0.535049</text:p>
          </table:table-cell>
          <table:table-cell table:style-name="ce3" office:value-type="float" office:value="0.892150606253989" calcext:value-type="float">
            <text:p>0.892151</text:p>
          </table:table-cell>
          <table:table-cell table:style-name="ce3" office:value-type="float" office:value="0.519293961552148" calcext:value-type="float">
            <text:p>0.519294</text:p>
          </table:table-cell>
          <table:table-cell table:style-name="ce3" office:value-type="float" office:value="0.216574821007081" calcext:value-type="float">
            <text:p>0.216575</text:p>
          </table:table-cell>
          <table:table-cell table:style-name="ce3" office:value-type="float" office:value="0.646877398223997" calcext:value-type="float">
            <text:p>0.6468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7, 'k2': 8, 'verbose': False}</text:p>
          </table:table-cell>
          <table:table-cell table:style-name="ce3" office:value-type="float" office:value="0.891348157848913" calcext:value-type="float">
            <text:p>0.891348</text:p>
          </table:table-cell>
          <table:table-cell table:style-name="ce3" office:value-type="float" office:value="0.810286338620572" calcext:value-type="float">
            <text:p>0.810286</text:p>
          </table:table-cell>
          <table:table-cell table:style-name="ce3" office:value-type="float" office:value="0.893153432400401" calcext:value-type="float">
            <text:p>0.893153</text:p>
          </table:table-cell>
          <table:table-cell table:style-name="ce3" office:value-type="float" office:value="0.767919132005022" calcext:value-type="float">
            <text:p>0.767919</text:p>
          </table:table-cell>
          <table:table-cell table:style-name="ce3" office:value-type="float" office:value="0.269429667607569" calcext:value-type="float">
            <text:p>0.269430</text:p>
          </table:table-cell>
          <table:table-cell table:style-name="ce3" office:value-type="float" office:value="0.818655478653468" calcext:value-type="float">
            <text:p>0.8186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random', 'l1_ratio': 0.0, 'max_iter': 400, 'n_components': 2, 'random_state': 42}</text:p>
          </table:table-cell>
          <table:table-cell table:style-name="ce3" office:value-type="float" office:value="0.866158332163487" calcext:value-type="float">
            <text:p>0.866158</text:p>
          </table:table-cell>
          <table:table-cell table:style-name="ce3" office:value-type="float" office:value="0.75780652931456" calcext:value-type="float">
            <text:p>0.757807</text:p>
          </table:table-cell>
          <table:table-cell table:style-name="ce3" office:value-type="float" office:value="0.890236119974473" calcext:value-type="float">
            <text:p>0.890236</text:p>
          </table:table-cell>
          <table:table-cell table:style-name="ce3" office:value-type="float" office:value="0.771805813823313" calcext:value-type="float">
            <text:p>0.771806</text:p>
          </table:table-cell>
          <table:table-cell table:style-name="ce3" office:value-type="float" office:value="0.359285355339624" calcext:value-type="float">
            <text:p>0.359285</text:p>
          </table:table-cell>
          <table:table-cell table:style-name="ce3" office:value-type="float" office:value="0.785344287987242" calcext:value-type="float">
            <text:p>0.785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random', 'n_iterations': 200, 'verbose': False}</text:p>
          </table:table-cell>
          <table:table-cell table:style-name="ce3" office:value-type="float" office:value="0.935694447146094" calcext:value-type="float">
            <text:p>0.935694</text:p>
          </table:table-cell>
          <table:table-cell table:style-name="ce3" office:value-type="float" office:value="0.904758174532997" calcext:value-type="float">
            <text:p>0.904758</text:p>
          </table:table-cell>
          <table:table-cell table:style-name="ce3" office:value-type="float" office:value="0.893153432400401" calcext:value-type="float">
            <text:p>0.893153</text:p>
          </table:table-cell>
          <table:table-cell table:style-name="ce3" office:value-type="float" office:value="0.822783004219931" calcext:value-type="float">
            <text:p>0.822783</text:p>
          </table:table-cell>
          <table:table-cell table:style-name="ce3" office:value-type="float" office:value="0.175040951046621" calcext:value-type="float">
            <text:p>0.175041</text:p>
          </table:table-cell>
          <table:table-cell table:style-name="ce3" office:value-type="float" office:value="0.87626962145056" calcext:value-type="float">
            <text:p>0.8762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32137800827337" calcext:value-type="float">
            <text:p>0.932138</text:p>
          </table:table-cell>
          <table:table-cell table:style-name="ce3" office:value-type="float" office:value="0.842699606111263" calcext:value-type="float">
            <text:p>0.842700</text:p>
          </table:table-cell>
          <table:table-cell table:style-name="ce3" office:value-type="float" office:value="0.896070744826329" calcext:value-type="float">
            <text:p>0.896071</text:p>
          </table:table-cell>
          <table:table-cell table:style-name="ce3" office:value-type="float" office:value="0.8226865993749" calcext:value-type="float">
            <text:p>0.822687</text:p>
          </table:table-cell>
          <table:table-cell table:style-name="ce3" office:value-type="float" office:value="0.212938360071875" calcext:value-type="float">
            <text:p>0.212938</text:p>
          </table:table-cell>
          <table:table-cell table:style-name="ce3" office:value-type="float" office:value="0.856131278213591" calcext:value-type="float">
            <text:p>0.8561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32134519788298" calcext:value-type="float">
            <text:p>0.932135</text:p>
          </table:table-cell>
          <table:table-cell table:style-name="ce3" office:value-type="float" office:value="0.842936426821932" calcext:value-type="float">
            <text:p>0.842936</text:p>
          </table:table-cell>
          <table:table-cell table:style-name="ce3" office:value-type="float" office:value="0.896161910839639" calcext:value-type="float">
            <text:p>0.896162</text:p>
          </table:table-cell>
          <table:table-cell table:style-name="ce3" office:value-type="float" office:value="0.822681805376816" calcext:value-type="float">
            <text:p>0.822682</text:p>
          </table:table-cell>
          <table:table-cell table:style-name="ce3" office:value-type="float" office:value="0.212902367552278" calcext:value-type="float">
            <text:p>0.212902</text:p>
          </table:table-cell>
          <table:table-cell table:style-name="ce3" office:value-type="float" office:value="0.856202459054881" calcext:value-type="float">
            <text:p>0.8562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5, 'gamma': None, 'kernel': 'poly', 'max_iter': None, 'n_components': 2, 'random_state': 42}</text:p>
          </table:table-cell>
          <table:table-cell table:style-name="ce3" office:value-type="float" office:value="0.932763600434128" calcext:value-type="float">
            <text:p>0.932764</text:p>
          </table:table-cell>
          <table:table-cell table:style-name="ce3" office:value-type="float" office:value="0.841791344197166" calcext:value-type="float">
            <text:p>0.841791</text:p>
          </table:table-cell>
          <table:table-cell table:style-name="ce3" office:value-type="float" office:value="0.896344242866259" calcext:value-type="float">
            <text:p>0.896344</text:p>
          </table:table-cell>
          <table:table-cell table:style-name="ce3" office:value-type="float" office:value="0.821402112296512" calcext:value-type="float">
            <text:p>0.821402</text:p>
          </table:table-cell>
          <table:table-cell table:style-name="ce3" office:value-type="float" office:value="0.213281347019499" calcext:value-type="float">
            <text:p>0.213281</text:p>
          </table:table-cell>
          <table:table-cell table:style-name="ce3" office:value-type="float" office:value="0.855803990554913" calcext:value-type="float">
            <text:p>0.8558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932052786762226" calcext:value-type="float">
            <text:p>0.932053</text:p>
          </table:table-cell>
          <table:table-cell table:style-name="ce3" office:value-type="float" office:value="0.841172809748248" calcext:value-type="float">
            <text:p>0.841173</text:p>
          </table:table-cell>
          <table:table-cell table:style-name="ce3" office:value-type="float" office:value="0.896253076852949" calcext:value-type="float">
            <text:p>0.896253</text:p>
          </table:table-cell>
          <table:table-cell table:style-name="ce3" office:value-type="float" office:value="0.820389082695586" calcext:value-type="float">
            <text:p>0.820389</text:p>
          </table:table-cell>
          <table:table-cell table:style-name="ce3" office:value-type="float" office:value="0.217402358813825" calcext:value-type="float">
            <text:p>0.217402</text:p>
          </table:table-cell>
          <table:table-cell table:style-name="ce3" office:value-type="float" office:value="0.854493079449037" calcext:value-type="float">
            <text:p>0.8544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931809286793513" calcext:value-type="float">
            <text:p>0.931809</text:p>
          </table:table-cell>
          <table:table-cell table:style-name="ce3" office:value-type="float" office:value="0.842352460462894" calcext:value-type="float">
            <text:p>0.842352</text:p>
          </table:table-cell>
          <table:table-cell table:style-name="ce3" office:value-type="float" office:value="0.897711733065913" calcext:value-type="float">
            <text:p>0.897712</text:p>
          </table:table-cell>
          <table:table-cell table:style-name="ce3" office:value-type="float" office:value="0.823347012579015" calcext:value-type="float">
            <text:p>0.823347</text:p>
          </table:table-cell>
          <table:table-cell table:style-name="ce3" office:value-type="float" office:value="0.211902177150663" calcext:value-type="float">
            <text:p>0.211902</text:p>
          </table:table-cell>
          <table:table-cell table:style-name="ce3" office:value-type="float" office:value="0.856663663150134" calcext:value-type="float">
            <text:p>0.8566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920028364582496" calcext:value-type="float">
            <text:p>0.920028</text:p>
          </table:table-cell>
          <table:table-cell table:style-name="ce3" office:value-type="float" office:value="0.839803561849109" calcext:value-type="float">
            <text:p>0.839804</text:p>
          </table:table-cell>
          <table:table-cell table:style-name="ce3" office:value-type="float" office:value="0.899717385358738" calcext:value-type="float">
            <text:p>0.899717</text:p>
          </table:table-cell>
          <table:table-cell table:style-name="ce3" office:value-type="float" office:value="0.779465381484559" calcext:value-type="float">
            <text:p>0.779465</text:p>
          </table:table-cell>
          <table:table-cell table:style-name="ce3" office:value-type="float" office:value="0.22526141170435" calcext:value-type="float">
            <text:p>0.225261</text:p>
          </table:table-cell>
          <table:table-cell table:style-name="ce3" office:value-type="float" office:value="0.84275065631411" calcext:value-type="float">
            <text:p>0.8427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01, 'max_iter': 1000, 'method': 'lars', 'n_components': 2, 'normalize_components': True, 'random_state': 42, 'ridge_alpha': 0.05, 'tol': 1e-08}</text:p>
          </table:table-cell>
          <table:table-cell table:style-name="ce3" office:value-type="float" office:value="0.932160299380751" calcext:value-type="float">
            <text:p>0.932160</text:p>
          </table:table-cell>
          <table:table-cell table:style-name="ce3" office:value-type="float" office:value="0.84293701272176" calcext:value-type="float">
            <text:p>0.842937</text:p>
          </table:table-cell>
          <table:table-cell table:style-name="ce3" office:value-type="float" office:value="0.89643540887957" calcext:value-type="float">
            <text:p>0.896435</text:p>
          </table:table-cell>
          <table:table-cell table:style-name="ce3" office:value-type="float" office:value="0.822290754037134" calcext:value-type="float">
            <text:p>0.822291</text:p>
          </table:table-cell>
          <table:table-cell table:style-name="ce3" office:value-type="float" office:value="0.214064168375866" calcext:value-type="float">
            <text:p>0.214064</text:p>
          </table:table-cell>
          <table:table-cell table:style-name="ce3" office:value-type="float" office:value="0.85595186132867" calcext:value-type="float">
            <text:p>0.855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663825267328515" calcext:value-type="float">
            <text:p>0.663825</text:p>
          </table:table-cell>
          <table:table-cell table:style-name="ce3" office:value-type="float" office:value="0.568715562272832" calcext:value-type="float">
            <text:p>0.568716</text:p>
          </table:table-cell>
          <table:table-cell table:style-name="ce3" office:value-type="float" office:value="0.893882760506883" calcext:value-type="float">
            <text:p>0.893883</text:p>
          </table:table-cell>
          <table:table-cell table:style-name="ce3" office:value-type="float" office:value="0.625950060552074" calcext:value-type="float">
            <text:p>0.625950</text:p>
          </table:table-cell>
          <table:table-cell table:style-name="ce3" office:value-type="float" office:value="0.282185259570217" calcext:value-type="float">
            <text:p>0.282185</text:p>
          </table:table-cell>
          <table:table-cell table:style-name="ce3" office:value-type="float" office:value="0.694037678218017" calcext:value-type="float">
            <text:p>0.6940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644475984083211" calcext:value-type="float">
            <text:p>0.644476</text:p>
          </table:table-cell>
          <table:table-cell table:style-name="ce3" office:value-type="float" office:value="0.562918493599982" calcext:value-type="float">
            <text:p>0.562918</text:p>
          </table:table-cell>
          <table:table-cell table:style-name="ce3" office:value-type="float" office:value="0.896161910839639" calcext:value-type="float">
            <text:p>0.896162</text:p>
          </table:table-cell>
          <table:table-cell table:style-name="ce3" office:value-type="float" office:value="0.625413314583215" calcext:value-type="float">
            <text:p>0.625413</text:p>
          </table:table-cell>
          <table:table-cell table:style-name="ce3" office:value-type="float" office:value="0.272528255278869" calcext:value-type="float">
            <text:p>0.272528</text:p>
          </table:table-cell>
          <table:table-cell table:style-name="ce3" office:value-type="float" office:value="0.691288289565436" calcext:value-type="float">
            <text:p>0.691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856762549564196" calcext:value-type="float">
            <text:p>0.856763</text:p>
          </table:table-cell>
          <table:table-cell table:style-name="ce3" office:value-type="float" office:value="0.743752022819158" calcext:value-type="float">
            <text:p>0.743752</text:p>
          </table:table-cell>
          <table:table-cell table:style-name="ce3" office:value-type="float" office:value="0.892059440240678" calcext:value-type="float">
            <text:p>0.892059</text:p>
          </table:table-cell>
          <table:table-cell table:style-name="ce3" office:value-type="float" office:value="0.777927160288468" calcext:value-type="float">
            <text:p>0.777927</text:p>
          </table:table-cell>
          <table:table-cell table:style-name="ce3" office:value-type="float" office:value="0.250628576866372" calcext:value-type="float">
            <text:p>0.250629</text:p>
          </table:table-cell>
          <table:table-cell table:style-name="ce3" office:value-type="float" office:value="0.803974519209226" calcext:value-type="float">
            <text:p>0.8039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6.0, 'init': 'random', 'learning_rate': 200.0, 'method': 'barnes_hut', 'metric': 'euclidean', 'min_grad_norm': 1e-07, 'n_components': 2, 'n_iter': 3000, 'n_iter_without_progress': 300, 'n_jobs': 4, 'perplexity': 30.0, 'random_state': 42}</text:p>
          </table:table-cell>
          <table:table-cell table:style-name="ce3" office:value-type="float" office:value="0.956376535321206" calcext:value-type="float">
            <text:p>0.956377</text:p>
          </table:table-cell>
          <table:table-cell table:style-name="ce3" office:value-type="float" office:value="0.952129113104681" calcext:value-type="float">
            <text:p>0.952129</text:p>
          </table:table-cell>
          <table:table-cell table:style-name="ce3" office:value-type="float" office:value="0.897985231105844" calcext:value-type="float">
            <text:p>0.897985</text:p>
          </table:table-cell>
          <table:table-cell table:style-name="ce3" office:value-type="float" office:value="0.817525145146264" calcext:value-type="float">
            <text:p>0.817525</text:p>
          </table:table-cell>
          <table:table-cell table:style-name="ce3" office:value-type="float" office:value="0.210597202859745" calcext:value-type="float">
            <text:p>0.210597</text:p>
          </table:table-cell>
          <table:table-cell table:style-name="ce3" office:value-type="float" office:value="0.88268376436365" calcext:value-type="float">
            <text:p>0.8826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70, 'verbose': False}</text:p>
          </table:table-cell>
          <table:table-cell table:style-name="ce3" office:value-type="float" office:value="0.715159642469863" calcext:value-type="float">
            <text:p>0.715160</text:p>
          </table:table-cell>
          <table:table-cell table:style-name="ce3" office:value-type="float" office:value="0.678680581709473" calcext:value-type="float">
            <text:p>0.678681</text:p>
          </table:table-cell>
          <table:table-cell table:style-name="ce3" office:value-type="float" office:value="0.890783116054335" calcext:value-type="float">
            <text:p>0.890783</text:p>
          </table:table-cell>
          <table:table-cell table:style-name="ce3" office:value-type="float" office:value="0.77684974044646" calcext:value-type="float">
            <text:p>0.776850</text:p>
          </table:table-cell>
          <table:table-cell table:style-name="ce3" office:value-type="float" office:value="0.191159306684944" calcext:value-type="float">
            <text:p>0.191159</text:p>
          </table:table-cell>
          <table:table-cell table:style-name="ce3" office:value-type="float" office:value="0.774062754799037" calcext:value-type="float">
            <text:p>0.7740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894243733391204" calcext:value-type="float">
            <text:p>0.894244</text:p>
          </table:table-cell>
          <table:table-cell table:style-name="ce3" office:value-type="float" office:value="0.763638341847239" calcext:value-type="float">
            <text:p>0.763638</text:p>
          </table:table-cell>
          <table:table-cell table:style-name="ce3" office:value-type="float" office:value="0.894885586653296" calcext:value-type="float">
            <text:p>0.894886</text:p>
          </table:table-cell>
          <table:table-cell table:style-name="ce3" office:value-type="float" office:value="0.809100147554058" calcext:value-type="float">
            <text:p>0.809100</text:p>
          </table:table-cell>
          <table:table-cell table:style-name="ce3" office:value-type="float" office:value="0.256243905426137" calcext:value-type="float">
            <text:p>0.256244</text:p>
          </table:table-cell>
          <table:table-cell table:style-name="ce3" office:value-type="float" office:value="0.821124780803932" calcext:value-type="float">
            <text:p>0.821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m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5, 'n_components': 2, 'n_neighbors': 5, 'random_state': 42, 'spread': 1.0}</text:p>
          </table:table-cell>
          <table:table-cell table:style-name="ce3" office:value-type="float" office:value="0.958812531038043" calcext:value-type="float">
            <text:p>0.958813</text:p>
          </table:table-cell>
          <table:table-cell table:style-name="ce3" office:value-type="float" office:value="0.902047801926486" calcext:value-type="float">
            <text:p>0.902048</text:p>
          </table:table-cell>
          <table:table-cell table:style-name="ce3" office:value-type="float" office:value="0.895250250706537" calcext:value-type="float">
            <text:p>0.895250</text:p>
          </table:table-cell>
          <table:table-cell table:style-name="ce3" office:value-type="float" office:value="0.813973887949756" calcext:value-type="float">
            <text:p>0.813974</text:p>
          </table:table-cell>
          <table:table-cell table:style-name="ce3" office:value-type="float" office:value="0.232920500262664" calcext:value-type="float">
            <text:p>0.232921</text:p>
          </table:table-cell>
          <table:table-cell table:style-name="ce3" office:value-type="float" office:value="0.867432794271631" calcext:value-type="float">
            <text:p>0.8674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SMALL', 'n_components': 2}</text:p>
          </table:table-cell>
          <table:table-cell table:style-name="ce3" office:value-type="float" office:value="0.988937721794064" calcext:value-type="float">
            <text:p>0.988938</text:p>
          </table:table-cell>
          <table:table-cell table:style-name="ce3" office:value-type="float" office:value="0.96617725415902" calcext:value-type="float">
            <text:p>0.966177</text:p>
          </table:table-cell>
          <table:table-cell table:style-name="ce3" office:value-type="float" office:value="0.90203449800973" calcext:value-type="float">
            <text:p>0.902034</text:p>
          </table:table-cell>
          <table:table-cell table:style-name="ce3" office:value-type="float" office:value="0.91773651932189" calcext:value-type="float">
            <text:p>0.917737</text:p>
          </table:table-cell>
          <table:table-cell table:style-name="ce3" office:value-type="float" office:value="0.112508200331652" calcext:value-type="float">
            <text:p>0.112508</text:p>
          </table:table-cell>
          <table:table-cell table:style-name="ce3" office:value-type="float" office:value="0.93247555859061" calcext:value-type="float">
            <text:p>0.932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5.0}</text:p>
          </table:table-cell>
          <table:table-cell table:style-name="ce3" office:value-type="float" office:value="0.98704461477919" calcext:value-type="float">
            <text:p>0.987045</text:p>
          </table:table-cell>
          <table:table-cell table:style-name="ce3" office:value-type="float" office:value="0.958031252285415" calcext:value-type="float">
            <text:p>0.958031</text:p>
          </table:table-cell>
          <table:table-cell table:style-name="ce3" office:value-type="float" office:value="0.901149933657674" calcext:value-type="float">
            <text:p>0.901150</text:p>
          </table:table-cell>
          <table:table-cell table:style-name="ce3" office:value-type="float" office:value="0.910691296135652" calcext:value-type="float">
            <text:p>0.910691</text:p>
          </table:table-cell>
          <table:table-cell table:style-name="ce3" office:value-type="float" office:value="0.132342982271655" calcext:value-type="float">
            <text:p>0.132343</text:p>
          </table:table-cell>
          <table:table-cell table:style-name="ce3" office:value-type="float" office:value="0.924914822917255" calcext:value-type="float">
            <text:p>0.9249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909865678554886" calcext:value-type="float">
            <text:p>0.909866</text:p>
          </table:table-cell>
          <table:table-cell table:style-name="ce3" office:value-type="float" office:value="0.832229833499915" calcext:value-type="float">
            <text:p>0.832230</text:p>
          </table:table-cell>
          <table:table-cell table:style-name="ce3" office:value-type="float" office:value="0.893852277753206" calcext:value-type="float">
            <text:p>0.893852</text:p>
          </table:table-cell>
          <table:table-cell table:style-name="ce3" office:value-type="float" office:value="0.723026954947052" calcext:value-type="float">
            <text:p>0.723027</text:p>
          </table:table-cell>
          <table:table-cell table:style-name="ce3" office:value-type="float" office:value="0.435550849452433" calcext:value-type="float">
            <text:p>0.435551</text:p>
          </table:table-cell>
          <table:table-cell table:style-name="ce3" office:value-type="float" office:value="0.784684779060525" calcext:value-type="float">
            <text:p>0.784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81229474798622" calcext:value-type="float">
            <text:p>0.981229</text:p>
          </table:table-cell>
          <table:table-cell table:style-name="ce3" office:value-type="float" office:value="0.897446952257903" calcext:value-type="float">
            <text:p>0.897447</text:p>
          </table:table-cell>
          <table:table-cell table:style-name="ce3" office:value-type="float" office:value="0.901371074745688" calcext:value-type="float">
            <text:p>0.901371</text:p>
          </table:table-cell>
          <table:table-cell table:style-name="ce3" office:value-type="float" office:value="0.839104941351961" calcext:value-type="float">
            <text:p>0.839105</text:p>
          </table:table-cell>
          <table:table-cell table:style-name="ce3" office:value-type="float" office:value="0.226591778135246" calcext:value-type="float">
            <text:p>0.226592</text:p>
          </table:table-cell>
          <table:table-cell table:style-name="ce3" office:value-type="float" office:value="0.878512133003786" calcext:value-type="float">
            <text:p>0.878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gauss', 'verbose': False}</text:p>
          </table:table-cell>
          <table:table-cell table:style-name="ce3" office:value-type="float" office:value="0.4951077322765" calcext:value-type="float">
            <text:p>0.495108</text:p>
          </table:table-cell>
          <table:table-cell table:style-name="ce3" office:value-type="float" office:value="0.500184922705095" calcext:value-type="float">
            <text:p>0.500185</text:p>
          </table:table-cell>
          <table:table-cell table:style-name="ce3" office:value-type="float" office:value="0.891198584697037" calcext:value-type="float">
            <text:p>0.891199</text:p>
          </table:table-cell>
          <table:table-cell table:style-name="ce3" office:value-type="float" office:value="0.511759626112156" calcext:value-type="float">
            <text:p>0.511760</text:p>
          </table:table-cell>
          <table:table-cell table:style-name="ce3" office:value-type="float" office:value="0.422688752404287" calcext:value-type="float">
            <text:p>0.422689</text:p>
          </table:table-cell>
          <table:table-cell table:style-name="ce3" office:value-type="float" office:value="0.5951124226773" calcext:value-type="float">
            <text:p>0.5951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988398625094464" calcext:value-type="float">
            <text:p>0.988399</text:p>
          </table:table-cell>
          <table:table-cell table:style-name="ce3" office:value-type="float" office:value="0.970822958275726" calcext:value-type="float">
            <text:p>0.970823</text:p>
          </table:table-cell>
          <table:table-cell table:style-name="ce3" office:value-type="float" office:value="0.903140203449801" calcext:value-type="float">
            <text:p>0.903140</text:p>
          </table:table-cell>
          <table:table-cell table:style-name="ce3" office:value-type="float" office:value="0.909320995135534" calcext:value-type="float">
            <text:p>0.909321</text:p>
          </table:table-cell>
          <table:table-cell table:style-name="ce3" office:value-type="float" office:value="0.110362993262053" calcext:value-type="float">
            <text:p>0.110363</text:p>
          </table:table-cell>
          <table:table-cell table:style-name="ce3" office:value-type="float" office:value="0.932263957738694" calcext:value-type="float">
            <text:p>0.9322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exp', 'max_iter': 200, 'n_components': 2, 'random_state': 42}</text:p>
          </table:table-cell>
          <table:table-cell table:style-name="ce3" office:value-type="float" office:value="0.989070406446872" calcext:value-type="float">
            <text:p>0.989070</text:p>
          </table:table-cell>
          <table:table-cell table:style-name="ce3" office:value-type="float" office:value="0.971367278780555" calcext:value-type="float">
            <text:p>0.971367</text:p>
          </table:table-cell>
          <table:table-cell table:style-name="ce3" office:value-type="float" office:value="0.904024767801858" calcext:value-type="float">
            <text:p>0.904025</text:p>
          </table:table-cell>
          <table:table-cell table:style-name="ce3" office:value-type="float" office:value="0.91219241562644" calcext:value-type="float">
            <text:p>0.912192</text:p>
          </table:table-cell>
          <table:table-cell table:style-name="ce3" office:value-type="float" office:value="0.111807515473365" calcext:value-type="float">
            <text:p>0.111808</text:p>
          </table:table-cell>
          <table:table-cell table:style-name="ce3" office:value-type="float" office:value="0.932969470636472" calcext:value-type="float">
            <text:p>0.9329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8.0, 'init_type': 'random', 'n_iterations': 200, 'verbose': False}</text:p>
          </table:table-cell>
          <table:table-cell table:style-name="ce3" office:value-type="float" office:value="0.987370231971778" calcext:value-type="float">
            <text:p>0.987370</text:p>
          </table:table-cell>
          <table:table-cell table:style-name="ce3" office:value-type="float" office:value="0.971744785771748" calcext:value-type="float">
            <text:p>0.971745</text:p>
          </table:table-cell>
          <table:table-cell table:style-name="ce3" office:value-type="float" office:value="0.905130473241928" calcext:value-type="float">
            <text:p>0.905130</text:p>
          </table:table-cell>
          <table:table-cell table:style-name="ce3" office:value-type="float" office:value="0.942780500670625" calcext:value-type="float">
            <text:p>0.942781</text:p>
          </table:table-cell>
          <table:table-cell table:style-name="ce3" office:value-type="float" office:value="0.125180610849274" calcext:value-type="float">
            <text:p>0.125181</text:p>
          </table:table-cell>
          <table:table-cell table:style-name="ce3" office:value-type="float" office:value="0.936369076161361" calcext:value-type="float">
            <text:p>0.9363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86113384433757" calcext:value-type="float">
            <text:p>0.986113</text:p>
          </table:table-cell>
          <table:table-cell table:style-name="ce3" office:value-type="float" office:value="0.971114098353805" calcext:value-type="float">
            <text:p>0.971114</text:p>
          </table:table-cell>
          <table:table-cell table:style-name="ce3" office:value-type="float" office:value="0.905130473241928" calcext:value-type="float">
            <text:p>0.905130</text:p>
          </table:table-cell>
          <table:table-cell table:style-name="ce3" office:value-type="float" office:value="0.771953450257818" calcext:value-type="float">
            <text:p>0.771953</text:p>
          </table:table-cell>
          <table:table-cell table:style-name="ce3" office:value-type="float" office:value="0.196609472359491" calcext:value-type="float">
            <text:p>0.196609</text:p>
          </table:table-cell>
          <table:table-cell table:style-name="ce3" office:value-type="float" office:value="0.887540386785564" calcext:value-type="float">
            <text:p>0.8875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8, 'verbose': False}</text:p>
          </table:table-cell>
          <table:table-cell table:style-name="ce3" office:value-type="float" office:value="0.980197250885435" calcext:value-type="float">
            <text:p>0.980197</text:p>
          </table:table-cell>
          <table:table-cell table:style-name="ce3" office:value-type="float" office:value="0.96650147833688" calcext:value-type="float">
            <text:p>0.966501</text:p>
          </table:table-cell>
          <table:table-cell table:style-name="ce3" office:value-type="float" office:value="0.898496240601503" calcext:value-type="float">
            <text:p>0.898496</text:p>
          </table:table-cell>
          <table:table-cell table:style-name="ce3" office:value-type="float" office:value="0.692423168471839" calcext:value-type="float">
            <text:p>0.692423</text:p>
          </table:table-cell>
          <table:table-cell table:style-name="ce3" office:value-type="float" office:value="0.221475805829736" calcext:value-type="float">
            <text:p>0.221476</text:p>
          </table:table-cell>
          <table:table-cell table:style-name="ce3" office:value-type="float" office:value="0.863228466493184" calcext:value-type="float">
            <text:p>0.8632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12.0, 'n_iterations': 200, 'sample_type': 'clustering_centroid', 'verbose': False}</text:p>
          </table:table-cell>
          <table:table-cell table:style-name="ce3" office:value-type="float" office:value="0.988086589795471" calcext:value-type="float">
            <text:p>0.988087</text:p>
          </table:table-cell>
          <table:table-cell table:style-name="ce3" office:value-type="float" office:value="0.978939010332687" calcext:value-type="float">
            <text:p>0.978939</text:p>
          </table:table-cell>
          <table:table-cell table:style-name="ce3" office:value-type="float" office:value="0.905793896505971" calcext:value-type="float">
            <text:p>0.905794</text:p>
          </table:table-cell>
          <table:table-cell table:style-name="ce3" office:value-type="float" office:value="0.917048128979339" calcext:value-type="float">
            <text:p>0.917048</text:p>
          </table:table-cell>
          <table:table-cell table:style-name="ce3" office:value-type="float" office:value="0.100246949431031" calcext:value-type="float">
            <text:p>0.100247</text:p>
          </table:table-cell>
          <table:table-cell table:style-name="ce3" office:value-type="float" office:value="0.937924135236487" calcext:value-type="float">
            <text:p>0.9379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969474868273045" calcext:value-type="float">
            <text:p>0.969475</text:p>
          </table:table-cell>
          <table:table-cell table:style-name="ce3" office:value-type="float" office:value="0.953683305066743" calcext:value-type="float">
            <text:p>0.953683</text:p>
          </table:table-cell>
          <table:table-cell table:style-name="ce3" office:value-type="float" office:value="0.899601946041575" calcext:value-type="float">
            <text:p>0.899602</text:p>
          </table:table-cell>
          <table:table-cell table:style-name="ce3" office:value-type="float" office:value="0.667169921408593" calcext:value-type="float">
            <text:p>0.667170</text:p>
          </table:table-cell>
          <table:table-cell table:style-name="ce3" office:value-type="float" office:value="0.259219576046467" calcext:value-type="float">
            <text:p>0.259220</text:p>
          </table:table-cell>
          <table:table-cell table:style-name="ce3" office:value-type="float" office:value="0.846142092948698" calcext:value-type="float">
            <text:p>0.8461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200, 'n_analyzers': 10, 'verbose': False}</text:p>
          </table:table-cell>
          <table:table-cell table:style-name="ce3" office:value-type="float" office:value="0.980299289214235" calcext:value-type="float">
            <text:p>0.980299</text:p>
          </table:table-cell>
          <table:table-cell table:style-name="ce3" office:value-type="float" office:value="0.958510101098044" calcext:value-type="float">
            <text:p>0.958510</text:p>
          </table:table-cell>
          <table:table-cell table:style-name="ce3" office:value-type="float" office:value="0.897832817337461" calcext:value-type="float">
            <text:p>0.897833</text:p>
          </table:table-cell>
          <table:table-cell table:style-name="ce3" office:value-type="float" office:value="0.724114152142878" calcext:value-type="float">
            <text:p>0.724114</text:p>
          </table:table-cell>
          <table:table-cell table:style-name="ce3" office:value-type="float" office:value="0.261985599734096" calcext:value-type="float">
            <text:p>0.261986</text:p>
          </table:table-cell>
          <table:table-cell table:style-name="ce3" office:value-type="float" office:value="0.859754152011705" calcext:value-type="float">
            <text:p>0.8597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7, 'random_state': 42, 'reg': 0.001}</text:p>
          </table:table-cell>
          <table:table-cell table:style-name="ce3" office:value-type="float" office:value="0.969316064594093" calcext:value-type="float">
            <text:p>0.969316</text:p>
          </table:table-cell>
          <table:table-cell table:style-name="ce3" office:value-type="float" office:value="0.956342918435505" calcext:value-type="float">
            <text:p>0.956343</text:p>
          </table:table-cell>
          <table:table-cell table:style-name="ce3" office:value-type="float" office:value="0.892304290137107" calcext:value-type="float">
            <text:p>0.892304</text:p>
          </table:table-cell>
          <table:table-cell table:style-name="ce3" office:value-type="float" office:value="0.812322544123378" calcext:value-type="float">
            <text:p>0.812323</text:p>
          </table:table-cell>
          <table:table-cell table:style-name="ce3" office:value-type="float" office:value="0.358843054978564" calcext:value-type="float">
            <text:p>0.358843</text:p>
          </table:table-cell>
          <table:table-cell table:style-name="ce3" office:value-type="float" office:value="0.854288552462304" calcext:value-type="float">
            <text:p>0.854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7, 'random_state': 42, 'reg': 0.001}</text:p>
          </table:table-cell>
          <table:table-cell table:style-name="ce3" office:value-type="float" office:value="0.969879887305108" calcext:value-type="float">
            <text:p>0.969880</text:p>
          </table:table-cell>
          <table:table-cell table:style-name="ce3" office:value-type="float" office:value="0.95780279787008" calcext:value-type="float">
            <text:p>0.957803</text:p>
          </table:table-cell>
          <table:table-cell table:style-name="ce3" office:value-type="float" office:value="0.903361344537815" calcext:value-type="float">
            <text:p>0.903361</text:p>
          </table:table-cell>
          <table:table-cell table:style-name="ce3" office:value-type="float" office:value="0.73806582612515" calcext:value-type="float">
            <text:p>0.738066</text:p>
          </table:table-cell>
          <table:table-cell table:style-name="ce3" office:value-type="float" office:value="0.463117782856982" calcext:value-type="float">
            <text:p>0.463118</text:p>
          </table:table-cell>
          <table:table-cell table:style-name="ce3" office:value-type="float" office:value="0.821198414596234" calcext:value-type="float">
            <text:p>0.8211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7, 'random_state': 42, 'reg': 0.001}</text:p>
          </table:table-cell>
          <table:table-cell table:style-name="ce3" office:value-type="float" office:value="0.982211201927932" calcext:value-type="float">
            <text:p>0.982211</text:p>
          </table:table-cell>
          <table:table-cell table:style-name="ce3" office:value-type="float" office:value="0.96468011158048" calcext:value-type="float">
            <text:p>0.964680</text:p>
          </table:table-cell>
          <table:table-cell table:style-name="ce3" office:value-type="float" office:value="0.900707651481645" calcext:value-type="float">
            <text:p>0.900708</text:p>
          </table:table-cell>
          <table:table-cell table:style-name="ce3" office:value-type="float" office:value="0.71153998319693" calcext:value-type="float">
            <text:p>0.711540</text:p>
          </table:table-cell>
          <table:table-cell table:style-name="ce3" office:value-type="float" office:value="0.264156321133958" calcext:value-type="float">
            <text:p>0.264156</text:p>
          </table:table-cell>
          <table:table-cell table:style-name="ce3" office:value-type="float" office:value="0.858996525410606" calcext:value-type="float">
            <text:p>0.858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3, 'verbose': False}</text:p>
          </table:table-cell>
          <table:table-cell table:style-name="ce3" office:value-type="float" office:value="0.859126510115028" calcext:value-type="float">
            <text:p>0.859127</text:p>
          </table:table-cell>
          <table:table-cell table:style-name="ce3" office:value-type="float" office:value="0.631818894155258" calcext:value-type="float">
            <text:p>0.631819</text:p>
          </table:table-cell>
          <table:table-cell table:style-name="ce3" office:value-type="float" office:value="0.89938080495356" calcext:value-type="float">
            <text:p>0.899381</text:p>
          </table:table-cell>
          <table:table-cell table:style-name="ce3" office:value-type="float" office:value="0.628755423389814" calcext:value-type="float">
            <text:p>0.628755</text:p>
          </table:table-cell>
          <table:table-cell table:style-name="ce3" office:value-type="float" office:value="0.332595332383156" calcext:value-type="float">
            <text:p>0.332595</text:p>
          </table:table-cell>
          <table:table-cell table:style-name="ce3" office:value-type="float" office:value="0.737297260046101" calcext:value-type="float">
            <text:p>0.7372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kmeans', 'dissimilarity_type': 'euclidean', 'fraction_delta': 12.0, 'n_iterations': 100, 'n_neighbors': 16, 'verbose': False}</text:p>
          </table:table-cell>
          <table:table-cell table:style-name="ce3" office:value-type="float" office:value="0.987459036660665" calcext:value-type="float">
            <text:p>0.987459</text:p>
          </table:table-cell>
          <table:table-cell table:style-name="ce3" office:value-type="float" office:value="0.974774941058064" calcext:value-type="float">
            <text:p>0.974775</text:p>
          </table:table-cell>
          <table:table-cell table:style-name="ce3" office:value-type="float" office:value="0.90203449800973" calcext:value-type="float">
            <text:p>0.902034</text:p>
          </table:table-cell>
          <table:table-cell table:style-name="ce3" office:value-type="float" office:value="0.914352800059797" calcext:value-type="float">
            <text:p>0.914353</text:p>
          </table:table-cell>
          <table:table-cell table:style-name="ce3" office:value-type="float" office:value="0.107731099710817" calcext:value-type="float">
            <text:p>0.107731</text:p>
          </table:table-cell>
          <table:table-cell table:style-name="ce3" office:value-type="float" office:value="0.934178035215488" calcext:value-type="float">
            <text:p>0.9341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7, 'random_state': 42, 'reg': 0.001}</text:p>
          </table:table-cell>
          <table:table-cell table:style-name="ce3" office:value-type="float" office:value="0.966741425123717" calcext:value-type="float">
            <text:p>0.966741</text:p>
          </table:table-cell>
          <table:table-cell table:style-name="ce3" office:value-type="float" office:value="0.960541813078319" calcext:value-type="float">
            <text:p>0.960542</text:p>
          </table:table-cell>
          <table:table-cell table:style-name="ce3" office:value-type="float" office:value="0.902476780185758" calcext:value-type="float">
            <text:p>0.902477</text:p>
          </table:table-cell>
          <table:table-cell table:style-name="ce3" office:value-type="float" office:value="0.747144697791538" calcext:value-type="float">
            <text:p>0.747145</text:p>
          </table:table-cell>
          <table:table-cell table:style-name="ce3" office:value-type="float" office:value="0.471641284626024" calcext:value-type="float">
            <text:p>0.471641</text:p>
          </table:table-cell>
          <table:table-cell table:style-name="ce3" office:value-type="float" office:value="0.821052686310662" calcext:value-type="float">
            <text:p>0.8210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400, 'n_analyzers': 10, 'verbose': False}</text:p>
          </table:table-cell>
          <table:table-cell table:style-name="ce3" office:value-type="float" office:value="0.942201381174102" calcext:value-type="float">
            <text:p>0.942201</text:p>
          </table:table-cell>
          <table:table-cell table:style-name="ce3" office:value-type="float" office:value="0.820700547106534" calcext:value-type="float">
            <text:p>0.820701</text:p>
          </table:table-cell>
          <table:table-cell table:style-name="ce3" office:value-type="float" office:value="0.893852277753206" calcext:value-type="float">
            <text:p>0.893852</text:p>
          </table:table-cell>
          <table:table-cell table:style-name="ce3" office:value-type="float" office:value="0.685623486449779" calcext:value-type="float">
            <text:p>0.685623</text:p>
          </table:table-cell>
          <table:table-cell table:style-name="ce3" office:value-type="float" office:value="0.452670534518141" calcext:value-type="float">
            <text:p>0.452671</text:p>
          </table:table-cell>
          <table:table-cell table:style-name="ce3" office:value-type="float" office:value="0.777941431593096" calcext:value-type="float">
            <text:p>0.7779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972549600030646" calcext:value-type="float">
            <text:p>0.972550</text:p>
          </table:table-cell>
          <table:table-cell table:style-name="ce3" office:value-type="float" office:value="0.854115836139678" calcext:value-type="float">
            <text:p>0.854116</text:p>
          </table:table-cell>
          <table:table-cell table:style-name="ce3" office:value-type="float" office:value="0.900707651481645" calcext:value-type="float">
            <text:p>0.900708</text:p>
          </table:table-cell>
          <table:table-cell table:style-name="ce3" office:value-type="float" office:value="0.763716242130821" calcext:value-type="float">
            <text:p>0.763716</text:p>
          </table:table-cell>
          <table:table-cell table:style-name="ce3" office:value-type="float" office:value="0.265442093730945" calcext:value-type="float">
            <text:p>0.265442</text:p>
          </table:table-cell>
          <table:table-cell table:style-name="ce3" office:value-type="float" office:value="0.845129447210369" calcext:value-type="float">
            <text:p>0.8451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300, 'metric': True, 'n_components': 2, 'n_init': 2, 'random_state': 42}</text:p>
          </table:table-cell>
          <table:table-cell table:style-name="ce3" office:value-type="float" office:value="0.969468947960452" calcext:value-type="float">
            <text:p>0.969469</text:p>
          </table:table-cell>
          <table:table-cell table:style-name="ce3" office:value-type="float" office:value="0.962228753913501" calcext:value-type="float">
            <text:p>0.962229</text:p>
          </table:table-cell>
          <table:table-cell table:style-name="ce3" office:value-type="float" office:value="0.899823087129589" calcext:value-type="float">
            <text:p>0.899823</text:p>
          </table:table-cell>
          <table:table-cell table:style-name="ce3" office:value-type="float" office:value="0.941519587010407" calcext:value-type="float">
            <text:p>0.941520</text:p>
          </table:table-cell>
          <table:table-cell table:style-name="ce3" office:value-type="float" office:value="0.132151346369164" calcext:value-type="float">
            <text:p>0.132151</text:p>
          </table:table-cell>
          <table:table-cell table:style-name="ce3" office:value-type="float" office:value="0.928177805928957" calcext:value-type="float">
            <text:p>0.9281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990018004715355" calcext:value-type="float">
            <text:p>0.990018</text:p>
          </table:table-cell>
          <table:table-cell table:style-name="ce3" office:value-type="float" office:value="0.975764329768376" calcext:value-type="float">
            <text:p>0.975764</text:p>
          </table:table-cell>
          <table:table-cell table:style-name="ce3" office:value-type="float" office:value="0.900928792569659" calcext:value-type="float">
            <text:p>0.900929</text:p>
          </table:table-cell>
          <table:table-cell table:style-name="ce3" office:value-type="float" office:value="0.913024645258185" calcext:value-type="float">
            <text:p>0.913025</text:p>
          </table:table-cell>
          <table:table-cell table:style-name="ce3" office:value-type="float" office:value="0.105884467874654" calcext:value-type="float">
            <text:p>0.105884</text:p>
          </table:table-cell>
          <table:table-cell table:style-name="ce3" office:value-type="float" office:value="0.934770260887384" calcext:value-type="float">
            <text:p>0.9347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4, 'random_state': 42}</text:p>
          </table:table-cell>
          <table:table-cell table:style-name="ce3" office:value-type="float" office:value="0.497367550418427" calcext:value-type="float">
            <text:p>0.497368</text:p>
          </table:table-cell>
          <table:table-cell table:style-name="ce3" office:value-type="float" office:value="0.512169376660735" calcext:value-type="float">
            <text:p>0.512169</text:p>
          </table:table-cell>
          <table:table-cell table:style-name="ce3" office:value-type="float" office:value="0.893631136665192" calcext:value-type="float">
            <text:p>0.893631</text:p>
          </table:table-cell>
          <table:table-cell table:style-name="ce3" office:value-type="float" office:value="0.501365197989717" calcext:value-type="float">
            <text:p>0.501365</text:p>
          </table:table-cell>
          <table:table-cell table:style-name="ce3" office:value-type="float" office:value="0.262167469719246" calcext:value-type="float">
            <text:p>0.262167</text:p>
          </table:table-cell>
          <table:table-cell table:style-name="ce3" office:value-type="float" office:value="0.628473158402965" calcext:value-type="float">
            <text:p>0.6284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7, 'k2': 12, 'verbose': False}</text:p>
          </table:table-cell>
          <table:table-cell table:style-name="ce3" office:value-type="float" office:value="0.982386025276252" calcext:value-type="float">
            <text:p>0.982386</text:p>
          </table:table-cell>
          <table:table-cell table:style-name="ce3" office:value-type="float" office:value="0.967114404817045" calcext:value-type="float">
            <text:p>0.967114</text:p>
          </table:table-cell>
          <table:table-cell table:style-name="ce3" office:value-type="float" office:value="0.898496240601504" calcext:value-type="float">
            <text:p>0.898496</text:p>
          </table:table-cell>
          <table:table-cell table:style-name="ce3" office:value-type="float" office:value="0.628024742535908" calcext:value-type="float">
            <text:p>0.628025</text:p>
          </table:table-cell>
          <table:table-cell table:style-name="ce3" office:value-type="float" office:value="0.360429651657315" calcext:value-type="float">
            <text:p>0.360430</text:p>
          </table:table-cell>
          <table:table-cell table:style-name="ce3" office:value-type="float" office:value="0.823118352314679" calcext:value-type="float">
            <text:p>0.8231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, 'beta_loss': 'frobenius', 'init': 'random', 'l1_ratio': 0.0, 'max_iter': 400, 'n_components': 2, 'random_state': 42}</text:p>
          </table:table-cell>
          <table:table-cell table:style-name="ce3" office:value-type="float" office:value="0.9826642799681" calcext:value-type="float">
            <text:p>0.982664</text:p>
          </table:table-cell>
          <table:table-cell table:style-name="ce3" office:value-type="float" office:value="0.959711228046958" calcext:value-type="float">
            <text:p>0.959711</text:p>
          </table:table-cell>
          <table:table-cell table:style-name="ce3" office:value-type="float" office:value="0.901371074745688" calcext:value-type="float">
            <text:p>0.901371</text:p>
          </table:table-cell>
          <table:table-cell table:style-name="ce3" office:value-type="float" office:value="0.821644567401295" calcext:value-type="float">
            <text:p>0.821645</text:p>
          </table:table-cell>
          <table:table-cell table:style-name="ce3" office:value-type="float" office:value="0.192798158930986" calcext:value-type="float">
            <text:p>0.192798</text:p>
          </table:table-cell>
          <table:table-cell table:style-name="ce3" office:value-type="float" office:value="0.894518598246211" calcext:value-type="float">
            <text:p>0.8945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fastmap', 'n_iterations': 100, 'verbose': False}</text:p>
          </table:table-cell>
          <table:table-cell table:style-name="ce3" office:value-type="float" office:value="0.983307504518592" calcext:value-type="float">
            <text:p>0.983308</text:p>
          </table:table-cell>
          <table:table-cell table:style-name="ce3" office:value-type="float" office:value="0.976877696789449" calcext:value-type="float">
            <text:p>0.976878</text:p>
          </table:table-cell>
          <table:table-cell table:style-name="ce3" office:value-type="float" office:value="0.906015037593985" calcext:value-type="float">
            <text:p>0.906015</text:p>
          </table:table-cell>
          <table:table-cell table:style-name="ce3" office:value-type="float" office:value="0.921934768020985" calcext:value-type="float">
            <text:p>0.921935</text:p>
          </table:table-cell>
          <table:table-cell table:style-name="ce3" office:value-type="float" office:value="0.111251684184686" calcext:value-type="float">
            <text:p>0.111252</text:p>
          </table:table-cell>
          <table:table-cell table:style-name="ce3" office:value-type="float" office:value="0.935376664547665" calcext:value-type="float">
            <text:p>0.9353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88398625094464" calcext:value-type="float">
            <text:p>0.988399</text:p>
          </table:table-cell>
          <table:table-cell table:style-name="ce3" office:value-type="float" office:value="0.970822958275726" calcext:value-type="float">
            <text:p>0.970823</text:p>
          </table:table-cell>
          <table:table-cell table:style-name="ce3" office:value-type="float" office:value="0.903140203449801" calcext:value-type="float">
            <text:p>0.903140</text:p>
          </table:table-cell>
          <table:table-cell table:style-name="ce3" office:value-type="float" office:value="0.90932097985687" calcext:value-type="float">
            <text:p>0.909321</text:p>
          </table:table-cell>
          <table:table-cell table:style-name="ce3" office:value-type="float" office:value="0.110362990489162" calcext:value-type="float">
            <text:p>0.110363</text:p>
          </table:table-cell>
          <table:table-cell table:style-name="ce3" office:value-type="float" office:value="0.93226395523754" calcext:value-type="float">
            <text:p>0.9322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88515986585268" calcext:value-type="float">
            <text:p>0.988516</text:p>
          </table:table-cell>
          <table:table-cell table:style-name="ce3" office:value-type="float" office:value="0.96894935346704" calcext:value-type="float">
            <text:p>0.968949</text:p>
          </table:table-cell>
          <table:table-cell table:style-name="ce3" office:value-type="float" office:value="0.9046881910659" calcext:value-type="float">
            <text:p>0.904688</text:p>
          </table:table-cell>
          <table:table-cell table:style-name="ce3" office:value-type="float" office:value="0.907638545222437" calcext:value-type="float">
            <text:p>0.907639</text:p>
          </table:table-cell>
          <table:table-cell table:style-name="ce3" office:value-type="float" office:value="0.107682046152163" calcext:value-type="float">
            <text:p>0.107682</text:p>
          </table:table-cell>
          <table:table-cell table:style-name="ce3" office:value-type="float" office:value="0.932422006037696" calcext:value-type="float">
            <text:p>0.9324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98812663896889" calcext:value-type="float">
            <text:p>0.988127</text:p>
          </table:table-cell>
          <table:table-cell table:style-name="ce3" office:value-type="float" office:value="0.969254423692394" calcext:value-type="float">
            <text:p>0.969254</text:p>
          </table:table-cell>
          <table:table-cell table:style-name="ce3" office:value-type="float" office:value="0.90203449800973" calcext:value-type="float">
            <text:p>0.902034</text:p>
          </table:table-cell>
          <table:table-cell table:style-name="ce3" office:value-type="float" office:value="0.907578449525644" calcext:value-type="float">
            <text:p>0.907578</text:p>
          </table:table-cell>
          <table:table-cell table:style-name="ce3" office:value-type="float" office:value="0.111704664377341" calcext:value-type="float">
            <text:p>0.111705</text:p>
          </table:table-cell>
          <table:table-cell table:style-name="ce3" office:value-type="float" office:value="0.931057869163863" calcext:value-type="float">
            <text:p>0.9310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987397395758967" calcext:value-type="float">
            <text:p>0.987397</text:p>
          </table:table-cell>
          <table:table-cell table:style-name="ce3" office:value-type="float" office:value="0.966923213545675" calcext:value-type="float">
            <text:p>0.966923</text:p>
          </table:table-cell>
          <table:table-cell table:style-name="ce3" office:value-type="float" office:value="0.900928792569659" calcext:value-type="float">
            <text:p>0.900929</text:p>
          </table:table-cell>
          <table:table-cell table:style-name="ce3" office:value-type="float" office:value="0.899035492361968" calcext:value-type="float">
            <text:p>0.899035</text:p>
          </table:table-cell>
          <table:table-cell table:style-name="ce3" office:value-type="float" office:value="0.11574632871953" calcext:value-type="float">
            <text:p>0.115746</text:p>
          </table:table-cell>
          <table:table-cell table:style-name="ce3" office:value-type="float" office:value="0.927707713103348" calcext:value-type="float">
            <text:p>0.9277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0.05, 'kernel': 'sigmoid', 'max_iter': None, 'n_components': 2, 'random_state': 42}</text:p>
          </table:table-cell>
          <table:table-cell table:style-name="ce3" office:value-type="float" office:value="0.988456086951979" calcext:value-type="float">
            <text:p>0.988456</text:p>
          </table:table-cell>
          <table:table-cell table:style-name="ce3" office:value-type="float" office:value="0.967753102069672" calcext:value-type="float">
            <text:p>0.967753</text:p>
          </table:table-cell>
          <table:table-cell table:style-name="ce3" office:value-type="float" office:value="0.904024767801858" calcext:value-type="float">
            <text:p>0.904025</text:p>
          </table:table-cell>
          <table:table-cell table:style-name="ce3" office:value-type="float" office:value="0.911021962405577" calcext:value-type="float">
            <text:p>0.911022</text:p>
          </table:table-cell>
          <table:table-cell table:style-name="ce3" office:value-type="float" office:value="0.108868254537207" calcext:value-type="float">
            <text:p>0.108868</text:p>
          </table:table-cell>
          <table:table-cell table:style-name="ce3" office:value-type="float" office:value="0.932477532938376" calcext:value-type="float">
            <text:p>0.9324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989112196888702" calcext:value-type="float">
            <text:p>0.989112</text:p>
          </table:table-cell>
          <table:table-cell table:style-name="ce3" office:value-type="float" office:value="0.971487774554496" calcext:value-type="float">
            <text:p>0.971488</text:p>
          </table:table-cell>
          <table:table-cell table:style-name="ce3" office:value-type="float" office:value="0.904245908889872" calcext:value-type="float">
            <text:p>0.904246</text:p>
          </table:table-cell>
          <table:table-cell table:style-name="ce3" office:value-type="float" office:value="0.912470967136296" calcext:value-type="float">
            <text:p>0.912471</text:p>
          </table:table-cell>
          <table:table-cell table:style-name="ce3" office:value-type="float" office:value="0.112145475984029" calcext:value-type="float">
            <text:p>0.112145</text:p>
          </table:table-cell>
          <table:table-cell table:style-name="ce3" office:value-type="float" office:value="0.933034274297067" calcext:value-type="float">
            <text:p>0.9330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01, 'max_iter': 1000, 'method': 'lars', 'n_components': 2, 'normalize_components': True, 'random_state': 42, 'ridge_alpha': 0.5, 'tol': 1e-08}</text:p>
          </table:table-cell>
          <table:table-cell table:style-name="ce3" office:value-type="float" office:value="0.988357531159998" calcext:value-type="float">
            <text:p>0.988358</text:p>
          </table:table-cell>
          <table:table-cell table:style-name="ce3" office:value-type="float" office:value="0.970265404130985" calcext:value-type="float">
            <text:p>0.970265</text:p>
          </table:table-cell>
          <table:table-cell table:style-name="ce3" office:value-type="float" office:value="0.903140203449801" calcext:value-type="float">
            <text:p>0.903140</text:p>
          </table:table-cell>
          <table:table-cell table:style-name="ce3" office:value-type="float" office:value="0.90911661559805" calcext:value-type="float">
            <text:p>0.909117</text:p>
          </table:table-cell>
          <table:table-cell table:style-name="ce3" office:value-type="float" office:value="0.11058043538428" calcext:value-type="float">
            <text:p>0.110580</text:p>
          </table:table-cell>
          <table:table-cell table:style-name="ce3" office:value-type="float" office:value="0.932059863790911" calcext:value-type="float">
            <text:p>0.9320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976618247796425" calcext:value-type="float">
            <text:p>0.976618</text:p>
          </table:table-cell>
          <table:table-cell table:style-name="ce3" office:value-type="float" office:value="0.965829348730789" calcext:value-type="float">
            <text:p>0.965829</text:p>
          </table:table-cell>
          <table:table-cell table:style-name="ce3" office:value-type="float" office:value="0.895400265369305" calcext:value-type="float">
            <text:p>0.895400</text:p>
          </table:table-cell>
          <table:table-cell table:style-name="ce3" office:value-type="float" office:value="0.836023936575703" calcext:value-type="float">
            <text:p>0.836024</text:p>
          </table:table-cell>
          <table:table-cell table:style-name="ce3" office:value-type="float" office:value="0.245011169635644" calcext:value-type="float">
            <text:p>0.245011</text:p>
          </table:table-cell>
          <table:table-cell table:style-name="ce3" office:value-type="float" office:value="0.885772125767316" calcext:value-type="float">
            <text:p>0.8857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8191936534249" calcext:value-type="float">
            <text:p>0.981919</text:p>
          </table:table-cell>
          <table:table-cell table:style-name="ce3" office:value-type="float" office:value="0.948876011241629" calcext:value-type="float">
            <text:p>0.948876</text:p>
          </table:table-cell>
          <table:table-cell table:style-name="ce3" office:value-type="float" office:value="0.904467049977886" calcext:value-type="float">
            <text:p>0.904467</text:p>
          </table:table-cell>
          <table:table-cell table:style-name="ce3" office:value-type="float" office:value="0.819817366297108" calcext:value-type="float">
            <text:p>0.819817</text:p>
          </table:table-cell>
          <table:table-cell table:style-name="ce3" office:value-type="float" office:value="0.189853168796765" calcext:value-type="float">
            <text:p>0.189853</text:p>
          </table:table-cell>
          <table:table-cell table:style-name="ce3" office:value-type="float" office:value="0.893045324812469" calcext:value-type="float">
            <text:p>0.8930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93098134405026" calcext:value-type="float">
            <text:p>0.930981</text:p>
          </table:table-cell>
          <table:table-cell table:style-name="ce3" office:value-type="float" office:value="0.798543951355926" calcext:value-type="float">
            <text:p>0.798544</text:p>
          </table:table-cell>
          <table:table-cell table:style-name="ce3" office:value-type="float" office:value="0.892746572313136" calcext:value-type="float">
            <text:p>0.892747</text:p>
          </table:table-cell>
          <table:table-cell table:style-name="ce3" office:value-type="float" office:value="0.728920501916315" calcext:value-type="float">
            <text:p>0.728921</text:p>
          </table:table-cell>
          <table:table-cell table:style-name="ce3" office:value-type="float" office:value="0.238699499272468" calcext:value-type="float">
            <text:p>0.238699</text:p>
          </table:table-cell>
          <table:table-cell table:style-name="ce3" office:value-type="float" office:value="0.822498574072634" calcext:value-type="float">
            <text:p>0.8224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85786722480123" calcext:value-type="float">
            <text:p>0.985787</text:p>
          </table:table-cell>
          <table:table-cell table:style-name="ce3" office:value-type="float" office:value="0.973760129828973" calcext:value-type="float">
            <text:p>0.973760</text:p>
          </table:table-cell>
          <table:table-cell table:style-name="ce3" office:value-type="float" office:value="0.901592215833701" calcext:value-type="float">
            <text:p>0.901592</text:p>
          </table:table-cell>
          <table:table-cell table:style-name="ce3" office:value-type="float" office:value="0.776612318899038" calcext:value-type="float">
            <text:p>0.776612</text:p>
          </table:table-cell>
          <table:table-cell table:style-name="ce3" office:value-type="float" office:value="0.175629330009308" calcext:value-type="float">
            <text:p>0.175629</text:p>
          </table:table-cell>
          <table:table-cell table:style-name="ce3" office:value-type="float" office:value="0.892424411406506" calcext:value-type="float">
            <text:p>0.8924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6.0, 'init': 'random', 'learning_rate': 200.0, 'method': 'barnes_hut', 'metric': 'euclidean', 'min_grad_norm': 1e-07, 'n_components': 2, 'n_iter': 1000, 'n_iter_without_progress': 300, 'n_jobs': 4, 'perplexity': 50.0, 'random_state': 42}</text:p>
          </table:table-cell>
          <table:table-cell table:style-name="ce3" office:value-type="float" office:value="0.9947399763884" calcext:value-type="float">
            <text:p>0.994740</text:p>
          </table:table-cell>
          <table:table-cell table:style-name="ce3" office:value-type="float" office:value="0.995029723451751" calcext:value-type="float">
            <text:p>0.995030</text:p>
          </table:table-cell>
          <table:table-cell table:style-name="ce3" office:value-type="float" office:value="0.907784166298098" calcext:value-type="float">
            <text:p>0.907784</text:p>
          </table:table-cell>
          <table:table-cell table:style-name="ce3" office:value-type="float" office:value="0.759309398128868" calcext:value-type="float">
            <text:p>0.759309</text:p>
          </table:table-cell>
          <table:table-cell table:style-name="ce3" office:value-type="float" office:value="0.162588566419666" calcext:value-type="float">
            <text:p>0.162589</text:p>
          </table:table-cell>
          <table:table-cell table:style-name="ce3" office:value-type="float" office:value="0.89885493956949" calcext:value-type="float">
            <text:p>0.8988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20, 'verbose': False}</text:p>
          </table:table-cell>
          <table:table-cell table:style-name="ce3" office:value-type="float" office:value="0.936391813252446" calcext:value-type="float">
            <text:p>0.936392</text:p>
          </table:table-cell>
          <table:table-cell table:style-name="ce3" office:value-type="float" office:value="0.919820161798661" calcext:value-type="float">
            <text:p>0.919820</text:p>
          </table:table-cell>
          <table:table-cell table:style-name="ce3" office:value-type="float" office:value="0.895842547545334" calcext:value-type="float">
            <text:p>0.895843</text:p>
          </table:table-cell>
          <table:table-cell table:style-name="ce3" office:value-type="float" office:value="0.931020077338473" calcext:value-type="float">
            <text:p>0.931020</text:p>
          </table:table-cell>
          <table:table-cell table:style-name="ce3" office:value-type="float" office:value="0.145211809602068" calcext:value-type="float">
            <text:p>0.145212</text:p>
          </table:table-cell>
          <table:table-cell table:style-name="ce3" office:value-type="float" office:value="0.907572558066569" calcext:value-type="float">
            <text:p>0.9075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98275726370117" calcext:value-type="float">
            <text:p>0.982757</text:p>
          </table:table-cell>
          <table:table-cell table:style-name="ce3" office:value-type="float" office:value="0.961747467325098" calcext:value-type="float">
            <text:p>0.961747</text:p>
          </table:table-cell>
          <table:table-cell table:style-name="ce3" office:value-type="float" office:value="0.899601946041575" calcext:value-type="float">
            <text:p>0.899602</text:p>
          </table:table-cell>
          <table:table-cell table:style-name="ce3" office:value-type="float" office:value="0.844847927055723" calcext:value-type="float">
            <text:p>0.844848</text:p>
          </table:table-cell>
          <table:table-cell table:style-name="ce3" office:value-type="float" office:value="0.177129335859502" calcext:value-type="float">
            <text:p>0.177129</text:p>
          </table:table-cell>
          <table:table-cell table:style-name="ce3" office:value-type="float" office:value="0.902365053652813" calcext:value-type="float">
            <text:p>0.902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ismic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001, 'n_components': 2, 'n_neighbors': 5, 'random_state': 42, 'spread': 1.0}</text:p>
          </table:table-cell>
          <table:table-cell table:style-name="ce3" office:value-type="float" office:value="0.966129543404598" calcext:value-type="float">
            <text:p>0.966130</text:p>
          </table:table-cell>
          <table:table-cell table:style-name="ce3" office:value-type="float" office:value="0.980513465228611" calcext:value-type="float">
            <text:p>0.980513</text:p>
          </table:table-cell>
          <table:table-cell table:style-name="ce3" office:value-type="float" office:value="0.922600619195046" calcext:value-type="float">
            <text:p>0.922601</text:p>
          </table:table-cell>
          <table:table-cell table:style-name="ce3" office:value-type="float" office:value="0.79836483031024" calcext:value-type="float">
            <text:p>0.798365</text:p>
          </table:table-cell>
          <table:table-cell table:style-name="ce3" office:value-type="float" office:value="0.247559357648135" calcext:value-type="float">
            <text:p>0.247559</text:p>
          </table:table-cell>
          <table:table-cell table:style-name="ce3" office:value-type="float" office:value="0.884009820098072" calcext:value-type="float">
            <text:p>0.8840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SMALL', 'n_components': 2}</text:p>
          </table:table-cell>
          <table:table-cell table:style-name="ce3" office:value-type="float" office:value="0.786557246783277" calcext:value-type="float">
            <text:p>0.786557</text:p>
          </table:table-cell>
          <table:table-cell table:style-name="ce3" office:value-type="float" office:value="0.635672875567542" calcext:value-type="float">
            <text:p>0.635673</text:p>
          </table:table-cell>
          <table:table-cell table:style-name="ce3" office:value-type="float" office:value="0.632771886046995" calcext:value-type="float">
            <text:p>0.632772</text:p>
          </table:table-cell>
          <table:table-cell table:style-name="ce3" office:value-type="float" office:value="0.562748100340954" calcext:value-type="float">
            <text:p>0.562748</text:p>
          </table:table-cell>
          <table:table-cell table:style-name="ce3" office:value-type="float" office:value="0.361435804992055" calcext:value-type="float">
            <text:p>0.361436</text:p>
          </table:table-cell>
          <table:table-cell table:style-name="ce3" office:value-type="float" office:value="0.651262860749343" calcext:value-type="float">
            <text:p>0.6512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5, 'verbose': False, 'width': 10.0}</text:p>
          </table:table-cell>
          <table:table-cell table:style-name="ce3" office:value-type="float" office:value="0.781156092587025" calcext:value-type="float">
            <text:p>0.781156</text:p>
          </table:table-cell>
          <table:table-cell table:style-name="ce3" office:value-type="float" office:value="0.709831321934508" calcext:value-type="float">
            <text:p>0.709831</text:p>
          </table:table-cell>
          <table:table-cell table:style-name="ce3" office:value-type="float" office:value="0.644936577250988" calcext:value-type="float">
            <text:p>0.644937</text:p>
          </table:table-cell>
          <table:table-cell table:style-name="ce3" office:value-type="float" office:value="0.580828382688182" calcext:value-type="float">
            <text:p>0.580828</text:p>
          </table:table-cell>
          <table:table-cell table:style-name="ce3" office:value-type="float" office:value="0.421161906956151" calcext:value-type="float">
            <text:p>0.421162</text:p>
          </table:table-cell>
          <table:table-cell table:style-name="ce3" office:value-type="float" office:value="0.65911809350091" calcext:value-type="float">
            <text:p>0.6591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876764584702307" calcext:value-type="float">
            <text:p>0.876765</text:p>
          </table:table-cell>
          <table:table-cell table:style-name="ce3" office:value-type="float" office:value="0.649772914671849" calcext:value-type="float">
            <text:p>0.649773</text:p>
          </table:table-cell>
          <table:table-cell table:style-name="ce3" office:value-type="float" office:value="0.611301725930547" calcext:value-type="float">
            <text:p>0.611302</text:p>
          </table:table-cell>
          <table:table-cell table:style-name="ce3" office:value-type="float" office:value="0.642839023038774" calcext:value-type="float">
            <text:p>0.642839</text:p>
          </table:table-cell>
          <table:table-cell table:style-name="ce3" office:value-type="float" office:value="0.370730955000088" calcext:value-type="float">
            <text:p>0.370731</text:p>
          </table:table-cell>
          <table:table-cell table:style-name="ce3" office:value-type="float" office:value="0.681989458668678" calcext:value-type="float">
            <text:p>0.6819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643726524215154" calcext:value-type="float">
            <text:p>0.643727</text:p>
          </table:table-cell>
          <table:table-cell table:style-name="ce3" office:value-type="float" office:value="0.577186295061028" calcext:value-type="float">
            <text:p>0.577186</text:p>
          </table:table-cell>
          <table:table-cell table:style-name="ce3" office:value-type="float" office:value="0.516479517571221" calcext:value-type="float">
            <text:p>0.516480</text:p>
          </table:table-cell>
          <table:table-cell table:style-name="ce3" office:value-type="float" office:value="0.527427100096466" calcext:value-type="float">
            <text:p>0.527427</text:p>
          </table:table-cell>
          <table:table-cell table:style-name="ce3" office:value-type="float" office:value="0.472195265612324" calcext:value-type="float">
            <text:p>0.472195</text:p>
          </table:table-cell>
          <table:table-cell table:style-name="ce3" office:value-type="float" office:value="0.558524834266309" calcext:value-type="float">
            <text:p>0.55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2.0, 'verbose': False}</text:p>
          </table:table-cell>
          <table:table-cell table:style-name="ce3" office:value-type="float" office:value="0.778237780777775" calcext:value-type="float">
            <text:p>0.778238</text:p>
          </table:table-cell>
          <table:table-cell table:style-name="ce3" office:value-type="float" office:value="0.710865682897423" calcext:value-type="float">
            <text:p>0.710866</text:p>
          </table:table-cell>
          <table:table-cell table:style-name="ce3" office:value-type="float" office:value="0.636774797255147" calcext:value-type="float">
            <text:p>0.636775</text:p>
          </table:table-cell>
          <table:table-cell table:style-name="ce3" office:value-type="float" office:value="0.580338765349035" calcext:value-type="float">
            <text:p>0.580339</text:p>
          </table:table-cell>
          <table:table-cell table:style-name="ce3" office:value-type="float" office:value="0.412529860139324" calcext:value-type="float">
            <text:p>0.412530</text:p>
          </table:table-cell>
          <table:table-cell table:style-name="ce3" office:value-type="float" office:value="0.658737433228011" calcext:value-type="float">
            <text:p>0.6587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exp', 'max_iter': 200, 'n_components': 2, 'random_state': 42}</text:p>
          </table:table-cell>
          <table:table-cell table:style-name="ce3" office:value-type="float" office:value="0.776641755999913" calcext:value-type="float">
            <text:p>0.776642</text:p>
          </table:table-cell>
          <table:table-cell table:style-name="ce3" office:value-type="float" office:value="0.708796049272187" calcext:value-type="float">
            <text:p>0.708796</text:p>
          </table:table-cell>
          <table:table-cell table:style-name="ce3" office:value-type="float" office:value="0.644208775213142" calcext:value-type="float">
            <text:p>0.644209</text:p>
          </table:table-cell>
          <table:table-cell table:style-name="ce3" office:value-type="float" office:value="0.580138008947609" calcext:value-type="float">
            <text:p>0.580138</text:p>
          </table:table-cell>
          <table:table-cell table:style-name="ce3" office:value-type="float" office:value="0.411664852747023" calcext:value-type="float">
            <text:p>0.411665</text:p>
          </table:table-cell>
          <table:table-cell table:style-name="ce3" office:value-type="float" office:value="0.659623947337165" calcext:value-type="float">
            <text:p>0.6596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100, 'verbose': False}</text:p>
          </table:table-cell>
          <table:table-cell table:style-name="ce3" office:value-type="float" office:value="0.816425184085405" calcext:value-type="float">
            <text:p>0.816425</text:p>
          </table:table-cell>
          <table:table-cell table:style-name="ce3" office:value-type="float" office:value="0.726204322625196" calcext:value-type="float">
            <text:p>0.726204</text:p>
          </table:table-cell>
          <table:table-cell table:style-name="ce3" office:value-type="float" office:value="0.630172593054689" calcext:value-type="float">
            <text:p>0.630173</text:p>
          </table:table-cell>
          <table:table-cell table:style-name="ce3" office:value-type="float" office:value="0.67552257394846" calcext:value-type="float">
            <text:p>0.675523</text:p>
          </table:table-cell>
          <table:table-cell table:style-name="ce3" office:value-type="float" office:value="0.243924402907103" calcext:value-type="float">
            <text:p>0.243924</text:p>
          </table:table-cell>
          <table:table-cell table:style-name="ce3" office:value-type="float" office:value="0.72088005416133" calcext:value-type="float">
            <text:p>0.720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3}</text:p>
          </table:table-cell>
          <table:table-cell table:style-name="ce3" office:value-type="float" office:value="0.901546720833767" calcext:value-type="float">
            <text:p>0.901547</text:p>
          </table:table-cell>
          <table:table-cell table:style-name="ce3" office:value-type="float" office:value="0.688484621112542" calcext:value-type="float">
            <text:p>0.688485</text:p>
          </table:table-cell>
          <table:table-cell table:style-name="ce3" office:value-type="float" office:value="0.643065086296527" calcext:value-type="float">
            <text:p>0.643065</text:p>
          </table:table-cell>
          <table:table-cell table:style-name="ce3" office:value-type="float" office:value="0.536721694145142" calcext:value-type="float">
            <text:p>0.536722</text:p>
          </table:table-cell>
          <table:table-cell table:style-name="ce3" office:value-type="float" office:value="0.323878672511394" calcext:value-type="float">
            <text:p>0.323879</text:p>
          </table:table-cell>
          <table:table-cell table:style-name="ce3" office:value-type="float" office:value="0.689187889975317" calcext:value-type="float">
            <text:p>0.6891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4, 'verbose': False}</text:p>
          </table:table-cell>
          <table:table-cell table:style-name="ce3" office:value-type="float" office:value="0.795224792024271" calcext:value-type="float">
            <text:p>0.795225</text:p>
          </table:table-cell>
          <table:table-cell table:style-name="ce3" office:value-type="float" office:value="0.611410180172316" calcext:value-type="float">
            <text:p>0.611410</text:p>
          </table:table-cell>
          <table:table-cell table:style-name="ce3" office:value-type="float" office:value="0.603919733832398" calcext:value-type="float">
            <text:p>0.603920</text:p>
          </table:table-cell>
          <table:table-cell table:style-name="ce3" office:value-type="float" office:value="0.562315874469553" calcext:value-type="float">
            <text:p>0.562316</text:p>
          </table:table-cell>
          <table:table-cell table:style-name="ce3" office:value-type="float" office:value="0.375205138360224" calcext:value-type="float">
            <text:p>0.375205</text:p>
          </table:table-cell>
          <table:table-cell table:style-name="ce3" office:value-type="float" office:value="0.639533088427662" calcext:value-type="float">
            <text:p>0.6395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2.0, 'n_iterations': 200, 'sample_type': 'clustering_centroid', 'verbose': False}</text:p>
          </table:table-cell>
          <table:table-cell table:style-name="ce3" office:value-type="float" office:value="0.780119680300448" calcext:value-type="float">
            <text:p>0.780120</text:p>
          </table:table-cell>
          <table:table-cell table:style-name="ce3" office:value-type="float" office:value="0.707122985894567" calcext:value-type="float">
            <text:p>0.707123</text:p>
          </table:table-cell>
          <table:table-cell table:style-name="ce3" office:value-type="float" office:value="0.644312746932834" calcext:value-type="float">
            <text:p>0.644313</text:p>
          </table:table-cell>
          <table:table-cell table:style-name="ce3" office:value-type="float" office:value="0.581584945945022" calcext:value-type="float">
            <text:p>0.581585</text:p>
          </table:table-cell>
          <table:table-cell table:style-name="ce3" office:value-type="float" office:value="0.394202050622762" calcext:value-type="float">
            <text:p>0.394202</text:p>
          </table:table-cell>
          <table:table-cell table:style-name="ce3" office:value-type="float" office:value="0.663787661690022" calcext:value-type="float">
            <text:p>0.663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720758077295851" calcext:value-type="float">
            <text:p>0.720758</text:p>
          </table:table-cell>
          <table:table-cell table:style-name="ce3" office:value-type="float" office:value="0.659255025344104" calcext:value-type="float">
            <text:p>0.659255</text:p>
          </table:table-cell>
          <table:table-cell table:style-name="ce3" office:value-type="float" office:value="0.634695362861302" calcext:value-type="float">
            <text:p>0.634695</text:p>
          </table:table-cell>
          <table:table-cell table:style-name="ce3" office:value-type="float" office:value="0.464653179918735" calcext:value-type="float">
            <text:p>0.464653</text:p>
          </table:table-cell>
          <table:table-cell table:style-name="ce3" office:value-type="float" office:value="0.432132778675333" calcext:value-type="float">
            <text:p>0.432133</text:p>
          </table:table-cell>
          <table:table-cell table:style-name="ce3" office:value-type="float" office:value="0.609445773348932" calcext:value-type="float">
            <text:p>0.6094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200, 'n_analyzers': 20, 'verbose': False}</text:p>
          </table:table-cell>
          <table:table-cell table:style-name="ce3" office:value-type="float" office:value="0.80442799865342" calcext:value-type="float">
            <text:p>0.804428</text:p>
          </table:table-cell>
          <table:table-cell table:style-name="ce3" office:value-type="float" office:value="0.795566185464123" calcext:value-type="float">
            <text:p>0.795566</text:p>
          </table:table-cell>
          <table:table-cell table:style-name="ce3" office:value-type="float" office:value="0.658868787689748" calcext:value-type="float">
            <text:p>0.658869</text:p>
          </table:table-cell>
          <table:table-cell table:style-name="ce3" office:value-type="float" office:value="0.61820876244171" calcext:value-type="float">
            <text:p>0.618209</text:p>
          </table:table-cell>
          <table:table-cell table:style-name="ce3" office:value-type="float" office:value="0.462974911124169" calcext:value-type="float">
            <text:p>0.462975</text:p>
          </table:table-cell>
          <table:table-cell table:style-name="ce3" office:value-type="float" office:value="0.682819364624966" calcext:value-type="float">
            <text:p>0.6828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5, 'random_state': 42, 'reg': 0.001}</text:p>
          </table:table-cell>
          <table:table-cell table:style-name="ce3" office:value-type="float" office:value="0.878895378162657" calcext:value-type="float">
            <text:p>0.878895</text:p>
          </table:table-cell>
          <table:table-cell table:style-name="ce3" office:value-type="float" office:value="0.733357383203899" calcext:value-type="float">
            <text:p>0.733357</text:p>
          </table:table-cell>
          <table:table-cell table:style-name="ce3" office:value-type="float" office:value="0.650395092534831" calcext:value-type="float">
            <text:p>0.650395</text:p>
          </table:table-cell>
          <table:table-cell table:style-name="ce3" office:value-type="float" office:value="0.571659856180288" calcext:value-type="float">
            <text:p>0.571660</text:p>
          </table:table-cell>
          <table:table-cell table:style-name="ce3" office:value-type="float" office:value="0.391146930046356" calcext:value-type="float">
            <text:p>0.391147</text:p>
          </table:table-cell>
          <table:table-cell table:style-name="ce3" office:value-type="float" office:value="0.688632156007064" calcext:value-type="float">
            <text:p>0.6886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778590665428883" calcext:value-type="float">
            <text:p>0.778591</text:p>
          </table:table-cell>
          <table:table-cell table:style-name="ce3" office:value-type="float" office:value="0.650234880358067" calcext:value-type="float">
            <text:p>0.650235</text:p>
          </table:table-cell>
          <table:table-cell table:style-name="ce3" office:value-type="float" office:value="0.624298190892077" calcext:value-type="float">
            <text:p>0.624298</text:p>
          </table:table-cell>
          <table:table-cell table:style-name="ce3" office:value-type="float" office:value="0.487369202500664" calcext:value-type="float">
            <text:p>0.487369</text:p>
          </table:table-cell>
          <table:table-cell table:style-name="ce3" office:value-type="float" office:value="0.483390212738316" calcext:value-type="float">
            <text:p>0.483390</text:p>
          </table:table-cell>
          <table:table-cell table:style-name="ce3" office:value-type="float" office:value="0.611420545288275" calcext:value-type="float">
            <text:p>0.6114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5, 'random_state': 42, 'reg': 0.001}</text:p>
          </table:table-cell>
          <table:table-cell table:style-name="ce3" office:value-type="float" office:value="0.72105263217875" calcext:value-type="float">
            <text:p>0.721053</text:p>
          </table:table-cell>
          <table:table-cell table:style-name="ce3" office:value-type="float" office:value="0.613608819263418" calcext:value-type="float">
            <text:p>0.613609</text:p>
          </table:table-cell>
          <table:table-cell table:style-name="ce3" office:value-type="float" office:value="0.6119255562487" calcext:value-type="float">
            <text:p>0.611926</text:p>
          </table:table-cell>
          <table:table-cell table:style-name="ce3" office:value-type="float" office:value="0.349270506965632" calcext:value-type="float">
            <text:p>0.349271</text:p>
          </table:table-cell>
          <table:table-cell table:style-name="ce3" office:value-type="float" office:value="0.482773099811729" calcext:value-type="float">
            <text:p>0.482773</text:p>
          </table:table-cell>
          <table:table-cell table:style-name="ce3" office:value-type="float" office:value="0.562616882968954" calcext:value-type="float">
            <text:p>0.5626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7, 'verbose': False}</text:p>
          </table:table-cell>
          <table:table-cell table:style-name="ce3" office:value-type="float" office:value="0.778894204349672" calcext:value-type="float">
            <text:p>0.778894</text:p>
          </table:table-cell>
          <table:table-cell table:style-name="ce3" office:value-type="float" office:value="0.650594982629467" calcext:value-type="float">
            <text:p>0.650595</text:p>
          </table:table-cell>
          <table:table-cell table:style-name="ce3" office:value-type="float" office:value="0.60844250363901" calcext:value-type="float">
            <text:p>0.608443</text:p>
          </table:table-cell>
          <table:table-cell table:style-name="ce3" office:value-type="float" office:value="0.511986659843826" calcext:value-type="float">
            <text:p>0.511987</text:p>
          </table:table-cell>
          <table:table-cell table:style-name="ce3" office:value-type="float" office:value="0.338205309569283" calcext:value-type="float">
            <text:p>0.338205</text:p>
          </table:table-cell>
          <table:table-cell table:style-name="ce3" office:value-type="float" office:value="0.642342608178539" calcext:value-type="float">
            <text:p>0.6423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508649007353084" calcext:value-type="float">
            <text:p>0.508649</text:p>
          </table:table-cell>
          <table:table-cell table:style-name="ce3" office:value-type="float" office:value="0.603330908972664" calcext:value-type="float">
            <text:p>0.603331</text:p>
          </table:table-cell>
          <table:table-cell table:style-name="ce3" office:value-type="float" office:value="0.495217300894157" calcext:value-type="float">
            <text:p>0.495217</text:p>
          </table:table-cell>
          <table:table-cell table:style-name="ce3" office:value-type="float" office:value="0.551027962960562" calcext:value-type="float">
            <text:p>0.551028</text:p>
          </table:table-cell>
          <table:table-cell table:style-name="ce3" office:value-type="float" office:value="0.48141342693479" calcext:value-type="float">
            <text:p>0.481413</text:p>
          </table:table-cell>
          <table:table-cell table:style-name="ce3" office:value-type="float" office:value="0.535362350649135" calcext:value-type="float">
            <text:p>0.5353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kmeans', 'dissimilarity_type': 'euclidean', 'fraction_delta': 8.0, 'n_iterations': 100, 'n_neighbors': 16, 'verbose': False}</text:p>
          </table:table-cell>
          <table:table-cell table:style-name="ce3" office:value-type="float" office:value="0.831398194364133" calcext:value-type="float">
            <text:p>0.831398</text:p>
          </table:table-cell>
          <table:table-cell table:style-name="ce3" office:value-type="float" office:value="0.660718720752018" calcext:value-type="float">
            <text:p>0.660719</text:p>
          </table:table-cell>
          <table:table-cell table:style-name="ce3" office:value-type="float" office:value="0.628613017259305" calcext:value-type="float">
            <text:p>0.628613</text:p>
          </table:table-cell>
          <table:table-cell table:style-name="ce3" office:value-type="float" office:value="0.569561909705746" calcext:value-type="float">
            <text:p>0.569562</text:p>
          </table:table-cell>
          <table:table-cell table:style-name="ce3" office:value-type="float" office:value="0.384958119094847" calcext:value-type="float">
            <text:p>0.384958</text:p>
          </table:table-cell>
          <table:table-cell table:style-name="ce3" office:value-type="float" office:value="0.661066744597271" calcext:value-type="float">
            <text:p>0.6610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11, 'random_state': 42, 'reg': 0.001}</text:p>
          </table:table-cell>
          <table:table-cell table:style-name="ce3" office:value-type="float" office:value="0.633065225330687" calcext:value-type="float">
            <text:p>0.633065</text:p>
          </table:table-cell>
          <table:table-cell table:style-name="ce3" office:value-type="float" office:value="0.57784013548461" calcext:value-type="float">
            <text:p>0.577840</text:p>
          </table:table-cell>
          <table:table-cell table:style-name="ce3" office:value-type="float" office:value="0.607662715741318" calcext:value-type="float">
            <text:p>0.607663</text:p>
          </table:table-cell>
          <table:table-cell table:style-name="ce3" office:value-type="float" office:value="0.521344051815781" calcext:value-type="float">
            <text:p>0.521344</text:p>
          </table:table-cell>
          <table:table-cell table:style-name="ce3" office:value-type="float" office:value="0.483875841220983" calcext:value-type="float">
            <text:p>0.483876</text:p>
          </table:table-cell>
          <table:table-cell table:style-name="ce3" office:value-type="float" office:value="0.571207257430282" calcext:value-type="float">
            <text:p>0.571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779416190246746" calcext:value-type="float">
            <text:p>0.779416</text:p>
          </table:table-cell>
          <table:table-cell table:style-name="ce3" office:value-type="float" office:value="0.658396584378958" calcext:value-type="float">
            <text:p>0.658397</text:p>
          </table:table-cell>
          <table:table-cell table:style-name="ce3" office:value-type="float" office:value="0.630016635475151" calcext:value-type="float">
            <text:p>0.630017</text:p>
          </table:table-cell>
          <table:table-cell table:style-name="ce3" office:value-type="float" office:value="0.530446547151854" calcext:value-type="float">
            <text:p>0.530447</text:p>
          </table:table-cell>
          <table:table-cell table:style-name="ce3" office:value-type="float" office:value="0.463631233212581" calcext:value-type="float">
            <text:p>0.463631</text:p>
          </table:table-cell>
          <table:table-cell table:style-name="ce3" office:value-type="float" office:value="0.626928944808026" calcext:value-type="float">
            <text:p>0.6269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400, 'n_analyzers': 20, 'verbose': False}</text:p>
          </table:table-cell>
          <table:table-cell table:style-name="ce3" office:value-type="float" office:value="0.796980744072833" calcext:value-type="float">
            <text:p>0.796981</text:p>
          </table:table-cell>
          <table:table-cell table:style-name="ce3" office:value-type="float" office:value="0.761989777874317" calcext:value-type="float">
            <text:p>0.761990</text:p>
          </table:table-cell>
          <table:table-cell table:style-name="ce3" office:value-type="float" office:value="0.642025369099605" calcext:value-type="float">
            <text:p>0.642025</text:p>
          </table:table-cell>
          <table:table-cell table:style-name="ce3" office:value-type="float" office:value="0.636953872567383" calcext:value-type="float">
            <text:p>0.636954</text:p>
          </table:table-cell>
          <table:table-cell table:style-name="ce3" office:value-type="float" office:value="0.472167721003683" calcext:value-type="float">
            <text:p>0.472168</text:p>
          </table:table-cell>
          <table:table-cell table:style-name="ce3" office:value-type="float" office:value="0.673156408522091" calcext:value-type="float">
            <text:p>0.673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747986625825572" calcext:value-type="float">
            <text:p>0.747987</text:p>
          </table:table-cell>
          <table:table-cell table:style-name="ce3" office:value-type="float" office:value="0.635877362146681" calcext:value-type="float">
            <text:p>0.635877</text:p>
          </table:table-cell>
          <table:table-cell table:style-name="ce3" office:value-type="float" office:value="0.613901018922853" calcext:value-type="float">
            <text:p>0.613901</text:p>
          </table:table-cell>
          <table:table-cell table:style-name="ce3" office:value-type="float" office:value="0.433711789855767" calcext:value-type="float">
            <text:p>0.433712</text:p>
          </table:table-cell>
          <table:table-cell table:style-name="ce3" office:value-type="float" office:value="0.420825545246925" calcext:value-type="float">
            <text:p>0.420826</text:p>
          </table:table-cell>
          <table:table-cell table:style-name="ce3" office:value-type="float" office:value="0.60213025030079" calcext:value-type="float">
            <text:p>0.602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2, 'random_state': 42}</text:p>
          </table:table-cell>
          <table:table-cell table:style-name="ce3" office:value-type="float" office:value="0.681261093767296" calcext:value-type="float">
            <text:p>0.681261</text:p>
          </table:table-cell>
          <table:table-cell table:style-name="ce3" office:value-type="float" office:value="0.658418028308722" calcext:value-type="float">
            <text:p>0.658418</text:p>
          </table:table-cell>
          <table:table-cell table:style-name="ce3" office:value-type="float" office:value="0.62024329382408" calcext:value-type="float">
            <text:p>0.620243</text:p>
          </table:table-cell>
          <table:table-cell table:style-name="ce3" office:value-type="float" office:value="0.664280156177706" calcext:value-type="float">
            <text:p>0.664280</text:p>
          </table:table-cell>
          <table:table-cell table:style-name="ce3" office:value-type="float" office:value="0.238522856992827" calcext:value-type="float">
            <text:p>0.238523</text:p>
          </table:table-cell>
          <table:table-cell table:style-name="ce3" office:value-type="float" office:value="0.677135943016995" calcext:value-type="float">
            <text:p>0.677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785264817907417" calcext:value-type="float">
            <text:p>0.785265</text:p>
          </table:table-cell>
          <table:table-cell table:style-name="ce3" office:value-type="float" office:value="0.715264404603687" calcext:value-type="float">
            <text:p>0.715264</text:p>
          </table:table-cell>
          <table:table-cell table:style-name="ce3" office:value-type="float" office:value="0.627053441463922" calcext:value-type="float">
            <text:p>0.627053</text:p>
          </table:table-cell>
          <table:table-cell table:style-name="ce3" office:value-type="float" office:value="0.592489123789784" calcext:value-type="float">
            <text:p>0.592489</text:p>
          </table:table-cell>
          <table:table-cell table:style-name="ce3" office:value-type="float" office:value="0.393567991283011" calcext:value-type="float">
            <text:p>0.393568</text:p>
          </table:table-cell>
          <table:table-cell table:style-name="ce3" office:value-type="float" office:value="0.66530075929636" calcext:value-type="float">
            <text:p>0.6653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4, 'random_state': 42}</text:p>
          </table:table-cell>
          <table:table-cell table:style-name="ce3" office:value-type="float" office:value="0.526479739418076" calcext:value-type="float">
            <text:p>0.526480</text:p>
          </table:table-cell>
          <table:table-cell table:style-name="ce3" office:value-type="float" office:value="0.504536179385367" calcext:value-type="float">
            <text:p>0.504536</text:p>
          </table:table-cell>
          <table:table-cell table:style-name="ce3" office:value-type="float" office:value="0.57667914327303" calcext:value-type="float">
            <text:p>0.576679</text:p>
          </table:table-cell>
          <table:table-cell table:style-name="ce3" office:value-type="float" office:value="0.486183879481494" calcext:value-type="float">
            <text:p>0.486184</text:p>
          </table:table-cell>
          <table:table-cell table:style-name="ce3" office:value-type="float" office:value="0.293934275933417" calcext:value-type="float">
            <text:p>0.293934</text:p>
          </table:table-cell>
          <table:table-cell table:style-name="ce3" office:value-type="float" office:value="0.55998893312491" calcext:value-type="float">
            <text:p>0.5599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, 'beta_loss': 'frobenius', 'init': 'nndsvdar', 'l1_ratio': 0.0, 'max_iter': 200, 'n_components': 2, 'random_state': 42}</text:p>
          </table:table-cell>
          <table:table-cell table:style-name="ce3" office:value-type="float" office:value="0.755149012329443" calcext:value-type="float">
            <text:p>0.755149</text:p>
          </table:table-cell>
          <table:table-cell table:style-name="ce3" office:value-type="float" office:value="0.703386252925321" calcext:value-type="float">
            <text:p>0.703386</text:p>
          </table:table-cell>
          <table:table-cell table:style-name="ce3" office:value-type="float" office:value="0.628457059679767" calcext:value-type="float">
            <text:p>0.628457</text:p>
          </table:table-cell>
          <table:table-cell table:style-name="ce3" office:value-type="float" office:value="0.559793554150342" calcext:value-type="float">
            <text:p>0.559794</text:p>
          </table:table-cell>
          <table:table-cell table:style-name="ce3" office:value-type="float" office:value="0.408694354612168" calcext:value-type="float">
            <text:p>0.408694</text:p>
          </table:table-cell>
          <table:table-cell table:style-name="ce3" office:value-type="float" office:value="0.647618304894541" calcext:value-type="float">
            <text:p>0.6476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fastmap', 'n_iterations': 100, 'verbose': False}</text:p>
          </table:table-cell>
          <table:table-cell table:style-name="ce3" office:value-type="float" office:value="0.770132507151332" calcext:value-type="float">
            <text:p>0.770133</text:p>
          </table:table-cell>
          <table:table-cell table:style-name="ce3" office:value-type="float" office:value="0.846360796074648" calcext:value-type="float">
            <text:p>0.846361</text:p>
          </table:table-cell>
          <table:table-cell table:style-name="ce3" office:value-type="float" office:value="0.669941775836972" calcext:value-type="float">
            <text:p>0.669942</text:p>
          </table:table-cell>
          <table:table-cell table:style-name="ce3" office:value-type="float" office:value="0.622479455513594" calcext:value-type="float">
            <text:p>0.622479</text:p>
          </table:table-cell>
          <table:table-cell table:style-name="ce3" office:value-type="float" office:value="0.325909088246231" calcext:value-type="float">
            <text:p>0.325909</text:p>
          </table:table-cell>
          <table:table-cell table:style-name="ce3" office:value-type="float" office:value="0.716601089266063" calcext:value-type="float">
            <text:p>0.7166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779638872826518" calcext:value-type="float">
            <text:p>0.779639</text:p>
          </table:table-cell>
          <table:table-cell table:style-name="ce3" office:value-type="float" office:value="0.704248853519004" calcext:value-type="float">
            <text:p>0.704249</text:p>
          </table:table-cell>
          <table:table-cell table:style-name="ce3" office:value-type="float" office:value="0.637606571012685" calcext:value-type="float">
            <text:p>0.637607</text:p>
          </table:table-cell>
          <table:table-cell table:style-name="ce3" office:value-type="float" office:value="0.580415966809225" calcext:value-type="float">
            <text:p>0.580416</text:p>
          </table:table-cell>
          <table:table-cell table:style-name="ce3" office:value-type="float" office:value="0.412535531054089" calcext:value-type="float">
            <text:p>0.412536</text:p>
          </table:table-cell>
          <table:table-cell table:style-name="ce3" office:value-type="float" office:value="0.657874946622668" calcext:value-type="float">
            <text:p>0.657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791866376320796" calcext:value-type="float">
            <text:p>0.791866</text:p>
          </table:table-cell>
          <table:table-cell table:style-name="ce3" office:value-type="float" office:value="0.718798246467754" calcext:value-type="float">
            <text:p>0.718798</text:p>
          </table:table-cell>
          <table:table-cell table:style-name="ce3" office:value-type="float" office:value="0.631160324391765" calcext:value-type="float">
            <text:p>0.631160</text:p>
          </table:table-cell>
          <table:table-cell table:style-name="ce3" office:value-type="float" office:value="0.589093828103385" calcext:value-type="float">
            <text:p>0.589094</text:p>
          </table:table-cell>
          <table:table-cell table:style-name="ce3" office:value-type="float" office:value="0.412250559316103" calcext:value-type="float">
            <text:p>0.412251</text:p>
          </table:table-cell>
          <table:table-cell table:style-name="ce3" office:value-type="float" office:value="0.663733643193519" calcext:value-type="float">
            <text:p>0.6637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0.05, 'kernel': 'poly', 'max_iter': None, 'n_components': 2, 'random_state': 42}</text:p>
          </table:table-cell>
          <table:table-cell table:style-name="ce3" office:value-type="float" office:value="0.775603140439772" calcext:value-type="float">
            <text:p>0.775603</text:p>
          </table:table-cell>
          <table:table-cell table:style-name="ce3" office:value-type="float" office:value="0.706242018356612" calcext:value-type="float">
            <text:p>0.706242</text:p>
          </table:table-cell>
          <table:table-cell table:style-name="ce3" office:value-type="float" office:value="0.645456435849449" calcext:value-type="float">
            <text:p>0.645456</text:p>
          </table:table-cell>
          <table:table-cell table:style-name="ce3" office:value-type="float" office:value="0.579965577630934" calcext:value-type="float">
            <text:p>0.579966</text:p>
          </table:table-cell>
          <table:table-cell table:style-name="ce3" office:value-type="float" office:value="0.413025568913129" calcext:value-type="float">
            <text:p>0.413026</text:p>
          </table:table-cell>
          <table:table-cell table:style-name="ce3" office:value-type="float" office:value="0.658848320672727" calcext:value-type="float">
            <text:p>0.6588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0.05, 'kernel': 'rbf', 'max_iter': None, 'n_components': 2, 'random_state': 42}</text:p>
          </table:table-cell>
          <table:table-cell table:style-name="ce3" office:value-type="float" office:value="0.775461162251117" calcext:value-type="float">
            <text:p>0.775461</text:p>
          </table:table-cell>
          <table:table-cell table:style-name="ce3" office:value-type="float" office:value="0.706089384681156" calcext:value-type="float">
            <text:p>0.706089</text:p>
          </table:table-cell>
          <table:table-cell table:style-name="ce3" office:value-type="float" office:value="0.647795799542524" calcext:value-type="float">
            <text:p>0.647796</text:p>
          </table:table-cell>
          <table:table-cell table:style-name="ce3" office:value-type="float" office:value="0.590351646373065" calcext:value-type="float">
            <text:p>0.590352</text:p>
          </table:table-cell>
          <table:table-cell table:style-name="ce3" office:value-type="float" office:value="0.413934436215659" calcext:value-type="float">
            <text:p>0.413934</text:p>
          </table:table-cell>
          <table:table-cell table:style-name="ce3" office:value-type="float" office:value="0.661152711326441" calcext:value-type="float">
            <text:p>0.6611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0.5, 'kernel': 'sigmoid', 'max_iter': None, 'n_components': 2, 'random_state': 42}</text:p>
          </table:table-cell>
          <table:table-cell table:style-name="ce3" office:value-type="float" office:value="0.778579592079855" calcext:value-type="float">
            <text:p>0.778580</text:p>
          </table:table-cell>
          <table:table-cell table:style-name="ce3" office:value-type="float" office:value="0.710073036239368" calcext:value-type="float">
            <text:p>0.710073</text:p>
          </table:table-cell>
          <table:table-cell table:style-name="ce3" office:value-type="float" office:value="0.644156789353296" calcext:value-type="float">
            <text:p>0.644157</text:p>
          </table:table-cell>
          <table:table-cell table:style-name="ce3" office:value-type="float" office:value="0.585800153792952" calcext:value-type="float">
            <text:p>0.585800</text:p>
          </table:table-cell>
          <table:table-cell table:style-name="ce3" office:value-type="float" office:value="0.405556864575544" calcext:value-type="float">
            <text:p>0.405557</text:p>
          </table:table-cell>
          <table:table-cell table:style-name="ce3" office:value-type="float" office:value="0.662610541377985" calcext:value-type="float">
            <text:p>0.6626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200, 'verbose': False}</text:p>
          </table:table-cell>
          <table:table-cell table:style-name="ce3" office:value-type="float" office:value="0.776538752960839" calcext:value-type="float">
            <text:p>0.776539</text:p>
          </table:table-cell>
          <table:table-cell table:style-name="ce3" office:value-type="float" office:value="0.70897345078149" calcext:value-type="float">
            <text:p>0.708973</text:p>
          </table:table-cell>
          <table:table-cell table:style-name="ce3" office:value-type="float" office:value="0.632667914327303" calcext:value-type="float">
            <text:p>0.632668</text:p>
          </table:table-cell>
          <table:table-cell table:style-name="ce3" office:value-type="float" office:value="0.580097118699073" calcext:value-type="float">
            <text:p>0.580097</text:p>
          </table:table-cell>
          <table:table-cell table:style-name="ce3" office:value-type="float" office:value="0.411484579251143" calcext:value-type="float">
            <text:p>0.411485</text:p>
          </table:table-cell>
          <table:table-cell table:style-name="ce3" office:value-type="float" office:value="0.657358531503512" calcext:value-type="float">
            <text:p>0.657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01, 'max_iter': 1000, 'method': 'lars', 'n_components': 2, 'normalize_components': True, 'random_state': 42, 'ridge_alpha': 0.5, 'tol': 1e-08}</text:p>
          </table:table-cell>
          <table:table-cell table:style-name="ce3" office:value-type="float" office:value="0.775733475467271" calcext:value-type="float">
            <text:p>0.775733</text:p>
          </table:table-cell>
          <table:table-cell table:style-name="ce3" office:value-type="float" office:value="0.712736680014706" calcext:value-type="float">
            <text:p>0.712737</text:p>
          </table:table-cell>
          <table:table-cell table:style-name="ce3" office:value-type="float" office:value="0.641037637762529" calcext:value-type="float">
            <text:p>0.641038</text:p>
          </table:table-cell>
          <table:table-cell table:style-name="ce3" office:value-type="float" office:value="0.581404003348581" calcext:value-type="float">
            <text:p>0.581404</text:p>
          </table:table-cell>
          <table:table-cell table:style-name="ce3" office:value-type="float" office:value="0.413397295676359" calcext:value-type="float">
            <text:p>0.413397</text:p>
          </table:table-cell>
          <table:table-cell table:style-name="ce3" office:value-type="float" office:value="0.659502900183345" calcext:value-type="float">
            <text:p>0.6595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15062953223818" calcext:value-type="float">
            <text:p>0.815063</text:p>
          </table:table-cell>
          <table:table-cell table:style-name="ce3" office:value-type="float" office:value="0.627804795736407" calcext:value-type="float">
            <text:p>0.627805</text:p>
          </table:table-cell>
          <table:table-cell table:style-name="ce3" office:value-type="float" office:value="0.600124766063631" calcext:value-type="float">
            <text:p>0.600125</text:p>
          </table:table-cell>
          <table:table-cell table:style-name="ce3" office:value-type="float" office:value="0.605735710424661" calcext:value-type="float">
            <text:p>0.605736</text:p>
          </table:table-cell>
          <table:table-cell table:style-name="ce3" office:value-type="float" office:value="0.337931126030542" calcext:value-type="float">
            <text:p>0.337931</text:p>
          </table:table-cell>
          <table:table-cell table:style-name="ce3" office:value-type="float" office:value="0.662159419883595" calcext:value-type="float">
            <text:p>0.6621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628964743292419" calcext:value-type="float">
            <text:p>0.628965</text:p>
          </table:table-cell>
          <table:table-cell table:style-name="ce3" office:value-type="float" office:value="0.575538132473418" calcext:value-type="float">
            <text:p>0.575538</text:p>
          </table:table-cell>
          <table:table-cell table:style-name="ce3" office:value-type="float" office:value="0.511592846745685" calcext:value-type="float">
            <text:p>0.511593</text:p>
          </table:table-cell>
          <table:table-cell table:style-name="ce3" office:value-type="float" office:value="0.581884463042499" calcext:value-type="float">
            <text:p>0.581884</text:p>
          </table:table-cell>
          <table:table-cell table:style-name="ce3" office:value-type="float" office:value="0.430959718958462" calcext:value-type="float">
            <text:p>0.430960</text:p>
          </table:table-cell>
          <table:table-cell table:style-name="ce3" office:value-type="float" office:value="0.573404093319112" calcext:value-type="float">
            <text:p>0.5734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6.0, 'init': 'random', 'learning_rate': 200.0, 'method': 'barnes_hut', 'metric': 'euclidean', 'min_grad_norm': 1e-07, 'n_components': 2, 'n_iter': 1000, 'n_iter_without_progress': 300, 'n_jobs': 4, 'perplexity': 15.0, 'random_state': 42}</text:p>
          </table:table-cell>
          <table:table-cell table:style-name="ce3" office:value-type="float" office:value="0.921397474881352" calcext:value-type="float">
            <text:p>0.921397</text:p>
          </table:table-cell>
          <table:table-cell table:style-name="ce3" office:value-type="float" office:value="0.955139602831829" calcext:value-type="float">
            <text:p>0.955140</text:p>
          </table:table-cell>
          <table:table-cell table:style-name="ce3" office:value-type="float" office:value="0.700509461426492" calcext:value-type="float">
            <text:p>0.700509</text:p>
          </table:table-cell>
          <table:table-cell table:style-name="ce3" office:value-type="float" office:value="0.595042604860604" calcext:value-type="float">
            <text:p>0.595043</text:p>
          </table:table-cell>
          <table:table-cell table:style-name="ce3" office:value-type="float" office:value="0.259245822940232" calcext:value-type="float">
            <text:p>0.259246</text:p>
          </table:table-cell>
          <table:table-cell table:style-name="ce3" office:value-type="float" office:value="0.782568664212009" calcext:value-type="float">
            <text:p>0.7825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12, 'n_updates': 70, 'verbose': False}</text:p>
          </table:table-cell>
          <table:table-cell table:style-name="ce3" office:value-type="float" office:value="0.563450099994431" calcext:value-type="float">
            <text:p>0.563450</text:p>
          </table:table-cell>
          <table:table-cell table:style-name="ce3" office:value-type="float" office:value="0.503440449656225" calcext:value-type="float">
            <text:p>0.503440</text:p>
          </table:table-cell>
          <table:table-cell table:style-name="ce3" office:value-type="float" office:value="0.578810563526721" calcext:value-type="float">
            <text:p>0.578811</text:p>
          </table:table-cell>
          <table:table-cell table:style-name="ce3" office:value-type="float" office:value="0.623792848541869" calcext:value-type="float">
            <text:p>0.623793</text:p>
          </table:table-cell>
          <table:table-cell table:style-name="ce3" office:value-type="float" office:value="0.277268042008252" calcext:value-type="float">
            <text:p>0.277268</text:p>
          </table:table-cell>
          <table:table-cell table:style-name="ce3" office:value-type="float" office:value="0.598445183942199" calcext:value-type="float">
            <text:p>0.5984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10, 'random_state': 42}</text:p>
          </table:table-cell>
          <table:table-cell table:style-name="ce3" office:value-type="float" office:value="0.750119679540698" calcext:value-type="float">
            <text:p>0.750120</text:p>
          </table:table-cell>
          <table:table-cell table:style-name="ce3" office:value-type="float" office:value="0.699785059267679" calcext:value-type="float">
            <text:p>0.699785</text:p>
          </table:table-cell>
          <table:table-cell table:style-name="ce3" office:value-type="float" office:value="0.63391557496361" calcext:value-type="float">
            <text:p>0.633916</text:p>
          </table:table-cell>
          <table:table-cell table:style-name="ce3" office:value-type="float" office:value="0.555764313252034" calcext:value-type="float">
            <text:p>0.555764</text:p>
          </table:table-cell>
          <table:table-cell table:style-name="ce3" office:value-type="float" office:value="0.409647959274301" calcext:value-type="float">
            <text:p>0.409648</text:p>
          </table:table-cell>
          <table:table-cell table:style-name="ce3" office:value-type="float" office:value="0.645987333549944" calcext:value-type="float">
            <text:p>0.6459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random', 'metric': 'euclidean', 'min_dist': 0.001, 'n_components': 2, 'n_neighbors': 5, 'random_state': 42, 'spread': 1.0}</text:p>
          </table:table-cell>
          <table:table-cell table:style-name="ce3" office:value-type="float" office:value="0.833291661073011" calcext:value-type="float">
            <text:p>0.833292</text:p>
          </table:table-cell>
          <table:table-cell table:style-name="ce3" office:value-type="float" office:value="0.903373215623823" calcext:value-type="float">
            <text:p>0.903373</text:p>
          </table:table-cell>
          <table:table-cell table:style-name="ce3" office:value-type="float" office:value="0.930442919525889" calcext:value-type="float">
            <text:p>0.930443</text:p>
          </table:table-cell>
          <table:table-cell table:style-name="ce3" office:value-type="float" office:value="0.521926232976149" calcext:value-type="float">
            <text:p>0.521926</text:p>
          </table:table-cell>
          <table:table-cell table:style-name="ce3" office:value-type="float" office:value="0.290128338050461" calcext:value-type="float">
            <text:p>0.290128</text:p>
          </table:table-cell>
          <table:table-cell table:style-name="ce3" office:value-type="float" office:value="0.779781138229682" calcext:value-type="float">
            <text:p>0.7797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LARGE', 'n_components': 2}</text:p>
          </table:table-cell>
          <table:table-cell table:style-name="ce3" office:value-type="float" office:value="0.735514961754715" calcext:value-type="float">
            <text:p>0.735515</text:p>
          </table:table-cell>
          <table:table-cell table:style-name="ce3" office:value-type="float" office:value="0.551086523208784" calcext:value-type="float">
            <text:p>0.551087</text:p>
          </table:table-cell>
          <table:table-cell table:style-name="ce3" office:value-type="float" office:value="0.943370402053037" calcext:value-type="float">
            <text:p>0.943370</text:p>
          </table:table-cell>
          <table:table-cell table:style-name="ce3" office:value-type="float" office:value="0.79382444454353" calcext:value-type="float">
            <text:p>0.793824</text:p>
          </table:table-cell>
          <table:table-cell table:style-name="ce3" office:value-type="float" office:value="0.430309673433581" calcext:value-type="float">
            <text:p>0.430310</text:p>
          </table:table-cell>
          <table:table-cell table:style-name="ce3" office:value-type="float" office:value="0.718697331625297" calcext:value-type="float">
            <text:p>0.7186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10.0}</text:p>
          </table:table-cell>
          <table:table-cell table:style-name="ce3" office:value-type="float" office:value="0.705544320512927" calcext:value-type="float">
            <text:p>0.705544</text:p>
          </table:table-cell>
          <table:table-cell table:style-name="ce3" office:value-type="float" office:value="0.589952203775528" calcext:value-type="float">
            <text:p>0.589952</text:p>
          </table:table-cell>
          <table:table-cell table:style-name="ce3" office:value-type="float" office:value="0.954662104362703" calcext:value-type="float">
            <text:p>0.954662</text:p>
          </table:table-cell>
          <table:table-cell table:style-name="ce3" office:value-type="float" office:value="0.749185669230896" calcext:value-type="float">
            <text:p>0.749186</text:p>
          </table:table-cell>
          <table:table-cell table:style-name="ce3" office:value-type="float" office:value="0.449778225586059" calcext:value-type="float">
            <text:p>0.449778</text:p>
          </table:table-cell>
          <table:table-cell table:style-name="ce3" office:value-type="float" office:value="0.709913214459199" calcext:value-type="float">
            <text:p>0.7099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527328145373608" calcext:value-type="float">
            <text:p>0.527328</text:p>
          </table:table-cell>
          <table:table-cell table:style-name="ce3" office:value-type="float" office:value="0.542947046268074" calcext:value-type="float">
            <text:p>0.542947</text:p>
          </table:table-cell>
          <table:table-cell table:style-name="ce3" office:value-type="float" office:value="0.878015397775877" calcext:value-type="float">
            <text:p>0.878015</text:p>
          </table:table-cell>
          <table:table-cell table:style-name="ce3" office:value-type="float" office:value="0.691166565082548" calcext:value-type="float">
            <text:p>0.691167</text:p>
          </table:table-cell>
          <table:table-cell table:style-name="ce3" office:value-type="float" office:value="0.475723215793985" calcext:value-type="float">
            <text:p>0.475723</text:p>
          </table:table-cell>
          <table:table-cell table:style-name="ce3" office:value-type="float" office:value="0.632746787741224" calcext:value-type="float">
            <text:p>0.6327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670936490403382" calcext:value-type="float">
            <text:p>0.670936</text:p>
          </table:table-cell>
          <table:table-cell table:style-name="ce3" office:value-type="float" office:value="0.519652304268024" calcext:value-type="float">
            <text:p>0.519652</text:p>
          </table:table-cell>
          <table:table-cell table:style-name="ce3" office:value-type="float" office:value="0.861933276304534" calcext:value-type="float">
            <text:p>0.861933</text:p>
          </table:table-cell>
          <table:table-cell table:style-name="ce3" office:value-type="float" office:value="0.752301869177096" calcext:value-type="float">
            <text:p>0.752302</text:p>
          </table:table-cell>
          <table:table-cell table:style-name="ce3" office:value-type="float" office:value="0.466997584749926" calcext:value-type="float">
            <text:p>0.466998</text:p>
          </table:table-cell>
          <table:table-cell table:style-name="ce3" office:value-type="float" office:value="0.667565271080622" calcext:value-type="float">
            <text:p>0.667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gauss', 'verbose': False}</text:p>
          </table:table-cell>
          <table:table-cell table:style-name="ce3" office:value-type="float" office:value="0.503999352197131" calcext:value-type="float">
            <text:p>0.503999</text:p>
          </table:table-cell>
          <table:table-cell table:style-name="ce3" office:value-type="float" office:value="0.501716054714427" calcext:value-type="float">
            <text:p>0.501716</text:p>
          </table:table-cell>
          <table:table-cell table:style-name="ce3" office:value-type="float" office:value="0.807527801539777" calcext:value-type="float">
            <text:p>0.807528</text:p>
          </table:table-cell>
          <table:table-cell table:style-name="ce3" office:value-type="float" office:value="0.51697405941465" calcext:value-type="float">
            <text:p>0.516974</text:p>
          </table:table-cell>
          <table:table-cell table:style-name="ce3" office:value-type="float" office:value="0.446749354543665" calcext:value-type="float">
            <text:p>0.446749</text:p>
          </table:table-cell>
          <table:table-cell table:style-name="ce3" office:value-type="float" office:value="0.576693582664464" calcext:value-type="float">
            <text:p>0.5766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725966928833041" calcext:value-type="float">
            <text:p>0.725967</text:p>
          </table:table-cell>
          <table:table-cell table:style-name="ce3" office:value-type="float" office:value="0.589297133887565" calcext:value-type="float">
            <text:p>0.589297</text:p>
          </table:table-cell>
          <table:table-cell table:style-name="ce3" office:value-type="float" office:value="0.948674080410607" calcext:value-type="float">
            <text:p>0.948674</text:p>
          </table:table-cell>
          <table:table-cell table:style-name="ce3" office:value-type="float" office:value="0.745482984353888" calcext:value-type="float">
            <text:p>0.745483</text:p>
          </table:table-cell>
          <table:table-cell table:style-name="ce3" office:value-type="float" office:value="0.422920088483701" calcext:value-type="float">
            <text:p>0.422920</text:p>
          </table:table-cell>
          <table:table-cell table:style-name="ce3" office:value-type="float" office:value="0.71730020780028" calcext:value-type="float">
            <text:p>0.717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exp', 'max_iter': 200, 'n_components': 2, 'random_state': 42}</text:p>
          </table:table-cell>
          <table:table-cell table:style-name="ce3" office:value-type="float" office:value="0.725570357205146" calcext:value-type="float">
            <text:p>0.725570</text:p>
          </table:table-cell>
          <table:table-cell table:style-name="ce3" office:value-type="float" office:value="0.589513068177099" calcext:value-type="float">
            <text:p>0.589513</text:p>
          </table:table-cell>
          <table:table-cell table:style-name="ce3" office:value-type="float" office:value="0.948674080410607" calcext:value-type="float">
            <text:p>0.948674</text:p>
          </table:table-cell>
          <table:table-cell table:style-name="ce3" office:value-type="float" office:value="0.744534840596838" calcext:value-type="float">
            <text:p>0.744535</text:p>
          </table:table-cell>
          <table:table-cell table:style-name="ce3" office:value-type="float" office:value="0.42186306751678" calcext:value-type="float">
            <text:p>0.421863</text:p>
          </table:table-cell>
          <table:table-cell table:style-name="ce3" office:value-type="float" office:value="0.717285855774582" calcext:value-type="float">
            <text:p>0.717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200, 'verbose': False}</text:p>
          </table:table-cell>
          <table:table-cell table:style-name="ce3" office:value-type="float" office:value="0.764937462107685" calcext:value-type="float">
            <text:p>0.764937</text:p>
          </table:table-cell>
          <table:table-cell table:style-name="ce3" office:value-type="float" office:value="0.608972900246663" calcext:value-type="float">
            <text:p>0.608973</text:p>
          </table:table-cell>
          <table:table-cell table:style-name="ce3" office:value-type="float" office:value="0.936698032506416" calcext:value-type="float">
            <text:p>0.936698</text:p>
          </table:table-cell>
          <table:table-cell table:style-name="ce3" office:value-type="float" office:value="0.818996093593463" calcext:value-type="float">
            <text:p>0.818996</text:p>
          </table:table-cell>
          <table:table-cell table:style-name="ce3" office:value-type="float" office:value="0.224175842047385" calcext:value-type="float">
            <text:p>0.224176</text:p>
          </table:table-cell>
          <table:table-cell table:style-name="ce3" office:value-type="float" office:value="0.781085729281368" calcext:value-type="float">
            <text:p>0.7810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3}</text:p>
          </table:table-cell>
          <table:table-cell table:style-name="ce3" office:value-type="float" office:value="0.425490627621318" calcext:value-type="float">
            <text:p>0.425491</text:p>
          </table:table-cell>
          <table:table-cell table:style-name="ce3" office:value-type="float" office:value="0.551127841404569" calcext:value-type="float">
            <text:p>0.551128</text:p>
          </table:table-cell>
          <table:table-cell table:style-name="ce3" office:value-type="float" office:value="0.86142001710864" calcext:value-type="float">
            <text:p>0.861420</text:p>
          </table:table-cell>
          <table:table-cell table:style-name="ce3" office:value-type="float" office:value="0.434911466352517" calcext:value-type="float">
            <text:p>0.434911</text:p>
          </table:table-cell>
          <table:table-cell table:style-name="ce3" office:value-type="float" office:value="0.423497052834663" calcext:value-type="float">
            <text:p>0.423497</text:p>
          </table:table-cell>
          <table:table-cell table:style-name="ce3" office:value-type="float" office:value="0.569890579930476" calcext:value-type="float">
            <text:p>0.5698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4, 'verbose': False}</text:p>
          </table:table-cell>
          <table:table-cell table:style-name="ce3" office:value-type="float" office:value="0.578094089214082" calcext:value-type="float">
            <text:p>0.578094</text:p>
          </table:table-cell>
          <table:table-cell table:style-name="ce3" office:value-type="float" office:value="0.533137193020339" calcext:value-type="float">
            <text:p>0.533137</text:p>
          </table:table-cell>
          <table:table-cell table:style-name="ce3" office:value-type="float" office:value="0.817792985457656" calcext:value-type="float">
            <text:p>0.817793</text:p>
          </table:table-cell>
          <table:table-cell table:style-name="ce3" office:value-type="float" office:value="0.563746354196861" calcext:value-type="float">
            <text:p>0.563746</text:p>
          </table:table-cell>
          <table:table-cell table:style-name="ce3" office:value-type="float" office:value="0.368326581502018" calcext:value-type="float">
            <text:p>0.368327</text:p>
          </table:table-cell>
          <table:table-cell table:style-name="ce3" office:value-type="float" office:value="0.624888808077384" calcext:value-type="float">
            <text:p>0.624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12.0, 'n_iterations': 100, 'sample_type': 'clustering_centroid', 'verbose': False}</text:p>
          </table:table-cell>
          <table:table-cell table:style-name="ce3" office:value-type="float" office:value="0.775525301685118" calcext:value-type="float">
            <text:p>0.775525</text:p>
          </table:table-cell>
          <table:table-cell table:style-name="ce3" office:value-type="float" office:value="0.59097207803533" calcext:value-type="float">
            <text:p>0.590972</text:p>
          </table:table-cell>
          <table:table-cell table:style-name="ce3" office:value-type="float" office:value="0.92420872540633" calcext:value-type="float">
            <text:p>0.924209</text:p>
          </table:table-cell>
          <table:table-cell table:style-name="ce3" office:value-type="float" office:value="0.710857524556223" calcext:value-type="float">
            <text:p>0.710858</text:p>
          </table:table-cell>
          <table:table-cell table:style-name="ce3" office:value-type="float" office:value="0.403711808232073" calcext:value-type="float">
            <text:p>0.403712</text:p>
          </table:table-cell>
          <table:table-cell table:style-name="ce3" office:value-type="float" office:value="0.719570364290185" calcext:value-type="float">
            <text:p>0.7195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669473535591784" calcext:value-type="float">
            <text:p>0.669474</text:p>
          </table:table-cell>
          <table:table-cell table:style-name="ce3" office:value-type="float" office:value="0.542136046907572" calcext:value-type="float">
            <text:p>0.542136</text:p>
          </table:table-cell>
          <table:table-cell table:style-name="ce3" office:value-type="float" office:value="0.847562018819504" calcext:value-type="float">
            <text:p>0.847562</text:p>
          </table:table-cell>
          <table:table-cell table:style-name="ce3" office:value-type="float" office:value="0.490980934273874" calcext:value-type="float">
            <text:p>0.490981</text:p>
          </table:table-cell>
          <table:table-cell table:style-name="ce3" office:value-type="float" office:value="0.309939167328527" calcext:value-type="float">
            <text:p>0.309939</text:p>
          </table:table-cell>
          <table:table-cell table:style-name="ce3" office:value-type="float" office:value="0.648042673652841" calcext:value-type="float">
            <text:p>0.6480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200, 'n_analyzers': 10, 'verbose': False}</text:p>
          </table:table-cell>
          <table:table-cell table:style-name="ce3" office:value-type="float" office:value="0.74651058493277" calcext:value-type="float">
            <text:p>0.746511</text:p>
          </table:table-cell>
          <table:table-cell table:style-name="ce3" office:value-type="float" office:value="0.649393930585431" calcext:value-type="float">
            <text:p>0.649394</text:p>
          </table:table-cell>
          <table:table-cell table:style-name="ce3" office:value-type="float" office:value="0.920615911035073" calcext:value-type="float">
            <text:p>0.920616</text:p>
          </table:table-cell>
          <table:table-cell table:style-name="ce3" office:value-type="float" office:value="0.725207061581698" calcext:value-type="float">
            <text:p>0.725207</text:p>
          </table:table-cell>
          <table:table-cell table:style-name="ce3" office:value-type="float" office:value="0.473541546383017" calcext:value-type="float">
            <text:p>0.473542</text:p>
          </table:table-cell>
          <table:table-cell table:style-name="ce3" office:value-type="float" office:value="0.713637188350391" calcext:value-type="float">
            <text:p>0.7136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5, 'random_state': 42, 'reg': 0.001}</text:p>
          </table:table-cell>
          <table:table-cell table:style-name="ce3" office:value-type="float" office:value="0.748505485561471" calcext:value-type="float">
            <text:p>0.748505</text:p>
          </table:table-cell>
          <table:table-cell table:style-name="ce3" office:value-type="float" office:value="0.579010148911608" calcext:value-type="float">
            <text:p>0.579010</text:p>
          </table:table-cell>
          <table:table-cell table:style-name="ce3" office:value-type="float" office:value="0.844311377245509" calcext:value-type="float">
            <text:p>0.844311</text:p>
          </table:table-cell>
          <table:table-cell table:style-name="ce3" office:value-type="float" office:value="0.423396364380704" calcext:value-type="float">
            <text:p>0.423396</text:p>
          </table:table-cell>
          <table:table-cell table:style-name="ce3" office:value-type="float" office:value="0.448986794306276" calcext:value-type="float">
            <text:p>0.448987</text:p>
          </table:table-cell>
          <table:table-cell table:style-name="ce3" office:value-type="float" office:value="0.629247316358603" calcext:value-type="float">
            <text:p>0.6292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432924165538548" calcext:value-type="float">
            <text:p>0.432924</text:p>
          </table:table-cell>
          <table:table-cell table:style-name="ce3" office:value-type="float" office:value="0.529932229853746" calcext:value-type="float">
            <text:p>0.529932</text:p>
          </table:table-cell>
          <table:table-cell table:style-name="ce3" office:value-type="float" office:value="0.801539777587682" calcext:value-type="float">
            <text:p>0.801540</text:p>
          </table:table-cell>
          <table:table-cell table:style-name="ce3" office:value-type="float" office:value="0.450453585540384" calcext:value-type="float">
            <text:p>0.450454</text:p>
          </table:table-cell>
          <table:table-cell table:style-name="ce3" office:value-type="float" office:value="0.469034743158027" calcext:value-type="float">
            <text:p>0.469035</text:p>
          </table:table-cell>
          <table:table-cell table:style-name="ce3" office:value-type="float" office:value="0.549163003072467" calcext:value-type="float">
            <text:p>0.549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7, 'random_state': 42, 'reg': 0.001}</text:p>
          </table:table-cell>
          <table:table-cell table:style-name="ce3" office:value-type="float" office:value="0.691473294742" calcext:value-type="float">
            <text:p>0.691473</text:p>
          </table:table-cell>
          <table:table-cell table:style-name="ce3" office:value-type="float" office:value="0.578979627430299" calcext:value-type="float">
            <text:p>0.578980</text:p>
          </table:table-cell>
          <table:table-cell table:style-name="ce3" office:value-type="float" office:value="0.851154833190761" calcext:value-type="float">
            <text:p>0.851155</text:p>
          </table:table-cell>
          <table:table-cell table:style-name="ce3" office:value-type="float" office:value="0.591186750652564" calcext:value-type="float">
            <text:p>0.591187</text:p>
          </table:table-cell>
          <table:table-cell table:style-name="ce3" office:value-type="float" office:value="0.485338824715481" calcext:value-type="float">
            <text:p>0.485339</text:p>
          </table:table-cell>
          <table:table-cell table:style-name="ce3" office:value-type="float" office:value="0.645491136260029" calcext:value-type="float">
            <text:p>0.6454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5, 'verbose': False}</text:p>
          </table:table-cell>
          <table:table-cell table:style-name="ce3" office:value-type="float" office:value="0.763303213268332" calcext:value-type="float">
            <text:p>0.763303</text:p>
          </table:table-cell>
          <table:table-cell table:style-name="ce3" office:value-type="float" office:value="0.601387170181136" calcext:value-type="float">
            <text:p>0.601387</text:p>
          </table:table-cell>
          <table:table-cell table:style-name="ce3" office:value-type="float" office:value="0.886398631308811" calcext:value-type="float">
            <text:p>0.886399</text:p>
          </table:table-cell>
          <table:table-cell table:style-name="ce3" office:value-type="float" office:value="0.795833623631619" calcext:value-type="float">
            <text:p>0.795834</text:p>
          </table:table-cell>
          <table:table-cell table:style-name="ce3" office:value-type="float" office:value="0.453770371024155" calcext:value-type="float">
            <text:p>0.453770</text:p>
          </table:table-cell>
          <table:table-cell table:style-name="ce3" office:value-type="float" office:value="0.718630453473148" calcext:value-type="float">
            <text:p>0.7186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kmeans', 'dissimilarity_type': 'euclidean', 'fraction_delta': 8.0, 'n_iterations': 100, 'n_neighbors': 16, 'verbose': False}</text:p>
          </table:table-cell>
          <table:table-cell table:style-name="ce3" office:value-type="float" office:value="0.639651764432301" calcext:value-type="float">
            <text:p>0.639652</text:p>
          </table:table-cell>
          <table:table-cell table:style-name="ce3" office:value-type="float" office:value="0.54070527461028" calcext:value-type="float">
            <text:p>0.540705</text:p>
          </table:table-cell>
          <table:table-cell table:style-name="ce3" office:value-type="float" office:value="0.829597946963217" calcext:value-type="float">
            <text:p>0.829598</text:p>
          </table:table-cell>
          <table:table-cell table:style-name="ce3" office:value-type="float" office:value="0.512435817077553" calcext:value-type="float">
            <text:p>0.512436</text:p>
          </table:table-cell>
          <table:table-cell table:style-name="ce3" office:value-type="float" office:value="0.341701536962057" calcext:value-type="float">
            <text:p>0.341702</text:p>
          </table:table-cell>
          <table:table-cell table:style-name="ce3" office:value-type="float" office:value="0.636137853224259" calcext:value-type="float">
            <text:p>0.636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11, 'random_state': 42, 'reg': 0.001}</text:p>
          </table:table-cell>
          <table:table-cell table:style-name="ce3" office:value-type="float" office:value="0.184479307681447" calcext:value-type="float">
            <text:p>0.184479</text:p>
          </table:table-cell>
          <table:table-cell table:style-name="ce3" office:value-type="float" office:value="0.510168013487588" calcext:value-type="float">
            <text:p>0.510168</text:p>
          </table:table-cell>
          <table:table-cell table:style-name="ce3" office:value-type="float" office:value="0.809238665526091" calcext:value-type="float">
            <text:p>0.809239</text:p>
          </table:table-cell>
          <table:table-cell table:style-name="ce3" office:value-type="float" office:value="0.300961712096044" calcext:value-type="float">
            <text:p>0.300962</text:p>
          </table:table-cell>
          <table:table-cell table:style-name="ce3" office:value-type="float" office:value="0.47910311798538" calcext:value-type="float">
            <text:p>0.479103</text:p>
          </table:table-cell>
          <table:table-cell table:style-name="ce3" office:value-type="float" office:value="0.465148916161158" calcext:value-type="float">
            <text:p>0.4651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400, 'n_analyzers': 10, 'verbose': False}</text:p>
          </table:table-cell>
          <table:table-cell table:style-name="ce3" office:value-type="float" office:value="0.769917239030953" calcext:value-type="float">
            <text:p>0.769917</text:p>
          </table:table-cell>
          <table:table-cell table:style-name="ce3" office:value-type="float" office:value="0.661287549727175" calcext:value-type="float">
            <text:p>0.661288</text:p>
          </table:table-cell>
          <table:table-cell table:style-name="ce3" office:value-type="float" office:value="0.902822925577417" calcext:value-type="float">
            <text:p>0.902823</text:p>
          </table:table-cell>
          <table:table-cell table:style-name="ce3" office:value-type="float" office:value="0.683913150433985" calcext:value-type="float">
            <text:p>0.683913</text:p>
          </table:table-cell>
          <table:table-cell table:style-name="ce3" office:value-type="float" office:value="0.455869706922038" calcext:value-type="float">
            <text:p>0.455870</text:p>
          </table:table-cell>
          <table:table-cell table:style-name="ce3" office:value-type="float" office:value="0.712414231569498" calcext:value-type="float">
            <text:p>0.7124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697800792312739" calcext:value-type="float">
            <text:p>0.697801</text:p>
          </table:table-cell>
          <table:table-cell table:style-name="ce3" office:value-type="float" office:value="0.571861270524139" calcext:value-type="float">
            <text:p>0.571861</text:p>
          </table:table-cell>
          <table:table-cell table:style-name="ce3" office:value-type="float" office:value="0.895124037639008" calcext:value-type="float">
            <text:p>0.895124</text:p>
          </table:table-cell>
          <table:table-cell table:style-name="ce3" office:value-type="float" office:value="0.715714127164409" calcext:value-type="float">
            <text:p>0.715714</text:p>
          </table:table-cell>
          <table:table-cell table:style-name="ce3" office:value-type="float" office:value="0.457648925134039" calcext:value-type="float">
            <text:p>0.457649</text:p>
          </table:table-cell>
          <table:table-cell table:style-name="ce3" office:value-type="float" office:value="0.684570260501251" calcext:value-type="float">
            <text:p>0.6845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2, 'random_state': 42}</text:p>
          </table:table-cell>
          <table:table-cell table:style-name="ce3" office:value-type="float" office:value="0.731264585946" calcext:value-type="float">
            <text:p>0.731265</text:p>
          </table:table-cell>
          <table:table-cell table:style-name="ce3" office:value-type="float" office:value="0.544425573264013" calcext:value-type="float">
            <text:p>0.544426</text:p>
          </table:table-cell>
          <table:table-cell table:style-name="ce3" office:value-type="float" office:value="0.882805816937553" calcext:value-type="float">
            <text:p>0.882806</text:p>
          </table:table-cell>
          <table:table-cell table:style-name="ce3" office:value-type="float" office:value="0.790232791995864" calcext:value-type="float">
            <text:p>0.790233</text:p>
          </table:table-cell>
          <table:table-cell table:style-name="ce3" office:value-type="float" office:value="0.221112298411139" calcext:value-type="float">
            <text:p>0.221112</text:p>
          </table:table-cell>
          <table:table-cell table:style-name="ce3" office:value-type="float" office:value="0.745523293946458" calcext:value-type="float">
            <text:p>0.7455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690728321443106" calcext:value-type="float">
            <text:p>0.690728</text:p>
          </table:table-cell>
          <table:table-cell table:style-name="ce3" office:value-type="float" office:value="0.586040471068958" calcext:value-type="float">
            <text:p>0.586040</text:p>
          </table:table-cell>
          <table:table-cell table:style-name="ce3" office:value-type="float" office:value="0.929512403763901" calcext:value-type="float">
            <text:p>0.929512</text:p>
          </table:table-cell>
          <table:table-cell table:style-name="ce3" office:value-type="float" office:value="0.760041594099909" calcext:value-type="float">
            <text:p>0.760042</text:p>
          </table:table-cell>
          <table:table-cell table:style-name="ce3" office:value-type="float" office:value="0.444352838559422" calcext:value-type="float">
            <text:p>0.444353</text:p>
          </table:table-cell>
          <table:table-cell table:style-name="ce3" office:value-type="float" office:value="0.70439399036329" calcext:value-type="float">
            <text:p>0.7043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4, 'random_state': 42}</text:p>
          </table:table-cell>
          <table:table-cell table:style-name="ce3" office:value-type="float" office:value="0.550031974885181" calcext:value-type="float">
            <text:p>0.550032</text:p>
          </table:table-cell>
          <table:table-cell table:style-name="ce3" office:value-type="float" office:value="0.498160821214714" calcext:value-type="float">
            <text:p>0.498161</text:p>
          </table:table-cell>
          <table:table-cell table:style-name="ce3" office:value-type="float" office:value="0.806159110350727" calcext:value-type="float">
            <text:p>0.806159</text:p>
          </table:table-cell>
          <table:table-cell table:style-name="ce3" office:value-type="float" office:value="0.513504618259765" calcext:value-type="float">
            <text:p>0.513505</text:p>
          </table:table-cell>
          <table:table-cell table:style-name="ce3" office:value-type="float" office:value="0.242834970954462" calcext:value-type="float">
            <text:p>0.242835</text:p>
          </table:table-cell>
          <table:table-cell table:style-name="ce3" office:value-type="float" office:value="0.625004310751185" calcext:value-type="float">
            <text:p>0.625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, 'beta_loss': 'frobenius', 'init': 'random', 'l1_ratio': 0.0, 'max_iter': 200, 'n_components': 2, 'random_state': 42}</text:p>
          </table:table-cell>
          <table:table-cell table:style-name="ce3" office:value-type="float" office:value="0.553677527054075" calcext:value-type="float">
            <text:p>0.553678</text:p>
          </table:table-cell>
          <table:table-cell table:style-name="ce3" office:value-type="float" office:value="0.569319267152242" calcext:value-type="float">
            <text:p>0.569319</text:p>
          </table:table-cell>
          <table:table-cell table:style-name="ce3" office:value-type="float" office:value="0.947134302822925" calcext:value-type="float">
            <text:p>0.947134</text:p>
          </table:table-cell>
          <table:table-cell table:style-name="ce3" office:value-type="float" office:value="0.731871980586556" calcext:value-type="float">
            <text:p>0.731872</text:p>
          </table:table-cell>
          <table:table-cell table:style-name="ce3" office:value-type="float" office:value="0.417558922552117" calcext:value-type="float">
            <text:p>0.417559</text:p>
          </table:table-cell>
          <table:table-cell table:style-name="ce3" office:value-type="float" office:value="0.676888831012736" calcext:value-type="float">
            <text:p>0.676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fastmap', 'n_iterations': 100, 'verbose': False}</text:p>
          </table:table-cell>
          <table:table-cell table:style-name="ce3" office:value-type="float" office:value="0.748958739940369" calcext:value-type="float">
            <text:p>0.748959</text:p>
          </table:table-cell>
          <table:table-cell table:style-name="ce3" office:value-type="float" office:value="0.694951705465629" calcext:value-type="float">
            <text:p>0.694952</text:p>
          </table:table-cell>
          <table:table-cell table:style-name="ce3" office:value-type="float" office:value="0.936869118905047" calcext:value-type="float">
            <text:p>0.936869</text:p>
          </table:table-cell>
          <table:table-cell table:style-name="ce3" office:value-type="float" office:value="0.715788118021129" calcext:value-type="float">
            <text:p>0.715788</text:p>
          </table:table-cell>
          <table:table-cell table:style-name="ce3" office:value-type="float" office:value="0.340970585123286" calcext:value-type="float">
            <text:p>0.340971</text:p>
          </table:table-cell>
          <table:table-cell table:style-name="ce3" office:value-type="float" office:value="0.751119419441778" calcext:value-type="float">
            <text:p>0.751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726065760296328" calcext:value-type="float">
            <text:p>0.726066</text:p>
          </table:table-cell>
          <table:table-cell table:style-name="ce3" office:value-type="float" office:value="0.589400948449841" calcext:value-type="float">
            <text:p>0.589401</text:p>
          </table:table-cell>
          <table:table-cell table:style-name="ce3" office:value-type="float" office:value="0.948502994011976" calcext:value-type="float">
            <text:p>0.948503</text:p>
          </table:table-cell>
          <table:table-cell table:style-name="ce3" office:value-type="float" office:value="0.745556774564366" calcext:value-type="float">
            <text:p>0.745557</text:p>
          </table:table-cell>
          <table:table-cell table:style-name="ce3" office:value-type="float" office:value="0.422920548668957" calcext:value-type="float">
            <text:p>0.422921</text:p>
          </table:table-cell>
          <table:table-cell table:style-name="ce3" office:value-type="float" office:value="0.717321185730711" calcext:value-type="float">
            <text:p>0.7173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725908792678166" calcext:value-type="float">
            <text:p>0.725909</text:p>
          </table:table-cell>
          <table:table-cell table:style-name="ce3" office:value-type="float" office:value="0.589147433288762" calcext:value-type="float">
            <text:p>0.589147</text:p>
          </table:table-cell>
          <table:table-cell table:style-name="ce3" office:value-type="float" office:value="0.948674080410607" calcext:value-type="float">
            <text:p>0.948674</text:p>
          </table:table-cell>
          <table:table-cell table:style-name="ce3" office:value-type="float" office:value="0.745483009058213" calcext:value-type="float">
            <text:p>0.745483</text:p>
          </table:table-cell>
          <table:table-cell table:style-name="ce3" office:value-type="float" office:value="0.422920086607463" calcext:value-type="float">
            <text:p>0.422920</text:p>
          </table:table-cell>
          <table:table-cell table:style-name="ce3" office:value-type="float" office:value="0.717258645765657" calcext:value-type="float">
            <text:p>0.7172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726190960658433" calcext:value-type="float">
            <text:p>0.726191</text:p>
          </table:table-cell>
          <table:table-cell table:style-name="ce3" office:value-type="float" office:value="0.588917172589633" calcext:value-type="float">
            <text:p>0.588917</text:p>
          </table:table-cell>
          <table:table-cell table:style-name="ce3" office:value-type="float" office:value="0.947818648417451" calcext:value-type="float">
            <text:p>0.947819</text:p>
          </table:table-cell>
          <table:table-cell table:style-name="ce3" office:value-type="float" office:value="0.745417536385182" calcext:value-type="float">
            <text:p>0.745418</text:p>
          </table:table-cell>
          <table:table-cell table:style-name="ce3" office:value-type="float" office:value="0.423146186332556" calcext:value-type="float">
            <text:p>0.423146</text:p>
          </table:table-cell>
          <table:table-cell table:style-name="ce3" office:value-type="float" office:value="0.717039626343629" calcext:value-type="float">
            <text:p>0.7170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740694062637554" calcext:value-type="float">
            <text:p>0.740694</text:p>
          </table:table-cell>
          <table:table-cell table:style-name="ce3" office:value-type="float" office:value="0.586187472489141" calcext:value-type="float">
            <text:p>0.586187</text:p>
          </table:table-cell>
          <table:table-cell table:style-name="ce3" office:value-type="float" office:value="0.948845166809239" calcext:value-type="float">
            <text:p>0.948845</text:p>
          </table:table-cell>
          <table:table-cell table:style-name="ce3" office:value-type="float" office:value="0.747227024279175" calcext:value-type="float">
            <text:p>0.747227</text:p>
          </table:table-cell>
          <table:table-cell table:style-name="ce3" office:value-type="float" office:value="0.422466698544154" calcext:value-type="float">
            <text:p>0.422467</text:p>
          </table:table-cell>
          <table:table-cell table:style-name="ce3" office:value-type="float" office:value="0.720097405534191" calcext:value-type="float">
            <text:p>0.7200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0.05, 'kernel': 'sigmoid', 'max_iter': None, 'n_components': 2, 'random_state': 42}</text:p>
          </table:table-cell>
          <table:table-cell table:style-name="ce3" office:value-type="float" office:value="0.731295730314683" calcext:value-type="float">
            <text:p>0.731296</text:p>
          </table:table-cell>
          <table:table-cell table:style-name="ce3" office:value-type="float" office:value="0.591387959171809" calcext:value-type="float">
            <text:p>0.591388</text:p>
          </table:table-cell>
          <table:table-cell table:style-name="ce3" office:value-type="float" office:value="0.950556030795552" calcext:value-type="float">
            <text:p>0.950556</text:p>
          </table:table-cell>
          <table:table-cell table:style-name="ce3" office:value-type="float" office:value="0.747458985593043" calcext:value-type="float">
            <text:p>0.747459</text:p>
          </table:table-cell>
          <table:table-cell table:style-name="ce3" office:value-type="float" office:value="0.413506137866836" calcext:value-type="float">
            <text:p>0.413506</text:p>
          </table:table-cell>
          <table:table-cell table:style-name="ce3" office:value-type="float" office:value="0.72143851360165" calcext:value-type="float">
            <text:p>0.721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725" calcext:value-type="float">
            <text:p>0.725000</text:p>
          </table:table-cell>
          <table:table-cell table:style-name="ce3" office:value-type="float" office:value="0.58903012283339" calcext:value-type="float">
            <text:p>0.589030</text:p>
          </table:table-cell>
          <table:table-cell table:style-name="ce3" office:value-type="float" office:value="0.948502994011976" calcext:value-type="float">
            <text:p>0.948503</text:p>
          </table:table-cell>
          <table:table-cell table:style-name="ce3" office:value-type="float" office:value="0.744427279358254" calcext:value-type="float">
            <text:p>0.744427</text:p>
          </table:table-cell>
          <table:table-cell table:style-name="ce3" office:value-type="float" office:value="0.421746810307407" calcext:value-type="float">
            <text:p>0.421747</text:p>
          </table:table-cell>
          <table:table-cell table:style-name="ce3" office:value-type="float" office:value="0.717042717179243" calcext:value-type="float">
            <text:p>0.7170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01, 'max_iter': 1000, 'method': 'lars', 'n_components': 2, 'normalize_components': True, 'random_state': 42, 'ridge_alpha': 0.05, 'tol': 1e-08}</text:p>
          </table:table-cell>
          <table:table-cell table:style-name="ce3" office:value-type="float" office:value="0.732512644613685" calcext:value-type="float">
            <text:p>0.732513</text:p>
          </table:table-cell>
          <table:table-cell table:style-name="ce3" office:value-type="float" office:value="0.587079862466468" calcext:value-type="float">
            <text:p>0.587080</text:p>
          </table:table-cell>
          <table:table-cell table:style-name="ce3" office:value-type="float" office:value="0.944225834046193" calcext:value-type="float">
            <text:p>0.944226</text:p>
          </table:table-cell>
          <table:table-cell table:style-name="ce3" office:value-type="float" office:value="0.742122216270679" calcext:value-type="float">
            <text:p>0.742122</text:p>
          </table:table-cell>
          <table:table-cell table:style-name="ce3" office:value-type="float" office:value="0.426301481026786" calcext:value-type="float">
            <text:p>0.426301</text:p>
          </table:table-cell>
          <table:table-cell table:style-name="ce3" office:value-type="float" office:value="0.715927815274048" calcext:value-type="float">
            <text:p>0.7159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733958366207945" calcext:value-type="float">
            <text:p>0.733958</text:p>
          </table:table-cell>
          <table:table-cell table:style-name="ce3" office:value-type="float" office:value="0.614167158055595" calcext:value-type="float">
            <text:p>0.614167</text:p>
          </table:table-cell>
          <table:table-cell table:style-name="ce3" office:value-type="float" office:value="0.850812660393498" calcext:value-type="float">
            <text:p>0.850813</text:p>
          </table:table-cell>
          <table:table-cell table:style-name="ce3" office:value-type="float" office:value="0.673239812548817" calcext:value-type="float">
            <text:p>0.673240</text:p>
          </table:table-cell>
          <table:table-cell table:style-name="ce3" office:value-type="float" office:value="0.319556581763445" calcext:value-type="float">
            <text:p>0.319557</text:p>
          </table:table-cell>
          <table:table-cell table:style-name="ce3" office:value-type="float" office:value="0.710524283088482" calcext:value-type="float">
            <text:p>0.7105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748950019517138" calcext:value-type="float">
            <text:p>0.748950</text:p>
          </table:table-cell>
          <table:table-cell table:style-name="ce3" office:value-type="float" office:value="0.537538515202605" calcext:value-type="float">
            <text:p>0.537539</text:p>
          </table:table-cell>
          <table:table-cell table:style-name="ce3" office:value-type="float" office:value="0.8196749358426" calcext:value-type="float">
            <text:p>0.819675</text:p>
          </table:table-cell>
          <table:table-cell table:style-name="ce3" office:value-type="float" office:value="0.660338076128847" calcext:value-type="float">
            <text:p>0.660338</text:p>
          </table:table-cell>
          <table:table-cell table:style-name="ce3" office:value-type="float" office:value="0.308796954589601" calcext:value-type="float">
            <text:p>0.308797</text:p>
          </table:table-cell>
          <table:table-cell table:style-name="ce3" office:value-type="float" office:value="0.691540918420318" calcext:value-type="float">
            <text:p>0.6915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591737191359306" calcext:value-type="float">
            <text:p>0.591737</text:p>
          </table:table-cell>
          <table:table-cell table:style-name="ce3" office:value-type="float" office:value="0.492600098000947" calcext:value-type="float">
            <text:p>0.492600</text:p>
          </table:table-cell>
          <table:table-cell table:style-name="ce3" office:value-type="float" office:value="0.783404619332763" calcext:value-type="float">
            <text:p>0.783405</text:p>
          </table:table-cell>
          <table:table-cell table:style-name="ce3" office:value-type="float" office:value="0.625836543729583" calcext:value-type="float">
            <text:p>0.625837</text:p>
          </table:table-cell>
          <table:table-cell table:style-name="ce3" office:value-type="float" office:value="0.38895285400908" calcext:value-type="float">
            <text:p>0.388953</text:p>
          </table:table-cell>
          <table:table-cell table:style-name="ce3" office:value-type="float" office:value="0.620925119682704" calcext:value-type="float">
            <text:p>0.6209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282829071399503" calcext:value-type="float">
            <text:p>0.282829</text:p>
          </table:table-cell>
          <table:table-cell table:style-name="ce3" office:value-type="float" office:value="0.559883769216075" calcext:value-type="float">
            <text:p>0.559884</text:p>
          </table:table-cell>
          <table:table-cell table:style-name="ce3" office:value-type="float" office:value="0.884174508126604" calcext:value-type="float">
            <text:p>0.884175</text:p>
          </table:table-cell>
          <table:table-cell table:style-name="ce3" office:value-type="float" office:value="0.570904454552358" calcext:value-type="float">
            <text:p>0.570904</text:p>
          </table:table-cell>
          <table:table-cell table:style-name="ce3" office:value-type="float" office:value="0.432912926742803" calcext:value-type="float">
            <text:p>0.432913</text:p>
          </table:table-cell>
          <table:table-cell table:style-name="ce3" office:value-type="float" office:value="0.572975775310348" calcext:value-type="float">
            <text:p>0.5729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8.0, 'init': 'random', 'learning_rate': 200.0, 'method': 'barnes_hut', 'metric': 'euclidean', 'min_grad_norm': 1e-07, 'n_components': 2, 'n_iter': 1000, 'n_iter_without_progress': 300, 'n_jobs': 4, 'perplexity': 50.0, 'random_state': 42}</text:p>
          </table:table-cell>
          <table:table-cell table:style-name="ce3" office:value-type="float" office:value="0.804957768236066" calcext:value-type="float">
            <text:p>0.804958</text:p>
          </table:table-cell>
          <table:table-cell table:style-name="ce3" office:value-type="float" office:value="0.640592116737399" calcext:value-type="float">
            <text:p>0.640592</text:p>
          </table:table-cell>
          <table:table-cell table:style-name="ce3" office:value-type="float" office:value="0.900769888793841" calcext:value-type="float">
            <text:p>0.900770</text:p>
          </table:table-cell>
          <table:table-cell table:style-name="ce3" office:value-type="float" office:value="0.582472401227677" calcext:value-type="float">
            <text:p>0.582472</text:p>
          </table:table-cell>
          <table:table-cell table:style-name="ce3" office:value-type="float" office:value="0.246458948460913" calcext:value-type="float">
            <text:p>0.246459</text:p>
          </table:table-cell>
          <table:table-cell table:style-name="ce3" office:value-type="float" office:value="0.736466645306814" calcext:value-type="float">
            <text:p>0.7364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18, 'n_updates': 70, 'verbose': False}</text:p>
          </table:table-cell>
          <table:table-cell table:style-name="ce3" office:value-type="float" office:value="0.697562226448628" calcext:value-type="float">
            <text:p>0.697562</text:p>
          </table:table-cell>
          <table:table-cell table:style-name="ce3" office:value-type="float" office:value="0.513346815384488" calcext:value-type="float">
            <text:p>0.513347</text:p>
          </table:table-cell>
          <table:table-cell table:style-name="ce3" office:value-type="float" office:value="0.862959794696322" calcext:value-type="float">
            <text:p>0.862960</text:p>
          </table:table-cell>
          <table:table-cell table:style-name="ce3" office:value-type="float" office:value="0.749712158165942" calcext:value-type="float">
            <text:p>0.749712</text:p>
          </table:table-cell>
          <table:table-cell table:style-name="ce3" office:value-type="float" office:value="0.229211395231075" calcext:value-type="float">
            <text:p>0.229211</text:p>
          </table:table-cell>
          <table:table-cell table:style-name="ce3" office:value-type="float" office:value="0.718873919892861" calcext:value-type="float">
            <text:p>0.7188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5, 'random_state': 42}</text:p>
          </table:table-cell>
          <table:table-cell table:style-name="ce3" office:value-type="float" office:value="0.538430697550807" calcext:value-type="float">
            <text:p>0.538431</text:p>
          </table:table-cell>
          <table:table-cell table:style-name="ce3" office:value-type="float" office:value="0.58403705764615" calcext:value-type="float">
            <text:p>0.584037</text:p>
          </table:table-cell>
          <table:table-cell table:style-name="ce3" office:value-type="float" office:value="0.947989734816082" calcext:value-type="float">
            <text:p>0.947990</text:p>
          </table:table-cell>
          <table:table-cell table:style-name="ce3" office:value-type="float" office:value="0.724836368262545" calcext:value-type="float">
            <text:p>0.724836</text:p>
          </table:table-cell>
          <table:table-cell table:style-name="ce3" office:value-type="float" office:value="0.41736432541591" calcext:value-type="float">
            <text:p>0.417364</text:p>
          </table:table-cell>
          <table:table-cell table:style-name="ce3" office:value-type="float" office:value="0.675585906571935" calcext:value-type="float">
            <text:p>0.6755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random', 'metric': 'euclidean', 'min_dist': 0.001, 'n_components': 2, 'n_neighbors': 5, 'random_state': 42, 'spread': 1.0}</text:p>
          </table:table-cell>
          <table:table-cell table:style-name="ce3" office:value-type="float" office:value="0.732504754706952" calcext:value-type="float">
            <text:p>0.732505</text:p>
          </table:table-cell>
          <table:table-cell table:style-name="ce3" office:value-type="float" office:value="0.632182929563896" calcext:value-type="float">
            <text:p>0.632183</text:p>
          </table:table-cell>
          <table:table-cell table:style-name="ce3" office:value-type="float" office:value="0.924379811804961" calcext:value-type="float">
            <text:p>0.924380</text:p>
          </table:table-cell>
          <table:table-cell table:style-name="ce3" office:value-type="float" office:value="0.615321684460599" calcext:value-type="float">
            <text:p>0.615322</text:p>
          </table:table-cell>
          <table:table-cell table:style-name="ce3" office:value-type="float" office:value="0.38538262944389" calcext:value-type="float">
            <text:p>0.385383</text:p>
          </table:table-cell>
          <table:table-cell table:style-name="ce3" office:value-type="float" office:value="0.703801310218504" calcext:value-type="float">
            <text:p>0.7038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MEDIUM', 'n_components': 2}</text:p>
          </table:table-cell>
          <table:table-cell table:style-name="ce3" office:value-type="float" office:value="0.941717199328716" calcext:value-type="float">
            <text:p>0.941717</text:p>
          </table:table-cell>
          <table:table-cell table:style-name="ce3" office:value-type="float" office:value="0.746794317234247" calcext:value-type="float">
            <text:p>0.746794</text:p>
          </table:table-cell>
          <table:table-cell table:style-name="ce3" office:value-type="float" office:value="0.868041109075667" calcext:value-type="float">
            <text:p>0.868041</text:p>
          </table:table-cell>
          <table:table-cell table:style-name="ce3" office:value-type="float" office:value="0.814210869184046" calcext:value-type="float">
            <text:p>0.814211</text:p>
          </table:table-cell>
          <table:table-cell table:style-name="ce3" office:value-type="float" office:value="0.212915019590818" calcext:value-type="float">
            <text:p>0.212915</text:p>
          </table:table-cell>
          <table:table-cell table:style-name="ce3" office:value-type="float" office:value="0.831569695046371" calcext:value-type="float">
            <text:p>0.8315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2, 'verbose': False, 'width': 10.0}</text:p>
          </table:table-cell>
          <table:table-cell table:style-name="ce3" office:value-type="float" office:value="0.917718052470088" calcext:value-type="float">
            <text:p>0.917718</text:p>
          </table:table-cell>
          <table:table-cell table:style-name="ce3" office:value-type="float" office:value="0.746671784703159" calcext:value-type="float">
            <text:p>0.746672</text:p>
          </table:table-cell>
          <table:table-cell table:style-name="ce3" office:value-type="float" office:value="0.792405377712919" calcext:value-type="float">
            <text:p>0.792405</text:p>
          </table:table-cell>
          <table:table-cell table:style-name="ce3" office:value-type="float" office:value="0.759030685360357" calcext:value-type="float">
            <text:p>0.759031</text:p>
          </table:table-cell>
          <table:table-cell table:style-name="ce3" office:value-type="float" office:value="0.371394095586747" calcext:value-type="float">
            <text:p>0.371394</text:p>
          </table:table-cell>
          <table:table-cell table:style-name="ce3" office:value-type="float" office:value="0.768886360931955" calcext:value-type="float">
            <text:p>0.7688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893590528534339" calcext:value-type="float">
            <text:p>0.893591</text:p>
          </table:table-cell>
          <table:table-cell table:style-name="ce3" office:value-type="float" office:value="0.68118661601664" calcext:value-type="float">
            <text:p>0.681187</text:p>
          </table:table-cell>
          <table:table-cell table:style-name="ce3" office:value-type="float" office:value="0.842456608811749" calcext:value-type="float">
            <text:p>0.842457</text:p>
          </table:table-cell>
          <table:table-cell table:style-name="ce3" office:value-type="float" office:value="0.740622009125828" calcext:value-type="float">
            <text:p>0.740622</text:p>
          </table:table-cell>
          <table:table-cell table:style-name="ce3" office:value-type="float" office:value="0.322491352239365" calcext:value-type="float">
            <text:p>0.322491</text:p>
          </table:table-cell>
          <table:table-cell table:style-name="ce3" office:value-type="float" office:value="0.767072882049838" calcext:value-type="float">
            <text:p>0.7670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88953519150663" calcext:value-type="float">
            <text:p>0.889535</text:p>
          </table:table-cell>
          <table:table-cell table:style-name="ce3" office:value-type="float" office:value="0.702082944796166" calcext:value-type="float">
            <text:p>0.702083</text:p>
          </table:table-cell>
          <table:table-cell table:style-name="ce3" office:value-type="float" office:value="0.791691247244388" calcext:value-type="float">
            <text:p>0.791691</text:p>
          </table:table-cell>
          <table:table-cell table:style-name="ce3" office:value-type="float" office:value="0.735381368611155" calcext:value-type="float">
            <text:p>0.735381</text:p>
          </table:table-cell>
          <table:table-cell table:style-name="ce3" office:value-type="float" office:value="0.382424068117355" calcext:value-type="float">
            <text:p>0.382424</text:p>
          </table:table-cell>
          <table:table-cell table:style-name="ce3" office:value-type="float" office:value="0.747253336808197" calcext:value-type="float">
            <text:p>0.7472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gauss', 'verbose': False}</text:p>
          </table:table-cell>
          <table:table-cell table:style-name="ce3" office:value-type="float" office:value="0.527386223633842" calcext:value-type="float">
            <text:p>0.527386</text:p>
          </table:table-cell>
          <table:table-cell table:style-name="ce3" office:value-type="float" office:value="0.516582539702833" calcext:value-type="float">
            <text:p>0.516583</text:p>
          </table:table-cell>
          <table:table-cell table:style-name="ce3" office:value-type="float" office:value="0.638401589716521" calcext:value-type="float">
            <text:p>0.638402</text:p>
          </table:table-cell>
          <table:table-cell table:style-name="ce3" office:value-type="float" office:value="0.498731744980328" calcext:value-type="float">
            <text:p>0.498732</text:p>
          </table:table-cell>
          <table:table-cell table:style-name="ce3" office:value-type="float" office:value="0.385286834599261" calcext:value-type="float">
            <text:p>0.385287</text:p>
          </table:table-cell>
          <table:table-cell table:style-name="ce3" office:value-type="float" office:value="0.559163052686853" calcext:value-type="float">
            <text:p>0.559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2.0, 'verbose': False}</text:p>
          </table:table-cell>
          <table:table-cell table:style-name="ce3" office:value-type="float" office:value="0.918818464138535" calcext:value-type="float">
            <text:p>0.918818</text:p>
          </table:table-cell>
          <table:table-cell table:style-name="ce3" office:value-type="float" office:value="0.745827910724289" calcext:value-type="float">
            <text:p>0.745828</text:p>
          </table:table-cell>
          <table:table-cell table:style-name="ce3" office:value-type="float" office:value="0.793150557332257" calcext:value-type="float">
            <text:p>0.793151</text:p>
          </table:table-cell>
          <table:table-cell table:style-name="ce3" office:value-type="float" office:value="0.76656119977514" calcext:value-type="float">
            <text:p>0.766561</text:p>
          </table:table-cell>
          <table:table-cell table:style-name="ce3" office:value-type="float" office:value="0.287888257754035" calcext:value-type="float">
            <text:p>0.287888</text:p>
          </table:table-cell>
          <table:table-cell table:style-name="ce3" office:value-type="float" office:value="0.787293974843237" calcext:value-type="float">
            <text:p>0.7872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exp', 'max_iter': 200, 'n_components': 2, 'random_state': 42}</text:p>
          </table:table-cell>
          <table:table-cell table:style-name="ce3" office:value-type="float" office:value="0.917066365293733" calcext:value-type="float">
            <text:p>0.917066</text:p>
          </table:table-cell>
          <table:table-cell table:style-name="ce3" office:value-type="float" office:value="0.746517093639842" calcext:value-type="float">
            <text:p>0.746517</text:p>
          </table:table-cell>
          <table:table-cell table:style-name="ce3" office:value-type="float" office:value="0.791722296395194" calcext:value-type="float">
            <text:p>0.791722</text:p>
          </table:table-cell>
          <table:table-cell table:style-name="ce3" office:value-type="float" office:value="0.765757119662435" calcext:value-type="float">
            <text:p>0.765757</text:p>
          </table:table-cell>
          <table:table-cell table:style-name="ce3" office:value-type="float" office:value="0.273345503594702" calcext:value-type="float">
            <text:p>0.273346</text:p>
          </table:table-cell>
          <table:table-cell table:style-name="ce3" office:value-type="float" office:value="0.7895434742793" calcext:value-type="float">
            <text:p>0.7895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random', 'n_iterations': 100, 'verbose': False}</text:p>
          </table:table-cell>
          <table:table-cell table:style-name="ce3" office:value-type="float" office:value="0.938897178809218" calcext:value-type="float">
            <text:p>0.938897</text:p>
          </table:table-cell>
          <table:table-cell table:style-name="ce3" office:value-type="float" office:value="0.772578925554621" calcext:value-type="float">
            <text:p>0.772579</text:p>
          </table:table-cell>
          <table:table-cell table:style-name="ce3" office:value-type="float" office:value="0.791722296395194" calcext:value-type="float">
            <text:p>0.791722</text:p>
          </table:table-cell>
          <table:table-cell table:style-name="ce3" office:value-type="float" office:value="0.936843532102509" calcext:value-type="float">
            <text:p>0.936844</text:p>
          </table:table-cell>
          <table:table-cell table:style-name="ce3" office:value-type="float" office:value="0.141463177342774" calcext:value-type="float">
            <text:p>0.141463</text:p>
          </table:table-cell>
          <table:table-cell table:style-name="ce3" office:value-type="float" office:value="0.859715751103754" calcext:value-type="float">
            <text:p>0.8597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46160400454224" calcext:value-type="float">
            <text:p>0.946160</text:p>
          </table:table-cell>
          <table:table-cell table:style-name="ce3" office:value-type="float" office:value="0.751890707259745" calcext:value-type="float">
            <text:p>0.751891</text:p>
          </table:table-cell>
          <table:table-cell table:style-name="ce3" office:value-type="float" office:value="0.801999565311889" calcext:value-type="float">
            <text:p>0.802000</text:p>
          </table:table-cell>
          <table:table-cell table:style-name="ce3" office:value-type="float" office:value="0.76824190439978" calcext:value-type="float">
            <text:p>0.768242</text:p>
          </table:table-cell>
          <table:table-cell table:style-name="ce3" office:value-type="float" office:value="0.268969755519721" calcext:value-type="float">
            <text:p>0.268970</text:p>
          </table:table-cell>
          <table:table-cell table:style-name="ce3" office:value-type="float" office:value="0.799864564381183" calcext:value-type="float">
            <text:p>0.7998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8, 'verbose': False}</text:p>
          </table:table-cell>
          <table:table-cell table:style-name="ce3" office:value-type="float" office:value="0.921282034995166" calcext:value-type="float">
            <text:p>0.921282</text:p>
          </table:table-cell>
          <table:table-cell table:style-name="ce3" office:value-type="float" office:value="0.717224655082154" calcext:value-type="float">
            <text:p>0.717225</text:p>
          </table:table-cell>
          <table:table-cell table:style-name="ce3" office:value-type="float" office:value="0.759213835501599" calcext:value-type="float">
            <text:p>0.759214</text:p>
          </table:table-cell>
          <table:table-cell table:style-name="ce3" office:value-type="float" office:value="0.775263240973804" calcext:value-type="float">
            <text:p>0.775263</text:p>
          </table:table-cell>
          <table:table-cell table:style-name="ce3" office:value-type="float" office:value="0.203798457471491" calcext:value-type="float">
            <text:p>0.203798</text:p>
          </table:table-cell>
          <table:table-cell table:style-name="ce3" office:value-type="float" office:value="0.793837061816247" calcext:value-type="float">
            <text:p>0.793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8.0, 'n_iterations': 100, 'sample_type': 'clustering_centroid', 'verbose': False}</text:p>
          </table:table-cell>
          <table:table-cell table:style-name="ce3" office:value-type="float" office:value="0.944801029397728" calcext:value-type="float">
            <text:p>0.944801</text:p>
          </table:table-cell>
          <table:table-cell table:style-name="ce3" office:value-type="float" office:value="0.768170460243795" calcext:value-type="float">
            <text:p>0.768170</text:p>
          </table:table-cell>
          <table:table-cell table:style-name="ce3" office:value-type="float" office:value="0.817865681373614" calcext:value-type="float">
            <text:p>0.817866</text:p>
          </table:table-cell>
          <table:table-cell table:style-name="ce3" office:value-type="float" office:value="0.833964857978198" calcext:value-type="float">
            <text:p>0.833965</text:p>
          </table:table-cell>
          <table:table-cell table:style-name="ce3" office:value-type="float" office:value="0.200762050491292" calcext:value-type="float">
            <text:p>0.200762</text:p>
          </table:table-cell>
          <table:table-cell table:style-name="ce3" office:value-type="float" office:value="0.832807995700409" calcext:value-type="float">
            <text:p>0.8328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93519390803485" calcext:value-type="float">
            <text:p>0.935194</text:p>
          </table:table-cell>
          <table:table-cell table:style-name="ce3" office:value-type="float" office:value="0.747933814304296" calcext:value-type="float">
            <text:p>0.747934</text:p>
          </table:table-cell>
          <table:table-cell table:style-name="ce3" office:value-type="float" office:value="0.810600180085075" calcext:value-type="float">
            <text:p>0.810600</text:p>
          </table:table-cell>
          <table:table-cell table:style-name="ce3" office:value-type="float" office:value="0.665100366104228" calcext:value-type="float">
            <text:p>0.665100</text:p>
          </table:table-cell>
          <table:table-cell table:style-name="ce3" office:value-type="float" office:value="0.454391725637483" calcext:value-type="float">
            <text:p>0.454392</text:p>
          </table:table-cell>
          <table:table-cell table:style-name="ce3" office:value-type="float" office:value="0.740887308578193" calcext:value-type="float">
            <text:p>0.7408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400, 'n_analyzers': 20, 'verbose': False}</text:p>
          </table:table-cell>
          <table:table-cell table:style-name="ce3" office:value-type="float" office:value="0.893466298108511" calcext:value-type="float">
            <text:p>0.893466</text:p>
          </table:table-cell>
          <table:table-cell table:style-name="ce3" office:value-type="float" office:value="0.783474498737165" calcext:value-type="float">
            <text:p>0.783474</text:p>
          </table:table-cell>
          <table:table-cell table:style-name="ce3" office:value-type="float" office:value="0.761045735399137" calcext:value-type="float">
            <text:p>0.761046</text:p>
          </table:table-cell>
          <table:table-cell table:style-name="ce3" office:value-type="float" office:value="0.796378132858799" calcext:value-type="float">
            <text:p>0.796378</text:p>
          </table:table-cell>
          <table:table-cell table:style-name="ce3" office:value-type="float" office:value="0.429570740367846" calcext:value-type="float">
            <text:p>0.429571</text:p>
          </table:table-cell>
          <table:table-cell table:style-name="ce3" office:value-type="float" office:value="0.760958784947153" calcext:value-type="float">
            <text:p>0.7609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11, 'random_state': 42, 'reg': 0.001}</text:p>
          </table:table-cell>
          <table:table-cell table:style-name="ce3" office:value-type="float" office:value="0.871585028031836" calcext:value-type="float">
            <text:p>0.871585</text:p>
          </table:table-cell>
          <table:table-cell table:style-name="ce3" office:value-type="float" office:value="0.725310368055551" calcext:value-type="float">
            <text:p>0.725310</text:p>
          </table:table-cell>
          <table:table-cell table:style-name="ce3" office:value-type="float" office:value="0.754898003539603" calcext:value-type="float">
            <text:p>0.754898</text:p>
          </table:table-cell>
          <table:table-cell table:style-name="ce3" office:value-type="float" office:value="0.746501689730359" calcext:value-type="float">
            <text:p>0.746502</text:p>
          </table:table-cell>
          <table:table-cell table:style-name="ce3" office:value-type="float" office:value="0.420745161426379" calcext:value-type="float">
            <text:p>0.420745</text:p>
          </table:table-cell>
          <table:table-cell table:style-name="ce3" office:value-type="float" office:value="0.735509985586194" calcext:value-type="float">
            <text:p>0.7355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7, 'random_state': 42, 'reg': 0.001}</text:p>
          </table:table-cell>
          <table:table-cell table:style-name="ce3" office:value-type="float" office:value="0.824419196546739" calcext:value-type="float">
            <text:p>0.824419</text:p>
          </table:table-cell>
          <table:table-cell table:style-name="ce3" office:value-type="float" office:value="0.652569303700132" calcext:value-type="float">
            <text:p>0.652569</text:p>
          </table:table-cell>
          <table:table-cell table:style-name="ce3" office:value-type="float" office:value="0.748936566584904" calcext:value-type="float">
            <text:p>0.748937</text:p>
          </table:table-cell>
          <table:table-cell table:style-name="ce3" office:value-type="float" office:value="0.71898475795968" calcext:value-type="float">
            <text:p>0.718985</text:p>
          </table:table-cell>
          <table:table-cell table:style-name="ce3" office:value-type="float" office:value="0.478854373342056" calcext:value-type="float">
            <text:p>0.478854</text:p>
          </table:table-cell>
          <table:table-cell table:style-name="ce3" office:value-type="float" office:value="0.69321109028988" calcext:value-type="float">
            <text:p>0.693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5, 'random_state': 42, 'reg': 0.001}</text:p>
          </table:table-cell>
          <table:table-cell table:style-name="ce3" office:value-type="float" office:value="0.821511521365773" calcext:value-type="float">
            <text:p>0.821512</text:p>
          </table:table-cell>
          <table:table-cell table:style-name="ce3" office:value-type="float" office:value="0.620475338823013" calcext:value-type="float">
            <text:p>0.620475</text:p>
          </table:table-cell>
          <table:table-cell table:style-name="ce3" office:value-type="float" office:value="0.699941006613469" calcext:value-type="float">
            <text:p>0.699941</text:p>
          </table:table-cell>
          <table:table-cell table:style-name="ce3" office:value-type="float" office:value="0.718788817821659" calcext:value-type="float">
            <text:p>0.718789</text:p>
          </table:table-cell>
          <table:table-cell table:style-name="ce3" office:value-type="float" office:value="0.481312840598844" calcext:value-type="float">
            <text:p>0.481313</text:p>
          </table:table-cell>
          <table:table-cell table:style-name="ce3" office:value-type="float" office:value="0.675880768805014" calcext:value-type="float">
            <text:p>0.675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3, 'verbose': False}</text:p>
          </table:table-cell>
          <table:table-cell table:style-name="ce3" office:value-type="float" office:value="0.894306241900754" calcext:value-type="float">
            <text:p>0.894306</text:p>
          </table:table-cell>
          <table:table-cell table:style-name="ce3" office:value-type="float" office:value="0.680618436850458" calcext:value-type="float">
            <text:p>0.680618</text:p>
          </table:table-cell>
          <table:table-cell table:style-name="ce3" office:value-type="float" office:value="0.703697953860962" calcext:value-type="float">
            <text:p>0.703698</text:p>
          </table:table-cell>
          <table:table-cell table:style-name="ce3" office:value-type="float" office:value="0.767049178930182" calcext:value-type="float">
            <text:p>0.767049</text:p>
          </table:table-cell>
          <table:table-cell table:style-name="ce3" office:value-type="float" office:value="0.26436423598635" calcext:value-type="float">
            <text:p>0.264364</text:p>
          </table:table-cell>
          <table:table-cell table:style-name="ce3" office:value-type="float" office:value="0.756261515111201" calcext:value-type="float">
            <text:p>0.7562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609946585313833" calcext:value-type="float">
            <text:p>0.609947</text:p>
          </table:table-cell>
          <table:table-cell table:style-name="ce3" office:value-type="float" office:value="0.407620922744234" calcext:value-type="float">
            <text:p>0.407621</text:p>
          </table:table-cell>
          <table:table-cell table:style-name="ce3" office:value-type="float" office:value="0.573539913683361" calcext:value-type="float">
            <text:p>0.573540</text:p>
          </table:table-cell>
          <table:table-cell table:style-name="ce3" office:value-type="float" office:value="0.598462749799728" calcext:value-type="float">
            <text:p>0.598463</text:p>
          </table:table-cell>
          <table:table-cell table:style-name="ce3" office:value-type="float" office:value="0.414481376272587" calcext:value-type="float">
            <text:p>0.414481</text:p>
          </table:table-cell>
          <table:table-cell table:style-name="ce3" office:value-type="float" office:value="0.555017759053714" calcext:value-type="float">
            <text:p>0.5550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7, 'random_state': 42, 'reg': 0.001}</text:p>
          </table:table-cell>
          <table:table-cell table:style-name="ce3" office:value-type="float" office:value="0.620803445143422" calcext:value-type="float">
            <text:p>0.620803</text:p>
          </table:table-cell>
          <table:table-cell table:style-name="ce3" office:value-type="float" office:value="0.517593855866866" calcext:value-type="float">
            <text:p>0.517594</text:p>
          </table:table-cell>
          <table:table-cell table:style-name="ce3" office:value-type="float" office:value="0.640295587915671" calcext:value-type="float">
            <text:p>0.640296</text:p>
          </table:table-cell>
          <table:table-cell table:style-name="ce3" office:value-type="float" office:value="0.531984401429258" calcext:value-type="float">
            <text:p>0.531984</text:p>
          </table:table-cell>
          <table:table-cell table:style-name="ce3" office:value-type="float" office:value="0.486121665914661" calcext:value-type="float">
            <text:p>0.486122</text:p>
          </table:table-cell>
          <table:table-cell table:style-name="ce3" office:value-type="float" office:value="0.564911124888111" calcext:value-type="float">
            <text:p>0.5649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803896702248723" calcext:value-type="float">
            <text:p>0.803897</text:p>
          </table:table-cell>
          <table:table-cell table:style-name="ce3" office:value-type="float" office:value="0.659839912201931" calcext:value-type="float">
            <text:p>0.659840</text:p>
          </table:table-cell>
          <table:table-cell table:style-name="ce3" office:value-type="float" office:value="0.737168938429534" calcext:value-type="float">
            <text:p>0.737169</text:p>
          </table:table-cell>
          <table:table-cell table:style-name="ce3" office:value-type="float" office:value="0.684629160472857" calcext:value-type="float">
            <text:p>0.684629</text:p>
          </table:table-cell>
          <table:table-cell table:style-name="ce3" office:value-type="float" office:value="0.418944175876951" calcext:value-type="float">
            <text:p>0.418944</text:p>
          </table:table-cell>
          <table:table-cell table:style-name="ce3" office:value-type="float" office:value="0.693318107495219" calcext:value-type="float">
            <text:p>0.6933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200, 'n_analyzers': 10, 'verbose': False}</text:p>
          </table:table-cell>
          <table:table-cell table:style-name="ce3" office:value-type="float" office:value="0.881042044676549" calcext:value-type="float">
            <text:p>0.881042</text:p>
          </table:table-cell>
          <table:table-cell table:style-name="ce3" office:value-type="float" office:value="0.781207410153803" calcext:value-type="float">
            <text:p>0.781207</text:p>
          </table:table-cell>
          <table:table-cell table:style-name="ce3" office:value-type="float" office:value="0.77039152979166" calcext:value-type="float">
            <text:p>0.770392</text:p>
          </table:table-cell>
          <table:table-cell table:style-name="ce3" office:value-type="float" office:value="0.782034735866009" calcext:value-type="float">
            <text:p>0.782035</text:p>
          </table:table-cell>
          <table:table-cell table:style-name="ce3" office:value-type="float" office:value="0.406817080896051" calcext:value-type="float">
            <text:p>0.406817</text:p>
          </table:table-cell>
          <table:table-cell table:style-name="ce3" office:value-type="float" office:value="0.761571727918394" calcext:value-type="float">
            <text:p>0.7615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897989794096779" calcext:value-type="float">
            <text:p>0.897990</text:p>
          </table:table-cell>
          <table:table-cell table:style-name="ce3" office:value-type="float" office:value="0.677970032225501" calcext:value-type="float">
            <text:p>0.677970</text:p>
          </table:table-cell>
          <table:table-cell table:style-name="ce3" office:value-type="float" office:value="0.740987983978638" calcext:value-type="float">
            <text:p>0.740988</text:p>
          </table:table-cell>
          <table:table-cell table:style-name="ce3" office:value-type="float" office:value="0.718817815805747" calcext:value-type="float">
            <text:p>0.718818</text:p>
          </table:table-cell>
          <table:table-cell table:style-name="ce3" office:value-type="float" office:value="0.301341262321499" calcext:value-type="float">
            <text:p>0.301341</text:p>
          </table:table-cell>
          <table:table-cell table:style-name="ce3" office:value-type="float" office:value="0.746884872757033" calcext:value-type="float">
            <text:p>0.7468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7, 'verbose': False}</text:p>
          </table:table-cell>
          <table:table-cell table:style-name="ce3" office:value-type="float" office:value="0.920540142932973" calcext:value-type="float">
            <text:p>0.920540</text:p>
          </table:table-cell>
          <table:table-cell table:style-name="ce3" office:value-type="float" office:value="0.744091241751597" calcext:value-type="float">
            <text:p>0.744091</text:p>
          </table:table-cell>
          <table:table-cell table:style-name="ce3" office:value-type="float" office:value="0.794175179308846" calcext:value-type="float">
            <text:p>0.794175</text:p>
          </table:table-cell>
          <table:table-cell table:style-name="ce3" office:value-type="float" office:value="0.776841943026577" calcext:value-type="float">
            <text:p>0.776842</text:p>
          </table:table-cell>
          <table:table-cell table:style-name="ce3" office:value-type="float" office:value="0.287101368045626" calcext:value-type="float">
            <text:p>0.287101</text:p>
          </table:table-cell>
          <table:table-cell table:style-name="ce3" office:value-type="float" office:value="0.789709427794873" calcext:value-type="float">
            <text:p>0.7897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.5, 'beta_loss': 'frobenius', 'init': 'nndsvdar', 'l1_ratio': 0.0, 'max_iter': 200, 'n_components': 2, 'random_state': 42}</text:p>
          </table:table-cell>
          <table:table-cell table:style-name="ce3" office:value-type="float" office:value="0.91162919223571" calcext:value-type="float">
            <text:p>0.911629</text:p>
          </table:table-cell>
          <table:table-cell table:style-name="ce3" office:value-type="float" office:value="0.702999483258251" calcext:value-type="float">
            <text:p>0.702999</text:p>
          </table:table-cell>
          <table:table-cell table:style-name="ce3" office:value-type="float" office:value="0.785233023876797" calcext:value-type="float">
            <text:p>0.785233</text:p>
          </table:table-cell>
          <table:table-cell table:style-name="ce3" office:value-type="float" office:value="0.730441974489203" calcext:value-type="float">
            <text:p>0.730442</text:p>
          </table:table-cell>
          <table:table-cell table:style-name="ce3" office:value-type="float" office:value="0.306877070726777" calcext:value-type="float">
            <text:p>0.306877</text:p>
          </table:table-cell>
          <table:table-cell table:style-name="ce3" office:value-type="float" office:value="0.764685320626637" calcext:value-type="float">
            <text:p>0.764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12.0, 'init_type': 'random', 'n_iterations': 100, 'verbose': False}</text:p>
          </table:table-cell>
          <table:table-cell table:style-name="ce3" office:value-type="float" office:value="0.891468241284777" calcext:value-type="float">
            <text:p>0.891468</text:p>
          </table:table-cell>
          <table:table-cell table:style-name="ce3" office:value-type="float" office:value="0.858553740025798" calcext:value-type="float">
            <text:p>0.858554</text:p>
          </table:table-cell>
          <table:table-cell table:style-name="ce3" office:value-type="float" office:value="0.813642996864036" calcext:value-type="float">
            <text:p>0.813643</text:p>
          </table:table-cell>
          <table:table-cell table:style-name="ce3" office:value-type="float" office:value="0.824437107219451" calcext:value-type="float">
            <text:p>0.824437</text:p>
          </table:table-cell>
          <table:table-cell table:style-name="ce3" office:value-type="float" office:value="0.218247357079302" calcext:value-type="float">
            <text:p>0.218247</text:p>
          </table:table-cell>
          <table:table-cell table:style-name="ce3" office:value-type="float" office:value="0.833970945662952" calcext:value-type="float">
            <text:p>0.8339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18805794190941" calcext:value-type="float">
            <text:p>0.918806</text:p>
          </table:table-cell>
          <table:table-cell table:style-name="ce3" office:value-type="float" office:value="0.745982994129816" calcext:value-type="float">
            <text:p>0.745983</text:p>
          </table:table-cell>
          <table:table-cell table:style-name="ce3" office:value-type="float" office:value="0.793026360729034" calcext:value-type="float">
            <text:p>0.793026</text:p>
          </table:table-cell>
          <table:table-cell table:style-name="ce3" office:value-type="float" office:value="0.766557935423158" calcext:value-type="float">
            <text:p>0.766558</text:p>
          </table:table-cell>
          <table:table-cell table:style-name="ce3" office:value-type="float" office:value="0.28788752377761" calcext:value-type="float">
            <text:p>0.287888</text:p>
          </table:table-cell>
          <table:table-cell table:style-name="ce3" office:value-type="float" office:value="0.787297112139068" calcext:value-type="float">
            <text:p>0.7872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38044754475965" calcext:value-type="float">
            <text:p>0.938045</text:p>
          </table:table-cell>
          <table:table-cell table:style-name="ce3" office:value-type="float" office:value="0.754974875554801" calcext:value-type="float">
            <text:p>0.754975</text:p>
          </table:table-cell>
          <table:table-cell table:style-name="ce3" office:value-type="float" office:value="0.786195547551774" calcext:value-type="float">
            <text:p>0.786196</text:p>
          </table:table-cell>
          <table:table-cell table:style-name="ce3" office:value-type="float" office:value="0.810693670106043" calcext:value-type="float">
            <text:p>0.810694</text:p>
          </table:table-cell>
          <table:table-cell table:style-name="ce3" office:value-type="float" office:value="0.267942098547836" calcext:value-type="float">
            <text:p>0.267942</text:p>
          </table:table-cell>
          <table:table-cell table:style-name="ce3" office:value-type="float" office:value="0.804393349828149" calcext:value-type="float">
            <text:p>0.804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918507850869102" calcext:value-type="float">
            <text:p>0.918508</text:p>
          </table:table-cell>
          <table:table-cell table:style-name="ce3" office:value-type="float" office:value="0.746284793228552" calcext:value-type="float">
            <text:p>0.746285</text:p>
          </table:table-cell>
          <table:table-cell table:style-name="ce3" office:value-type="float" office:value="0.793119508181451" calcext:value-type="float">
            <text:p>0.793120</text:p>
          </table:table-cell>
          <table:table-cell table:style-name="ce3" office:value-type="float" office:value="0.766470513674593" calcext:value-type="float">
            <text:p>0.766471</text:p>
          </table:table-cell>
          <table:table-cell table:style-name="ce3" office:value-type="float" office:value="0.290499402550741" calcext:value-type="float">
            <text:p>0.290499</text:p>
          </table:table-cell>
          <table:table-cell table:style-name="ce3" office:value-type="float" office:value="0.786776652680592" calcext:value-type="float">
            <text:p>0.7867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0.5, 'kernel': 'rbf', 'max_iter': None, 'n_components': 2, 'random_state': 42}</text:p>
          </table:table-cell>
          <table:table-cell table:style-name="ce3" office:value-type="float" office:value="0.930803057536376" calcext:value-type="float">
            <text:p>0.930803</text:p>
          </table:table-cell>
          <table:table-cell table:style-name="ce3" office:value-type="float" office:value="0.715403104901552" calcext:value-type="float">
            <text:p>0.715403</text:p>
          </table:table-cell>
          <table:table-cell table:style-name="ce3" office:value-type="float" office:value="0.779364734374515" calcext:value-type="float">
            <text:p>0.779365</text:p>
          </table:table-cell>
          <table:table-cell table:style-name="ce3" office:value-type="float" office:value="0.85237618266921" calcext:value-type="float">
            <text:p>0.852376</text:p>
          </table:table-cell>
          <table:table-cell table:style-name="ce3" office:value-type="float" office:value="0.171924903788495" calcext:value-type="float">
            <text:p>0.171925</text:p>
          </table:table-cell>
          <table:table-cell table:style-name="ce3" office:value-type="float" office:value="0.821204435138631" calcext:value-type="float">
            <text:p>0.8212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0.5, 'kernel': 'sigmoid', 'max_iter': None, 'n_components': 2, 'random_state': 42}</text:p>
          </table:table-cell>
          <table:table-cell table:style-name="ce3" office:value-type="float" office:value="0.925884601467914" calcext:value-type="float">
            <text:p>0.925885</text:p>
          </table:table-cell>
          <table:table-cell table:style-name="ce3" office:value-type="float" office:value="0.744844146453771" calcext:value-type="float">
            <text:p>0.744844</text:p>
          </table:table-cell>
          <table:table-cell table:style-name="ce3" office:value-type="float" office:value="0.797590585897476" calcext:value-type="float">
            <text:p>0.797591</text:p>
          </table:table-cell>
          <table:table-cell table:style-name="ce3" office:value-type="float" office:value="0.767810019378011" calcext:value-type="float">
            <text:p>0.767810</text:p>
          </table:table-cell>
          <table:table-cell table:style-name="ce3" office:value-type="float" office:value="0.223818908708852" calcext:value-type="float">
            <text:p>0.223819</text:p>
          </table:table-cell>
          <table:table-cell table:style-name="ce3" office:value-type="float" office:value="0.802462088897664" calcext:value-type="float">
            <text:p>0.8024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916741188010861" calcext:value-type="float">
            <text:p>0.916741</text:p>
          </table:table-cell>
          <table:table-cell table:style-name="ce3" office:value-type="float" office:value="0.746053548082519" calcext:value-type="float">
            <text:p>0.746054</text:p>
          </table:table-cell>
          <table:table-cell table:style-name="ce3" office:value-type="float" office:value="0.791132362529885" calcext:value-type="float">
            <text:p>0.791132</text:p>
          </table:table-cell>
          <table:table-cell table:style-name="ce3" office:value-type="float" office:value="0.765512452097035" calcext:value-type="float">
            <text:p>0.765512</text:p>
          </table:table-cell>
          <table:table-cell table:style-name="ce3" office:value-type="float" office:value="0.272170664308534" calcext:value-type="float">
            <text:p>0.272171</text:p>
          </table:table-cell>
          <table:table-cell table:style-name="ce3" office:value-type="float" office:value="0.789453777282353" calcext:value-type="float">
            <text:p>0.7894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01, 'max_iter': 1000, 'method': 'lars', 'n_components': 2, 'normalize_components': True, 'random_state': 42, 'ridge_alpha': 0.05, 'tol': 1e-08}</text:p>
          </table:table-cell>
          <table:table-cell table:style-name="ce3" office:value-type="float" office:value="0.918441064754526" calcext:value-type="float">
            <text:p>0.918441</text:p>
          </table:table-cell>
          <table:table-cell table:style-name="ce3" office:value-type="float" office:value="0.746532279989201" calcext:value-type="float">
            <text:p>0.746532</text:p>
          </table:table-cell>
          <table:table-cell table:style-name="ce3" office:value-type="float" office:value="0.790852920172633" calcext:value-type="float">
            <text:p>0.790853</text:p>
          </table:table-cell>
          <table:table-cell table:style-name="ce3" office:value-type="float" office:value="0.765942227779044" calcext:value-type="float">
            <text:p>0.765942</text:p>
          </table:table-cell>
          <table:table-cell table:style-name="ce3" office:value-type="float" office:value="0.287801643603735" calcext:value-type="float">
            <text:p>0.287802</text:p>
          </table:table-cell>
          <table:table-cell table:style-name="ce3" office:value-type="float" office:value="0.786793369818334" calcext:value-type="float">
            <text:p>0.7867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84132571621225" calcext:value-type="float">
            <text:p>0.884133</text:p>
          </table:table-cell>
          <table:table-cell table:style-name="ce3" office:value-type="float" office:value="0.652283387696405" calcext:value-type="float">
            <text:p>0.652283</text:p>
          </table:table-cell>
          <table:table-cell table:style-name="ce3" office:value-type="float" office:value="0.691154096935449" calcext:value-type="float">
            <text:p>0.691154</text:p>
          </table:table-cell>
          <table:table-cell table:style-name="ce3" office:value-type="float" office:value="0.774601187585091" calcext:value-type="float">
            <text:p>0.774601</text:p>
          </table:table-cell>
          <table:table-cell table:style-name="ce3" office:value-type="float" office:value="0.30799939449159" calcext:value-type="float">
            <text:p>0.307999</text:p>
          </table:table-cell>
          <table:table-cell table:style-name="ce3" office:value-type="float" office:value="0.738834369869316" calcext:value-type="float">
            <text:p>0.7388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835737281702992" calcext:value-type="float">
            <text:p>0.835737</text:p>
          </table:table-cell>
          <table:table-cell table:style-name="ce3" office:value-type="float" office:value="0.64969010715204" calcext:value-type="float">
            <text:p>0.649690</text:p>
          </table:table-cell>
          <table:table-cell table:style-name="ce3" office:value-type="float" office:value="0.758934393144348" calcext:value-type="float">
            <text:p>0.758934</text:p>
          </table:table-cell>
          <table:table-cell table:style-name="ce3" office:value-type="float" office:value="0.687545488160328" calcext:value-type="float">
            <text:p>0.687545</text:p>
          </table:table-cell>
          <table:table-cell table:style-name="ce3" office:value-type="float" office:value="0.326929067628836" calcext:value-type="float">
            <text:p>0.326929</text:p>
          </table:table-cell>
          <table:table-cell table:style-name="ce3" office:value-type="float" office:value="0.720995640506174" calcext:value-type="float">
            <text:p>0.7209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30654102786759" calcext:value-type="float">
            <text:p>0.930654</text:p>
          </table:table-cell>
          <table:table-cell table:style-name="ce3" office:value-type="float" office:value="0.736883516235831" calcext:value-type="float">
            <text:p>0.736884</text:p>
          </table:table-cell>
          <table:table-cell table:style-name="ce3" office:value-type="float" office:value="0.79479616232496" calcext:value-type="float">
            <text:p>0.794796</text:p>
          </table:table-cell>
          <table:table-cell table:style-name="ce3" office:value-type="float" office:value="0.758290600957149" calcext:value-type="float">
            <text:p>0.758291</text:p>
          </table:table-cell>
          <table:table-cell table:style-name="ce3" office:value-type="float" office:value="0.237055473862148" calcext:value-type="float">
            <text:p>0.237055</text:p>
          </table:table-cell>
          <table:table-cell table:style-name="ce3" office:value-type="float" office:value="0.79671378168851" calcext:value-type="float">
            <text:p>0.7967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8.0, 'init': 'random', 'learning_rate': 200.0, 'method': 'barnes_hut', 'metric': 'euclidean', 'min_grad_norm': 1e-07, 'n_components': 2, 'n_iter': 3000, 'n_iter_without_progress': 300, 'n_jobs': 4, 'perplexity': 5.0, 'random_state': 42}</text:p>
          </table:table-cell>
          <table:table-cell table:style-name="ce3" office:value-type="float" office:value="0.958821290355356" calcext:value-type="float">
            <text:p>0.958821</text:p>
          </table:table-cell>
          <table:table-cell table:style-name="ce3" office:value-type="float" office:value="0.96367775635454" calcext:value-type="float">
            <text:p>0.963678</text:p>
          </table:table-cell>
          <table:table-cell table:style-name="ce3" office:value-type="float" office:value="0.875896544229515" calcext:value-type="float">
            <text:p>0.875897</text:p>
          </table:table-cell>
          <table:table-cell table:style-name="ce3" office:value-type="float" office:value="0.688095543358891" calcext:value-type="float">
            <text:p>0.688096</text:p>
          </table:table-cell>
          <table:table-cell table:style-name="ce3" office:value-type="float" office:value="0.433539820831208" calcext:value-type="float">
            <text:p>0.433540</text:p>
          </table:table-cell>
          <table:table-cell table:style-name="ce3" office:value-type="float" office:value="0.810590262693419" calcext:value-type="float">
            <text:p>0.8105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70, 'verbose': False}</text:p>
          </table:table-cell>
          <table:table-cell table:style-name="ce3" office:value-type="float" office:value="0.827852684699662" calcext:value-type="float">
            <text:p>0.827853</text:p>
          </table:table-cell>
          <table:table-cell table:style-name="ce3" office:value-type="float" office:value="0.650411333602967" calcext:value-type="float">
            <text:p>0.650411</text:p>
          </table:table-cell>
          <table:table-cell table:style-name="ce3" office:value-type="float" office:value="0.728816716862794" calcext:value-type="float">
            <text:p>0.728817</text:p>
          </table:table-cell>
          <table:table-cell table:style-name="ce3" office:value-type="float" office:value="0.925617672207975" calcext:value-type="float">
            <text:p>0.925618</text:p>
          </table:table-cell>
          <table:table-cell table:style-name="ce3" office:value-type="float" office:value="0.149603113321476" calcext:value-type="float">
            <text:p>0.149603</text:p>
          </table:table-cell>
          <table:table-cell table:style-name="ce3" office:value-type="float" office:value="0.796619058810384" calcext:value-type="float">
            <text:p>0.7966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10, 'random_state': 42}</text:p>
          </table:table-cell>
          <table:table-cell table:style-name="ce3" office:value-type="float" office:value="0.912651433100952" calcext:value-type="float">
            <text:p>0.912651</text:p>
          </table:table-cell>
          <table:table-cell table:style-name="ce3" office:value-type="float" office:value="0.723978521834487" calcext:value-type="float">
            <text:p>0.723979</text:p>
          </table:table-cell>
          <table:table-cell table:style-name="ce3" office:value-type="float" office:value="0.800105567112739" calcext:value-type="float">
            <text:p>0.800106</text:p>
          </table:table-cell>
          <table:table-cell table:style-name="ce3" office:value-type="float" office:value="0.729246400758763" calcext:value-type="float">
            <text:p>0.729246</text:p>
          </table:table-cell>
          <table:table-cell table:style-name="ce3" office:value-type="float" office:value="0.298363925954204" calcext:value-type="float">
            <text:p>0.298364</text:p>
          </table:table-cell>
          <table:table-cell table:style-name="ce3" office:value-type="float" office:value="0.773523599370547" calcext:value-type="float">
            <text:p>0.7735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random', 'metric': 'euclidean', 'min_dist': 0.5, 'n_components': 2, 'n_neighbors': 10, 'random_state': 42, 'spread': 1.0}</text:p>
          </table:table-cell>
          <table:table-cell table:style-name="ce3" office:value-type="float" office:value="0.900771967121993" calcext:value-type="float">
            <text:p>0.900772</text:p>
          </table:table-cell>
          <table:table-cell table:style-name="ce3" office:value-type="float" office:value="0.896764563489188" calcext:value-type="float">
            <text:p>0.896765</text:p>
          </table:table-cell>
          <table:table-cell table:style-name="ce3" office:value-type="float" office:value="0.987549290526904" calcext:value-type="float">
            <text:p>0.987549</text:p>
          </table:table-cell>
          <table:table-cell table:style-name="ce3" office:value-type="float" office:value="0.620047229374238" calcext:value-type="float">
            <text:p>0.620047</text:p>
          </table:table-cell>
          <table:table-cell table:style-name="ce3" office:value-type="float" office:value="0.340132571349097" calcext:value-type="float">
            <text:p>0.340133</text:p>
          </table:table-cell>
          <table:table-cell table:style-name="ce3" office:value-type="float" office:value="0.813000095832645" calcext:value-type="float">
            <text:p>0.81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{'model_size': 'MEDIUM', 'n_components': 2}</text:p>
          </table:table-cell>
          <table:table-cell table:style-name="ce3" office:value-type="float" office:value="0.933246607571884" calcext:value-type="float">
            <text:p>0.933247</text:p>
          </table:table-cell>
          <table:table-cell table:style-name="ce3" office:value-type="float" office:value="0.859794976402148" calcext:value-type="float">
            <text:p>0.859795</text:p>
          </table:table-cell>
          <table:table-cell table:style-name="ce3" office:value-type="float" office:value="0.240046838407494" calcext:value-type="float">
            <text:p>0.240047</text:p>
          </table:table-cell>
          <table:table-cell table:style-name="ce3" office:value-type="float" office:value="0.881162594874855" calcext:value-type="float">
            <text:p>0.881163</text:p>
          </table:table-cell>
          <table:table-cell table:style-name="ce3" office:value-type="float" office:value="0.121254227774587" calcext:value-type="float">
            <text:p>0.121254</text:p>
          </table:table-cell>
          <table:table-cell table:style-name="ce3" office:value-type="float" office:value="0.758599357896359" calcext:value-type="float">
            <text:p>0.7585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{'t': 10, 'verbose': False, 'width': 10.0}</text:p>
          </table:table-cell>
          <table:table-cell table:style-name="ce3" office:value-type="float" office:value="0.890655434543704" calcext:value-type="float">
            <text:p>0.890655</text:p>
          </table:table-cell>
          <table:table-cell table:style-name="ce3" office:value-type="float" office:value="0.842323146033839" calcext:value-type="float">
            <text:p>0.842323</text:p>
          </table:table-cell>
          <table:table-cell table:style-name="ce3" office:value-type="float" office:value="0.244145199063232" calcext:value-type="float">
            <text:p>0.244145</text:p>
          </table:table-cell>
          <table:table-cell table:style-name="ce3" office:value-type="float" office:value="0.880103182262137" calcext:value-type="float">
            <text:p>0.880103</text:p>
          </table:table-cell>
          <table:table-cell table:style-name="ce3" office:value-type="float" office:value="0.484686884688009" calcext:value-type="float">
            <text:p>0.484687</text:p>
          </table:table-cell>
          <table:table-cell table:style-name="ce3" office:value-type="float" office:value="0.674508015442981" calcext:value-type="float">
            <text:p>0.6745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{'max_iter': 1000, 'n_components': 2, 'random_state': 42}</text:p>
          </table:table-cell>
          <table:table-cell table:style-name="ce3" office:value-type="float" office:value="0.921531050745939" calcext:value-type="float">
            <text:p>0.921531</text:p>
          </table:table-cell>
          <table:table-cell table:style-name="ce3" office:value-type="float" office:value="0.859593049379548" calcext:value-type="float">
            <text:p>0.859593</text:p>
          </table:table-cell>
          <table:table-cell table:style-name="ce3" office:value-type="float" office:value="0.243559718969555" calcext:value-type="float">
            <text:p>0.243560</text:p>
          </table:table-cell>
          <table:table-cell table:style-name="ce3" office:value-type="float" office:value="0.884713856227626" calcext:value-type="float">
            <text:p>0.884714</text:p>
          </table:table-cell>
          <table:table-cell table:style-name="ce3" office:value-type="float" office:value="0.137594645678162" calcext:value-type="float">
            <text:p>0.137595</text:p>
          </table:table-cell>
          <table:table-cell table:style-name="ce3" office:value-type="float" office:value="0.754360605928901" calcext:value-type="float">
            <text:p>0.7543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FMAP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46108222056927" calcext:value-type="float">
            <text:p>0.946108</text:p>
          </table:table-cell>
          <table:table-cell table:style-name="ce3" office:value-type="float" office:value="0.856037672111659" calcext:value-type="float">
            <text:p>0.856038</text:p>
          </table:table-cell>
          <table:table-cell table:style-name="ce3" office:value-type="float" office:value="0.241022638563622" calcext:value-type="float">
            <text:p>0.241023</text:p>
          </table:table-cell>
          <table:table-cell table:style-name="ce3" office:value-type="float" office:value="0.934865595012805" calcext:value-type="float">
            <text:p>0.934866</text:p>
          </table:table-cell>
          <table:table-cell table:style-name="ce3" office:value-type="float" office:value="0.116644174233822" calcext:value-type="float">
            <text:p>0.116644</text:p>
          </table:table-cell>
          <table:table-cell table:style-name="ce3" office:value-type="float" office:value="0.772277990702238" calcext:value-type="float">
            <text:p>0.7722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{'kernel': 'linear', 'verbose': False}</text:p>
          </table:table-cell>
          <table:table-cell table:style-name="ce3" office:value-type="float" office:value="0.523221066239642" calcext:value-type="float">
            <text:p>0.523221</text:p>
          </table:table-cell>
          <table:table-cell table:style-name="ce3" office:value-type="float" office:value="0.506679291165774" calcext:value-type="float">
            <text:p>0.506679</text:p>
          </table:table-cell>
          <table:table-cell table:style-name="ce3" office:value-type="float" office:value="0.242193598750976" calcext:value-type="float">
            <text:p>0.242194</text:p>
          </table:table-cell>
          <table:table-cell table:style-name="ce3" office:value-type="float" office:value="0.521728044919671" calcext:value-type="float">
            <text:p>0.521728</text:p>
          </table:table-cell>
          <table:table-cell table:style-name="ce3" office:value-type="float" office:value="0.27514795707935" calcext:value-type="float">
            <text:p>0.275148</text:p>
          </table:table-cell>
          <table:table-cell table:style-name="ce3" office:value-type="float" office:value="0.503734808799343" calcext:value-type="float">
            <text:p>0.5037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GPLVM</text:p>
          </table:table-cell>
          <table:table-cell office:value-type="string" calcext:value-type="string">
            <text:p>{'sigma': 0.5, 'verbose': False}</text:p>
          </table:table-cell>
          <table:table-cell table:style-name="ce3" office:value-type="float" office:value="0.956019157623259" calcext:value-type="float">
            <text:p>0.956019</text:p>
          </table:table-cell>
          <table:table-cell table:style-name="ce3" office:value-type="float" office:value="0.862744843281893" calcext:value-type="float">
            <text:p>0.862745</text:p>
          </table:table-cell>
          <table:table-cell table:style-name="ce3" office:value-type="float" office:value="0.242388758782201" calcext:value-type="float">
            <text:p>0.242389</text:p>
          </table:table-cell>
          <table:table-cell table:style-name="ce3" office:value-type="float" office:value="0.939907626521233" calcext:value-type="float">
            <text:p>0.939908</text:p>
          </table:table-cell>
          <table:table-cell table:style-name="ce3" office:value-type="float" office:value="0.095160002613789" calcext:value-type="float">
            <text:p>0.095160</text:p>
          </table:table-cell>
          <table:table-cell table:style-name="ce3" office:value-type="float" office:value="0.78118007671896" calcext:value-type="float">
            <text:p>0.7811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F-ICA</text:p>
          </table:table-cell>
          <table:table-cell office:value-type="string" calcext:value-type="string">
            <text:p>{'fun': 'logcosh', 'max_iter': 200, 'n_components': 2, 'random_state': 42}</text:p>
          </table:table-cell>
          <table:table-cell table:style-name="ce3" office:value-type="float" office:value="0.927971061096729" calcext:value-type="float">
            <text:p>0.927971</text:p>
          </table:table-cell>
          <table:table-cell table:style-name="ce3" office:value-type="float" office:value="0.856961772453689" calcext:value-type="float">
            <text:p>0.856962</text:p>
          </table:table-cell>
          <table:table-cell table:style-name="ce3" office:value-type="float" office:value="0.243364558938329" calcext:value-type="float">
            <text:p>0.243365</text:p>
          </table:table-cell>
          <table:table-cell table:style-name="ce3" office:value-type="float" office:value="0.874358337102005" calcext:value-type="float">
            <text:p>0.874358</text:p>
          </table:table-cell>
          <table:table-cell table:style-name="ce3" office:value-type="float" office:value="0.142473431980402" calcext:value-type="float">
            <text:p>0.142473</text:p>
          </table:table-cell>
          <table:table-cell table:style-name="ce3" office:value-type="float" office:value="0.75203645952207" calcext:value-type="float">
            <text:p>0.7520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IDMAP</text:p>
          </table:table-cell>
          <table:table-cell office:value-type="string" calcext:value-type="string">
            <text:p>{'dissimilarity_type': 'euclidean', 'fraction_delta': 12.0, 'init_type': 'fastmap', 'n_iterations': 200, 'verbose': False}</text:p>
          </table:table-cell>
          <table:table-cell table:style-name="ce3" office:value-type="float" office:value="0.936317197577742" calcext:value-type="float">
            <text:p>0.936317</text:p>
          </table:table-cell>
          <table:table-cell table:style-name="ce3" office:value-type="float" office:value="0.860679016155244" calcext:value-type="float">
            <text:p>0.860679</text:p>
          </table:table-cell>
          <table:table-cell table:style-name="ce3" office:value-type="float" office:value="0.247658079625293" calcext:value-type="float">
            <text:p>0.247658</text:p>
          </table:table-cell>
          <table:table-cell table:style-name="ce3" office:value-type="float" office:value="0.959944509655112" calcext:value-type="float">
            <text:p>0.959945</text:p>
          </table:table-cell>
          <table:table-cell table:style-name="ce3" office:value-type="float" office:value="0.0648811250586014" calcext:value-type="float">
            <text:p>0.064881</text:p>
          </table:table-cell>
          <table:table-cell table:style-name="ce3" office:value-type="float" office:value="0.787943535590958" calcext:value-type="float">
            <text:p>0.7879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{'eigen_solver': 'dense', 'n_components': 2, 'n_neighbors': 7}</text:p>
          </table:table-cell>
          <table:table-cell table:style-name="ce3" office:value-type="float" office:value="0.946698574384393" calcext:value-type="float">
            <text:p>0.946699</text:p>
          </table:table-cell>
          <table:table-cell table:style-name="ce3" office:value-type="float" office:value="0.862553472765837" calcext:value-type="float">
            <text:p>0.862553</text:p>
          </table:table-cell>
          <table:table-cell table:style-name="ce3" office:value-type="float" office:value="0.243950039032006" calcext:value-type="float">
            <text:p>0.243950</text:p>
          </table:table-cell>
          <table:table-cell table:style-name="ce3" office:value-type="float" office:value="0.930836474350905" calcext:value-type="float">
            <text:p>0.930836</text:p>
          </table:table-cell>
          <table:table-cell table:style-name="ce3" office:value-type="float" office:value="0.0963733535547569" calcext:value-type="float">
            <text:p>0.096373</text:p>
          </table:table-cell>
          <table:table-cell table:style-name="ce3" office:value-type="float" office:value="0.777533041395677" calcext:value-type="float">
            <text:p>0.7775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-ISO</text:p>
          </table:table-cell>
          <table:table-cell office:value-type="string" calcext:value-type="string">
            <text:p>{'dissimilarity_type': 'euclidean', 'n_neighbors': 8, 'verbose': False}</text:p>
          </table:table-cell>
          <table:table-cell table:style-name="ce3" office:value-type="float" office:value="0.940425844060368" calcext:value-type="float">
            <text:p>0.940426</text:p>
          </table:table-cell>
          <table:table-cell table:style-name="ce3" office:value-type="float" office:value="0.858555804941744" calcext:value-type="float">
            <text:p>0.858556</text:p>
          </table:table-cell>
          <table:table-cell table:style-name="ce3" office:value-type="float" office:value="0.241412958626073" calcext:value-type="float">
            <text:p>0.241413</text:p>
          </table:table-cell>
          <table:table-cell table:style-name="ce3" office:value-type="float" office:value="0.9285402642119" calcext:value-type="float">
            <text:p>0.928540</text:p>
          </table:table-cell>
          <table:table-cell table:style-name="ce3" office:value-type="float" office:value="0.0987295579137053" calcext:value-type="float">
            <text:p>0.098730</text:p>
          </table:table-cell>
          <table:table-cell table:style-name="ce3" office:value-type="float" office:value="0.774041062785276" calcext:value-type="float">
            <text:p>0.774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{'fraction_delta': 2.0, 'n_iterations': 100, 'sample_type': 'clustering_centroid', 'verbose': False}</text:p>
          </table:table-cell>
          <table:table-cell table:style-name="ce3" office:value-type="float" office:value="0.955737380102447" calcext:value-type="float">
            <text:p>0.955737</text:p>
          </table:table-cell>
          <table:table-cell table:style-name="ce3" office:value-type="float" office:value="0.866820196166959" calcext:value-type="float">
            <text:p>0.866820</text:p>
          </table:table-cell>
          <table:table-cell table:style-name="ce3" office:value-type="float" office:value="0.247658079625293" calcext:value-type="float">
            <text:p>0.247658</text:p>
          </table:table-cell>
          <table:table-cell table:style-name="ce3" office:value-type="float" office:value="0.941113793416188" calcext:value-type="float">
            <text:p>0.941114</text:p>
          </table:table-cell>
          <table:table-cell table:style-name="ce3" office:value-type="float" office:value="0.0918774560865077" calcext:value-type="float">
            <text:p>0.091877</text:p>
          </table:table-cell>
          <table:table-cell table:style-name="ce3" office:value-type="float" office:value="0.783890398644876" calcext:value-type="float">
            <text:p>0.7838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{'affinity': 'nearest_neighbors', 'n_components': 2, 'random_state': 42}</text:p>
          </table:table-cell>
          <table:table-cell table:style-name="ce3" office:value-type="float" office:value="0.913852139614401" calcext:value-type="float">
            <text:p>0.913852</text:p>
          </table:table-cell>
          <table:table-cell table:style-name="ce3" office:value-type="float" office:value="0.833353634307455" calcext:value-type="float">
            <text:p>0.833354</text:p>
          </table:table-cell>
          <table:table-cell table:style-name="ce3" office:value-type="float" office:value="0.233216237314598" calcext:value-type="float">
            <text:p>0.233216</text:p>
          </table:table-cell>
          <table:table-cell table:style-name="ce3" office:value-type="float" office:value="0.879836175234454" calcext:value-type="float">
            <text:p>0.879836</text:p>
          </table:table-cell>
          <table:table-cell table:style-name="ce3" office:value-type="float" office:value="0.278815770243324" calcext:value-type="float">
            <text:p>0.278816</text:p>
          </table:table-cell>
          <table:table-cell table:style-name="ce3" office:value-type="float" office:value="0.716288483245517" calcext:value-type="float">
            <text:p>0.716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{'k': 12, 'max_iter': 200, 'n_analyzers': 10, 'verbose': False}</text:p>
          </table:table-cell>
          <table:table-cell table:style-name="ce3" office:value-type="float" office:value="0.917210732773135" calcext:value-type="float">
            <text:p>0.917211</text:p>
          </table:table-cell>
          <table:table-cell table:style-name="ce3" office:value-type="float" office:value="0.868485688083924" calcext:value-type="float">
            <text:p>0.868486</text:p>
          </table:table-cell>
          <table:table-cell table:style-name="ce3" office:value-type="float" office:value="0.247462919594067" calcext:value-type="float">
            <text:p>0.247463</text:p>
          </table:table-cell>
          <table:table-cell table:style-name="ce3" office:value-type="float" office:value="0.885708065338976" calcext:value-type="float">
            <text:p>0.885708</text:p>
          </table:table-cell>
          <table:table-cell table:style-name="ce3" office:value-type="float" office:value="0.143910459266152" calcext:value-type="float">
            <text:p>0.143910</text:p>
          </table:table-cell>
          <table:table-cell table:style-name="ce3" office:value-type="float" office:value="0.75499138930479" calcext:value-type="float">
            <text:p>0.7549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{'eigen_solver': 'dense', 'max_iter': 100, 'method': 'standard', 'n_components': 2, 'n_neighbors': 11, 'random_state': 42, 'reg': 0.001}</text:p>
          </table:table-cell>
          <table:table-cell table:style-name="ce3" office:value-type="float" office:value="0.91242809394966" calcext:value-type="float">
            <text:p>0.912428</text:p>
          </table:table-cell>
          <table:table-cell table:style-name="ce3" office:value-type="float" office:value="0.83631053885823" calcext:value-type="float">
            <text:p>0.836311</text:p>
          </table:table-cell>
          <table:table-cell table:style-name="ce3" office:value-type="float" office:value="0.24512099921936" calcext:value-type="float">
            <text:p>0.245121</text:p>
          </table:table-cell>
          <table:table-cell table:style-name="ce3" office:value-type="float" office:value="0.887656400528963" calcext:value-type="float">
            <text:p>0.887656</text:p>
          </table:table-cell>
          <table:table-cell table:style-name="ce3" office:value-type="float" office:value="0.150536200249459" calcext:value-type="float">
            <text:p>0.150536</text:p>
          </table:table-cell>
          <table:table-cell table:style-name="ce3" office:value-type="float" office:value="0.746195966461351" calcext:value-type="float">
            <text:p>0.746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H-LLE</text:p>
          </table:table-cell>
          <table:table-cell office:value-type="string" calcext:value-type="string">
            <text:p>{'eigen_solver': 'dense', 'max_iter': 100, 'method': 'hessian', 'n_components': 2, 'n_neighbors': 11, 'random_state': 42, 'reg': 0.001}</text:p>
          </table:table-cell>
          <table:table-cell table:style-name="ce3" office:value-type="float" office:value="0.841123764482715" calcext:value-type="float">
            <text:p>0.841124</text:p>
          </table:table-cell>
          <table:table-cell table:style-name="ce3" office:value-type="float" office:value="0.743439537202753" calcext:value-type="float">
            <text:p>0.743440</text:p>
          </table:table-cell>
          <table:table-cell table:style-name="ce3" office:value-type="float" office:value="0.233411397345823" calcext:value-type="float">
            <text:p>0.233411</text:p>
          </table:table-cell>
          <table:table-cell table:style-name="ce3" office:value-type="float" office:value="0.764299877356036" calcext:value-type="float">
            <text:p>0.764300</text:p>
          </table:table-cell>
          <table:table-cell table:style-name="ce3" office:value-type="float" office:value="0.459800960946723" calcext:value-type="float">
            <text:p>0.459801</text:p>
          </table:table-cell>
          <table:table-cell table:style-name="ce3" office:value-type="float" office:value="0.624494723088121" calcext:value-type="float">
            <text:p>0.6244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M-LLE</text:p>
          </table:table-cell>
          <table:table-cell office:value-type="string" calcext:value-type="string">
            <text:p>{'eigen_solver': 'dense', 'max_iter': 100, 'method': 'modified', 'n_components': 2, 'n_neighbors': 11, 'random_state': 42, 'reg': 0.001}</text:p>
          </table:table-cell>
          <table:table-cell table:style-name="ce3" office:value-type="float" office:value="0.921334266636783" calcext:value-type="float">
            <text:p>0.921334</text:p>
          </table:table-cell>
          <table:table-cell table:style-name="ce3" office:value-type="float" office:value="0.834020588977275" calcext:value-type="float">
            <text:p>0.834021</text:p>
          </table:table-cell>
          <table:table-cell table:style-name="ce3" office:value-type="float" office:value="0.243169398907104" calcext:value-type="float">
            <text:p>0.243169</text:p>
          </table:table-cell>
          <table:table-cell table:style-name="ce3" office:value-type="float" office:value="0.896433812711279" calcext:value-type="float">
            <text:p>0.896434</text:p>
          </table:table-cell>
          <table:table-cell table:style-name="ce3" office:value-type="float" office:value="0.170135798213217" calcext:value-type="float">
            <text:p>0.170136</text:p>
          </table:table-cell>
          <table:table-cell table:style-name="ce3" office:value-type="float" office:value="0.744964453803845" calcext:value-type="float">
            <text:p>0.7449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MNN</text:p>
          </table:table-cell>
          <table:table-cell office:value-type="string" calcext:value-type="string">
            <text:p>{'k': 7, 'verbose': False}</text:p>
          </table:table-cell>
          <table:table-cell table:style-name="ce3" office:value-type="float" office:value="0.805934867978705" calcext:value-type="float">
            <text:p>0.805935</text:p>
          </table:table-cell>
          <table:table-cell table:style-name="ce3" office:value-type="float" office:value="0.717590712872766" calcext:value-type="float">
            <text:p>0.717591</text:p>
          </table:table-cell>
          <table:table-cell table:style-name="ce3" office:value-type="float" office:value="0.247853239656518" calcext:value-type="float">
            <text:p>0.247853</text:p>
          </table:table-cell>
          <table:table-cell table:style-name="ce3" office:value-type="float" office:value="0.797817895512085" calcext:value-type="float">
            <text:p>0.797818</text:p>
          </table:table-cell>
          <table:table-cell table:style-name="ce3" office:value-type="float" office:value="0.196304998460663" calcext:value-type="float">
            <text:p>0.196305</text:p>
          </table:table-cell>
          <table:table-cell table:style-name="ce3" office:value-type="float" office:value="0.674578343511882" calcext:value-type="float">
            <text:p>0.6745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PP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84470566835679" calcext:value-type="float">
            <text:p>0.844706</text:p>
          </table:table-cell>
          <table:table-cell table:style-name="ce3" office:value-type="float" office:value="0.736505265802007" calcext:value-type="float">
            <text:p>0.736505</text:p>
          </table:table-cell>
          <table:table-cell table:style-name="ce3" office:value-type="float" office:value="0.251561280249805" calcext:value-type="float">
            <text:p>0.251561</text:p>
          </table:table-cell>
          <table:table-cell table:style-name="ce3" office:value-type="float" office:value="0.833482304927728" calcext:value-type="float">
            <text:p>0.833482</text:p>
          </table:table-cell>
          <table:table-cell table:style-name="ce3" office:value-type="float" office:value="0.164964938084887" calcext:value-type="float">
            <text:p>0.164965</text:p>
          </table:table-cell>
          <table:table-cell table:style-name="ce3" office:value-type="float" office:value="0.700257916250289" calcext:value-type="float">
            <text:p>0.7002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{'control_point_type': 'random', 'dissimilarity_type': 'euclidean', 'fraction_delta': 2.0, 'n_iterations': 200, 'n_neighbors': 16, 'verbose': False}</text:p>
          </table:table-cell>
          <table:table-cell table:style-name="ce3" office:value-type="float" office:value="0.91418453423069" calcext:value-type="float">
            <text:p>0.914185</text:p>
          </table:table-cell>
          <table:table-cell table:style-name="ce3" office:value-type="float" office:value="0.847880199350152" calcext:value-type="float">
            <text:p>0.847880</text:p>
          </table:table-cell>
          <table:table-cell table:style-name="ce3" office:value-type="float" office:value="0.242779078844652" calcext:value-type="float">
            <text:p>0.242779</text:p>
          </table:table-cell>
          <table:table-cell table:style-name="ce3" office:value-type="float" office:value="0.902838435853466" calcext:value-type="float">
            <text:p>0.902838</text:p>
          </table:table-cell>
          <table:table-cell table:style-name="ce3" office:value-type="float" office:value="0.122353759552921" calcext:value-type="float">
            <text:p>0.122354</text:p>
          </table:table-cell>
          <table:table-cell table:style-name="ce3" office:value-type="float" office:value="0.757065697745208" calcext:value-type="float">
            <text:p>0.7570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TSA</text:p>
          </table:table-cell>
          <table:table-cell office:value-type="string" calcext:value-type="string">
            <text:p>{'eigen_solver': 'dense', 'max_iter': 100, 'method': 'ltsa', 'n_components': 2, 'n_neighbors': 11, 'random_state': 42, 'reg': 0.001}</text:p>
          </table:table-cell>
          <table:table-cell table:style-name="ce3" office:value-type="float" office:value="0.822382987891958" calcext:value-type="float">
            <text:p>0.822383</text:p>
          </table:table-cell>
          <table:table-cell table:style-name="ce3" office:value-type="float" office:value="0.702467840550194" calcext:value-type="float">
            <text:p>0.702468</text:p>
          </table:table-cell>
          <table:table-cell table:style-name="ce3" office:value-type="float" office:value="0.247072599531616" calcext:value-type="float">
            <text:p>0.247073</text:p>
          </table:table-cell>
          <table:table-cell table:style-name="ce3" office:value-type="float" office:value="0.726278770596847" calcext:value-type="float">
            <text:p>0.726279</text:p>
          </table:table-cell>
          <table:table-cell table:style-name="ce3" office:value-type="float" office:value="0.446801791389433" calcext:value-type="float">
            <text:p>0.446802</text:p>
          </table:table-cell>
          <table:table-cell table:style-name="ce3" office:value-type="float" office:value="0.610280081436236" calcext:value-type="float">
            <text:p>0.610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-LTSA</text:p>
          </table:table-cell>
          <table:table-cell office:value-type="string" calcext:value-type="string">
            <text:p>{'n_neighbors': 11, 'verbose': False}</text:p>
          </table:table-cell>
          <table:table-cell table:style-name="ce3" office:value-type="float" office:value="0.628464834923306" calcext:value-type="float">
            <text:p>0.628465</text:p>
          </table:table-cell>
          <table:table-cell table:style-name="ce3" office:value-type="float" office:value="0.523322029750942" calcext:value-type="float">
            <text:p>0.523322</text:p>
          </table:table-cell>
          <table:table-cell table:style-name="ce3" office:value-type="float" office:value="0.248243559718969" calcext:value-type="float">
            <text:p>0.248244</text:p>
          </table:table-cell>
          <table:table-cell table:style-name="ce3" office:value-type="float" office:value="0.570137406630546" calcext:value-type="float">
            <text:p>0.570137</text:p>
          </table:table-cell>
          <table:table-cell table:style-name="ce3" office:value-type="float" office:value="0.280767972938313" calcext:value-type="float">
            <text:p>0.280768</text:p>
          </table:table-cell>
          <table:table-cell table:style-name="ce3" office:value-type="float" office:value="0.53787997161709" calcext:value-type="float">
            <text:p>0.537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{'max_iter': 200, 'n_analyzers': 10, 'verbose': False}</text:p>
          </table:table-cell>
          <table:table-cell table:style-name="ce3" office:value-type="float" office:value="0.860600248375651" calcext:value-type="float">
            <text:p>0.860600</text:p>
          </table:table-cell>
          <table:table-cell table:style-name="ce3" office:value-type="float" office:value="0.790442788606769" calcext:value-type="float">
            <text:p>0.790443</text:p>
          </table:table-cell>
          <table:table-cell table:style-name="ce3" office:value-type="float" office:value="0.25" calcext:value-type="float">
            <text:p>0.250000</text:p>
          </table:table-cell>
          <table:table-cell table:style-name="ce3" office:value-type="float" office:value="0.782778590808202" calcext:value-type="float">
            <text:p>0.782779</text:p>
          </table:table-cell>
          <table:table-cell table:style-name="ce3" office:value-type="float" office:value="0.461940524148474" calcext:value-type="float">
            <text:p>0.461941</text:p>
          </table:table-cell>
          <table:table-cell table:style-name="ce3" office:value-type="float" office:value="0.644376220728429" calcext:value-type="float">
            <text:p>0.644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MCML</text:p>
          </table:table-cell>
          <table:table-cell office:value-type="string" calcext:value-type="string">
            <text:p>{'verbose': False}</text:p>
          </table:table-cell>
          <table:table-cell table:style-name="ce3" office:value-type="float" office:value="0.854326976692316" calcext:value-type="float">
            <text:p>0.854327</text:p>
          </table:table-cell>
          <table:table-cell table:style-name="ce3" office:value-type="float" office:value="0.760755456089805" calcext:value-type="float">
            <text:p>0.760755</text:p>
          </table:table-cell>
          <table:table-cell table:style-name="ce3" office:value-type="float" office:value="0.238290398126464" calcext:value-type="float">
            <text:p>0.238290</text:p>
          </table:table-cell>
          <table:table-cell table:style-name="ce3" office:value-type="float" office:value="0.872427600178165" calcext:value-type="float">
            <text:p>0.872428</text:p>
          </table:table-cell>
          <table:table-cell table:style-name="ce3" office:value-type="float" office:value="0.169029927877845" calcext:value-type="float">
            <text:p>0.169030</text:p>
          </table:table-cell>
          <table:table-cell table:style-name="ce3" office:value-type="float" office:value="0.711354100641781" calcext:value-type="float">
            <text:p>0.7113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{'max_iter': 500, 'metric': True, 'n_components': 2, 'n_init': 4, 'random_state': 42}</text:p>
          </table:table-cell>
          <table:table-cell table:style-name="ce3" office:value-type="float" office:value="0.914073826251812" calcext:value-type="float">
            <text:p>0.914074</text:p>
          </table:table-cell>
          <table:table-cell table:style-name="ce3" office:value-type="float" office:value="0.847425728209476" calcext:value-type="float">
            <text:p>0.847426</text:p>
          </table:table-cell>
          <table:table-cell table:style-name="ce3" office:value-type="float" office:value="0.248829039812646" calcext:value-type="float">
            <text:p>0.248829</text:p>
          </table:table-cell>
          <table:table-cell table:style-name="ce3" office:value-type="float" office:value="0.960329452773148" calcext:value-type="float">
            <text:p>0.960329</text:p>
          </table:table-cell>
          <table:table-cell table:style-name="ce3" office:value-type="float" office:value="0.0639624632358251" calcext:value-type="float">
            <text:p>0.063962</text:p>
          </table:table-cell>
          <table:table-cell table:style-name="ce3" office:value-type="float" office:value="0.781339116762252" calcext:value-type="float">
            <text:p>0.7813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-MDS</text:p>
          </table:table-cell>
          <table:table-cell office:value-type="string" calcext:value-type="string">
            <text:p>{'n_neighbors': 4, 'verbose': False}</text:p>
          </table:table-cell>
          <table:table-cell table:style-name="ce3" office:value-type="float" office:value="0.955325676347254" calcext:value-type="float">
            <text:p>0.955326</text:p>
          </table:table-cell>
          <table:table-cell table:style-name="ce3" office:value-type="float" office:value="0.8655206631435" calcext:value-type="float">
            <text:p>0.865521</text:p>
          </table:table-cell>
          <table:table-cell table:style-name="ce3" office:value-type="float" office:value="0.237314597970336" calcext:value-type="float">
            <text:p>0.237315</text:p>
          </table:table-cell>
          <table:table-cell table:style-name="ce3" office:value-type="float" office:value="0.941217222843777" calcext:value-type="float">
            <text:p>0.941217</text:p>
          </table:table-cell>
          <table:table-cell table:style-name="ce3" office:value-type="float" office:value="0.0949649287368539" calcext:value-type="float">
            <text:p>0.094965</text:p>
          </table:table-cell>
          <table:table-cell table:style-name="ce3" office:value-type="float" office:value="0.780882646313602" calcext:value-type="float">
            <text:p>0.7808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N-MDS</text:p>
          </table:table-cell>
          <table:table-cell office:value-type="string" calcext:value-type="string">
            <text:p>{'max_iter': 300, 'metric': False, 'n_components': 2, 'n_init': 2, 'random_state': 42}</text:p>
          </table:table-cell>
          <table:table-cell table:style-name="ce3" office:value-type="float" office:value="0.496471420017951" calcext:value-type="float">
            <text:p>0.496471</text:p>
          </table:table-cell>
          <table:table-cell table:style-name="ce3" office:value-type="float" office:value="0.494951553755355" calcext:value-type="float">
            <text:p>0.494952</text:p>
          </table:table-cell>
          <table:table-cell table:style-name="ce3" office:value-type="float" office:value="0.243364558938329" calcext:value-type="float">
            <text:p>0.243365</text:p>
          </table:table-cell>
          <table:table-cell table:style-name="ce3" office:value-type="float" office:value="0.498903011505759" calcext:value-type="float">
            <text:p>0.498903</text:p>
          </table:table-cell>
          <table:table-cell table:style-name="ce3" office:value-type="float" office:value="0.245202016386473" calcext:value-type="float">
            <text:p>0.245202</text:p>
          </table:table-cell>
          <table:table-cell table:style-name="ce3" office:value-type="float" office:value="0.497697705566185" calcext:value-type="float">
            <text:p>0.4976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L-MVU</text:p>
          </table:table-cell>
          <table:table-cell office:value-type="string" calcext:value-type="string">
            <text:p>{'k1': 3, 'k2': 12, 'verbose': False}</text:p>
          </table:table-cell>
          <table:table-cell table:style-name="ce3" office:value-type="float" office:value="0.901979047229269" calcext:value-type="float">
            <text:p>0.901979</text:p>
          </table:table-cell>
          <table:table-cell table:style-name="ce3" office:value-type="float" office:value="0.835129834203298" calcext:value-type="float">
            <text:p>0.835130</text:p>
          </table:table-cell>
          <table:table-cell table:style-name="ce3" office:value-type="float" office:value="0.234192037470726" calcext:value-type="float">
            <text:p>0.234192</text:p>
          </table:table-cell>
          <table:table-cell table:style-name="ce3" office:value-type="float" office:value="0.931847397815008" calcext:value-type="float">
            <text:p>0.931847</text:p>
          </table:table-cell>
          <table:table-cell table:style-name="ce3" office:value-type="float" office:value="0.122944246848596" calcext:value-type="float">
            <text:p>0.122944</text:p>
          </table:table-cell>
          <table:table-cell table:style-name="ce3" office:value-type="float" office:value="0.756040813973941" calcext:value-type="float">
            <text:p>0.756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{'alpha': 0, 'beta_loss': 'frobenius', 'init': 'random', 'l1_ratio': 0.0, 'max_iter': 400, 'n_components': 2, 'random_state': 42}</text:p>
          </table:table-cell>
          <table:table-cell table:style-name="ce3" office:value-type="float" office:value="0.945771225886503" calcext:value-type="float">
            <text:p>0.945771</text:p>
          </table:table-cell>
          <table:table-cell table:style-name="ce3" office:value-type="float" office:value="0.860082167516059" calcext:value-type="float">
            <text:p>0.860082</text:p>
          </table:table-cell>
          <table:table-cell table:style-name="ce3" office:value-type="float" office:value="0.244535519125683" calcext:value-type="float">
            <text:p>0.244536</text:p>
          </table:table-cell>
          <table:table-cell table:style-name="ce3" office:value-type="float" office:value="0.922572963859562" calcext:value-type="float">
            <text:p>0.922573</text:p>
          </table:table-cell>
          <table:table-cell table:style-name="ce3" office:value-type="float" office:value="0.0955804372337884" calcext:value-type="float">
            <text:p>0.095580</text:p>
          </table:table-cell>
          <table:table-cell table:style-name="ce3" office:value-type="float" office:value="0.775476287830804" calcext:value-type="float">
            <text:p>0.775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{'cluster_factor': 9.0, 'dissimilarity_type': 'euclidean', 'fraction_delta': 8.0, 'init_type': 'random', 'n_iterations': 100, 'verbose': False}</text:p>
          </table:table-cell>
          <table:table-cell table:style-name="ce3" office:value-type="float" office:value="0.904809815060833" calcext:value-type="float">
            <text:p>0.904810</text:p>
          </table:table-cell>
          <table:table-cell table:style-name="ce3" office:value-type="float" office:value="0.919918612041347" calcext:value-type="float">
            <text:p>0.919919</text:p>
          </table:table-cell>
          <table:table-cell table:style-name="ce3" office:value-type="float" office:value="0.254488680718189" calcext:value-type="float">
            <text:p>0.254489</text:p>
          </table:table-cell>
          <table:table-cell table:style-name="ce3" office:value-type="float" office:value="0.906992689176463" calcext:value-type="float">
            <text:p>0.906993</text:p>
          </table:table-cell>
          <table:table-cell table:style-name="ce3" office:value-type="float" office:value="0.120516436087713" calcext:value-type="float">
            <text:p>0.120516</text:p>
          </table:table-cell>
          <table:table-cell table:style-name="ce3" office:value-type="float" office:value="0.773138672181824" calcext:value-type="float">
            <text:p>0.77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956019157623259" calcext:value-type="float">
            <text:p>0.956019</text:p>
          </table:table-cell>
          <table:table-cell table:style-name="ce3" office:value-type="float" office:value="0.862744843281893" calcext:value-type="float">
            <text:p>0.862745</text:p>
          </table:table-cell>
          <table:table-cell table:style-name="ce3" office:value-type="float" office:value="0.242388758782201" calcext:value-type="float">
            <text:p>0.242389</text:p>
          </table:table-cell>
          <table:table-cell table:style-name="ce3" office:value-type="float" office:value="0.939907629879334" calcext:value-type="float">
            <text:p>0.939908</text:p>
          </table:table-cell>
          <table:table-cell table:style-name="ce3" office:value-type="float" office:value="0.0951599594451482" calcext:value-type="float">
            <text:p>0.095160</text:p>
          </table:table-cell>
          <table:table-cell table:style-name="ce3" office:value-type="float" office:value="0.781180086024308" calcext:value-type="float">
            <text:p>0.7811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I-PCA</text:p>
          </table:table-cell>
          <table:table-cell office:value-type="string" calcext:value-type="string">
            <text:p>{'n_components': 2}</text:p>
          </table:table-cell>
          <table:table-cell table:style-name="ce3" office:value-type="float" office:value="0.956019157623259" calcext:value-type="float">
            <text:p>0.956019</text:p>
          </table:table-cell>
          <table:table-cell table:style-name="ce3" office:value-type="float" office:value="0.862744843281893" calcext:value-type="float">
            <text:p>0.862745</text:p>
          </table:table-cell>
          <table:table-cell table:style-name="ce3" office:value-type="float" office:value="0.242388758782201" calcext:value-type="float">
            <text:p>0.242389</text:p>
          </table:table-cell>
          <table:table-cell table:style-name="ce3" office:value-type="float" office:value="0.939907627906791" calcext:value-type="float">
            <text:p>0.939908</text:p>
          </table:table-cell>
          <table:table-cell table:style-name="ce3" office:value-type="float" office:value="0.0951599890199137" calcext:value-type="float">
            <text:p>0.095160</text:p>
          </table:table-cell>
          <table:table-cell table:style-name="ce3" office:value-type="float" office:value="0.781180079714846" calcext:value-type="float">
            <text:p>0.7811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K-PCA-P</text:p>
          </table:table-cell>
          <table:table-cell office:value-type="string" calcext:value-type="string">
            <text:p>{'degree': 2, 'gamma': None, 'kernel': 'poly', 'max_iter': None, 'n_components': 2, 'random_state': 42}</text:p>
          </table:table-cell>
          <table:table-cell table:style-name="ce3" office:value-type="float" office:value="0.955750372725885" calcext:value-type="float">
            <text:p>0.955750</text:p>
          </table:table-cell>
          <table:table-cell table:style-name="ce3" office:value-type="float" office:value="0.863210412288423" calcext:value-type="float">
            <text:p>0.863210</text:p>
          </table:table-cell>
          <table:table-cell table:style-name="ce3" office:value-type="float" office:value="0.242974238875878" calcext:value-type="float">
            <text:p>0.242974</text:p>
          </table:table-cell>
          <table:table-cell table:style-name="ce3" office:value-type="float" office:value="0.942730714652724" calcext:value-type="float">
            <text:p>0.942731</text:p>
          </table:table-cell>
          <table:table-cell table:style-name="ce3" office:value-type="float" office:value="0.108677829764577" calcext:value-type="float">
            <text:p>0.108678</text:p>
          </table:table-cell>
          <table:table-cell table:style-name="ce3" office:value-type="float" office:value="0.779197581755667" calcext:value-type="float">
            <text:p>0.7791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K-PCA-R</text:p>
          </table:table-cell>
          <table:table-cell office:value-type="string" calcext:value-type="string">
            <text:p>{'gamma': None, 'kernel': 'rbf', 'max_iter': None, 'n_components': 2, 'random_state': 42}</text:p>
          </table:table-cell>
          <table:table-cell table:style-name="ce3" office:value-type="float" office:value="0.955678642617321" calcext:value-type="float">
            <text:p>0.955679</text:p>
          </table:table-cell>
          <table:table-cell table:style-name="ce3" office:value-type="float" office:value="0.864112858258057" calcext:value-type="float">
            <text:p>0.864113</text:p>
          </table:table-cell>
          <table:table-cell table:style-name="ce3" office:value-type="float" office:value="0.243559718969555" calcext:value-type="float">
            <text:p>0.243560</text:p>
          </table:table-cell>
          <table:table-cell table:style-name="ce3" office:value-type="float" office:value="0.938173428559052" calcext:value-type="float">
            <text:p>0.938173</text:p>
          </table:table-cell>
          <table:table-cell table:style-name="ce3" office:value-type="float" office:value="0.090007136020787" calcext:value-type="float">
            <text:p>0.090007</text:p>
          </table:table-cell>
          <table:table-cell table:style-name="ce3" office:value-type="float" office:value="0.782303502476639" calcext:value-type="float">
            <text:p>0.7823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K-PCA-S</text:p>
          </table:table-cell>
          <table:table-cell office:value-type="string" calcext:value-type="string">
            <text:p>{'degree': 3, 'gamma': None, 'kernel': 'sigmoid', 'max_iter': None, 'n_components': 2, 'random_state': 42}</text:p>
          </table:table-cell>
          <table:table-cell table:style-name="ce3" office:value-type="float" office:value="0.95511535825535" calcext:value-type="float">
            <text:p>0.955115</text:p>
          </table:table-cell>
          <table:table-cell table:style-name="ce3" office:value-type="float" office:value="0.865121952011745" calcext:value-type="float">
            <text:p>0.865122</text:p>
          </table:table-cell>
          <table:table-cell table:style-name="ce3" office:value-type="float" office:value="0.240046838407494" calcext:value-type="float">
            <text:p>0.240047</text:p>
          </table:table-cell>
          <table:table-cell table:style-name="ce3" office:value-type="float" office:value="0.908488622945843" calcext:value-type="float">
            <text:p>0.908489</text:p>
          </table:table-cell>
          <table:table-cell table:style-name="ce3" office:value-type="float" office:value="0.111377026672681" calcext:value-type="float">
            <text:p>0.111377</text:p>
          </table:table-cell>
          <table:table-cell table:style-name="ce3" office:value-type="float" office:value="0.77147914898955" calcext:value-type="float">
            <text:p>0.7714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P-PCA</text:p>
          </table:table-cell>
          <table:table-cell office:value-type="string" calcext:value-type="string">
            <text:p>{'max_iter': 400, 'verbose': False}</text:p>
          </table:table-cell>
          <table:table-cell table:style-name="ce3" office:value-type="float" office:value="0.922765079292898" calcext:value-type="float">
            <text:p>0.922765</text:p>
          </table:table-cell>
          <table:table-cell table:style-name="ce3" office:value-type="float" office:value="0.857478499915007" calcext:value-type="float">
            <text:p>0.857478</text:p>
          </table:table-cell>
          <table:table-cell table:style-name="ce3" office:value-type="float" office:value="0.243364558938329" calcext:value-type="float">
            <text:p>0.243365</text:p>
          </table:table-cell>
          <table:table-cell table:style-name="ce3" office:value-type="float" office:value="0.860576116834434" calcext:value-type="float">
            <text:p>0.860576</text:p>
          </table:table-cell>
          <table:table-cell table:style-name="ce3" office:value-type="float" office:value="0.157730744286386" calcext:value-type="float">
            <text:p>0.157731</text:p>
          </table:table-cell>
          <table:table-cell table:style-name="ce3" office:value-type="float" office:value="0.745290702138856" calcext:value-type="float">
            <text:p>0.7452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S-PCA</text:p>
          </table:table-cell>
          <table:table-cell office:value-type="string" calcext:value-type="string">
            <text:p>{'alpha': 0.1, 'max_iter': 1000, 'method': 'lars', 'n_components': 2, 'normalize_components': True, 'random_state': 42, 'ridge_alpha': 0.05, 'tol': 1e-08}</text:p>
          </table:table-cell>
          <table:table-cell table:style-name="ce3" office:value-type="float" office:value="0.95482112947041" calcext:value-type="float">
            <text:p>0.954821</text:p>
          </table:table-cell>
          <table:table-cell table:style-name="ce3" office:value-type="float" office:value="0.867337735667241" calcext:value-type="float">
            <text:p>0.867338</text:p>
          </table:table-cell>
          <table:table-cell table:style-name="ce3" office:value-type="float" office:value="0.243364558938329" calcext:value-type="float">
            <text:p>0.243365</text:p>
          </table:table-cell>
          <table:table-cell table:style-name="ce3" office:value-type="float" office:value="0.937946080190829" calcext:value-type="float">
            <text:p>0.937946</text:p>
          </table:table-cell>
          <table:table-cell table:style-name="ce3" office:value-type="float" office:value="0.0871495284092152" calcext:value-type="float">
            <text:p>0.087150</text:p>
          </table:table-cell>
          <table:table-cell table:style-name="ce3" office:value-type="float" office:value="0.783263995171519" calcext:value-type="float">
            <text:p>0.7832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PLSP</text:p>
          </table:table-cell>
          <table:table-cell office:value-type="string" calcext:value-type="string">
            <text:p>{'dissimilarity_type': 'euclidean', 'sample_type': 'clustering', 'verbose': False}</text:p>
          </table:table-cell>
          <table:table-cell table:style-name="ce3" office:value-type="float" office:value="0.405885225329986" calcext:value-type="float">
            <text:p>0.405885</text:p>
          </table:table-cell>
          <table:table-cell table:style-name="ce3" office:value-type="float" office:value="0.517636403598524" calcext:value-type="float">
            <text:p>0.517636</text:p>
          </table:table-cell>
          <table:table-cell table:style-name="ce3" office:value-type="float" office:value="0.24199843871975" calcext:value-type="float">
            <text:p>0.241998</text:p>
          </table:table-cell>
          <table:table-cell table:style-name="ce3" office:value-type="float" office:value="0.454813151980969" calcext:value-type="float">
            <text:p>0.454813</text:p>
          </table:table-cell>
          <table:table-cell table:style-name="ce3" office:value-type="float" office:value="0.129683843840785" calcext:value-type="float">
            <text:p>0.129684</text:p>
          </table:table-cell>
          <table:table-cell table:style-name="ce3" office:value-type="float" office:value="0.498129875157689" calcext:value-type="float">
            <text:p>0.498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G-RP</text:p>
          </table:table-cell>
          <table:table-cell office:value-type="string" calcext:value-type="string">
            <text:p>{'n_components': 2, 'random_state': 42}</text:p>
          </table:table-cell>
          <table:table-cell table:style-name="ce3" office:value-type="float" office:value="0.855220219553682" calcext:value-type="float">
            <text:p>0.855220</text:p>
          </table:table-cell>
          <table:table-cell table:style-name="ce3" office:value-type="float" office:value="0.754839752230671" calcext:value-type="float">
            <text:p>0.754840</text:p>
          </table:table-cell>
          <table:table-cell table:style-name="ce3" office:value-type="float" office:value="0.241022638563622" calcext:value-type="float">
            <text:p>0.241023</text:p>
          </table:table-cell>
          <table:table-cell table:style-name="ce3" office:value-type="float" office:value="0.872232797907624" calcext:value-type="float">
            <text:p>0.872233</text:p>
          </table:table-cell>
          <table:table-cell table:style-name="ce3" office:value-type="float" office:value="0.141248647245164" calcext:value-type="float">
            <text:p>0.141249</text:p>
          </table:table-cell>
          <table:table-cell table:style-name="ce3" office:value-type="float" office:value="0.716413352202087" calcext:value-type="float">
            <text:p>0.716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S-RP</text:p>
          </table:table-cell>
          <table:table-cell office:value-type="string" calcext:value-type="string">
            <text:p>{'density': 'auto', 'n_components': 2, 'random_state': 42}</text:p>
          </table:table-cell>
          <table:table-cell table:style-name="ce3" office:value-type="float" office:value="0.864007563872278" calcext:value-type="float">
            <text:p>0.864008</text:p>
          </table:table-cell>
          <table:table-cell table:style-name="ce3" office:value-type="float" office:value="0.764174410811595" calcext:value-type="float">
            <text:p>0.764174</text:p>
          </table:table-cell>
          <table:table-cell table:style-name="ce3" office:value-type="float" office:value="0.254488680718189" calcext:value-type="float">
            <text:p>0.254489</text:p>
          </table:table-cell>
          <table:table-cell table:style-name="ce3" office:value-type="float" office:value="0.868448540481453" calcext:value-type="float">
            <text:p>0.868449</text:p>
          </table:table-cell>
          <table:table-cell table:style-name="ce3" office:value-type="float" office:value="0.157471270575048" calcext:value-type="float">
            <text:p>0.157471</text:p>
          </table:table-cell>
          <table:table-cell table:style-name="ce3" office:value-type="float" office:value="0.718729585061693" calcext:value-type="float">
            <text:p>0.7187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R-SAM</text:p>
          </table:table-cell>
          <table:table-cell office:value-type="string" calcext:value-type="string">
            <text:p>{'dissimilarity_type': 'euclidean', 'verbose': False}</text:p>
          </table:table-cell>
          <table:table-cell table:style-name="ce3" office:value-type="float" office:value="0.940806690334896" calcext:value-type="float">
            <text:p>0.940807</text:p>
          </table:table-cell>
          <table:table-cell table:style-name="ce3" office:value-type="float" office:value="0.849772520817972" calcext:value-type="float">
            <text:p>0.849773</text:p>
          </table:table-cell>
          <table:table-cell table:style-name="ce3" office:value-type="float" office:value="0.251951600312256" calcext:value-type="float">
            <text:p>0.251952</text:p>
          </table:table-cell>
          <table:table-cell table:style-name="ce3" office:value-type="float" office:value="0.918734310576635" calcext:value-type="float">
            <text:p>0.918734</text:p>
          </table:table-cell>
          <table:table-cell table:style-name="ce3" office:value-type="float" office:value="0.10813346594248" calcext:value-type="float">
            <text:p>0.108133</text:p>
          </table:table-cell>
          <table:table-cell table:style-name="ce3" office:value-type="float" office:value="0.770626331219856" calcext:value-type="float">
            <text:p>0.7706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T-SNE</text:p>
          </table:table-cell>
          <table:table-cell office:value-type="string" calcext:value-type="string">
            <text:p>{'angle': 0.5, 'early_exaggeration': 18.0, 'init': 'random', 'learning_rate': 200.0, 'method': 'barnes_hut', 'metric': 'euclidean', 'min_grad_norm': 1e-07, 'n_components': 2, 'n_iter': 1000, 'n_iter_without_progress': 300, 'n_jobs': 4, 'perplexity': 15.0, 'random_state': 42}</text:p>
          </table:table-cell>
          <table:table-cell table:style-name="ce3" office:value-type="float" office:value="0.947254821075334" calcext:value-type="float">
            <text:p>0.947255</text:p>
          </table:table-cell>
          <table:table-cell table:style-name="ce3" office:value-type="float" office:value="0.926424938907602" calcext:value-type="float">
            <text:p>0.926425</text:p>
          </table:table-cell>
          <table:table-cell table:style-name="ce3" office:value-type="float" office:value="0.283372365339578" calcext:value-type="float">
            <text:p>0.283372</text:p>
          </table:table-cell>
          <table:table-cell table:style-name="ce3" office:value-type="float" office:value="0.893825624054776" calcext:value-type="float">
            <text:p>0.893826</text:p>
          </table:table-cell>
          <table:table-cell table:style-name="ce3" office:value-type="float" office:value="0.169818642876609" calcext:value-type="float">
            <text:p>0.169819</text:p>
          </table:table-cell>
          <table:table-cell table:style-name="ce3" office:value-type="float" office:value="0.776211821300136" calcext:value-type="float">
            <text:p>0.7762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{'max_iter': 0, 'n_neighbors': 6, 'n_updates': 70, 'verbose': False}</text:p>
          </table:table-cell>
          <table:table-cell table:style-name="ce3" office:value-type="float" office:value="0.916395445652398" calcext:value-type="float">
            <text:p>0.916395</text:p>
          </table:table-cell>
          <table:table-cell table:style-name="ce3" office:value-type="float" office:value="0.851434493899422" calcext:value-type="float">
            <text:p>0.851434</text:p>
          </table:table-cell>
          <table:table-cell table:style-name="ce3" office:value-type="float" office:value="0.242583918813427" calcext:value-type="float">
            <text:p>0.242584</text:p>
          </table:table-cell>
          <table:table-cell table:style-name="ce3" office:value-type="float" office:value="0.953232358699379" calcext:value-type="float">
            <text:p>0.953232</text:p>
          </table:table-cell>
          <table:table-cell table:style-name="ce3" office:value-type="float" office:value="0.0716791173170989" calcext:value-type="float">
            <text:p>0.071679</text:p>
          </table:table-cell>
          <table:table-cell table:style-name="ce3" office:value-type="float" office:value="0.778393419949505" calcext:value-type="float">
            <text:p>0.778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T-SVD</text:p>
          </table:table-cell>
          <table:table-cell office:value-type="string" calcext:value-type="string">
            <text:p>{'algorithm': 'randomized', 'n_components': 2, 'n_iter': 10, 'random_state': 42}</text:p>
          </table:table-cell>
          <table:table-cell table:style-name="ce3" office:value-type="float" office:value="0.955478881031961" calcext:value-type="float">
            <text:p>0.955479</text:p>
          </table:table-cell>
          <table:table-cell table:style-name="ce3" office:value-type="float" office:value="0.863939081919573" calcext:value-type="float">
            <text:p>0.863939</text:p>
          </table:table-cell>
          <table:table-cell table:style-name="ce3" office:value-type="float" office:value="0.244145199063232" calcext:value-type="float">
            <text:p>0.244145</text:p>
          </table:table-cell>
          <table:table-cell table:style-name="ce3" office:value-type="float" office:value="0.939930386114477" calcext:value-type="float">
            <text:p>0.939930</text:p>
          </table:table-cell>
          <table:table-cell table:style-name="ce3" office:value-type="float" office:value="0.095253343624566" calcext:value-type="float">
            <text:p>0.095253</text:p>
          </table:table-cell>
          <table:table-cell table:style-name="ce3" office:value-type="float" office:value="0.781648040900935" calcext:value-type="float">
            <text:p>0.7816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hn</text:p>
          </table:table-cell>
          <table:table-cell office:value-type="string" calcext:value-type="string">
            <text:p>UMAP</text:p>
          </table:table-cell>
          <table:table-cell office:value-type="string" calcext:value-type="string">
            <text:p>{'angular_rp_forest': False, 'init': 'spectral', 'metric': 'euclidean', 'min_dist': 0.001, 'n_components': 2, 'n_neighbors': 10, 'random_state': 42, 'spread': 1.0}</text:p>
          </table:table-cell>
          <table:table-cell table:style-name="ce3" office:value-type="float" office:value="0.898270465276672" calcext:value-type="float">
            <text:p>0.898270</text:p>
          </table:table-cell>
          <table:table-cell table:style-name="ce3" office:value-type="float" office:value="0.887543159870983" calcext:value-type="float">
            <text:p>0.887543</text:p>
          </table:table-cell>
          <table:table-cell table:style-name="ce3" office:value-type="float" office:value="0.619047619047619" calcext:value-type="float">
            <text:p>0.619048</text:p>
          </table:table-cell>
          <table:table-cell table:style-name="ce3" office:value-type="float" office:value="0.844120839377658" calcext:value-type="float">
            <text:p>0.844121</text:p>
          </table:table-cell>
          <table:table-cell table:style-name="ce3" office:value-type="float" office:value="0.168577769910387" calcext:value-type="float">
            <text:p>0.168578</text:p>
          </table:table-cell>
          <table:table-cell table:style-name="ce3" office:value-type="float" office:value="0.816080862732509" calcext:value-type="float">
            <text:p>0.816081</text:p>
          </table:table-cell>
          <table:table-cell table:number-columns-repeated="1015"/>
        </table:table-row>
        <table:table-row table:style-name="ro1" table:number-rows-repeated="10478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m_5f_best_5f_all_5f_metrics" style:display-name="PageStyle_param_best_all_metric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06-23T13:48:58.553875424</dc:date>
    <meta:editing-cycles>2</meta:editing-cycles>
    <meta:editing-duration>PT2M13S</meta:editing-duration>
    <meta:generator>LibreOffice/6.0.7.3$Linux_X86_64 LibreOffice_project/00m0$Build-3</meta:generator>
    <meta:document-statistic meta:table-count="1" meta:cell-count="6840" meta:object-count="0"/>
  </office:meta>
</office:document-meta>
</file>